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debug/operationUpdates_1.txt" manifest:media-type="text/plain"/>
  <manifest:file-entry manifest:full-path="debug/operationUpdates_2.txt" manifest:media-type="text/plain"/>
  <manifest:file-entry manifest:full-path="debug/operationUpdates_3.txt" manifest:media-type="text/plain"/>
  <manifest:file-entry manifest:full-path="debug/operationUpdates_4.txt" manifest:media-type="text/plain"/>
  <manifest:file-entry manifest:full-path="debug/operationUpdates_5.txt" manifest:media-type="text/plain"/>
  <manifest:file-entry manifest:full-path="debug/original.odt" manifest:media-type="application/vnd.oasis.opendocument.text"/>
  <manifest:file-entry manifest:full-path="debug/revision.txt" manifest:media-type="text/plain"/>
  <manifest:file-entry manifest:full-path="debug/statusid.txt" manifest:media-type="text/plai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name="Arial" svg:font-family="Arial"/>
    <style:font-face style:font-family-generic="swiss" style:name="Calibri" svg:font-family="Calibri"/>
    <style:font-face style:font-family-generic="swiss" style:name="Verdana" svg:font-family="Verdana"/>
    <style:font-face style:font-family-generic="swiss" style:font-pitch="variable" style:name="Arial1" svg:font-family="Arial"/>
    <style:font-face style:font-family-generic="swiss" style:font-pitch="variable" style:name="Liberation Sans" svg:font-family="'Liberation Sans'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table-cell" style:name="adef9df">
      <style:text-properties style:font-name="Arial"/>
    </style:style>
    <style:style style:family="table-cell" style:name="a6d5166">
      <style:text-properties style:font-name="Arial"/>
    </style:style>
    <style:style style:family="table-cell" style:name="a6bfb9c">
      <style:text-properties style:font-name="Arial"/>
    </style:style>
    <style:style style:family="table-cell" style:name="a8fd175">
      <style:text-properties style:font-name="Arial"/>
    </style:style>
    <style:style style:family="table-cell" style:name="a1861e4">
      <style:text-properties style:font-name="Arial"/>
    </style:style>
    <style:style style:family="table-cell" style:name="aeef496">
      <style:text-properties style:font-name="Arial"/>
    </style:style>
    <style:style style:family="table-cell" style:name="a091732">
      <style:text-properties style:font-name="Arial"/>
    </style:style>
    <style:style style:family="table-cell" style:name="a66d0b4">
      <style:text-properties style:font-name="Arial"/>
    </style:style>
    <style:style style:family="table-cell" style:name="a524e66">
      <style:table-cell-properties/>
      <style:text-properties/>
    </style:style>
    <style:style style:family="table-column" style:name="a3cdf2e">
      <style:table-column-properties/>
    </style:style>
    <style:style style:family="table-cell" style:name="ab5b6b5">
      <style:text-properties style:font-name="Arial"/>
    </style:style>
    <style:style style:family="table-cell" style:name="a1ad184">
      <style:text-properties style:font-name="Arial"/>
    </style:style>
    <style:style style:family="table-cell" style:name="a29649a">
      <style:text-properties style:font-name="Arial"/>
    </style:style>
    <style:style style:family="table-cell" style:name="accf5c6">
      <style:text-properties style:font-name="Arial"/>
    </style:style>
    <style:style style:family="table-cell" style:name="a6d9fff">
      <style:text-properties style:font-name="Arial"/>
    </style:style>
    <style:style style:family="table-cell" style:name="a35d641">
      <style:text-properties style:font-name="Arial"/>
    </style:style>
    <style:style style:family="table-cell" style:name="a419881">
      <style:text-properties style:font-name="Arial"/>
    </style:style>
    <style:style style:family="table-cell" style:name="a70a81f">
      <style:text-properties style:font-name="Arial"/>
    </style:style>
    <style:style style:family="table-cell" style:name="a352971">
      <style:table-cell-properties/>
      <style:text-properties/>
    </style:style>
    <style:style style:family="table-column" style:name="a3e9c93">
      <style:table-column-properties/>
    </style:style>
    <style:style style:family="table-column" style:name="co1">
      <style:table-column-properties fo:break-before="auto" style:column-width="3.584cm"/>
    </style:style>
    <style:style style:family="table-column" style:name="co2">
      <style:table-column-properties fo:break-before="auto" style:column-width="10.388cm"/>
    </style:style>
    <style:style style:family="table-column" style:name="co3">
      <style:table-column-properties fo:break-before="auto" style:column-width="9.043cm"/>
    </style:style>
    <style:style style:family="table-column" style:name="co4">
      <style:table-column-properties fo:break-before="auto" style:column-width="4.059cm"/>
    </style:style>
    <style:style style:family="table-column" style:name="co5">
      <style:table-column-properties fo:break-before="auto" style:column-width="2.043cm"/>
    </style:style>
    <style:style style:family="table-column" style:name="co6">
      <style:table-column-properties fo:break-before="auto" style:column-width="1.429cm"/>
    </style:style>
    <style:style style:family="table-column" style:name="co7">
      <style:table-column-properties fo:break-before="auto" style:column-width="2.604cm"/>
    </style:style>
    <style:style style:family="table-column" style:name="co8">
      <style:table-column-properties fo:break-before="auto" style:column-width="7.84cm"/>
    </style:style>
    <style:style style:family="table-column" style:name="co9">
      <style:table-column-properties fo:break-before="auto" style:column-width="2.258cm"/>
    </style:style>
    <style:style style:family="table-column" style:name="co10">
      <style:table-column-properties fo:break-before="auto" style:column-width="15.148cm"/>
    </style:style>
    <style:style style:family="table-column" style:name="co11">
      <style:table-column-properties fo:break-before="auto" style:column-width="20.02cm"/>
    </style:style>
    <style:style style:family="table-column" style:name="co12">
      <style:table-column-properties fo:break-before="auto" style:column-width="24.109cm"/>
    </style:style>
    <style:style style:family="table-column" style:name="co13">
      <style:table-column-properties fo:break-before="auto" style:column-width="2.521cm"/>
    </style:style>
    <style:style style:family="table-column" style:name="co14">
      <style:table-column-properties fo:break-before="auto" style:column-width="15.175cm"/>
    </style:style>
    <style:style style:family="table-column" style:name="co15">
      <style:table-column-properties fo:break-before="auto" style:column-width="2.716cm"/>
    </style:style>
    <style:style style:family="table-column" style:name="co16">
      <style:table-column-properties fo:break-before="auto" style:column-width="14.644cm"/>
    </style:style>
    <style:style style:family="table-column" style:name="co17">
      <style:table-column-properties fo:break-before="auto" style:column-width="2.268cm"/>
    </style:style>
    <style:style style:family="table-row" style:name="ro1">
      <style:table-row-properties fo:break-before="auto" style:row-height="0.529cm" style:use-optimal-row-height="true"/>
    </style:style>
    <style:style style:family="table-row" style:name="ro2">
      <style:table-row-properties fo:break-before="auto" style:row-height="0.487cm" style:use-optimal-row-height="true"/>
    </style:style>
    <style:style style:family="table" style:master-page-name="PageStyle_5f_Sheet1" style:name="ta1">
      <style:table-properties style:writing-mode="lr-tb" table:display="true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currency-style style:name="N104P0" style:volatile="true">
      <number:currency-symbol number:country="US" number:language="en">$</number:currency-symbol>
      <number:number number:decimal-places="2" number:grouping="true" number:min-integer-digits="1"/>
    </number:currency-style>
    <number:currency-style style:name="N104">
      <style:text-properties fo:color="#ff0000"/>
      <number:text>-</number:text>
      <number:currency-symbol number:country="US" number:language="en">$</number:currency-symbol>
      <number:number number:decimal-places="2" number:grouping="true" number:min-integer-digits="1"/>
      <style:map style:apply-style-name="N104P0" style:condition="value()&gt;=0"/>
    </number:currency-style>
    <style:style style:data-style-name="N0" style:family="table-cell" style:name="ce1" style:parent-style-name="Excel_20_Built-in_20_Calculation">
      <style:table-cell-properties fo:wrap-option="no-wrap" loext:vertical-justify="auto" style:cell-protect="protected" style:direction="ltr" style:print-content="true" style:repeat-content="false" style:rotation-align="none" style:rotation-angle="0" style:shrink-to-fit="false" style:text-align-source="value-type" style:vertical-align="bottom"/>
      <style:paragraph-properties css3t:text-justify="auto" fo:margin-left="0cm" style:writing-mode="page"/>
      <style:text-properties fo:font-size="11pt" fo:font-style="normal" fo:font-weight="bold" fo:text-shadow="none" style:font-name="Calibri" style:font-size-asian="11pt" style:font-size-complex="11pt" style:font-style-asian="normal" style:font-style-complex="normal" style:font-weight-asian="bold" style:font-weight-complex="bold" style:text-line-through-style="none" style:text-line-through-type="none" style:text-outline="false" style:text-underline-style="none" style:use-window-font-color="true"/>
    </style:style>
    <style:style style:family="table-cell" style:name="ce2" style:parent-style-name="Default">
      <style:table-cell-properties style:rotation-align="none"/>
      <style:text-properties fo:font-size="10pt" fo:font-style="normal" fo:font-weight="bold" fo:text-shadow="none" style:font-name="Arial" style:font-name-complex="Arial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 style:use-window-font-color="true"/>
    </style:style>
    <style:style style:data-style-name="N0" style:family="table-cell" style:name="ce3" style:parent-style-name="Excel_20_Built-in_20_Neutral">
      <style:table-cell-properties fo:border-bottom="0.74pt solid #000000" fo:border-left="none" fo:border-right="none" fo:border-top="none" fo:wrap-option="no-wrap" loext:vertical-justify="auto" style:cell-protect="protected" style:diagonal-bl-tr="none" style:diagonal-tl-br="none" style:direction="ltr" style:print-content="true" style:repeat-content="false" style:rotation-align="none" style:rotation-angle="0" style:shrink-to-fit="false" style:text-align-source="value-type" style:vertical-align="bottom"/>
      <style:paragraph-properties css3t:text-justify="auto" fo:margin-left="0cm" style:writing-mode="page"/>
      <style:text-properties fo:font-size="11pt" fo:font-style="normal" fo:font-weight="bold" fo:text-shadow="none" style:font-name="Calibri" style:font-size-asian="11pt" style:font-size-complex="11pt" style:font-style-asian="normal" style:font-style-complex="normal" style:font-weight-asian="bold" style:font-weight-complex="bold" style:text-line-through-style="none" style:text-line-through-type="none" style:text-outline="false" style:text-underline-style="none" style:use-window-font-color="true"/>
    </style:style>
    <style:style style:family="table-cell" style:name="ce4" style:parent-style-name="Default">
      <style:table-cell-properties style:rotation-align="none"/>
    </style:style>
    <style:style style:family="table-cell" style:name="ce5" style:parent-style-name="Default">
      <style:table-cell-properties style:rotation-align="none"/>
      <style:text-properties fo:color="#000000" fo:font-size="9pt" fo:font-style="normal" fo:font-weight="normal" fo:text-shadow="none" style:font-name="Verdana" style:font-size-asian="9pt" style:font-size-complex="9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" style:parent-style-name="Default">
      <style:table-cell-properties style:rotation-align="none"/>
      <style:text-properties fo:color="#ff6699" fo:font-size="10pt" fo:font-style="normal" fo:font-weight="normal" fo:text-shadow="none" style:font-name="Arial" style:font-name-complex="Arial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" style:parent-style-name="Default">
      <style:table-cell-properties style:rotation-align="none"/>
      <style:text-properties fo:color="#ff66ff" fo:font-size="10pt" fo:font-style="normal" fo:font-weight="normal" fo:text-shadow="none" style:font-name="Arial" style:font-name-complex="Arial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8" style:parent-style-name="Default">
      <style:table-cell-properties style:rotation-align="none"/>
      <style:text-properties fo:font-size="10pt" fo:font-style="normal" fo:font-weight="normal" fo:text-shadow="none" style:font-name="Arial" style:font-name-complex="Arial" style:font-size-asian="10pt" style:font-size-complex="10pt" style:font-style-asian="normal" style:font-style-complex="normal" style:font-weight-asian="normal" style:font-weight-complex="normal" style:text-line-through-style="solid" style:text-line-through-type="single" style:text-outline="false" style:text-underline-style="none" style:use-window-font-color="true"/>
    </style:style>
    <style:style style:data-style-name="N0" style:family="table-cell" style:name="ce9" style:parent-style-name="Excel_20_Built-in_20_Calculation">
      <style:table-cell-properties fo:wrap-option="no-wrap" loext:vertical-justify="auto" style:cell-protect="protected" style:direction="ltr" style:print-content="true" style:repeat-content="false" style:rotation-align="none" style:rotation-angle="0" style:shrink-to-fit="false" style:text-align-source="value-type" style:vertical-align="bottom"/>
      <style:paragraph-properties css3t:text-justify="auto" fo:margin-left="0cm" style:writing-mode="page"/>
    </style:style>
    <style:style style:data-style-name="N0" style:family="table-cell" style:name="ce10" style:parent-style-name="Excel_20_Built-in_20_Neutral">
      <style:table-cell-properties fo:background-color="#d6dce5" fo:border-bottom="0.74pt solid #000000" fo:border-left="none" fo:border-right="none" fo:border-top="none" fo:wrap-option="no-wrap" loext:vertical-justify="auto" style:cell-protect="protected" style:diagonal-bl-tr="none" style:diagonal-tl-br="none" style:direction="ltr" style:print-content="true" style:repeat-content="false" style:rotation-align="none" style:rotation-angle="0" style:shrink-to-fit="false" style:text-align-source="value-type" style:vertical-align="bottom"/>
      <style:paragraph-properties css3t:text-justify="auto" fo:margin-left="0cm" style:writing-mode="page"/>
      <style:text-properties fo:font-size="11pt" fo:font-style="normal" fo:font-weight="bold" fo:text-shadow="none" style:font-name="Calibri" style:font-size-asian="11pt" style:font-size-complex="11pt" style:font-style-asian="normal" style:font-style-complex="normal" style:font-weight-asian="bold" style:font-weight-complex="bold" style:text-line-through-style="none" style:text-line-through-type="none" style:text-outline="false" style:text-underline-style="none" style:use-window-font-color="true"/>
    </style:style>
    <style:style style:data-style-name="N11" style:family="table-cell" style:name="ce11" style:parent-style-name="Default">
      <style:table-cell-properties style:rotation-align="none"/>
    </style:style>
    <style:style style:data-style-name="N104" style:family="table-cell" style:name="ce12" style:parent-style-name="Default">
      <style:table-cell-properties style:rotation-align="none"/>
    </style:style>
    <style:style style:data-style-name="N99" style:family="table-cell" style:name="ce13" style:parent-style-name="Default"/>
    <style:style style:family="table-cell" style:name="ce14" style:parent-style-name="Default">
      <style:table-cell-properties style:rotation-align="none"/>
      <style:text-properties fo:font-size="11pt" fo:font-style="normal" fo:font-weight="bold" fo:text-shadow="none" style:font-name="Arial" style:font-name-complex="Arial" style:font-size-asian="11pt" style:font-size-complex="11pt" style:font-style-asian="normal" style:font-style-complex="normal" style:font-weight-asian="bold" style:font-weight-complex="bold" style:text-line-through-style="none" style:text-line-through-type="none" style:text-outline="false" style:text-underline-style="none" style:use-window-font-color="true"/>
    </style:style>
    <style:style style:family="table-cell" style:name="ce15" style:parent-style-name="Default">
      <style:table-cell-properties style:rotation-align="none"/>
      <style:text-properties fo:font-size="11pt" fo:font-style="normal" fo:font-weight="bold" fo:text-shadow="none" style:font-name="Arial" style:font-name-complex="Arial" style:font-size-asian="11pt" style:font-size-complex="11pt" style:font-style-asian="normal" style:font-style-complex="normal" style:font-weight-asian="bold" style:font-weight-complex="bold" style:text-line-through-style="solid" style:text-line-through-type="single" style:text-outline="false" style:text-underline-style="none" style:use-window-font-color="true"/>
    </style:style>
    <style:style style:family="table-cell" style:name="ce16" style:parent-style-name="Default">
      <style:table-cell-properties fo:background-color="#a9d18e" style:rotation-align="none"/>
    </style:style>
    <style:style style:family="table-cell" style:name="ce17" style:parent-style-name="Default">
      <style:table-cell-properties style:rotation-align="none"/>
      <style:text-properties fo:color="#c00000" fo:font-size="11pt" fo:font-style="normal" fo:font-weight="bold" fo:text-shadow="none" style:font-name="Arial" style:font-name-complex="Arial" style:font-size-asian="11pt" style:font-size-complex="11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8" style:parent-style-name="Default">
      <style:table-cell-properties style:rotation-align="none"/>
      <style:text-properties fo:color="#c00000" fo:font-size="11pt" fo:font-style="normal" fo:font-weight="bold" fo:text-shadow="none" style:font-name="Arial" style:font-name-complex="Arial" style:font-size-asian="11pt" style:font-size-complex="11pt" style:font-style-asian="normal" style:font-style-complex="normal" style:font-weight-asian="bold" style:font-weight-complex="bold" style:text-line-through-style="solid" style:text-line-through-type="single" style:text-outline="false" style:text-underline-style="none"/>
    </style:style>
    <style:style style:family="table-cell" style:name="ce19" style:parent-style-name="Default">
      <style:table-cell-properties fo:background-color="#ffffff" style:rotation-align="none"/>
      <style:text-properties fo:color="#c00000" fo:font-size="10pt" fo:font-style="normal" fo:font-weight="bold" fo:text-shadow="none" style:font-name="Arial" style:font-name-complex="Arial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20" style:parent-style-name="Default">
      <style:table-cell-properties fo:background-color="#a9d18e" style:rotation-align="none"/>
      <style:text-properties fo:font-size="10pt" fo:font-style="normal" fo:font-weight="normal" fo:text-shadow="none" style:font-name="Arial" style:font-name-complex="Arial" style:font-size-asian="10pt" style:font-size-complex="10pt" style:font-style-asian="normal" style:font-style-complex="normal" style:font-weight-asian="normal" style:font-weight-complex="normal" style:text-line-through-style="solid" style:text-line-through-type="single" style:text-outline="false" style:text-underline-style="none" style:use-window-font-color="true"/>
    </style:style>
    <style:style style:data-style-name="N0" style:family="table-cell" style:name="ce21" style:parent-style-name="Excel_20_Built-in_20_Neutral">
      <style:table-cell-properties fo:border="none" fo:wrap-option="no-wrap" loext:vertical-justify="auto" style:cell-protect="protected" style:diagonal-bl-tr="none" style:diagonal-tl-br="none" style:direction="ltr" style:print-content="true" style:repeat-content="false" style:rotation-align="none" style:rotation-angle="0" style:shrink-to-fit="false" style:text-align-source="value-type" style:vertical-align="bottom"/>
      <style:paragraph-properties css3t:text-justify="auto" fo:margin-left="0cm" style:writing-mode="page"/>
      <style:text-properties fo:font-size="11pt" fo:font-style="normal" fo:font-weight="bold" fo:text-shadow="none" style:font-name="Calibri" style:font-size-asian="11pt" style:font-size-complex="11pt" style:font-style-asian="normal" style:font-style-complex="normal" style:font-weight-asian="bold" style:font-weight-complex="bold" style:text-line-through-style="none" style:text-line-through-type="none" style:text-outline="false" style:text-underline-style="none" style:use-window-font-color="true"/>
    </style:style>
    <style:style style:family="table" style:master-page-name="PageStyle_5f_Sheet1" style:name="a8ff805">
      <style:table-properties style:rel-width="100%" style:writing-mode="lr-tb" table:display="true"/>
    </style:style>
    <style:style style:family="table" style:master-page-name="PageStyle_5f_Sheet1" style:name="a867bef">
      <style:table-properties style:rel-width="100%" style:writing-mode="lr-tb" table:display="true"/>
    </style:style>
    <style:style style:data-style-name="N0" style:family="table-cell" style:name="a263bde" style:parent-style-name="Excel_20_Built-in_20_Calculation">
      <style:table-cell-properties fo:border="none" fo:wrap-option="no-wrap" loext:vertical-justify="auto" style:cell-protect="protected" style:diagonal-bl-tr="none" style:diagonal-tl-br="none" style:direction="ltr" style:print-content="true" style:repeat-content="false" style:rotation-align="none" style:rotation-angle="0" style:shrink-to-fit="false" style:text-align-source="value-type" style:vertical-align="bottom"/>
      <style:paragraph-properties css3t:text-justify="auto" fo:margin-left="0cm" style:writing-mode="page"/>
    </style:style>
    <style:style style:data-style-name="N0" style:family="table-cell" style:name="ac6a964" style:parent-style-name="Excel_20_Built-in_20_Calculation">
      <style:table-cell-properties fo:border="none" fo:wrap-option="no-wrap" loext:vertical-justify="auto" style:cell-protect="protected" style:diagonal-bl-tr="none" style:diagonal-tl-br="none" style:direction="ltr" style:print-content="true" style:repeat-content="false" style:rotation-align="none" style:rotation-angle="0" style:shrink-to-fit="false" style:text-align-source="value-type" style:vertical-align="bottom"/>
      <style:paragraph-properties css3t:text-justify="auto" fo:margin-left="0cm" style:writing-mode="page"/>
    </style:style>
    <style:style style:family="table-cell" style:name="ac04b04" style:parent-style-name="Default">
      <style:table-cell-properties fo:border="none" style:diagonal-bl-tr="none" style:diagonal-tl-br="none" style:rotation-align="none"/>
    </style:style>
    <style:style style:family="table-cell" style:name="ae57cce" style:parent-style-name="Default">
      <style:table-cell-properties fo:border="none" style:diagonal-bl-tr="none" style:diagonal-tl-br="none" style:rotation-align="none"/>
    </style:style>
    <style:style style:family="table-cell" style:name="a40cfb9" style:parent-style-name="Default">
      <style:table-cell-properties fo:border="none" style:diagonal-bl-tr="none" style:diagonal-tl-br="none" style:rotation-align="none"/>
    </style:style>
    <style:style style:family="table-cell" style:name="af16be6" style:parent-style-name="Default">
      <style:table-cell-properties fo:border="none" style:diagonal-bl-tr="none" style:diagonal-tl-br="none" style:rotation-align="none"/>
      <style:text-properties fo:color="#000000" fo:font-size="9pt" fo:font-style="normal" fo:font-weight="normal" fo:text-shadow="none" style:font-name="Verdana" style:font-size-asian="9pt" style:font-size-complex="9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ab07c66" style:parent-style-name="Default">
      <style:table-cell-properties fo:border="none" style:diagonal-bl-tr="none" style:diagonal-tl-br="none" style:rotation-align="none"/>
    </style:style>
    <style:style style:family="table-cell" style:name="acb8d46" style:parent-style-name="Default">
      <style:table-cell-properties fo:border="none" style:diagonal-bl-tr="none" style:diagonal-tl-br="none" style:rotation-align="none"/>
    </style:style>
    <style:style style:family="table-cell" style:name="a68dff6" style:parent-style-name="Default">
      <style:table-cell-properties fo:border="none" style:diagonal-bl-tr="none" style:diagonal-tl-br="none" style:rotation-align="none"/>
    </style:style>
    <style:style style:family="table-cell" style:name="ab04499" style:parent-style-name="Default">
      <style:table-cell-properties fo:border="none" style:diagonal-bl-tr="none" style:diagonal-tl-br="none" style:rotation-align="none"/>
    </style:style>
    <style:style style:family="table-cell" style:name="a997a3d" style:parent-style-name="Default">
      <style:table-cell-properties fo:border="none" style:diagonal-bl-tr="none" style:diagonal-tl-br="none" style:rotation-align="none"/>
    </style:style>
    <style:style style:family="table-cell" style:name="ae08a8c" style:parent-style-name="Default">
      <style:table-cell-properties fo:border="none" style:diagonal-bl-tr="none" style:diagonal-tl-br="none" style:rotation-align="none"/>
    </style:style>
    <style:style style:family="table-cell" style:name="ad94e67" style:parent-style-name="Default">
      <style:table-cell-properties fo:border="none" style:diagonal-bl-tr="none" style:diagonal-tl-br="none" style:rotation-align="none"/>
    </style:style>
    <style:style style:family="table-cell" style:name="a4e72df" style:parent-style-name="Default">
      <style:table-cell-properties fo:border="none" style:diagonal-bl-tr="none" style:diagonal-tl-br="none" style:rotation-align="none"/>
    </style:style>
    <style:style style:family="table-cell" style:name="a31d562" style:parent-style-name="Default">
      <style:table-cell-properties fo:border="none" style:diagonal-bl-tr="none" style:diagonal-tl-br="none" style:rotation-align="none"/>
    </style:style>
    <style:style style:family="table-cell" style:name="a4a72b8" style:parent-style-name="Default">
      <style:table-cell-properties fo:border="none" style:diagonal-bl-tr="none" style:diagonal-tl-br="none" style:rotation-align="none"/>
    </style:style>
    <style:style style:family="table-cell" style:name="a33bfa8" style:parent-style-name="Default">
      <style:table-cell-properties fo:border="none" style:diagonal-bl-tr="none" style:diagonal-tl-br="none" style:rotation-align="none"/>
    </style:style>
    <style:style style:family="table-cell" style:name="a4858bc" style:parent-style-name="Default">
      <style:table-cell-properties fo:border="none" style:diagonal-bl-tr="none" style:diagonal-tl-br="none" style:rotation-align="none"/>
    </style:style>
    <style:style style:family="table-cell" style:name="a6d1704" style:parent-style-name="Default">
      <style:table-cell-properties fo:border="none" style:diagonal-bl-tr="none" style:diagonal-tl-br="none" style:rotation-align="none"/>
    </style:style>
    <style:style style:family="table-cell" style:name="acc0b95" style:parent-style-name="Default">
      <style:table-cell-properties fo:border="none" style:diagonal-bl-tr="none" style:diagonal-tl-br="none" style:rotation-align="none"/>
    </style:style>
    <style:style style:family="table-cell" style:name="a28460f" style:parent-style-name="Default">
      <style:table-cell-properties fo:border="none" style:diagonal-bl-tr="none" style:diagonal-tl-br="none" style:rotation-align="none"/>
    </style:style>
    <style:style style:family="table-cell" style:name="a2e3aec" style:parent-style-name="Default">
      <style:table-cell-properties fo:border="none" style:diagonal-bl-tr="none" style:diagonal-tl-br="none" style:rotation-align="none"/>
    </style:style>
    <style:style style:family="table-cell" style:name="aed948b" style:parent-style-name="Default">
      <style:table-cell-properties fo:border="none" style:diagonal-bl-tr="none" style:diagonal-tl-br="none" style:rotation-align="none"/>
    </style:style>
    <style:style style:family="table-cell" style:name="a2b79e7" style:parent-style-name="Default">
      <style:table-cell-properties fo:border="none" style:diagonal-bl-tr="none" style:diagonal-tl-br="none" style:rotation-align="none"/>
    </style:style>
    <style:style style:family="table-cell" style:name="a6204f5" style:parent-style-name="Default">
      <style:table-cell-properties fo:border="none" style:diagonal-bl-tr="none" style:diagonal-tl-br="none" style:rotation-align="none"/>
    </style:style>
    <style:style style:family="table-cell" style:name="a83f9d2" style:parent-style-name="Default">
      <style:table-cell-properties fo:border="none" style:diagonal-bl-tr="none" style:diagonal-tl-br="none" style:rotation-align="none"/>
    </style:style>
    <style:style style:family="table-cell" style:name="af070c3" style:parent-style-name="Default">
      <style:table-cell-properties fo:border="none" style:diagonal-bl-tr="none" style:diagonal-tl-br="none" style:rotation-align="none"/>
    </style:style>
    <style:style style:family="table-cell" style:name="a7a8e77" style:parent-style-name="Default">
      <style:table-cell-properties fo:border="none" style:diagonal-bl-tr="none" style:diagonal-tl-br="none" style:rotation-align="none"/>
    </style:style>
    <style:style style:family="table-cell" style:name="a21864f" style:parent-style-name="Default">
      <style:table-cell-properties fo:border="none" style:diagonal-bl-tr="none" style:diagonal-tl-br="none" style:rotation-align="none"/>
    </style:style>
    <style:style style:family="table-cell" style:name="ad60d32" style:parent-style-name="Default">
      <style:table-cell-properties fo:border="none" style:diagonal-bl-tr="none" style:diagonal-tl-br="none" style:rotation-align="none"/>
    </style:style>
    <style:style style:family="table-cell" style:name="aae2459" style:parent-style-name="Default">
      <style:table-cell-properties fo:border="none" style:diagonal-bl-tr="none" style:diagonal-tl-br="none" style:rotation-align="none"/>
    </style:style>
    <style:style style:family="table-cell" style:name="a73b2fb" style:parent-style-name="Default">
      <style:table-cell-properties fo:border="none" style:diagonal-bl-tr="none" style:diagonal-tl-br="none" style:rotation-align="none"/>
    </style:style>
    <style:style style:family="table-cell" style:name="a8abc91" style:parent-style-name="Default">
      <style:table-cell-properties fo:border="none" style:diagonal-bl-tr="none" style:diagonal-tl-br="none" style:rotation-align="none"/>
    </style:style>
    <style:style style:family="table-cell" style:name="a3b4cba" style:parent-style-name="Default">
      <style:table-cell-properties fo:border="none" style:diagonal-bl-tr="none" style:diagonal-tl-br="none" style:rotation-align="none"/>
    </style:style>
    <style:style style:family="table-cell" style:name="a5b27ad" style:parent-style-name="Default">
      <style:table-cell-properties fo:border="none" style:diagonal-bl-tr="none" style:diagonal-tl-br="none" style:rotation-align="none"/>
    </style:style>
    <style:style style:family="table-cell" style:name="ad1a0c6" style:parent-style-name="Default">
      <style:table-cell-properties fo:border="none" style:diagonal-bl-tr="none" style:diagonal-tl-br="none" style:rotation-align="none"/>
    </style:style>
    <style:style style:family="table-cell" style:name="ab1eae6" style:parent-style-name="Default">
      <style:table-cell-properties fo:border="none" style:diagonal-bl-tr="none" style:diagonal-tl-br="none" style:rotation-align="none"/>
    </style:style>
    <style:style style:family="table-cell" style:name="a224f5b" style:parent-style-name="Default">
      <style:table-cell-properties fo:border="none" style:diagonal-bl-tr="none" style:diagonal-tl-br="none" style:rotation-align="none"/>
    </style:style>
    <style:style style:family="table-cell" style:name="a0d97ef" style:parent-style-name="Default">
      <style:table-cell-properties fo:border="none" style:diagonal-bl-tr="none" style:diagonal-tl-br="none" style:rotation-align="none"/>
    </style:style>
    <style:style style:family="table-cell" style:name="a634b4e" style:parent-style-name="Default">
      <style:table-cell-properties fo:border="none" style:diagonal-bl-tr="none" style:diagonal-tl-br="none" style:rotation-align="none"/>
    </style:style>
    <style:style style:family="table-cell" style:name="adfedb6" style:parent-style-name="Default">
      <style:table-cell-properties fo:border="none" style:diagonal-bl-tr="none" style:diagonal-tl-br="none" style:rotation-align="none"/>
    </style:style>
    <style:style style:family="table-cell" style:name="a986b77" style:parent-style-name="Default">
      <style:table-cell-properties fo:border="none" style:diagonal-bl-tr="none" style:diagonal-tl-br="none" style:rotation-align="none"/>
    </style:style>
    <style:style style:family="table-cell" style:name="acdf18c" style:parent-style-name="Default">
      <style:table-cell-properties fo:border="none" style:diagonal-bl-tr="none" style:diagonal-tl-br="none" style:rotation-align="none"/>
    </style:style>
    <style:style style:family="table-cell" style:name="aa0a877" style:parent-style-name="Default">
      <style:table-cell-properties fo:border="none" style:diagonal-bl-tr="none" style:diagonal-tl-br="none" style:rotation-align="none"/>
    </style:style>
    <style:style style:family="table-cell" style:name="a5b9d7e" style:parent-style-name="Default">
      <style:table-cell-properties fo:border="none" style:diagonal-bl-tr="none" style:diagonal-tl-br="none" style:rotation-align="none"/>
    </style:style>
    <style:style style:family="table-cell" style:name="a2fa1db" style:parent-style-name="Default">
      <style:table-cell-properties fo:border="none" style:diagonal-bl-tr="none" style:diagonal-tl-br="none" style:rotation-align="none"/>
    </style:style>
    <style:style style:family="table-cell" style:name="a0239f3" style:parent-style-name="Default">
      <style:table-cell-properties fo:border="none" style:diagonal-bl-tr="none" style:diagonal-tl-br="none" style:rotation-align="none"/>
    </style:style>
    <style:style style:family="table-cell" style:name="ab040bf" style:parent-style-name="Default">
      <style:table-cell-properties fo:border="none" style:diagonal-bl-tr="none" style:diagonal-tl-br="none" style:rotation-align="none"/>
    </style:style>
    <style:style style:family="table-cell" style:name="a4345f4" style:parent-style-name="Default">
      <style:table-cell-properties fo:border="none" style:diagonal-bl-tr="none" style:diagonal-tl-br="none" style:rotation-align="none"/>
    </style:style>
    <style:style style:family="table-cell" style:name="a47fd85" style:parent-style-name="Default">
      <style:table-cell-properties fo:border="none" style:diagonal-bl-tr="none" style:diagonal-tl-br="none" style:rotation-align="none"/>
    </style:style>
    <style:style style:family="table-cell" style:name="a343298" style:parent-style-name="Default">
      <style:table-cell-properties fo:border="none" style:diagonal-bl-tr="none" style:diagonal-tl-br="none" style:rotation-align="none"/>
    </style:style>
    <style:style style:family="table-cell" style:name="a20b128" style:parent-style-name="Default">
      <style:table-cell-properties fo:border="none" style:diagonal-bl-tr="none" style:diagonal-tl-br="none" style:rotation-align="none"/>
    </style:style>
    <style:style style:family="table-cell" style:name="aa66b7f" style:parent-style-name="Default">
      <style:table-cell-properties fo:border="none" style:diagonal-bl-tr="none" style:diagonal-tl-br="none" style:rotation-align="none"/>
    </style:style>
    <style:style style:family="table-cell" style:name="ac83246" style:parent-style-name="Default">
      <style:table-cell-properties fo:border="none" style:diagonal-bl-tr="none" style:diagonal-tl-br="none" style:rotation-align="none"/>
    </style:style>
    <style:style style:family="table-cell" style:name="aec6f5d" style:parent-style-name="Default">
      <style:table-cell-properties fo:border="none" style:diagonal-bl-tr="none" style:diagonal-tl-br="none" style:rotation-align="none"/>
    </style:style>
    <style:style style:family="table-cell" style:name="a148900" style:parent-style-name="Default">
      <style:table-cell-properties fo:border="none" style:diagonal-bl-tr="none" style:diagonal-tl-br="none" style:rotation-align="none"/>
    </style:style>
    <style:style style:family="table-cell" style:name="a1d58fe" style:parent-style-name="Default">
      <style:table-cell-properties fo:border="none" style:diagonal-bl-tr="none" style:diagonal-tl-br="none" style:rotation-align="none"/>
    </style:style>
    <style:style style:family="table-cell" style:name="a408427" style:parent-style-name="Default">
      <style:table-cell-properties fo:border="none" style:diagonal-bl-tr="none" style:diagonal-tl-br="none" style:rotation-align="none"/>
    </style:style>
    <style:style style:family="table-cell" style:name="afd6a3c" style:parent-style-name="Default">
      <style:table-cell-properties fo:border="none" style:diagonal-bl-tr="none" style:diagonal-tl-br="none" style:rotation-align="none"/>
    </style:style>
    <style:style style:family="table-cell" style:name="a422d71" style:parent-style-name="Default">
      <style:table-cell-properties fo:border="none" style:diagonal-bl-tr="none" style:diagonal-tl-br="none" style:rotation-align="none"/>
    </style:style>
    <style:style style:family="table-cell" style:name="a912fdd" style:parent-style-name="Default">
      <style:table-cell-properties fo:border="none" style:diagonal-bl-tr="none" style:diagonal-tl-br="none" style:rotation-align="none"/>
    </style:style>
    <style:style style:family="table-cell" style:name="a0a41a3" style:parent-style-name="Default">
      <style:table-cell-properties fo:border="none" style:diagonal-bl-tr="none" style:diagonal-tl-br="none" style:rotation-align="none"/>
    </style:style>
    <style:style style:family="table-cell" style:name="a22ee47" style:parent-style-name="Default">
      <style:table-cell-properties fo:border="none" style:diagonal-bl-tr="none" style:diagonal-tl-br="none" style:rotation-align="none"/>
    </style:style>
    <style:style style:family="table-cell" style:name="af4ace3" style:parent-style-name="Default">
      <style:table-cell-properties fo:border="none" style:diagonal-bl-tr="none" style:diagonal-tl-br="none" style:rotation-align="none"/>
    </style:style>
    <style:style style:family="table-cell" style:name="ac4747e" style:parent-style-name="Default">
      <style:table-cell-properties fo:border="none" style:diagonal-bl-tr="none" style:diagonal-tl-br="none" style:rotation-align="none"/>
    </style:style>
    <style:style style:family="table-cell" style:name="a355ab5" style:parent-style-name="Default">
      <style:table-cell-properties fo:border="none" style:diagonal-bl-tr="none" style:diagonal-tl-br="none" style:rotation-align="none"/>
    </style:style>
    <style:style style:family="table-cell" style:name="a4b73f2" style:parent-style-name="Default">
      <style:table-cell-properties fo:border="none" style:diagonal-bl-tr="none" style:diagonal-tl-br="none" style:rotation-align="none"/>
    </style:style>
    <style:style style:family="table-cell" style:name="a2dac36" style:parent-style-name="Default">
      <style:table-cell-properties fo:border="none" style:diagonal-bl-tr="none" style:diagonal-tl-br="none" style:rotation-align="none"/>
    </style:style>
    <style:style style:family="table-cell" style:name="a7150ec" style:parent-style-name="Default">
      <style:table-cell-properties fo:border="none" style:diagonal-bl-tr="none" style:diagonal-tl-br="none" style:rotation-align="none"/>
    </style:style>
    <style:style style:family="table-cell" style:name="afcdeb2" style:parent-style-name="Default">
      <style:table-cell-properties fo:border="none" style:diagonal-bl-tr="none" style:diagonal-tl-br="none" style:rotation-align="none"/>
    </style:style>
    <style:style style:family="table-cell" style:name="a3a48ba" style:parent-style-name="Default">
      <style:table-cell-properties fo:border="none" style:diagonal-bl-tr="none" style:diagonal-tl-br="none" style:rotation-align="none"/>
    </style:style>
    <style:style style:family="table-cell" style:name="a23d7b4" style:parent-style-name="Default">
      <style:table-cell-properties fo:border="none" style:diagonal-bl-tr="none" style:diagonal-tl-br="none" style:rotation-align="none"/>
    </style:style>
    <style:style style:family="table-cell" style:name="a8007e4" style:parent-style-name="Default">
      <style:table-cell-properties fo:border="none" style:diagonal-bl-tr="none" style:diagonal-tl-br="none" style:rotation-align="none"/>
    </style:style>
    <style:style style:family="table-cell" style:name="a0a6af3" style:parent-style-name="Default">
      <style:table-cell-properties fo:border="none" style:diagonal-bl-tr="none" style:diagonal-tl-br="none" style:rotation-align="none"/>
    </style:style>
    <style:style style:family="table-cell" style:name="a729c0a" style:parent-style-name="Default">
      <style:table-cell-properties fo:border="none" style:diagonal-bl-tr="none" style:diagonal-tl-br="none" style:rotation-align="none"/>
    </style:style>
    <style:style style:family="table-cell" style:name="a9c81f6" style:parent-style-name="Default">
      <style:table-cell-properties fo:border="none" style:diagonal-bl-tr="none" style:diagonal-tl-br="none" style:rotation-align="none"/>
    </style:style>
    <style:style style:family="table-cell" style:name="aed522a" style:parent-style-name="Default">
      <style:table-cell-properties fo:border="none" style:diagonal-bl-tr="none" style:diagonal-tl-br="none" style:rotation-align="none"/>
    </style:style>
    <style:style style:family="table-cell" style:name="a07d44a" style:parent-style-name="Default">
      <style:table-cell-properties fo:border="none" style:diagonal-bl-tr="none" style:diagonal-tl-br="none" style:rotation-align="none"/>
    </style:style>
    <style:style style:family="table-cell" style:name="a84cb81" style:parent-style-name="Default">
      <style:table-cell-properties fo:border="none" style:diagonal-bl-tr="none" style:diagonal-tl-br="none" style:rotation-align="none"/>
    </style:style>
    <style:style style:family="table-cell" style:name="a0a5a7b" style:parent-style-name="Default">
      <style:table-cell-properties fo:border="none" style:diagonal-bl-tr="none" style:diagonal-tl-br="none" style:rotation-align="none"/>
    </style:style>
    <style:style style:family="table-cell" style:name="a75a034" style:parent-style-name="Default">
      <style:table-cell-properties fo:border="none" style:diagonal-bl-tr="none" style:diagonal-tl-br="none" style:rotation-align="none"/>
    </style:style>
    <style:style style:family="table-cell" style:name="add9557" style:parent-style-name="Default">
      <style:table-cell-properties fo:border="none" style:diagonal-bl-tr="none" style:diagonal-tl-br="none" style:rotation-align="none"/>
    </style:style>
    <style:style style:family="table-cell" style:name="ae8887d" style:parent-style-name="Default">
      <style:table-cell-properties fo:border="none" style:diagonal-bl-tr="none" style:diagonal-tl-br="none" style:rotation-align="none"/>
    </style:style>
    <style:style style:family="table-cell" style:name="aee661d" style:parent-style-name="Default">
      <style:table-cell-properties fo:border="none" style:diagonal-bl-tr="none" style:diagonal-tl-br="none" style:rotation-align="none"/>
    </style:style>
    <style:style style:family="table-cell" style:name="aff7a16" style:parent-style-name="Default">
      <style:table-cell-properties fo:border="none" style:diagonal-bl-tr="none" style:diagonal-tl-br="none" style:rotation-align="none"/>
    </style:style>
    <style:style style:family="table-cell" style:name="a83cb9a" style:parent-style-name="Default">
      <style:table-cell-properties fo:border="none" style:diagonal-bl-tr="none" style:diagonal-tl-br="none" style:rotation-align="none"/>
    </style:style>
    <style:style style:family="table-cell" style:name="a87b0fa" style:parent-style-name="Default">
      <style:table-cell-properties fo:border="none" style:diagonal-bl-tr="none" style:diagonal-tl-br="none" style:rotation-align="none"/>
    </style:style>
    <style:style style:family="table-cell" style:name="ab3a357" style:parent-style-name="Default">
      <style:table-cell-properties fo:border="none" style:diagonal-bl-tr="none" style:diagonal-tl-br="none" style:rotation-align="none"/>
    </style:style>
    <style:style style:family="table-cell" style:name="a0c77d6" style:parent-style-name="Default">
      <style:table-cell-properties fo:border="none" style:diagonal-bl-tr="none" style:diagonal-tl-br="none" style:rotation-align="none"/>
    </style:style>
    <style:style style:family="table-cell" style:name="a7acd62" style:parent-style-name="Default">
      <style:table-cell-properties fo:border="none" style:diagonal-bl-tr="none" style:diagonal-tl-br="none" style:rotation-align="none"/>
    </style:style>
    <style:style style:family="table-cell" style:name="afef5bf" style:parent-style-name="Default">
      <style:table-cell-properties fo:border="none" style:diagonal-bl-tr="none" style:diagonal-tl-br="none" style:rotation-align="none"/>
    </style:style>
    <style:style style:family="table-cell" style:name="a210452" style:parent-style-name="Default">
      <style:table-cell-properties fo:border="none" style:diagonal-bl-tr="none" style:diagonal-tl-br="none" style:rotation-align="none"/>
    </style:style>
    <style:style style:family="table-cell" style:name="a2d8bf8" style:parent-style-name="Default">
      <style:table-cell-properties fo:border="none" style:diagonal-bl-tr="none" style:diagonal-tl-br="none" style:rotation-align="none"/>
    </style:style>
    <style:style style:family="table-cell" style:name="ad7a285" style:parent-style-name="Default">
      <style:table-cell-properties fo:border="none" style:diagonal-bl-tr="none" style:diagonal-tl-br="none" style:rotation-align="none"/>
    </style:style>
    <style:style style:family="table-cell" style:name="a62a7e1" style:parent-style-name="Default">
      <style:table-cell-properties fo:border="none" style:diagonal-bl-tr="none" style:diagonal-tl-br="none" style:rotation-align="none"/>
    </style:style>
    <style:style style:family="table-cell" style:name="a88a8ca" style:parent-style-name="Default">
      <style:table-cell-properties fo:border="none" style:diagonal-bl-tr="none" style:diagonal-tl-br="none" style:rotation-align="none"/>
    </style:style>
    <style:style style:family="table-cell" style:name="a949a6a" style:parent-style-name="Default">
      <style:table-cell-properties fo:border="none" style:diagonal-bl-tr="none" style:diagonal-tl-br="none" style:rotation-align="none"/>
    </style:style>
    <style:style style:family="table-cell" style:name="a4fe9eb" style:parent-style-name="Default">
      <style:table-cell-properties fo:border="none" style:diagonal-bl-tr="none" style:diagonal-tl-br="none" style:rotation-align="none"/>
    </style:style>
    <style:style style:family="table-cell" style:name="a07478d" style:parent-style-name="Default">
      <style:table-cell-properties fo:border="none" style:diagonal-bl-tr="none" style:diagonal-tl-br="none" style:rotation-align="none"/>
    </style:style>
    <style:style style:family="table-cell" style:name="a0e81c5" style:parent-style-name="Default">
      <style:table-cell-properties fo:border="none" style:diagonal-bl-tr="none" style:diagonal-tl-br="none" style:rotation-align="none"/>
    </style:style>
    <style:style style:family="table-cell" style:name="a6295b8" style:parent-style-name="Default">
      <style:table-cell-properties fo:border="none" style:diagonal-bl-tr="none" style:diagonal-tl-br="none" style:rotation-align="none"/>
    </style:style>
    <style:style style:family="table-cell" style:name="ad7f5ea" style:parent-style-name="Default">
      <style:table-cell-properties fo:border="none" style:diagonal-bl-tr="none" style:diagonal-tl-br="none" style:rotation-align="none"/>
    </style:style>
    <style:style style:family="table-cell" style:name="a66ae27" style:parent-style-name="Default">
      <style:table-cell-properties fo:border="none" style:diagonal-bl-tr="none" style:diagonal-tl-br="none" style:rotation-align="none"/>
    </style:style>
    <style:style style:family="table-cell" style:name="abbc909" style:parent-style-name="Default">
      <style:table-cell-properties fo:border="none" style:diagonal-bl-tr="none" style:diagonal-tl-br="none" style:rotation-align="none"/>
    </style:style>
    <style:style style:family="table-column" style:name="abbedbb">
      <style:table-column-properties fo:break-before="auto" style:column-width="35.82mm" style:use-optimal-column-width="true"/>
    </style:style>
    <style:style style:family="table-column" style:name="a97f681">
      <style:table-column-properties style:column-width="90.41mm" style:use-optimal-column-width="true"/>
    </style:style>
    <style:style style:family="table-column" style:name="a17d1aa">
      <style:table-column-properties fo:break-before="auto" style:column-width="103.87mm" style:use-optimal-column-width="true"/>
    </style:style>
    <style:style style:family="table-row" style:name="a5ddffb">
      <style:table-row-properties fo:break-before="auto" style:row-height="0.529cm" style:use-optimal-row-height="true"/>
    </style:style>
    <style:style style:data-style-name="N0" style:family="table-cell" style:name="a593fbc" style:parent-style-name="Excel_20_Built-in_20_Calculation">
      <style:table-cell-properties fo:border="none" fo:wrap-option="no-wrap" loext:vertical-justify="auto" style:cell-protect="protected" style:diagonal-bl-tr="none" style:diagonal-tl-br="none" style:direction="ltr" style:print-content="true" style:repeat-content="false" style:rotation-align="none" style:rotation-angle="0" style:shrink-to-fit="false" style:text-align-source="value-type" style:vertical-align="bottom"/>
      <style:paragraph-properties css3t:text-justify="auto" fo:margin-left="0cm" style:writing-mode="page"/>
      <style:text-properties style:font-name="Arial"/>
    </style:style>
    <style:style style:family="table-row" style:name="aab1d4c">
      <style:table-row-properties fo:break-before="auto" style:row-height="0.487cm" style:use-optimal-row-height="true"/>
    </style:style>
    <style:style style:data-style-name="N0" style:family="table-cell" style:name="ab0e7cb" style:parent-style-name="Excel_20_Built-in_20_Calculation">
      <style:table-cell-properties fo:border="none" fo:wrap-option="no-wrap" loext:vertical-justify="auto" style:cell-protect="protected" style:diagonal-bl-tr="none" style:diagonal-tl-br="none" style:direction="ltr" style:print-content="true" style:repeat-content="false" style:rotation-align="none" style:rotation-angle="0" style:shrink-to-fit="false" style:text-align-source="value-type" style:vertical-align="bottom"/>
      <style:paragraph-properties css3t:text-justify="auto" fo:margin-left="0cm" style:writing-mode="page"/>
      <style:text-properties style:font-name="Arial"/>
    </style:style>
    <style:style style:family="table-row" style:name="a9f6a66">
      <style:table-row-properties fo:break-before="auto" style:row-height="0.529cm" style:use-optimal-row-height="true"/>
    </style:style>
    <style:style style:data-style-name="N0" style:family="table-cell" style:name="a0c9d0b" style:parent-style-name="Excel_20_Built-in_20_Neutral">
      <style:table-cell-properties fo:border-bottom="0.74pt solid #000000" fo:border-left="none" fo:border-right="none" fo:border-top="none" fo:wrap-option="no-wrap" loext:vertical-justify="auto" style:cell-protect="protected" style:diagonal-bl-tr="none" style:diagonal-tl-br="none" style:direction="ltr" style:print-content="true" style:repeat-content="false" style:rotation-align="none" style:rotation-angle="0" style:shrink-to-fit="false" style:text-align-source="value-type" style:vertical-align="bottom"/>
      <style:paragraph-properties css3t:text-justify="auto" fo:margin-left="0cm" style:writing-mode="page"/>
      <style:text-properties fo:font-size="11pt" fo:font-style="normal" fo:font-weight="bold" fo:text-shadow="none" style:font-name="Arial" style:font-size-asian="11pt" style:font-size-complex="11pt" style:font-style-asian="normal" style:font-style-complex="normal" style:font-weight-asian="bold" style:font-weight-complex="bold" style:text-line-through-style="none" style:text-line-through-type="none" style:text-outline="false" style:text-underline-style="none" style:use-window-font-color="true"/>
    </style:style>
    <style:style style:family="table-row" style:name="aa0dac0">
      <style:table-row-properties fo:break-before="auto" style:row-height="0.529cm" style:use-optimal-row-height="true"/>
    </style:style>
    <style:style style:family="table-cell" style:name="ab99c60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49ea85">
      <style:table-row-properties fo:break-before="auto" style:row-height="0.529cm" style:use-optimal-row-height="true"/>
    </style:style>
    <style:style style:family="table-cell" style:name="a20d960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be411f">
      <style:table-row-properties fo:break-before="auto" style:row-height="0.529cm" style:use-optimal-row-height="true"/>
    </style:style>
    <style:style style:family="table-cell" style:name="ac79a30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11178b">
      <style:table-row-properties fo:break-before="auto" style:row-height="0.529cm" style:use-optimal-row-height="true"/>
    </style:style>
    <style:style style:family="table-cell" style:name="aaa5bf2" style:parent-style-name="Default">
      <style:table-cell-properties fo:border="none" style:diagonal-bl-tr="none" style:diagonal-tl-br="none" style:rotation-align="none"/>
      <style:text-properties fo:color="#000000" fo:font-size="9pt" fo:font-style="normal" fo:font-weight="normal" fo:text-shadow="none" style:font-name="Arial" style:font-size-asian="9pt" style:font-size-complex="9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row" style:name="a006835">
      <style:table-row-properties fo:break-before="auto" style:row-height="0.529cm" style:use-optimal-row-height="true"/>
    </style:style>
    <style:style style:family="table-cell" style:name="a757e7a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683548">
      <style:table-row-properties fo:break-before="auto" style:row-height="0.529cm" style:use-optimal-row-height="true"/>
    </style:style>
    <style:style style:family="table-cell" style:name="ad7cf77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848db0">
      <style:table-row-properties fo:break-before="auto" style:row-height="0.529cm" style:use-optimal-row-height="true"/>
    </style:style>
    <style:style style:family="table-cell" style:name="a4bfa57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dec831">
      <style:table-row-properties fo:break-before="auto" style:row-height="0.529cm" style:use-optimal-row-height="true"/>
    </style:style>
    <style:style style:family="table-cell" style:name="af06373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cdef5c">
      <style:table-row-properties fo:break-before="auto" style:row-height="0.529cm" style:use-optimal-row-height="true"/>
    </style:style>
    <style:style style:family="table-cell" style:name="ade4a73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ead040">
      <style:table-row-properties fo:break-before="auto" style:row-height="0.529cm" style:use-optimal-row-height="true"/>
    </style:style>
    <style:style style:family="table-cell" style:name="a8278d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18c921">
      <style:table-row-properties fo:break-before="auto" style:row-height="0.529cm" style:use-optimal-row-height="true"/>
    </style:style>
    <style:style style:family="table-cell" style:name="ab07f1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9c9495">
      <style:table-row-properties fo:break-before="auto" style:row-height="0.529cm" style:use-optimal-row-height="true"/>
    </style:style>
    <style:style style:family="table-cell" style:name="a06d3ea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ad20d1">
      <style:table-row-properties fo:break-before="auto" style:row-height="0.529cm" style:use-optimal-row-height="true"/>
    </style:style>
    <style:style style:family="table-cell" style:name="a134e76" style:parent-style-name="Default">
      <style:table-cell-properties style:rotation-align="none"/>
      <style:text-properties style:font-name="Arial"/>
    </style:style>
    <style:style style:family="table-row" style:name="a6f49fb">
      <style:table-row-properties fo:break-before="auto" style:row-height="0.529cm" style:use-optimal-row-height="true"/>
    </style:style>
    <style:style style:family="table-cell" style:name="ae5ad91" style:parent-style-name="Default">
      <style:table-cell-properties style:rotation-align="none"/>
      <style:text-properties style:font-name="Arial"/>
    </style:style>
    <style:style style:family="table-row" style:name="a0f49d6">
      <style:table-row-properties fo:break-before="auto" style:row-height="0.529cm" style:use-optimal-row-height="true"/>
    </style:style>
    <style:style style:family="table-cell" style:name="a1e6b5e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c91e29">
      <style:table-row-properties fo:break-before="auto" style:row-height="0.529cm" style:use-optimal-row-height="true"/>
    </style:style>
    <style:style style:family="table-cell" style:name="a5c3dd8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ff4a97">
      <style:table-row-properties fo:break-before="auto" style:row-height="0.529cm" style:use-optimal-row-height="true"/>
    </style:style>
    <style:style style:family="table-cell" style:name="a579a28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c471e4">
      <style:table-row-properties fo:break-before="auto" style:row-height="0.529cm" style:use-optimal-row-height="true"/>
    </style:style>
    <style:style style:family="table-cell" style:name="a3a99d0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738dc9">
      <style:table-row-properties fo:break-before="auto" style:row-height="0.529cm" style:use-optimal-row-height="true"/>
    </style:style>
    <style:style style:family="table-cell" style:name="a61fe01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8b4be6">
      <style:table-row-properties fo:break-before="auto" style:row-height="0.529cm" style:use-optimal-row-height="true"/>
    </style:style>
    <style:style style:family="table-cell" style:name="ad2febc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1e8971">
      <style:table-row-properties fo:break-before="auto" style:row-height="0.529cm" style:use-optimal-row-height="true"/>
    </style:style>
    <style:style style:family="table-cell" style:name="a46587f" style:parent-style-name="Default">
      <style:table-cell-properties style:rotation-align="none"/>
      <style:text-properties style:font-name="Arial"/>
    </style:style>
    <style:style style:family="table-row" style:name="ae54e97">
      <style:table-row-properties fo:break-before="auto" style:row-height="0.529cm" style:use-optimal-row-height="true"/>
    </style:style>
    <style:style style:family="table-cell" style:name="abce498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9a45d4">
      <style:table-row-properties fo:break-before="auto" style:row-height="0.529cm" style:use-optimal-row-height="true"/>
    </style:style>
    <style:style style:family="table-cell" style:name="a823588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97ba9d">
      <style:table-row-properties fo:break-before="auto" style:row-height="0.529cm" style:use-optimal-row-height="true"/>
    </style:style>
    <style:style style:family="table-cell" style:name="a3f71de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07ee27">
      <style:table-row-properties fo:break-before="auto" style:row-height="0.529cm" style:use-optimal-row-height="true"/>
    </style:style>
    <style:style style:family="table-cell" style:name="a113d8b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de4830">
      <style:table-row-properties fo:break-before="auto" style:row-height="0.529cm" style:use-optimal-row-height="true"/>
    </style:style>
    <style:style style:family="table-cell" style:name="a502aa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ccd509">
      <style:table-row-properties fo:break-before="auto" style:row-height="0.529cm" style:use-optimal-row-height="true"/>
    </style:style>
    <style:style style:family="table-cell" style:name="a112801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92e147">
      <style:table-row-properties fo:break-before="auto" style:row-height="0.529cm" style:use-optimal-row-height="true"/>
    </style:style>
    <style:style style:family="table-cell" style:name="a13f51b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1996e0">
      <style:table-row-properties fo:break-before="auto" style:row-height="0.529cm" style:use-optimal-row-height="true"/>
    </style:style>
    <style:style style:family="table-cell" style:name="a76084a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918696">
      <style:table-row-properties fo:break-before="auto" style:row-height="0.529cm" style:use-optimal-row-height="true"/>
    </style:style>
    <style:style style:family="table-cell" style:name="ab9cd31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1343f8">
      <style:table-row-properties fo:break-before="auto" style:row-height="0.529cm" style:use-optimal-row-height="true"/>
    </style:style>
    <style:style style:family="table-cell" style:name="a81eecf" style:parent-style-name="Default">
      <style:table-cell-properties style:rotation-align="none"/>
      <style:text-properties fo:font-size="10pt" fo:font-style="normal" fo:font-weight="normal" fo:text-shadow="none" style:font-name="Arial" style:font-name-complex="Arial" style:font-size-asian="10pt" style:font-size-complex="10pt" style:font-style-asian="normal" style:font-style-complex="normal" style:font-weight-asian="normal" style:font-weight-complex="normal" style:text-line-through-style="solid" style:text-line-through-type="single" style:text-outline="false" style:text-underline-style="none" style:use-window-font-color="true"/>
    </style:style>
    <style:style style:family="table-row" style:name="a84e953">
      <style:table-row-properties fo:break-before="auto" style:row-height="0.529cm" style:use-optimal-row-height="true"/>
    </style:style>
    <style:style style:family="table-cell" style:name="a57c1bc" style:parent-style-name="Default">
      <style:table-cell-properties style:rotation-align="none"/>
      <style:text-properties fo:font-size="10pt" fo:font-style="normal" fo:font-weight="normal" fo:text-shadow="none" style:font-name="Arial" style:font-name-complex="Arial" style:font-size-asian="10pt" style:font-size-complex="10pt" style:font-style-asian="normal" style:font-style-complex="normal" style:font-weight-asian="normal" style:font-weight-complex="normal" style:text-line-through-style="solid" style:text-line-through-type="single" style:text-outline="false" style:text-underline-style="none" style:use-window-font-color="true"/>
    </style:style>
    <style:style style:family="table-row" style:name="ac9bc6f">
      <style:table-row-properties fo:break-before="auto" style:row-height="0.487cm" style:use-optimal-row-height="true"/>
    </style:style>
    <style:style style:family="table-cell" style:name="a581879" style:parent-style-name="Default">
      <style:table-cell-properties style:rotation-align="none"/>
      <style:text-properties fo:font-size="10pt" fo:font-style="normal" fo:font-weight="normal" fo:text-shadow="none" style:font-name="Arial" style:font-name-complex="Arial" style:font-size-asian="10pt" style:font-size-complex="10pt" style:font-style-asian="normal" style:font-style-complex="normal" style:font-weight-asian="normal" style:font-weight-complex="normal" style:text-line-through-style="solid" style:text-line-through-type="single" style:text-outline="false" style:text-underline-style="none" style:use-window-font-color="true"/>
    </style:style>
    <style:style style:family="table-row" style:name="a8f83d4">
      <style:table-row-properties fo:break-before="auto" style:row-height="0.529cm" style:use-optimal-row-height="true"/>
    </style:style>
    <style:style style:family="table-cell" style:name="a2c14c7" style:parent-style-name="Default">
      <style:table-cell-properties style:rotation-align="none"/>
      <style:text-properties fo:font-size="10pt" fo:font-style="normal" fo:font-weight="normal" fo:text-shadow="none" style:font-name="Arial" style:font-name-complex="Arial" style:font-size-asian="10pt" style:font-size-complex="10pt" style:font-style-asian="normal" style:font-style-complex="normal" style:font-weight-asian="normal" style:font-weight-complex="normal" style:text-line-through-style="solid" style:text-line-through-type="single" style:text-outline="false" style:text-underline-style="none" style:use-window-font-color="true"/>
    </style:style>
    <style:style style:family="table-row" style:name="aa1a805">
      <style:table-row-properties fo:break-before="auto" style:row-height="0.529cm" style:use-optimal-row-height="true"/>
    </style:style>
    <style:style style:family="table-cell" style:name="a11267b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343af9">
      <style:table-row-properties fo:break-before="auto" style:row-height="0.529cm" style:use-optimal-row-height="true"/>
    </style:style>
    <style:style style:family="table-cell" style:name="a45994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7bb3a1">
      <style:table-row-properties fo:break-before="auto" style:row-height="0.529cm" style:use-optimal-row-height="true"/>
    </style:style>
    <style:style style:family="table-cell" style:name="a2b1861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78d263">
      <style:table-row-properties fo:break-before="auto" style:row-height="0.529cm" style:use-optimal-row-height="true"/>
    </style:style>
    <style:style style:family="table-cell" style:name="a1fa814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adfebb">
      <style:table-row-properties fo:break-before="auto" style:row-height="0.529cm" style:use-optimal-row-height="true"/>
    </style:style>
    <style:style style:family="table-cell" style:name="a0d0281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7bbd84">
      <style:table-row-properties fo:break-before="auto" style:row-height="0.529cm" style:use-optimal-row-height="true"/>
    </style:style>
    <style:style style:family="table-cell" style:name="a2f4642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d7e28d">
      <style:table-row-properties fo:break-before="auto" style:row-height="0.529cm" style:use-optimal-row-height="true"/>
    </style:style>
    <style:style style:family="table-cell" style:name="a9bbaa8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9e1777">
      <style:table-row-properties fo:break-before="auto" style:row-height="0.529cm" style:use-optimal-row-height="true"/>
    </style:style>
    <style:style style:family="table-cell" style:name="ab856b5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b37d15">
      <style:table-row-properties fo:break-before="auto" style:row-height="0.529cm" style:use-optimal-row-height="true"/>
    </style:style>
    <style:style style:family="table-cell" style:name="a89f52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f1cbab">
      <style:table-row-properties fo:break-before="auto" style:row-height="0.529cm" style:use-optimal-row-height="true"/>
    </style:style>
    <style:style style:family="table-cell" style:name="a82f11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4ba9e8">
      <style:table-row-properties fo:break-before="auto" style:row-height="0.529cm" style:use-optimal-row-height="true"/>
    </style:style>
    <style:style style:family="table-cell" style:name="a238c22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d3395b">
      <style:table-row-properties fo:break-before="auto" style:row-height="0.529cm" style:use-optimal-row-height="true"/>
    </style:style>
    <style:style style:family="table-cell" style:name="a32380c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6852d2">
      <style:table-row-properties fo:break-before="auto" style:row-height="0.529cm" style:use-optimal-row-height="true"/>
    </style:style>
    <style:style style:family="table-cell" style:name="ad0eb41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74dbdb">
      <style:table-row-properties fo:break-before="auto" style:row-height="0.529cm" style:use-optimal-row-height="true"/>
    </style:style>
    <style:style style:family="table-cell" style:name="a0f48cf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96424e">
      <style:table-row-properties fo:break-before="auto" style:row-height="0.529cm" style:use-optimal-row-height="true"/>
    </style:style>
    <style:style style:family="table-cell" style:name="a74d99e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aac1b3">
      <style:table-row-properties fo:break-before="auto" style:row-height="0.529cm" style:use-optimal-row-height="true"/>
    </style:style>
    <style:style style:family="table-cell" style:name="a141e07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eae1c4">
      <style:table-row-properties fo:break-before="auto" style:row-height="0.529cm" style:use-optimal-row-height="true"/>
    </style:style>
    <style:style style:family="table-cell" style:name="a141c10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72dc88">
      <style:table-row-properties fo:break-before="auto" style:row-height="0.529cm" style:use-optimal-row-height="true"/>
    </style:style>
    <style:style style:family="table-cell" style:name="ae37ff4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878d9d">
      <style:table-row-properties fo:break-before="auto" style:row-height="0.529cm" style:use-optimal-row-height="true"/>
    </style:style>
    <style:style style:family="table-cell" style:name="aeba9bc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8e73d5">
      <style:table-row-properties fo:break-before="auto" style:row-height="0.529cm" style:use-optimal-row-height="true"/>
    </style:style>
    <style:style style:family="table-cell" style:name="a245bf9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eb6923">
      <style:table-row-properties fo:break-before="auto" style:row-height="0.529cm" style:use-optimal-row-height="true"/>
    </style:style>
    <style:style style:family="table-cell" style:name="a376d05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00447b">
      <style:table-row-properties fo:break-before="auto" style:row-height="0.529cm" style:use-optimal-row-height="true"/>
    </style:style>
    <style:style style:family="table-cell" style:name="a681d58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55dc38">
      <style:table-row-properties fo:break-before="auto" style:row-height="0.529cm" style:use-optimal-row-height="true"/>
    </style:style>
    <style:style style:family="table-cell" style:name="a70cab8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6a1715">
      <style:table-row-properties fo:break-before="auto" style:row-height="0.529cm" style:use-optimal-row-height="true"/>
    </style:style>
    <style:style style:family="table-cell" style:name="a5ce164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d724d5">
      <style:table-row-properties fo:break-before="auto" style:row-height="0.529cm" style:use-optimal-row-height="true"/>
    </style:style>
    <style:style style:family="table-cell" style:name="ab96998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13d727">
      <style:table-row-properties fo:break-before="auto" style:row-height="0.529cm" style:use-optimal-row-height="true"/>
    </style:style>
    <style:style style:family="table-cell" style:name="a8da0e3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2fa660">
      <style:table-row-properties fo:break-before="auto" style:row-height="0.529cm" style:use-optimal-row-height="true"/>
    </style:style>
    <style:style style:family="table-cell" style:name="a7bf438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dd7516">
      <style:table-row-properties fo:break-before="auto" style:row-height="0.529cm" style:use-optimal-row-height="true"/>
    </style:style>
    <style:style style:family="table-cell" style:name="a5ba8ce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49e0c8">
      <style:table-row-properties fo:break-before="auto" style:row-height="0.529cm" style:use-optimal-row-height="true"/>
    </style:style>
    <style:style style:family="table-cell" style:name="a09cf18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7c1cf6">
      <style:table-row-properties fo:break-before="auto" style:row-height="0.529cm" style:use-optimal-row-height="true"/>
    </style:style>
    <style:style style:family="table-cell" style:name="a2dfc67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ee397f">
      <style:table-row-properties fo:break-before="auto" style:row-height="0.529cm" style:use-optimal-row-height="true"/>
    </style:style>
    <style:style style:family="table-cell" style:name="a21fd23" style:parent-style-name="Default">
      <style:table-cell-properties style:rotation-align="none"/>
      <style:text-properties style:font-name="Arial"/>
    </style:style>
    <style:style style:family="table-row" style:name="a2a8c1e">
      <style:table-row-properties fo:break-before="auto" style:row-height="0.529cm" style:use-optimal-row-height="true"/>
    </style:style>
    <style:style style:family="table-cell" style:name="a0c7a8d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4b003b">
      <style:table-row-properties fo:break-before="auto" style:row-height="0.529cm" style:use-optimal-row-height="true"/>
    </style:style>
    <style:style style:family="table-cell" style:name="adaac74" style:parent-style-name="Default">
      <style:table-cell-properties style:rotation-align="none"/>
      <style:text-properties style:font-name="Arial"/>
    </style:style>
    <style:style style:family="table-row" style:name="a638f99">
      <style:table-row-properties fo:break-before="auto" style:row-height="0.529cm" style:use-optimal-row-height="true"/>
    </style:style>
    <style:style style:family="table-cell" style:name="afde071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0e5980">
      <style:table-row-properties fo:break-before="auto" style:row-height="0.529cm" style:use-optimal-row-height="true"/>
    </style:style>
    <style:style style:family="table-cell" style:name="a5c256d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54f55d">
      <style:table-row-properties fo:break-before="auto" style:row-height="0.529cm" style:use-optimal-row-height="true"/>
    </style:style>
    <style:style style:family="table-cell" style:name="a89039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1af90f">
      <style:table-row-properties fo:break-before="auto" style:row-height="0.529cm" style:use-optimal-row-height="true"/>
    </style:style>
    <style:style style:family="table-cell" style:name="a391617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787a57">
      <style:table-row-properties fo:break-before="auto" style:row-height="0.529cm" style:use-optimal-row-height="true"/>
    </style:style>
    <style:style style:family="table-cell" style:name="aaadd18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53d611">
      <style:table-row-properties fo:break-before="auto" style:row-height="0.529cm" style:use-optimal-row-height="true"/>
    </style:style>
    <style:style style:family="table-cell" style:name="af573e4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277f45">
      <style:table-row-properties fo:break-before="auto" style:row-height="0.529cm" style:use-optimal-row-height="true"/>
    </style:style>
    <style:style style:family="table-cell" style:name="a6c4052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96431c">
      <style:table-row-properties fo:break-before="auto" style:row-height="0.529cm" style:use-optimal-row-height="true"/>
    </style:style>
    <style:style style:family="table-cell" style:name="a7a6dac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0d8e60">
      <style:table-row-properties fo:break-before="auto" style:row-height="0.529cm" style:use-optimal-row-height="true"/>
    </style:style>
    <style:style style:family="table-cell" style:name="a0356c9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bd1402">
      <style:table-row-properties fo:break-before="auto" style:row-height="0.529cm" style:use-optimal-row-height="true"/>
    </style:style>
    <style:style style:family="table-cell" style:name="acb2807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14fbd6">
      <style:table-row-properties fo:break-before="auto" style:row-height="0.529cm" style:use-optimal-row-height="true"/>
    </style:style>
    <style:style style:family="table-cell" style:name="a163b6a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72bb7a">
      <style:table-row-properties fo:break-before="auto" style:row-height="0.529cm" style:use-optimal-row-height="true"/>
    </style:style>
    <style:style style:family="table-cell" style:name="a4b3df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c82b18">
      <style:table-row-properties fo:break-before="auto" style:row-height="0.529cm" style:use-optimal-row-height="true"/>
    </style:style>
    <style:style style:family="table-cell" style:name="a454f1c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ab8a8c">
      <style:table-row-properties fo:break-before="auto" style:row-height="0.529cm" style:use-optimal-row-height="true"/>
    </style:style>
    <style:style style:family="table-cell" style:name="a4d3fd3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2942f2">
      <style:table-row-properties fo:break-before="auto" style:row-height="0.529cm" style:use-optimal-row-height="true"/>
    </style:style>
    <style:style style:family="table-cell" style:name="a9d2099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dc7bd6">
      <style:table-row-properties fo:break-before="auto" style:row-height="0.529cm" style:use-optimal-row-height="true"/>
    </style:style>
    <style:style style:family="table-cell" style:name="a6caa9c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b15a71">
      <style:table-row-properties fo:break-before="auto" style:row-height="0.529cm" style:use-optimal-row-height="true"/>
    </style:style>
    <style:style style:family="table-cell" style:name="af101a2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6634a2">
      <style:table-row-properties fo:break-before="auto" style:row-height="0.529cm" style:use-optimal-row-height="true"/>
    </style:style>
    <style:style style:family="table-cell" style:name="a6c118c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7f68a7">
      <style:table-row-properties fo:break-before="auto" style:row-height="0.529cm" style:use-optimal-row-height="true"/>
    </style:style>
    <style:style style:family="table-cell" style:name="a68a37b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3725c0">
      <style:table-row-properties fo:break-before="auto" style:row-height="0.529cm" style:use-optimal-row-height="true"/>
    </style:style>
    <style:style style:family="table-cell" style:name="aed73fb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be812d">
      <style:table-row-properties fo:break-before="auto" style:row-height="0.529cm" style:use-optimal-row-height="true"/>
    </style:style>
    <style:style style:family="table-cell" style:name="abc54b7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5af643">
      <style:table-row-properties fo:break-before="auto" style:row-height="0.529cm" style:use-optimal-row-height="true"/>
    </style:style>
    <style:style style:family="table-cell" style:name="a5ff99a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f22783">
      <style:table-row-properties fo:break-before="auto" style:row-height="0.529cm" style:use-optimal-row-height="true"/>
    </style:style>
    <style:style style:family="table-cell" style:name="ab4ba5c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08a1fa">
      <style:table-row-properties fo:break-before="auto" style:row-height="0.487cm" style:use-optimal-row-height="true"/>
    </style:style>
    <style:style style:family="table-cell" style:name="aeb8ef4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26c339">
      <style:table-row-properties fo:break-before="auto" style:row-height="0.529cm" style:use-optimal-row-height="true"/>
    </style:style>
    <style:style style:family="table-cell" style:name="a841e4e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c3f5c9">
      <style:table-row-properties fo:break-before="auto" style:row-height="0.487cm" style:use-optimal-row-height="true"/>
    </style:style>
    <style:style style:family="table-cell" style:name="af81c4d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fb7ee6">
      <style:table-row-properties fo:break-before="auto" style:row-height="0.529cm" style:use-optimal-row-height="true"/>
    </style:style>
    <style:style style:family="table-cell" style:name="a78ad0d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5253ca">
      <style:table-row-properties fo:break-before="auto" style:row-height="0.529cm" style:use-optimal-row-height="true"/>
    </style:style>
    <style:style style:family="table-cell" style:name="a2b50c0" style:parent-style-name="Default">
      <style:table-cell-properties style:rotation-align="none"/>
      <style:text-properties style:font-name="Arial"/>
    </style:style>
    <style:style style:family="table-row" style:name="a1a1bf9">
      <style:table-row-properties fo:break-before="auto" style:row-height="0.529cm" style:use-optimal-row-height="true"/>
    </style:style>
    <style:style style:family="table-cell" style:name="a583cc4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95e93c">
      <style:table-row-properties fo:break-before="auto" style:row-height="0.529cm" style:use-optimal-row-height="true"/>
    </style:style>
    <style:style style:family="table-cell" style:name="a5d3bb8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f8854b">
      <style:table-row-properties fo:break-before="auto" style:row-height="0.529cm" style:use-optimal-row-height="true"/>
    </style:style>
    <style:style style:family="table-cell" style:name="a6f77ab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ddc04a">
      <style:table-row-properties fo:break-before="auto" style:row-height="0.529cm" style:use-optimal-row-height="true"/>
    </style:style>
    <style:style style:family="table-cell" style:name="a112eba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af2a95">
      <style:table-row-properties fo:break-before="auto" style:row-height="0.529cm" style:use-optimal-row-height="true"/>
    </style:style>
    <style:style style:family="table-cell" style:name="aff83af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dc579b">
      <style:table-row-properties fo:break-before="auto" style:row-height="0.529cm" style:use-optimal-row-height="true"/>
    </style:style>
    <style:style style:family="table-cell" style:name="a75a17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466ea0">
      <style:table-row-properties fo:break-before="auto" style:row-height="0.529cm" style:use-optimal-row-height="true"/>
    </style:style>
    <style:style style:family="table-cell" style:name="a3e8178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41a9b7">
      <style:table-row-properties fo:break-before="auto" style:row-height="0.529cm" style:use-optimal-row-height="true"/>
    </style:style>
    <style:style style:family="table-cell" style:name="acb1233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1cb254">
      <style:table-row-properties fo:break-before="auto" style:row-height="0.529cm" style:use-optimal-row-height="true"/>
    </style:style>
    <style:style style:family="table-cell" style:name="a907caf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e8ce33">
      <style:table-row-properties fo:break-before="auto" style:row-height="0.529cm" style:use-optimal-row-height="true"/>
    </style:style>
    <style:style style:family="table-cell" style:name="a571c82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edc68f">
      <style:table-row-properties fo:break-before="auto" style:row-height="0.529cm" style:use-optimal-row-height="true"/>
    </style:style>
    <style:style style:family="table-cell" style:name="af7a7a4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a49ebf">
      <style:table-row-properties fo:break-before="auto" style:row-height="0.529cm" style:use-optimal-row-height="true"/>
    </style:style>
    <style:style style:family="table-cell" style:name="ab64044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93ceda">
      <style:table-row-properties fo:break-before="auto" style:row-height="0.529cm" style:use-optimal-row-height="true"/>
    </style:style>
    <style:style style:family="table-cell" style:name="afbfc3b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fa09ec">
      <style:table-row-properties fo:break-before="auto" style:row-height="0.529cm" style:use-optimal-row-height="true"/>
    </style:style>
    <style:style style:family="table-cell" style:name="a741303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d0ded4">
      <style:table-row-properties fo:break-before="auto" style:row-height="0.529cm" style:use-optimal-row-height="true"/>
    </style:style>
    <style:style style:family="table-cell" style:name="a739c2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81fdd8">
      <style:table-row-properties fo:break-before="auto" style:row-height="0.529cm" style:use-optimal-row-height="true"/>
    </style:style>
    <style:style style:family="table-cell" style:name="a4ed598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4fdc8b">
      <style:table-row-properties fo:break-before="auto" style:row-height="0.529cm" style:use-optimal-row-height="true"/>
    </style:style>
    <style:style style:family="table-cell" style:name="aa68a78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40149a">
      <style:table-row-properties fo:break-before="auto" style:row-height="0.529cm" style:use-optimal-row-height="true"/>
    </style:style>
    <style:style style:family="table-row" style:name="a927189">
      <style:table-row-properties fo:break-before="auto" style:row-height="0.529cm" style:use-optimal-row-height="true"/>
    </style:style>
    <style:style style:family="table-row" style:name="af66c86">
      <style:table-row-properties fo:break-before="auto" style:row-height="0.529cm" style:use-optimal-row-height="true"/>
    </style:style>
    <style:style style:family="table-row" style:name="ab114cc">
      <style:table-row-properties fo:break-before="auto" style:row-height="0.529cm" style:use-optimal-row-height="true"/>
    </style:style>
    <style:style style:family="table-row" style:name="a625647">
      <style:table-row-properties fo:break-before="auto" style:row-height="0.529cm" style:use-optimal-row-height="true"/>
    </style:style>
    <style:style style:family="table-row" style:name="aa97776">
      <style:table-row-properties fo:break-before="auto" style:row-height="0.529cm" style:use-optimal-row-height="true"/>
    </style:style>
    <style:style style:family="table-row" style:name="a58c2b5">
      <style:table-row-properties fo:break-before="auto" style:row-height="0.529cm" style:use-optimal-row-height="true"/>
    </style:style>
    <style:style style:family="table-row" style:name="a76de5e">
      <style:table-row-properties fo:break-before="auto" style:row-height="0.529cm" style:use-optimal-row-height="true"/>
    </style:style>
    <style:style style:data-style-name="N0" style:family="table-cell" style:name="aec9a8f" style:parent-style-name="Excel_20_Built-in_20_Neutral">
      <style:table-cell-properties fo:border-bottom="0.74pt solid #000000" fo:border-left="none" fo:border-right="none" fo:border-top="none" fo:wrap-option="no-wrap" loext:vertical-justify="auto" style:cell-protect="protected" style:diagonal-bl-tr="none" style:diagonal-tl-br="none" style:direction="ltr" style:print-content="true" style:repeat-content="false" style:rotation-align="none" style:rotation-angle="0" style:shrink-to-fit="false" style:text-align-source="value-type" style:vertical-align="bottom"/>
      <style:paragraph-properties css3t:text-justify="auto" fo:margin-left="0cm" style:writing-mode="page"/>
      <style:text-properties fo:color="#9c6500" fo:font-size="11pt" fo:font-style="normal" fo:font-weight="bold" fo:text-shadow="none" style:font-name="Arial" style:font-size-asian="11pt" style:font-size-complex="11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data-style-name="N0" style:family="table-cell" style:name="ad15a8a" style:parent-style-name="Excel_20_Built-in_20_Neutral">
      <style:table-cell-properties fo:background-color="#d6dce5" fo:border-bottom="0.26mm solid #000000" fo:border-left="none" fo:border-right="none" fo:border-top="none" fo:wrap-option="no-wrap" loext:vertical-justify="auto" style:cell-protect="protected" style:diagonal-bl-tr="none" style:diagonal-tl-br="none" style:direction="ltr" style:print-content="true" style:repeat-content="false" style:rotation-align="none" style:rotation-angle="0" style:shrink-to-fit="false" style:text-align-source="value-type" style:vertical-align="bottom"/>
      <style:paragraph-properties css3t:text-justify="auto" fo:margin-left="0cm" style:writing-mode="page"/>
      <style:text-properties fo:color="#9c6500" fo:font-size="11pt" fo:font-style="normal" fo:font-weight="bold" fo:text-shadow="none" style:font-name="Calibri" style:font-size-asian="11pt" style:font-size-complex="11pt" style:font-style-asian="normal" style:font-style-complex="normal" style:font-weight-asian="bold" style:font-weight-complex="bold" style:text-line-through-style="none" style:text-line-through-type="none" style:text-outline="false" style:text-underline-style="none" style:use-window-font-color="true"/>
    </style:style>
    <style:style style:family="table-cell" style:name="a573266" style:parent-style-name="Default">
      <style:table-cell-properties style:rotation-align="none"/>
      <style:text-properties style:font-name="Arial"/>
    </style:style>
    <style:style style:family="table-cell" style:name="a7cb189" style:parent-style-name="Default">
      <style:table-cell-properties style:rotation-align="none"/>
      <style:text-properties style:font-name="Arial"/>
    </style:style>
    <style:style style:family="table-cell" style:name="a246a00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9619ae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6ed1a7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5e2e98" style:parent-style-name="Default">
      <style:table-cell-properties style:rotation-align="none"/>
      <style:text-properties style:font-name="Arial"/>
    </style:style>
    <style:style style:family="table-cell" style:name="a4809e7" style:parent-style-name="Default">
      <style:table-cell-properties style:rotation-align="none"/>
      <style:text-properties style:font-name="Arial"/>
    </style:style>
    <style:style style:family="table-cell" style:name="a69db65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746b6e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b4c86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7a3106" style:parent-style-name="Default">
      <style:table-cell-properties style:rotation-align="none"/>
      <style:text-properties style:font-name="Arial"/>
    </style:style>
    <style:style style:family="table-cell" style:name="a408fe2" style:parent-style-name="Default">
      <style:table-cell-properties style:rotation-align="none"/>
      <style:text-properties style:font-name="Arial"/>
    </style:style>
    <style:style style:family="table-cell" style:name="a2d7104" style:parent-style-name="Default">
      <style:table-cell-properties style:rotation-align="none"/>
      <style:text-properties fo:font-size="10pt" fo:font-style="normal" fo:font-weight="normal" fo:text-shadow="none" style:font-name="Arial" style:font-name-complex="Arial" style:font-size-asian="10pt" style:font-size-complex="10pt" style:font-style-asian="normal" style:font-style-complex="normal" style:font-weight-asian="normal" style:font-weight-complex="normal" style:text-line-through-style="solid" style:text-line-through-type="single" style:text-outline="false" style:text-underline-style="none" style:use-window-font-color="true"/>
    </style:style>
    <style:style style:family="table-cell" style:name="ab8068e" style:parent-style-name="Default">
      <style:table-cell-properties style:rotation-align="none"/>
      <style:text-properties fo:font-size="10pt" fo:font-style="normal" fo:font-weight="normal" fo:text-shadow="none" style:font-name="Arial" style:font-name-complex="Arial" style:font-size-asian="10pt" style:font-size-complex="10pt" style:font-style-asian="normal" style:font-style-complex="normal" style:font-weight-asian="normal" style:font-weight-complex="normal" style:text-line-through-style="solid" style:text-line-through-type="single" style:text-outline="false" style:text-underline-style="none" style:use-window-font-color="true"/>
    </style:style>
    <style:style style:family="table-cell" style:name="a2516ee" style:parent-style-name="Default">
      <style:table-cell-properties style:rotation-align="none"/>
      <style:text-properties fo:font-size="10pt" fo:font-style="normal" fo:font-weight="normal" fo:text-shadow="none" style:font-name="Arial" style:font-name-complex="Arial" style:font-size-asian="10pt" style:font-size-complex="10pt" style:font-style-asian="normal" style:font-style-complex="normal" style:font-weight-asian="normal" style:font-weight-complex="normal" style:text-line-through-style="solid" style:text-line-through-type="single" style:text-outline="false" style:text-underline-style="none" style:use-window-font-color="true"/>
    </style:style>
    <style:style style:family="table-cell" style:name="add9992" style:parent-style-name="Default">
      <style:table-cell-properties style:rotation-align="none"/>
      <style:text-properties fo:font-size="10pt" fo:font-style="normal" fo:font-weight="normal" fo:text-shadow="none" style:font-name="Arial" style:font-name-complex="Arial" style:font-size-asian="10pt" style:font-size-complex="10pt" style:font-style-asian="normal" style:font-style-complex="normal" style:font-weight-asian="normal" style:font-weight-complex="normal" style:text-line-through-style="solid" style:text-line-through-type="single" style:text-outline="false" style:text-underline-style="none" style:use-window-font-color="true"/>
    </style:style>
    <style:style style:family="table-cell" style:name="a4ae548" style:parent-style-name="Default">
      <style:table-cell-properties style:rotation-align="none"/>
      <style:text-properties fo:font-size="10pt" fo:font-style="normal" fo:font-weight="normal" fo:text-shadow="none" style:font-name="Arial" style:font-name-complex="Arial" style:font-size-asian="10pt" style:font-size-complex="10pt" style:font-style-asian="normal" style:font-style-complex="normal" style:font-weight-asian="normal" style:font-weight-complex="normal" style:text-line-through-mode="continuous" style:text-line-through-style="solid" style:text-line-through-type="single" style:text-outline="false" style:text-overline-mode="continuous" style:text-underline-mode="continuous" style:text-underline-style="none" style:use-window-font-color="true"/>
    </style:style>
    <style:style style:family="table-cell" style:name="a198d1b" style:parent-style-name="Default">
      <style:table-cell-properties style:rotation-align="none"/>
      <style:text-properties fo:font-size="10pt" fo:font-style="normal" fo:font-weight="normal" fo:text-shadow="none" style:font-name="Arial" style:font-name-complex="Arial" style:font-size-asian="10pt" style:font-size-complex="10pt" style:font-style-asian="normal" style:font-style-complex="normal" style:font-weight-asian="normal" style:font-weight-complex="normal" style:text-line-through-mode="continuous" style:text-line-through-style="solid" style:text-line-through-type="single" style:text-outline="false" style:text-overline-mode="continuous" style:text-underline-mode="continuous" style:text-underline-style="none" style:use-window-font-color="true"/>
    </style:style>
    <style:style style:family="table-cell" style:name="abc92bd" style:parent-style-name="Default">
      <style:table-cell-properties style:rotation-align="none"/>
      <style:text-properties fo:font-size="10pt" fo:font-style="normal" fo:font-weight="normal" fo:text-shadow="none" style:font-name="Arial" style:font-name-complex="Arial" style:font-size-asian="10pt" style:font-size-complex="10pt" style:font-style-asian="normal" style:font-style-complex="normal" style:font-weight-asian="normal" style:font-weight-complex="normal" style:text-line-through-mode="continuous" style:text-line-through-style="solid" style:text-line-through-type="single" style:text-outline="false" style:text-overline-mode="continuous" style:text-underline-mode="continuous" style:text-underline-style="none" style:use-window-font-color="true"/>
    </style:style>
    <style:style style:family="table-cell" style:name="a9603e3" style:parent-style-name="Default">
      <style:table-cell-properties style:rotation-align="none"/>
      <style:text-properties fo:font-size="10pt" fo:font-style="normal" fo:font-weight="normal" fo:text-shadow="none" style:font-name="Arial" style:font-name-complex="Arial" style:font-size-asian="10pt" style:font-size-complex="10pt" style:font-style-asian="normal" style:font-style-complex="normal" style:font-weight-asian="normal" style:font-weight-complex="normal" style:text-line-through-mode="continuous" style:text-line-through-style="solid" style:text-line-through-type="single" style:text-outline="false" style:text-overline-mode="continuous" style:text-underline-mode="continuous" style:text-underline-style="none" style:use-window-font-color="true"/>
    </style:style>
    <style:style style:family="table-cell" style:name="aa59519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dc6938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7b5fbe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8f5c58" style:parent-style-name="Default">
      <style:table-cell-properties fo:border="none" style:diagonal-bl-tr="none" style:diagonal-tl-br="none" style:rotation-align="none"/>
      <style:text-properties style:font-name="Arial"/>
    </style:style>
    <style:style style:data-style-name="N0" style:family="table-cell" style:name="af00297" style:parent-style-name="Excel_20_Built-in_20_Calculation">
      <style:table-cell-properties fo:border="none" fo:wrap-option="no-wrap" loext:vertical-justify="auto" style:cell-protect="protected" style:diagonal-bl-tr="none" style:diagonal-tl-br="none" style:direction="ltr" style:print-content="true" style:repeat-content="false" style:rotation-align="none" style:rotation-angle="0" style:shrink-to-fit="false" style:text-align-source="value-type" style:vertical-align="bottom"/>
      <style:paragraph-properties css3t:text-justify="auto" fo:margin-left="0cm" style:writing-mode="page"/>
    </style:style>
    <style:style style:data-style-name="N0" style:family="table-cell" style:name="a6ed533" style:parent-style-name="Excel_20_Built-in_20_Calculation">
      <style:table-cell-properties fo:border="none" fo:wrap-option="no-wrap" loext:vertical-justify="auto" style:cell-protect="protected" style:diagonal-bl-tr="none" style:diagonal-tl-br="none" style:direction="ltr" style:print-content="true" style:repeat-content="false" style:rotation-align="none" style:rotation-angle="0" style:shrink-to-fit="false" style:text-align-source="value-type" style:vertical-align="bottom"/>
      <style:paragraph-properties css3t:text-justify="auto" fo:margin-left="0cm" style:writing-mode="page"/>
    </style:style>
    <style:style style:family="table-cell" style:name="a0c71bc" style:parent-style-name="Default">
      <style:table-cell-properties fo:border="none" style:diagonal-bl-tr="none" style:diagonal-tl-br="none" style:rotation-align="none"/>
    </style:style>
    <style:style style:family="table-cell" style:name="a6f27f0" style:parent-style-name="Default">
      <style:table-cell-properties fo:border="none" style:diagonal-bl-tr="none" style:diagonal-tl-br="none" style:rotation-align="none"/>
    </style:style>
    <style:style style:family="table-cell" style:name="ab38d24" style:parent-style-name="Default">
      <style:table-cell-properties fo:border="none" style:diagonal-bl-tr="none" style:diagonal-tl-br="none" style:rotation-align="none"/>
    </style:style>
    <style:style style:family="table-cell" style:name="a000dc2" style:parent-style-name="Default">
      <style:table-cell-properties fo:border="none" style:diagonal-bl-tr="none" style:diagonal-tl-br="none" style:rotation-align="none"/>
      <style:text-properties fo:color="#000000" fo:font-size="9pt" fo:font-style="normal" fo:font-weight="normal" fo:text-shadow="none" style:font-name="Verdana" style:font-size-asian="9pt" style:font-size-complex="9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a84833e" style:parent-style-name="Default">
      <style:table-cell-properties fo:border="none" style:diagonal-bl-tr="none" style:diagonal-tl-br="none" style:rotation-align="none"/>
    </style:style>
    <style:style style:family="table-cell" style:name="a342edc" style:parent-style-name="Default">
      <style:table-cell-properties fo:border="none" style:diagonal-bl-tr="none" style:diagonal-tl-br="none" style:rotation-align="none"/>
    </style:style>
    <style:style style:family="table-cell" style:name="ad5a043" style:parent-style-name="Default">
      <style:table-cell-properties fo:border="none" style:diagonal-bl-tr="none" style:diagonal-tl-br="none" style:rotation-align="none"/>
    </style:style>
    <style:style style:family="table-cell" style:name="ae512a8" style:parent-style-name="Default">
      <style:table-cell-properties fo:border="none" style:diagonal-bl-tr="none" style:diagonal-tl-br="none" style:rotation-align="none"/>
    </style:style>
    <style:style style:family="table-cell" style:name="aab478a" style:parent-style-name="Default">
      <style:table-cell-properties fo:border="none" style:diagonal-bl-tr="none" style:diagonal-tl-br="none" style:rotation-align="none"/>
    </style:style>
    <style:style style:family="table-cell" style:name="a201888" style:parent-style-name="Default">
      <style:table-cell-properties fo:border="none" style:diagonal-bl-tr="none" style:diagonal-tl-br="none" style:rotation-align="none"/>
    </style:style>
    <style:style style:family="table-cell" style:name="af0f345" style:parent-style-name="Default">
      <style:table-cell-properties fo:border="none" style:diagonal-bl-tr="none" style:diagonal-tl-br="none" style:rotation-align="none"/>
    </style:style>
    <style:style style:family="table-cell" style:name="aa06ca9" style:parent-style-name="Default">
      <style:table-cell-properties fo:border="none" style:diagonal-bl-tr="none" style:diagonal-tl-br="none" style:rotation-align="none"/>
    </style:style>
    <style:style style:family="table-cell" style:name="a56ea71" style:parent-style-name="Default">
      <style:table-cell-properties fo:border="none" style:diagonal-bl-tr="none" style:diagonal-tl-br="none" style:rotation-align="none"/>
    </style:style>
    <style:style style:family="table-cell" style:name="a2d11ee" style:parent-style-name="Default">
      <style:table-cell-properties fo:border="none" style:diagonal-bl-tr="none" style:diagonal-tl-br="none" style:rotation-align="none"/>
    </style:style>
    <style:style style:family="table-cell" style:name="a8623c1" style:parent-style-name="Default">
      <style:table-cell-properties fo:border="none" style:diagonal-bl-tr="none" style:diagonal-tl-br="none" style:rotation-align="none"/>
    </style:style>
    <style:style style:family="table-cell" style:name="aca52bb" style:parent-style-name="Default">
      <style:table-cell-properties fo:border="none" style:diagonal-bl-tr="none" style:diagonal-tl-br="none" style:rotation-align="none"/>
    </style:style>
    <style:style style:family="table-cell" style:name="a87c7f6" style:parent-style-name="Default">
      <style:table-cell-properties fo:border="none" style:diagonal-bl-tr="none" style:diagonal-tl-br="none" style:rotation-align="none"/>
    </style:style>
    <style:style style:family="table-cell" style:name="a887840" style:parent-style-name="Default">
      <style:table-cell-properties fo:border="none" style:diagonal-bl-tr="none" style:diagonal-tl-br="none" style:rotation-align="none"/>
    </style:style>
    <style:style style:family="table-cell" style:name="a6634db" style:parent-style-name="Default">
      <style:table-cell-properties fo:border="none" style:diagonal-bl-tr="none" style:diagonal-tl-br="none" style:rotation-align="none"/>
    </style:style>
    <style:style style:family="table-cell" style:name="aa7c89e" style:parent-style-name="Default">
      <style:table-cell-properties fo:border="none" style:diagonal-bl-tr="none" style:diagonal-tl-br="none" style:rotation-align="none"/>
    </style:style>
    <style:style style:family="table-cell" style:name="a0585c2" style:parent-style-name="Default">
      <style:table-cell-properties fo:border="none" style:diagonal-bl-tr="none" style:diagonal-tl-br="none" style:rotation-align="none"/>
    </style:style>
    <style:style style:family="table-cell" style:name="af0c1dd" style:parent-style-name="Default">
      <style:table-cell-properties fo:border="none" style:diagonal-bl-tr="none" style:diagonal-tl-br="none" style:rotation-align="none"/>
    </style:style>
    <style:style style:family="table-cell" style:name="ac0bd63" style:parent-style-name="Default">
      <style:table-cell-properties fo:border="none" style:diagonal-bl-tr="none" style:diagonal-tl-br="none" style:rotation-align="none"/>
    </style:style>
    <style:style style:family="table-cell" style:name="ab890b8" style:parent-style-name="Default">
      <style:table-cell-properties fo:border="none" style:diagonal-bl-tr="none" style:diagonal-tl-br="none" style:rotation-align="none"/>
    </style:style>
    <style:style style:family="table-cell" style:name="a79f860" style:parent-style-name="Default">
      <style:table-cell-properties fo:border="none" style:diagonal-bl-tr="none" style:diagonal-tl-br="none" style:rotation-align="none"/>
    </style:style>
    <style:style style:family="table-cell" style:name="aa21f96" style:parent-style-name="Default">
      <style:table-cell-properties fo:border="none" style:diagonal-bl-tr="none" style:diagonal-tl-br="none" style:rotation-align="none"/>
    </style:style>
    <style:style style:family="table-cell" style:name="aeecec3" style:parent-style-name="Default">
      <style:table-cell-properties fo:border="none" style:diagonal-bl-tr="none" style:diagonal-tl-br="none" style:rotation-align="none"/>
    </style:style>
    <style:style style:family="table-cell" style:name="ae50b44" style:parent-style-name="Default">
      <style:table-cell-properties fo:border="none" style:diagonal-bl-tr="none" style:diagonal-tl-br="none" style:rotation-align="none"/>
    </style:style>
    <style:style style:family="table-cell" style:name="a697e58" style:parent-style-name="Default">
      <style:table-cell-properties fo:border="none" style:diagonal-bl-tr="none" style:diagonal-tl-br="none" style:rotation-align="none"/>
    </style:style>
    <style:style style:family="table-cell" style:name="ab29047" style:parent-style-name="Default">
      <style:table-cell-properties fo:border="none" style:diagonal-bl-tr="none" style:diagonal-tl-br="none" style:rotation-align="none"/>
    </style:style>
    <style:style style:family="table-cell" style:name="a6adeaf" style:parent-style-name="Default">
      <style:table-cell-properties fo:border="none" style:diagonal-bl-tr="none" style:diagonal-tl-br="none" style:rotation-align="none"/>
    </style:style>
    <style:style style:family="table-cell" style:name="a3e5cd0" style:parent-style-name="Default">
      <style:table-cell-properties fo:border="none" style:diagonal-bl-tr="none" style:diagonal-tl-br="none" style:rotation-align="none"/>
    </style:style>
    <style:style style:family="table-cell" style:name="af3bb0b" style:parent-style-name="Default">
      <style:table-cell-properties fo:border="none" style:diagonal-bl-tr="none" style:diagonal-tl-br="none" style:rotation-align="none"/>
    </style:style>
    <style:style style:family="table-cell" style:name="a5b60ba" style:parent-style-name="Default">
      <style:table-cell-properties fo:border="none" style:diagonal-bl-tr="none" style:diagonal-tl-br="none" style:rotation-align="none"/>
    </style:style>
    <style:style style:family="table-cell" style:name="a653db9" style:parent-style-name="Default">
      <style:table-cell-properties fo:border="none" style:diagonal-bl-tr="none" style:diagonal-tl-br="none" style:rotation-align="none"/>
    </style:style>
    <style:style style:family="table-cell" style:name="a74760b" style:parent-style-name="Default">
      <style:table-cell-properties fo:border="none" style:diagonal-bl-tr="none" style:diagonal-tl-br="none" style:rotation-align="none"/>
    </style:style>
    <style:style style:family="table-cell" style:name="afadb69" style:parent-style-name="Default">
      <style:table-cell-properties fo:border="none" style:diagonal-bl-tr="none" style:diagonal-tl-br="none" style:rotation-align="none"/>
    </style:style>
    <style:style style:family="table-cell" style:name="ab351e3" style:parent-style-name="Default">
      <style:table-cell-properties fo:border="none" style:diagonal-bl-tr="none" style:diagonal-tl-br="none" style:rotation-align="none"/>
    </style:style>
    <style:style style:family="table-cell" style:name="a0be4a6" style:parent-style-name="Default">
      <style:table-cell-properties fo:border="none" style:diagonal-bl-tr="none" style:diagonal-tl-br="none" style:rotation-align="none"/>
    </style:style>
    <style:style style:family="table-cell" style:name="a3ed6e4" style:parent-style-name="Default">
      <style:table-cell-properties fo:border="none" style:diagonal-bl-tr="none" style:diagonal-tl-br="none" style:rotation-align="none"/>
    </style:style>
    <style:style style:family="table-cell" style:name="a2ace71" style:parent-style-name="Default">
      <style:table-cell-properties fo:border="none" style:diagonal-bl-tr="none" style:diagonal-tl-br="none" style:rotation-align="none"/>
    </style:style>
    <style:style style:family="table-cell" style:name="ac9df61" style:parent-style-name="Default">
      <style:table-cell-properties fo:border="none" style:diagonal-bl-tr="none" style:diagonal-tl-br="none" style:rotation-align="none"/>
    </style:style>
    <style:style style:family="table-cell" style:name="aeba29b" style:parent-style-name="Default">
      <style:table-cell-properties fo:border="none" style:diagonal-bl-tr="none" style:diagonal-tl-br="none" style:rotation-align="none"/>
    </style:style>
    <style:style style:family="table-cell" style:name="af626f8" style:parent-style-name="Default">
      <style:table-cell-properties fo:border="none" style:diagonal-bl-tr="none" style:diagonal-tl-br="none" style:rotation-align="none"/>
    </style:style>
    <style:style style:family="table-cell" style:name="a5d1b83" style:parent-style-name="Default">
      <style:table-cell-properties fo:border="none" style:diagonal-bl-tr="none" style:diagonal-tl-br="none" style:rotation-align="none"/>
    </style:style>
    <style:style style:family="table-cell" style:name="ae96058" style:parent-style-name="Default">
      <style:table-cell-properties fo:border="none" style:diagonal-bl-tr="none" style:diagonal-tl-br="none" style:rotation-align="none"/>
    </style:style>
    <style:style style:family="table-cell" style:name="ac7f619" style:parent-style-name="Default">
      <style:table-cell-properties fo:border="none" style:diagonal-bl-tr="none" style:diagonal-tl-br="none" style:rotation-align="none"/>
    </style:style>
    <style:style style:family="table-cell" style:name="a85fd55" style:parent-style-name="Default">
      <style:table-cell-properties fo:border="none" style:diagonal-bl-tr="none" style:diagonal-tl-br="none" style:rotation-align="none"/>
    </style:style>
    <style:style style:family="table-cell" style:name="a014088" style:parent-style-name="Default">
      <style:table-cell-properties fo:border="none" style:diagonal-bl-tr="none" style:diagonal-tl-br="none" style:rotation-align="none"/>
    </style:style>
    <style:style style:family="table-cell" style:name="a02fc98" style:parent-style-name="Default">
      <style:table-cell-properties fo:border="none" style:diagonal-bl-tr="none" style:diagonal-tl-br="none" style:rotation-align="none"/>
    </style:style>
    <style:style style:family="table-cell" style:name="ae61ac3" style:parent-style-name="Default">
      <style:table-cell-properties fo:border="none" style:diagonal-bl-tr="none" style:diagonal-tl-br="none" style:rotation-align="none"/>
    </style:style>
    <style:style style:family="table-cell" style:name="aaf717f" style:parent-style-name="Default">
      <style:table-cell-properties fo:border="none" style:diagonal-bl-tr="none" style:diagonal-tl-br="none" style:rotation-align="none"/>
    </style:style>
    <style:style style:family="table-cell" style:name="a84c1de" style:parent-style-name="Default">
      <style:table-cell-properties fo:border="none" style:diagonal-bl-tr="none" style:diagonal-tl-br="none" style:rotation-align="none"/>
    </style:style>
    <style:style style:family="table-cell" style:name="aecb00b" style:parent-style-name="Default">
      <style:table-cell-properties fo:border="none" style:diagonal-bl-tr="none" style:diagonal-tl-br="none" style:rotation-align="none"/>
    </style:style>
    <style:style style:family="table-cell" style:name="a0f15fc" style:parent-style-name="Default">
      <style:table-cell-properties fo:border="none" style:diagonal-bl-tr="none" style:diagonal-tl-br="none" style:rotation-align="none"/>
    </style:style>
    <style:style style:family="table-cell" style:name="a4e4fd8" style:parent-style-name="Default">
      <style:table-cell-properties fo:border="none" style:diagonal-bl-tr="none" style:diagonal-tl-br="none" style:rotation-align="none"/>
    </style:style>
    <style:style style:family="table-cell" style:name="a31561f" style:parent-style-name="Default">
      <style:table-cell-properties fo:border="none" style:diagonal-bl-tr="none" style:diagonal-tl-br="none" style:rotation-align="none"/>
    </style:style>
    <style:style style:family="table-cell" style:name="a26d68d" style:parent-style-name="Default">
      <style:table-cell-properties fo:border="none" style:diagonal-bl-tr="none" style:diagonal-tl-br="none" style:rotation-align="none"/>
    </style:style>
    <style:style style:family="table-cell" style:name="a7bcc4e" style:parent-style-name="Default">
      <style:table-cell-properties fo:border="none" style:diagonal-bl-tr="none" style:diagonal-tl-br="none" style:rotation-align="none"/>
    </style:style>
    <style:style style:family="table-cell" style:name="af40b48" style:parent-style-name="Default">
      <style:table-cell-properties fo:border="none" style:diagonal-bl-tr="none" style:diagonal-tl-br="none" style:rotation-align="none"/>
    </style:style>
    <style:style style:family="table-cell" style:name="a9ad7b1" style:parent-style-name="Default">
      <style:table-cell-properties fo:border="none" style:diagonal-bl-tr="none" style:diagonal-tl-br="none" style:rotation-align="none"/>
    </style:style>
    <style:style style:family="table-cell" style:name="a53f9ed" style:parent-style-name="Default">
      <style:table-cell-properties fo:border="none" style:diagonal-bl-tr="none" style:diagonal-tl-br="none" style:rotation-align="none"/>
    </style:style>
    <style:style style:family="table-cell" style:name="a7569ac" style:parent-style-name="Default">
      <style:table-cell-properties fo:border="none" style:diagonal-bl-tr="none" style:diagonal-tl-br="none" style:rotation-align="none"/>
    </style:style>
    <style:style style:family="table-cell" style:name="ab4c642" style:parent-style-name="Default">
      <style:table-cell-properties fo:border="none" style:diagonal-bl-tr="none" style:diagonal-tl-br="none" style:rotation-align="none"/>
    </style:style>
    <style:style style:family="table-cell" style:name="a81e627" style:parent-style-name="Default">
      <style:table-cell-properties fo:border="none" style:diagonal-bl-tr="none" style:diagonal-tl-br="none" style:rotation-align="none"/>
    </style:style>
    <style:style style:family="table-cell" style:name="a6adc66" style:parent-style-name="Default">
      <style:table-cell-properties fo:border="none" style:diagonal-bl-tr="none" style:diagonal-tl-br="none" style:rotation-align="none"/>
    </style:style>
    <style:style style:family="table-cell" style:name="ab3a672" style:parent-style-name="Default">
      <style:table-cell-properties fo:border="none" style:diagonal-bl-tr="none" style:diagonal-tl-br="none" style:rotation-align="none"/>
    </style:style>
    <style:style style:family="table-cell" style:name="a740d09" style:parent-style-name="Default">
      <style:table-cell-properties fo:border="none" style:diagonal-bl-tr="none" style:diagonal-tl-br="none" style:rotation-align="none"/>
    </style:style>
    <style:style style:family="table-cell" style:name="a03617b" style:parent-style-name="Default">
      <style:table-cell-properties fo:border="none" style:diagonal-bl-tr="none" style:diagonal-tl-br="none" style:rotation-align="none"/>
    </style:style>
    <style:style style:family="table-cell" style:name="aeff94a" style:parent-style-name="Default">
      <style:table-cell-properties fo:border="none" style:diagonal-bl-tr="none" style:diagonal-tl-br="none" style:rotation-align="none"/>
    </style:style>
    <style:style style:family="table-cell" style:name="a69b34a" style:parent-style-name="Default">
      <style:table-cell-properties fo:border="none" style:diagonal-bl-tr="none" style:diagonal-tl-br="none" style:rotation-align="none"/>
    </style:style>
    <style:style style:family="table-cell" style:name="a581b58" style:parent-style-name="Default">
      <style:table-cell-properties fo:border="none" style:diagonal-bl-tr="none" style:diagonal-tl-br="none" style:rotation-align="none"/>
    </style:style>
    <style:style style:family="table-cell" style:name="a082905" style:parent-style-name="Default">
      <style:table-cell-properties fo:border="none" style:diagonal-bl-tr="none" style:diagonal-tl-br="none" style:rotation-align="none"/>
    </style:style>
    <style:style style:family="table-cell" style:name="a30f610" style:parent-style-name="Default">
      <style:table-cell-properties fo:border="none" style:diagonal-bl-tr="none" style:diagonal-tl-br="none" style:rotation-align="none"/>
    </style:style>
    <style:style style:family="table-cell" style:name="a81d5cd" style:parent-style-name="Default">
      <style:table-cell-properties fo:border="none" style:diagonal-bl-tr="none" style:diagonal-tl-br="none" style:rotation-align="none"/>
    </style:style>
    <style:style style:family="table-cell" style:name="a4bc74c" style:parent-style-name="Default">
      <style:table-cell-properties fo:border="none" style:diagonal-bl-tr="none" style:diagonal-tl-br="none" style:rotation-align="none"/>
    </style:style>
    <style:style style:family="table-cell" style:name="a2bc858" style:parent-style-name="Default">
      <style:table-cell-properties fo:border="none" style:diagonal-bl-tr="none" style:diagonal-tl-br="none" style:rotation-align="none"/>
    </style:style>
    <style:style style:family="table-cell" style:name="a91bda1" style:parent-style-name="Default">
      <style:table-cell-properties fo:border="none" style:diagonal-bl-tr="none" style:diagonal-tl-br="none" style:rotation-align="none"/>
    </style:style>
    <style:style style:family="table-cell" style:name="abf0005" style:parent-style-name="Default">
      <style:table-cell-properties fo:border="none" style:diagonal-bl-tr="none" style:diagonal-tl-br="none" style:rotation-align="none"/>
    </style:style>
    <style:style style:family="table-cell" style:name="aa06ba2" style:parent-style-name="Default">
      <style:table-cell-properties fo:border="none" style:diagonal-bl-tr="none" style:diagonal-tl-br="none" style:rotation-align="none"/>
    </style:style>
    <style:style style:family="table-cell" style:name="abbfbdd" style:parent-style-name="Default">
      <style:table-cell-properties fo:border="none" style:diagonal-bl-tr="none" style:diagonal-tl-br="none" style:rotation-align="none"/>
    </style:style>
    <style:style style:family="table-cell" style:name="a784009" style:parent-style-name="Default">
      <style:table-cell-properties fo:border="none" style:diagonal-bl-tr="none" style:diagonal-tl-br="none" style:rotation-align="none"/>
    </style:style>
    <style:style style:family="table-cell" style:name="a5aecb4" style:parent-style-name="Default">
      <style:table-cell-properties fo:border="none" style:diagonal-bl-tr="none" style:diagonal-tl-br="none" style:rotation-align="none"/>
    </style:style>
    <style:style style:family="table-cell" style:name="af26b48" style:parent-style-name="Default">
      <style:table-cell-properties fo:border="none" style:diagonal-bl-tr="none" style:diagonal-tl-br="none" style:rotation-align="none"/>
    </style:style>
    <style:style style:family="table-cell" style:name="a06374e" style:parent-style-name="Default">
      <style:table-cell-properties fo:border="none" style:diagonal-bl-tr="none" style:diagonal-tl-br="none" style:rotation-align="none"/>
    </style:style>
    <style:style style:family="table-cell" style:name="a491068" style:parent-style-name="Default">
      <style:table-cell-properties fo:border="none" style:diagonal-bl-tr="none" style:diagonal-tl-br="none" style:rotation-align="none"/>
    </style:style>
    <style:style style:family="table-cell" style:name="a3e8a6c" style:parent-style-name="Default">
      <style:table-cell-properties fo:border="none" style:diagonal-bl-tr="none" style:diagonal-tl-br="none" style:rotation-align="none"/>
    </style:style>
    <style:style style:family="table-cell" style:name="a6c2839" style:parent-style-name="Default">
      <style:table-cell-properties fo:border="none" style:diagonal-bl-tr="none" style:diagonal-tl-br="none" style:rotation-align="none"/>
    </style:style>
    <style:style style:family="table-cell" style:name="ae397ec" style:parent-style-name="Default">
      <style:table-cell-properties fo:border="none" style:diagonal-bl-tr="none" style:diagonal-tl-br="none" style:rotation-align="none"/>
    </style:style>
    <style:style style:family="table-cell" style:name="a345b39" style:parent-style-name="Default">
      <style:table-cell-properties fo:border="none" style:diagonal-bl-tr="none" style:diagonal-tl-br="none" style:rotation-align="none"/>
    </style:style>
    <style:style style:family="table-cell" style:name="a21bf80" style:parent-style-name="Default">
      <style:table-cell-properties fo:border="none" style:diagonal-bl-tr="none" style:diagonal-tl-br="none" style:rotation-align="none"/>
    </style:style>
    <style:style style:family="table-cell" style:name="a6487ad" style:parent-style-name="Default">
      <style:table-cell-properties fo:border="none" style:diagonal-bl-tr="none" style:diagonal-tl-br="none" style:rotation-align="none"/>
    </style:style>
    <style:style style:family="table-cell" style:name="a56eca0" style:parent-style-name="Default">
      <style:table-cell-properties fo:border="none" style:diagonal-bl-tr="none" style:diagonal-tl-br="none" style:rotation-align="none"/>
    </style:style>
    <style:style style:family="table-cell" style:name="a47eee6" style:parent-style-name="Default">
      <style:table-cell-properties fo:border="none" style:diagonal-bl-tr="none" style:diagonal-tl-br="none" style:rotation-align="none"/>
    </style:style>
    <style:style style:family="table-cell" style:name="ab6d0ba" style:parent-style-name="Default">
      <style:table-cell-properties fo:border="none" style:diagonal-bl-tr="none" style:diagonal-tl-br="none" style:rotation-align="none"/>
    </style:style>
    <style:style style:family="table-cell" style:name="a1f5d97" style:parent-style-name="Default">
      <style:table-cell-properties fo:border="none" style:diagonal-bl-tr="none" style:diagonal-tl-br="none" style:rotation-align="none"/>
    </style:style>
    <style:style style:family="table-cell" style:name="a1bbdd0" style:parent-style-name="Default">
      <style:table-cell-properties fo:border="none" style:diagonal-bl-tr="none" style:diagonal-tl-br="none" style:rotation-align="none"/>
    </style:style>
    <style:style style:family="table-cell" style:name="a5850b7" style:parent-style-name="Default">
      <style:table-cell-properties fo:border="none" style:diagonal-bl-tr="none" style:diagonal-tl-br="none" style:rotation-align="none"/>
    </style:style>
    <style:style style:family="table-cell" style:name="a84f4e6" style:parent-style-name="Default">
      <style:table-cell-properties fo:border="none" style:diagonal-bl-tr="none" style:diagonal-tl-br="none" style:rotation-align="none"/>
    </style:style>
    <style:style style:family="table-cell" style:name="a275973" style:parent-style-name="Default">
      <style:table-cell-properties fo:border="none" style:diagonal-bl-tr="none" style:diagonal-tl-br="none" style:rotation-align="none"/>
    </style:style>
    <style:style style:family="table-cell" style:name="a387f1b" style:parent-style-name="Default">
      <style:table-cell-properties fo:border="none" style:diagonal-bl-tr="none" style:diagonal-tl-br="none" style:rotation-align="none"/>
    </style:style>
    <style:style style:family="table-cell" style:name="ad817fe" style:parent-style-name="Default">
      <style:table-cell-properties fo:border="none" style:diagonal-bl-tr="none" style:diagonal-tl-br="none" style:rotation-align="none"/>
    </style:style>
    <style:style style:family="table-column" style:name="a0154d8">
      <style:table-column-properties fo:break-before="auto" style:column-width="35.8mm" style:use-optimal-column-width="true"/>
    </style:style>
    <style:style style:family="table-column" style:name="aa209a6">
      <style:table-column-properties style:column-width="90.39mm" style:use-optimal-column-width="true"/>
    </style:style>
    <style:style style:family="table-column" style:name="a214a41">
      <style:table-column-properties fo:break-before="auto" style:column-width="103.85mm" style:use-optimal-column-width="true"/>
    </style:style>
    <style:style style:family="table-row" style:name="a01f0ac">
      <style:table-row-properties fo:break-before="auto" style:row-height="0.529cm" style:use-optimal-row-height="true"/>
    </style:style>
    <style:style style:data-style-name="N0" style:family="table-cell" style:name="a7c1767" style:parent-style-name="Excel_20_Built-in_20_Calculation">
      <style:table-cell-properties fo:border="none" fo:wrap-option="no-wrap" loext:vertical-justify="auto" style:cell-protect="protected" style:diagonal-bl-tr="none" style:diagonal-tl-br="none" style:direction="ltr" style:print-content="true" style:repeat-content="false" style:rotation-align="none" style:rotation-angle="0" style:shrink-to-fit="false" style:text-align-source="value-type" style:vertical-align="bottom"/>
      <style:paragraph-properties css3t:text-justify="auto" fo:margin-left="0cm" style:writing-mode="page"/>
      <style:text-properties style:font-name="Arial"/>
    </style:style>
    <style:style style:family="table-row" style:name="a0fae03">
      <style:table-row-properties fo:break-before="auto" style:row-height="0.487cm" style:use-optimal-row-height="true"/>
    </style:style>
    <style:style style:data-style-name="N0" style:family="table-cell" style:name="a94ce52" style:parent-style-name="Excel_20_Built-in_20_Calculation">
      <style:table-cell-properties fo:border="none" fo:wrap-option="no-wrap" loext:vertical-justify="auto" style:cell-protect="protected" style:diagonal-bl-tr="none" style:diagonal-tl-br="none" style:direction="ltr" style:print-content="true" style:repeat-content="false" style:rotation-align="none" style:rotation-angle="0" style:shrink-to-fit="false" style:text-align-source="value-type" style:vertical-align="bottom"/>
      <style:paragraph-properties css3t:text-justify="auto" fo:margin-left="0cm" style:writing-mode="page"/>
      <style:text-properties style:font-name="Arial"/>
    </style:style>
    <style:style style:family="table-row" style:name="a9c6253">
      <style:table-row-properties fo:break-before="auto" style:row-height="0.529cm" style:use-optimal-row-height="true"/>
    </style:style>
    <style:style style:data-style-name="N0" style:family="table-cell" style:name="ac17e57" style:parent-style-name="Excel_20_Built-in_20_Neutral">
      <style:table-cell-properties fo:border-bottom="0.74pt solid #000000" fo:border-left="none" fo:border-right="none" fo:border-top="none" fo:wrap-option="no-wrap" loext:vertical-justify="auto" style:cell-protect="protected" style:diagonal-bl-tr="none" style:diagonal-tl-br="none" style:direction="ltr" style:print-content="true" style:repeat-content="false" style:rotation-align="none" style:rotation-angle="0" style:shrink-to-fit="false" style:text-align-source="value-type" style:vertical-align="bottom"/>
      <style:paragraph-properties css3t:text-justify="auto" fo:margin-left="0cm" style:writing-mode="page"/>
      <style:text-properties fo:font-size="11pt" fo:font-style="normal" fo:font-weight="bold" fo:text-shadow="none" style:font-name="Arial" style:font-size-asian="11pt" style:font-size-complex="11pt" style:font-style-asian="normal" style:font-style-complex="normal" style:font-weight-asian="bold" style:font-weight-complex="bold" style:text-line-through-style="none" style:text-line-through-type="none" style:text-outline="false" style:text-underline-style="none" style:use-window-font-color="true"/>
    </style:style>
    <style:style style:family="table-row" style:name="a735afa">
      <style:table-row-properties fo:break-before="auto" style:row-height="0.529cm" style:use-optimal-row-height="true"/>
    </style:style>
    <style:style style:family="table-cell" style:name="afd8be0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892951">
      <style:table-row-properties fo:break-before="auto" style:row-height="0.529cm" style:use-optimal-row-height="true"/>
    </style:style>
    <style:style style:family="table-cell" style:name="aca9d58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31ec7e">
      <style:table-row-properties fo:break-before="auto" style:row-height="0.529cm" style:use-optimal-row-height="true"/>
    </style:style>
    <style:style style:family="table-cell" style:name="af67551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3868dc">
      <style:table-row-properties fo:break-before="auto" style:row-height="0.529cm" style:use-optimal-row-height="true"/>
    </style:style>
    <style:style style:family="table-cell" style:name="a151cf9" style:parent-style-name="Default">
      <style:table-cell-properties fo:border="none" style:diagonal-bl-tr="none" style:diagonal-tl-br="none" style:rotation-align="none"/>
      <style:text-properties fo:color="#000000" fo:font-size="9pt" fo:font-style="normal" fo:font-weight="normal" fo:text-shadow="none" style:font-name="Arial" style:font-size-asian="9pt" style:font-size-complex="9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row" style:name="a45a54e">
      <style:table-row-properties fo:break-before="auto" style:row-height="0.529cm" style:use-optimal-row-height="true"/>
    </style:style>
    <style:style style:family="table-cell" style:name="a35415e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db7818">
      <style:table-row-properties fo:break-before="auto" style:row-height="0.529cm" style:use-optimal-row-height="true"/>
    </style:style>
    <style:style style:family="table-cell" style:name="aabd93e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e8f20e">
      <style:table-row-properties fo:break-before="auto" style:row-height="0.529cm" style:use-optimal-row-height="true"/>
    </style:style>
    <style:style style:family="table-cell" style:name="aa35048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7f301f">
      <style:table-row-properties fo:break-before="auto" style:row-height="0.529cm" style:use-optimal-row-height="true"/>
    </style:style>
    <style:style style:family="table-cell" style:name="a6cd005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8508b0">
      <style:table-row-properties fo:break-before="auto" style:row-height="0.529cm" style:use-optimal-row-height="true"/>
    </style:style>
    <style:style style:family="table-cell" style:name="ae70de9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298b40">
      <style:table-row-properties fo:break-before="auto" style:row-height="0.529cm" style:use-optimal-row-height="true"/>
    </style:style>
    <style:style style:family="table-cell" style:name="ad88932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c59e29">
      <style:table-row-properties fo:break-before="auto" style:row-height="0.529cm" style:use-optimal-row-height="true"/>
    </style:style>
    <style:style style:family="table-cell" style:name="a029a8e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756fac">
      <style:table-row-properties fo:break-before="auto" style:row-height="0.529cm" style:use-optimal-row-height="true"/>
    </style:style>
    <style:style style:family="table-cell" style:name="a5262ba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e02c77">
      <style:table-row-properties fo:break-before="auto" style:row-height="0.529cm" style:use-optimal-row-height="true"/>
    </style:style>
    <style:style style:family="table-cell" style:name="abbc49a" style:parent-style-name="Default">
      <style:table-cell-properties style:rotation-align="none"/>
      <style:text-properties style:font-name="Arial"/>
    </style:style>
    <style:style style:family="table-row" style:name="ae8bf5d">
      <style:table-row-properties fo:break-before="auto" style:row-height="0.529cm" style:use-optimal-row-height="true"/>
    </style:style>
    <style:style style:family="table-cell" style:name="a7c6a6b" style:parent-style-name="Default">
      <style:table-cell-properties style:rotation-align="none"/>
      <style:text-properties style:font-name="Arial"/>
    </style:style>
    <style:style style:family="table-row" style:name="ab282f7">
      <style:table-row-properties fo:break-before="auto" style:row-height="0.529cm" style:use-optimal-row-height="true"/>
    </style:style>
    <style:style style:family="table-cell" style:name="a389d0c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ea0755">
      <style:table-row-properties fo:break-before="auto" style:row-height="0.529cm" style:use-optimal-row-height="true"/>
    </style:style>
    <style:style style:family="table-cell" style:name="a44af99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599b0d">
      <style:table-row-properties fo:break-before="auto" style:row-height="0.529cm" style:use-optimal-row-height="true"/>
    </style:style>
    <style:style style:family="table-cell" style:name="a9b30be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cc6830">
      <style:table-row-properties fo:break-before="auto" style:row-height="0.529cm" style:use-optimal-row-height="true"/>
    </style:style>
    <style:style style:family="table-cell" style:name="a4d3688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46eb19">
      <style:table-row-properties fo:break-before="auto" style:row-height="0.529cm" style:use-optimal-row-height="true"/>
    </style:style>
    <style:style style:family="table-cell" style:name="a6e308b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e191fd">
      <style:table-row-properties fo:break-before="auto" style:row-height="0.529cm" style:use-optimal-row-height="true"/>
    </style:style>
    <style:style style:family="table-cell" style:name="a92f7b5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a7b1c0">
      <style:table-row-properties fo:break-before="auto" style:row-height="0.529cm" style:use-optimal-row-height="true"/>
    </style:style>
    <style:style style:family="table-cell" style:name="a63922d" style:parent-style-name="Default">
      <style:table-cell-properties style:rotation-align="none"/>
      <style:text-properties style:font-name="Arial"/>
    </style:style>
    <style:style style:family="table-row" style:name="ae2ed73">
      <style:table-row-properties fo:break-before="auto" style:row-height="0.529cm" style:use-optimal-row-height="true"/>
    </style:style>
    <style:style style:family="table-cell" style:name="a9b94e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26f380">
      <style:table-row-properties fo:break-before="auto" style:row-height="0.529cm" style:use-optimal-row-height="true"/>
    </style:style>
    <style:style style:family="table-cell" style:name="a3d7402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4c4c68">
      <style:table-row-properties fo:break-before="auto" style:row-height="0.529cm" style:use-optimal-row-height="true"/>
    </style:style>
    <style:style style:family="table-cell" style:name="afcae08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b02495">
      <style:table-row-properties fo:break-before="auto" style:row-height="0.529cm" style:use-optimal-row-height="true"/>
    </style:style>
    <style:style style:family="table-cell" style:name="ab8cd91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73bba7">
      <style:table-row-properties fo:break-before="auto" style:row-height="0.529cm" style:use-optimal-row-height="true"/>
    </style:style>
    <style:style style:family="table-cell" style:name="ac2ffec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ddb937">
      <style:table-row-properties fo:break-before="auto" style:row-height="0.529cm" style:use-optimal-row-height="true"/>
    </style:style>
    <style:style style:family="table-cell" style:name="af8b6e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43500a">
      <style:table-row-properties fo:break-before="auto" style:row-height="0.529cm" style:use-optimal-row-height="true"/>
    </style:style>
    <style:style style:family="table-cell" style:name="a1ab6be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2c1617">
      <style:table-row-properties fo:break-before="auto" style:row-height="0.529cm" style:use-optimal-row-height="true"/>
    </style:style>
    <style:style style:family="table-cell" style:name="a4050c0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7b08e9">
      <style:table-row-properties fo:break-before="auto" style:row-height="0.529cm" style:use-optimal-row-height="true"/>
    </style:style>
    <style:style style:family="table-cell" style:name="a9d9e5d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de9b3b">
      <style:table-row-properties fo:break-before="auto" style:row-height="0.529cm" style:use-optimal-row-height="true"/>
    </style:style>
    <style:style style:family="table-cell" style:name="ac09780" style:parent-style-name="Default">
      <style:table-cell-properties style:rotation-align="none"/>
      <style:text-properties fo:font-size="10pt" fo:font-style="normal" fo:font-weight="normal" fo:text-shadow="none" style:font-name="Arial" style:font-name-complex="Arial" style:font-size-asian="10pt" style:font-size-complex="10pt" style:font-style-asian="normal" style:font-style-complex="normal" style:font-weight-asian="normal" style:font-weight-complex="normal" style:text-line-through-style="solid" style:text-line-through-type="single" style:text-outline="false" style:text-underline-style="none" style:use-window-font-color="true"/>
    </style:style>
    <style:style style:family="table-row" style:name="a4a21da">
      <style:table-row-properties fo:break-before="auto" style:row-height="0.529cm" style:use-optimal-row-height="true"/>
    </style:style>
    <style:style style:family="table-cell" style:name="ad71a80" style:parent-style-name="Default">
      <style:table-cell-properties style:rotation-align="none"/>
      <style:text-properties fo:font-size="10pt" fo:font-style="normal" fo:font-weight="normal" fo:text-shadow="none" style:font-name="Arial" style:font-name-complex="Arial" style:font-size-asian="10pt" style:font-size-complex="10pt" style:font-style-asian="normal" style:font-style-complex="normal" style:font-weight-asian="normal" style:font-weight-complex="normal" style:text-line-through-style="solid" style:text-line-through-type="single" style:text-outline="false" style:text-underline-style="none" style:use-window-font-color="true"/>
    </style:style>
    <style:style style:family="table-row" style:name="ac1c324">
      <style:table-row-properties fo:break-before="auto" style:row-height="0.487cm" style:use-optimal-row-height="true"/>
    </style:style>
    <style:style style:family="table-cell" style:name="adeab04" style:parent-style-name="Default">
      <style:table-cell-properties style:rotation-align="none"/>
      <style:text-properties fo:font-size="10pt" fo:font-style="normal" fo:font-weight="normal" fo:text-shadow="none" style:font-name="Arial" style:font-name-complex="Arial" style:font-size-asian="10pt" style:font-size-complex="10pt" style:font-style-asian="normal" style:font-style-complex="normal" style:font-weight-asian="normal" style:font-weight-complex="normal" style:text-line-through-style="solid" style:text-line-through-type="single" style:text-outline="false" style:text-underline-style="none" style:use-window-font-color="true"/>
    </style:style>
    <style:style style:family="table-row" style:name="ae06dbd">
      <style:table-row-properties fo:break-before="auto" style:row-height="0.529cm" style:use-optimal-row-height="true"/>
    </style:style>
    <style:style style:family="table-cell" style:name="ae110a6" style:parent-style-name="Default">
      <style:table-cell-properties style:rotation-align="none"/>
      <style:text-properties fo:font-size="10pt" fo:font-style="normal" fo:font-weight="normal" fo:text-shadow="none" style:font-name="Arial" style:font-name-complex="Arial" style:font-size-asian="10pt" style:font-size-complex="10pt" style:font-style-asian="normal" style:font-style-complex="normal" style:font-weight-asian="normal" style:font-weight-complex="normal" style:text-line-through-style="solid" style:text-line-through-type="single" style:text-outline="false" style:text-underline-style="none" style:use-window-font-color="true"/>
    </style:style>
    <style:style style:family="table-row" style:name="a9a9043">
      <style:table-row-properties fo:break-before="auto" style:row-height="0.529cm" style:use-optimal-row-height="true"/>
    </style:style>
    <style:style style:family="table-cell" style:name="a9e5534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519520">
      <style:table-row-properties fo:break-before="auto" style:row-height="0.529cm" style:use-optimal-row-height="true"/>
    </style:style>
    <style:style style:family="table-cell" style:name="a782dd4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20c2c2">
      <style:table-row-properties fo:break-before="auto" style:row-height="0.529cm" style:use-optimal-row-height="true"/>
    </style:style>
    <style:style style:family="table-cell" style:name="acbd972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c551e3">
      <style:table-row-properties fo:break-before="auto" style:row-height="0.529cm" style:use-optimal-row-height="true"/>
    </style:style>
    <style:style style:family="table-cell" style:name="a893230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d69095">
      <style:table-row-properties fo:break-before="auto" style:row-height="0.529cm" style:use-optimal-row-height="true"/>
    </style:style>
    <style:style style:family="table-cell" style:name="a1756d5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790243">
      <style:table-row-properties fo:break-before="auto" style:row-height="0.529cm" style:use-optimal-row-height="true"/>
    </style:style>
    <style:style style:family="table-cell" style:name="a042c5d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edd9e8">
      <style:table-row-properties fo:break-before="auto" style:row-height="0.529cm" style:use-optimal-row-height="true"/>
    </style:style>
    <style:style style:family="table-cell" style:name="a934732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882d20">
      <style:table-row-properties fo:break-before="auto" style:row-height="0.529cm" style:use-optimal-row-height="true"/>
    </style:style>
    <style:style style:family="table-cell" style:name="ab5ceb0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b013d2">
      <style:table-row-properties fo:break-before="auto" style:row-height="0.529cm" style:use-optimal-row-height="true"/>
    </style:style>
    <style:style style:family="table-cell" style:name="aeee4f7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cad19f">
      <style:table-row-properties fo:break-before="auto" style:row-height="0.529cm" style:use-optimal-row-height="true"/>
    </style:style>
    <style:style style:family="table-cell" style:name="a024834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8b6358">
      <style:table-row-properties fo:break-before="auto" style:row-height="0.529cm" style:use-optimal-row-height="true"/>
    </style:style>
    <style:style style:family="table-cell" style:name="a5481d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599c17">
      <style:table-row-properties fo:break-before="auto" style:row-height="0.529cm" style:use-optimal-row-height="true"/>
    </style:style>
    <style:style style:family="table-cell" style:name="aa04b75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fca2ca">
      <style:table-row-properties fo:break-before="auto" style:row-height="0.529cm" style:use-optimal-row-height="true"/>
    </style:style>
    <style:style style:family="table-cell" style:name="a0b183e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715a4f">
      <style:table-row-properties fo:break-before="auto" style:row-height="0.529cm" style:use-optimal-row-height="true"/>
    </style:style>
    <style:style style:family="table-cell" style:name="ade2d31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0b4b65">
      <style:table-row-properties fo:break-before="auto" style:row-height="0.529cm" style:use-optimal-row-height="true"/>
    </style:style>
    <style:style style:family="table-cell" style:name="ad9a1a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804910">
      <style:table-row-properties fo:break-before="auto" style:row-height="0.529cm" style:use-optimal-row-height="true"/>
    </style:style>
    <style:style style:family="table-cell" style:name="a8e44bb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f17d49">
      <style:table-row-properties fo:break-before="auto" style:row-height="0.529cm" style:use-optimal-row-height="true"/>
    </style:style>
    <style:style style:family="table-cell" style:name="ab1fbab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211500">
      <style:table-row-properties fo:break-before="auto" style:row-height="0.529cm" style:use-optimal-row-height="true"/>
    </style:style>
    <style:style style:family="table-cell" style:name="a72f84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d79fc7">
      <style:table-row-properties fo:break-before="auto" style:row-height="0.529cm" style:use-optimal-row-height="true"/>
    </style:style>
    <style:style style:family="table-cell" style:name="a5865f3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a8a8d0">
      <style:table-row-properties fo:break-before="auto" style:row-height="0.529cm" style:use-optimal-row-height="true"/>
    </style:style>
    <style:style style:family="table-cell" style:name="ae61ef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4053ec">
      <style:table-row-properties fo:break-before="auto" style:row-height="0.529cm" style:use-optimal-row-height="true"/>
    </style:style>
    <style:style style:family="table-cell" style:name="a93e2ef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b522be">
      <style:table-row-properties fo:break-before="auto" style:row-height="0.529cm" style:use-optimal-row-height="true"/>
    </style:style>
    <style:style style:family="table-cell" style:name="a82a2c3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deb36e">
      <style:table-row-properties fo:break-before="auto" style:row-height="0.529cm" style:use-optimal-row-height="true"/>
    </style:style>
    <style:style style:family="table-cell" style:name="af30562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dd8b62">
      <style:table-row-properties fo:break-before="auto" style:row-height="0.529cm" style:use-optimal-row-height="true"/>
    </style:style>
    <style:style style:family="table-cell" style:name="aca8c28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1615e6">
      <style:table-row-properties fo:break-before="auto" style:row-height="0.529cm" style:use-optimal-row-height="true"/>
    </style:style>
    <style:style style:family="table-cell" style:name="a57f4bc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3b27cb">
      <style:table-row-properties fo:break-before="auto" style:row-height="0.529cm" style:use-optimal-row-height="true"/>
    </style:style>
    <style:style style:family="table-cell" style:name="a1ee1ad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4fd64f">
      <style:table-row-properties fo:break-before="auto" style:row-height="0.529cm" style:use-optimal-row-height="true"/>
    </style:style>
    <style:style style:family="table-cell" style:name="a4db243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0680ed">
      <style:table-row-properties fo:break-before="auto" style:row-height="0.529cm" style:use-optimal-row-height="true"/>
    </style:style>
    <style:style style:family="table-cell" style:name="ae2052f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a8d2df">
      <style:table-row-properties fo:break-before="auto" style:row-height="0.529cm" style:use-optimal-row-height="true"/>
    </style:style>
    <style:style style:family="table-cell" style:name="a9fe911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eb7a64">
      <style:table-row-properties fo:break-before="auto" style:row-height="0.529cm" style:use-optimal-row-height="true"/>
    </style:style>
    <style:style style:family="table-cell" style:name="a48790c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35a131">
      <style:table-row-properties fo:break-before="auto" style:row-height="0.529cm" style:use-optimal-row-height="true"/>
    </style:style>
    <style:style style:family="table-cell" style:name="acdd2da" style:parent-style-name="Default">
      <style:table-cell-properties style:rotation-align="none"/>
      <style:text-properties style:font-name="Arial"/>
    </style:style>
    <style:style style:family="table-row" style:name="a091280">
      <style:table-row-properties fo:break-before="auto" style:row-height="0.529cm" style:use-optimal-row-height="true"/>
    </style:style>
    <style:style style:family="table-cell" style:name="a2f3711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41b0b7">
      <style:table-row-properties fo:break-before="auto" style:row-height="0.529cm" style:use-optimal-row-height="true"/>
    </style:style>
    <style:style style:family="table-cell" style:name="ab7fb8c" style:parent-style-name="Default">
      <style:table-cell-properties style:rotation-align="none"/>
      <style:text-properties style:font-name="Arial"/>
    </style:style>
    <style:style style:family="table-row" style:name="acaa59d">
      <style:table-row-properties fo:break-before="auto" style:row-height="0.529cm" style:use-optimal-row-height="true"/>
    </style:style>
    <style:style style:family="table-cell" style:name="a4a033c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7ad583">
      <style:table-row-properties fo:break-before="auto" style:row-height="0.529cm" style:use-optimal-row-height="true"/>
    </style:style>
    <style:style style:family="table-cell" style:name="a57edb5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e9cee1">
      <style:table-row-properties fo:break-before="auto" style:row-height="0.529cm" style:use-optimal-row-height="true"/>
    </style:style>
    <style:style style:family="table-cell" style:name="a1f6451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eff55c">
      <style:table-row-properties fo:break-before="auto" style:row-height="0.529cm" style:use-optimal-row-height="true"/>
    </style:style>
    <style:style style:family="table-cell" style:name="a6811be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f14029">
      <style:table-row-properties fo:break-before="auto" style:row-height="0.529cm" style:use-optimal-row-height="true"/>
    </style:style>
    <style:style style:family="table-cell" style:name="a932c3b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26d12a">
      <style:table-row-properties fo:break-before="auto" style:row-height="0.529cm" style:use-optimal-row-height="true"/>
    </style:style>
    <style:style style:family="table-cell" style:name="aa149f7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8a2b64">
      <style:table-row-properties fo:break-before="auto" style:row-height="0.529cm" style:use-optimal-row-height="true"/>
    </style:style>
    <style:style style:family="table-cell" style:name="a33ba3e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52249f">
      <style:table-row-properties fo:break-before="auto" style:row-height="0.529cm" style:use-optimal-row-height="true"/>
    </style:style>
    <style:style style:family="table-cell" style:name="a9b1572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b7172b">
      <style:table-row-properties fo:break-before="auto" style:row-height="0.529cm" style:use-optimal-row-height="true"/>
    </style:style>
    <style:style style:family="table-cell" style:name="a1960fc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de964c">
      <style:table-row-properties fo:break-before="auto" style:row-height="0.529cm" style:use-optimal-row-height="true"/>
    </style:style>
    <style:style style:family="table-cell" style:name="a6a43ac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e038b3">
      <style:table-row-properties fo:break-before="auto" style:row-height="0.529cm" style:use-optimal-row-height="true"/>
    </style:style>
    <style:style style:family="table-cell" style:name="aea9a41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2231f4">
      <style:table-row-properties fo:break-before="auto" style:row-height="0.529cm" style:use-optimal-row-height="true"/>
    </style:style>
    <style:style style:family="table-cell" style:name="ad1830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3ead09">
      <style:table-row-properties fo:break-before="auto" style:row-height="0.529cm" style:use-optimal-row-height="true"/>
    </style:style>
    <style:style style:family="table-cell" style:name="a82f2b2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f7672b">
      <style:table-row-properties fo:break-before="auto" style:row-height="0.529cm" style:use-optimal-row-height="true"/>
    </style:style>
    <style:style style:family="table-cell" style:name="a365415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c52ba2">
      <style:table-row-properties fo:break-before="auto" style:row-height="0.529cm" style:use-optimal-row-height="true"/>
    </style:style>
    <style:style style:family="table-cell" style:name="acdd730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71c655">
      <style:table-row-properties fo:break-before="auto" style:row-height="0.529cm" style:use-optimal-row-height="true"/>
    </style:style>
    <style:style style:family="table-cell" style:name="a942bb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1e0c39">
      <style:table-row-properties fo:break-before="auto" style:row-height="0.529cm" style:use-optimal-row-height="true"/>
    </style:style>
    <style:style style:family="table-cell" style:name="aa1ae27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a7f5e8">
      <style:table-row-properties fo:break-before="auto" style:row-height="0.529cm" style:use-optimal-row-height="true"/>
    </style:style>
    <style:style style:family="table-cell" style:name="a56cdfd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b7b9fe">
      <style:table-row-properties fo:break-before="auto" style:row-height="0.529cm" style:use-optimal-row-height="true"/>
    </style:style>
    <style:style style:family="table-cell" style:name="acae69a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c39a05">
      <style:table-row-properties fo:break-before="auto" style:row-height="0.529cm" style:use-optimal-row-height="true"/>
    </style:style>
    <style:style style:family="table-cell" style:name="a5c2bed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21ee14">
      <style:table-row-properties fo:break-before="auto" style:row-height="0.529cm" style:use-optimal-row-height="true"/>
    </style:style>
    <style:style style:family="table-cell" style:name="a01e707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25285d">
      <style:table-row-properties fo:break-before="auto" style:row-height="0.529cm" style:use-optimal-row-height="true"/>
    </style:style>
    <style:style style:family="table-cell" style:name="a5d4e05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2f4b5e">
      <style:table-row-properties fo:break-before="auto" style:row-height="0.529cm" style:use-optimal-row-height="true"/>
    </style:style>
    <style:style style:family="table-cell" style:name="a3a061b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6ee266">
      <style:table-row-properties fo:break-before="auto" style:row-height="0.487cm" style:use-optimal-row-height="true"/>
    </style:style>
    <style:style style:family="table-cell" style:name="aa51597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6835a1">
      <style:table-row-properties fo:break-before="auto" style:row-height="0.529cm" style:use-optimal-row-height="true"/>
    </style:style>
    <style:style style:family="table-cell" style:name="a92f730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b76fe6">
      <style:table-row-properties fo:break-before="auto" style:row-height="0.487cm" style:use-optimal-row-height="true"/>
    </style:style>
    <style:style style:family="table-cell" style:name="a4adef5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5cfdf0">
      <style:table-row-properties fo:break-before="auto" style:row-height="0.529cm" style:use-optimal-row-height="true"/>
    </style:style>
    <style:style style:family="table-cell" style:name="a3954a7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f9d3c5">
      <style:table-row-properties fo:break-before="auto" style:row-height="0.529cm" style:use-optimal-row-height="true"/>
    </style:style>
    <style:style style:family="table-cell" style:name="a1e4e6c" style:parent-style-name="Default">
      <style:table-cell-properties style:rotation-align="none"/>
      <style:text-properties style:font-name="Arial"/>
    </style:style>
    <style:style style:family="table-row" style:name="a4ebe6c">
      <style:table-row-properties fo:break-before="auto" style:row-height="0.529cm" style:use-optimal-row-height="true"/>
    </style:style>
    <style:style style:family="table-cell" style:name="aae3204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15b538">
      <style:table-row-properties fo:break-before="auto" style:row-height="0.529cm" style:use-optimal-row-height="true"/>
    </style:style>
    <style:style style:family="table-cell" style:name="a10d20c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777f4f">
      <style:table-row-properties fo:break-before="auto" style:row-height="0.529cm" style:use-optimal-row-height="true"/>
    </style:style>
    <style:style style:family="table-cell" style:name="a40dfe3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583730">
      <style:table-row-properties fo:break-before="auto" style:row-height="0.529cm" style:use-optimal-row-height="true"/>
    </style:style>
    <style:style style:family="table-cell" style:name="a30a245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f37f50">
      <style:table-row-properties fo:break-before="auto" style:row-height="0.529cm" style:use-optimal-row-height="true"/>
    </style:style>
    <style:style style:family="table-cell" style:name="a014bba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92d82a">
      <style:table-row-properties fo:break-before="auto" style:row-height="0.529cm" style:use-optimal-row-height="true"/>
    </style:style>
    <style:style style:family="table-cell" style:name="a384b51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eeb94d">
      <style:table-row-properties fo:break-before="auto" style:row-height="0.529cm" style:use-optimal-row-height="true"/>
    </style:style>
    <style:style style:family="table-cell" style:name="a14a56b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3b143f">
      <style:table-row-properties fo:break-before="auto" style:row-height="0.529cm" style:use-optimal-row-height="true"/>
    </style:style>
    <style:style style:family="table-cell" style:name="a4d096c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43014b">
      <style:table-row-properties fo:break-before="auto" style:row-height="0.529cm" style:use-optimal-row-height="true"/>
    </style:style>
    <style:style style:family="table-cell" style:name="a2134a8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eac38b">
      <style:table-row-properties fo:break-before="auto" style:row-height="0.529cm" style:use-optimal-row-height="true"/>
    </style:style>
    <style:style style:family="table-cell" style:name="ac581e2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2452c5">
      <style:table-row-properties fo:break-before="auto" style:row-height="0.529cm" style:use-optimal-row-height="true"/>
    </style:style>
    <style:style style:family="table-cell" style:name="a79882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de6ee8">
      <style:table-row-properties fo:break-before="auto" style:row-height="0.529cm" style:use-optimal-row-height="true"/>
    </style:style>
    <style:style style:family="table-cell" style:name="ab9a2e7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d22a4a">
      <style:table-row-properties fo:break-before="auto" style:row-height="0.529cm" style:use-optimal-row-height="true"/>
    </style:style>
    <style:style style:family="table-cell" style:name="aca689c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bc14ee">
      <style:table-row-properties fo:break-before="auto" style:row-height="0.529cm" style:use-optimal-row-height="true"/>
    </style:style>
    <style:style style:family="table-cell" style:name="aabb444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86046c">
      <style:table-row-properties fo:break-before="auto" style:row-height="0.529cm" style:use-optimal-row-height="true"/>
    </style:style>
    <style:style style:family="table-cell" style:name="a523999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02194f">
      <style:table-row-properties fo:break-before="auto" style:row-height="0.529cm" style:use-optimal-row-height="true"/>
    </style:style>
    <style:style style:family="table-cell" style:name="ad1e2ce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005bfd">
      <style:table-row-properties fo:break-before="auto" style:row-height="0.529cm" style:use-optimal-row-height="true"/>
    </style:style>
    <style:style style:family="table-cell" style:name="a13b225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row" style:name="afb587a">
      <style:table-row-properties fo:break-before="auto" style:row-height="0.529cm" style:use-optimal-row-height="true"/>
    </style:style>
    <style:style style:family="table-row" style:name="a26c1a0">
      <style:table-row-properties fo:break-before="auto" style:row-height="0.529cm" style:use-optimal-row-height="true"/>
    </style:style>
    <style:style style:family="table-row" style:name="afa9994">
      <style:table-row-properties fo:break-before="auto" style:row-height="0.529cm" style:use-optimal-row-height="true"/>
    </style:style>
    <style:style style:family="table-row" style:name="a1ee6a4">
      <style:table-row-properties fo:break-before="auto" style:row-height="0.529cm" style:use-optimal-row-height="true"/>
    </style:style>
    <style:style style:family="table-row" style:name="aecd8bd">
      <style:table-row-properties fo:break-before="auto" style:row-height="0.529cm" style:use-optimal-row-height="true"/>
    </style:style>
    <style:style style:family="table-row" style:name="a33b537">
      <style:table-row-properties fo:break-before="auto" style:row-height="0.529cm" style:use-optimal-row-height="true"/>
    </style:style>
    <style:style style:family="table-row" style:name="a0723a7">
      <style:table-row-properties fo:break-before="auto" style:row-height="0.529cm" style:use-optimal-row-height="true"/>
    </style:style>
    <style:style style:family="table-row" style:name="a9acfe1">
      <style:table-row-properties fo:break-before="auto" style:row-height="0.529cm" style:use-optimal-row-height="true"/>
    </style:style>
    <style:style style:data-style-name="N0" style:family="table-cell" style:name="a72027a" style:parent-style-name="Excel_20_Built-in_20_Neutral">
      <style:table-cell-properties fo:border-bottom="0.74pt solid #000000" fo:border-left="none" fo:border-right="none" fo:border-top="none" fo:wrap-option="no-wrap" loext:vertical-justify="auto" style:cell-protect="protected" style:diagonal-bl-tr="none" style:diagonal-tl-br="none" style:direction="ltr" style:print-content="true" style:repeat-content="false" style:rotation-align="none" style:rotation-angle="0" style:shrink-to-fit="false" style:text-align-source="value-type" style:vertical-align="bottom"/>
      <style:paragraph-properties css3t:text-justify="auto" fo:margin-left="0cm" style:writing-mode="page"/>
      <style:text-properties fo:color="#9c6500" fo:font-size="11pt" fo:font-style="normal" fo:font-weight="bold" fo:text-shadow="none" style:font-name="Arial" style:font-size-asian="11pt" style:font-size-complex="11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data-style-name="N0" style:family="table-cell" style:name="a80cd23" style:parent-style-name="Excel_20_Built-in_20_Neutral">
      <style:table-cell-properties fo:background-color="#d6dce5" fo:border-bottom="0.26mm solid #000000" fo:border-left="none" fo:border-right="none" fo:border-top="none" fo:wrap-option="no-wrap" loext:vertical-justify="auto" style:cell-protect="protected" style:diagonal-bl-tr="none" style:diagonal-tl-br="none" style:direction="ltr" style:print-content="true" style:repeat-content="false" style:rotation-align="none" style:rotation-angle="0" style:shrink-to-fit="false" style:text-align-source="value-type" style:vertical-align="bottom"/>
      <style:paragraph-properties css3t:text-justify="auto" fo:margin-left="0cm" style:writing-mode="page"/>
      <style:text-properties fo:color="#9c6500" fo:font-size="11pt" fo:font-style="normal" fo:font-weight="bold" fo:text-shadow="none" style:font-name="Calibri" style:font-size-asian="11pt" style:font-size-complex="11pt" style:font-style-asian="normal" style:font-style-complex="normal" style:font-weight-asian="bold" style:font-weight-complex="bold" style:text-line-through-style="none" style:text-line-through-type="none" style:text-outline="false" style:text-underline-style="none" style:use-window-font-color="true"/>
    </style:style>
    <style:style style:family="table-cell" style:name="ae21253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5f040a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59a710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848a61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65ed87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814cd0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b75c78" style:parent-style-name="Default">
      <style:table-cell-properties fo:border="none" style:diagonal-bl-tr="none" style:diagonal-tl-br="none" style:rotation-align="none"/>
      <style:text-properties fo:color="#000000" fo:font-size="9pt" fo:font-style="normal" fo:font-weight="normal" fo:text-shadow="none" style:font-name="Arial" style:font-size-asian="9pt" style:font-size-complex="9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a5dbaff" style:parent-style-name="Default">
      <style:table-cell-properties fo:border="none" style:diagonal-bl-tr="none" style:diagonal-tl-br="none" style:rotation-align="none"/>
      <style:text-properties fo:color="#000000" fo:font-size="9pt" fo:font-style="normal" fo:font-weight="normal" fo:text-shadow="none" style:font-name="Arial" style:font-size-asian="9pt" style:font-size-complex="9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ab2b92d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0b4990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7df0cb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e646fb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1c546b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db1173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901355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16eb43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28afe9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6e8e6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0ce10c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597748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a31b32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43e9d7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0c1954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3a3370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4f6f62" style:parent-style-name="Default">
      <style:table-cell-properties style:rotation-align="none"/>
      <style:text-properties style:font-name="Arial"/>
    </style:style>
    <style:style style:family="table-cell" style:name="a70df46" style:parent-style-name="Default">
      <style:table-cell-properties style:rotation-align="none"/>
      <style:text-properties style:font-name="Arial"/>
    </style:style>
    <style:style style:family="table-cell" style:name="ad8b515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c6ba49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3d7123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19deaf" style:parent-style-name="Default">
      <style:table-cell-properties style:rotation-align="none"/>
      <style:text-properties style:font-name="Arial"/>
    </style:style>
    <style:style style:family="table-cell" style:name="a15da2a" style:parent-style-name="Default">
      <style:table-cell-properties style:rotation-align="none"/>
      <style:text-properties style:font-name="Arial"/>
    </style:style>
    <style:style style:family="table-cell" style:name="aa7ce9d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ae03fd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e528b1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ff6509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6af841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5508f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214e9f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2482d7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7ff1ca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84027b" style:parent-style-name="Default">
      <style:table-cell-properties style:rotation-align="none"/>
      <style:text-properties style:font-name="Arial"/>
    </style:style>
    <style:style style:family="table-cell" style:name="a19c045" style:parent-style-name="Default">
      <style:table-cell-properties style:rotation-align="none"/>
      <style:text-properties style:font-name="Arial"/>
    </style:style>
    <style:style style:family="table-cell" style:name="a9015b5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253100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72d7a5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ff5192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4fdd6c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de142d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6d50c3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dde209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b09e61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147e37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25273a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539005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52c0e0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36eb85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c9c2b4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2121c5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7022a9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fb49c3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cffda1" style:parent-style-name="Default">
      <style:table-cell-properties style:rotation-align="none"/>
      <style:text-properties fo:font-size="10pt" fo:font-style="normal" fo:font-weight="normal" fo:text-shadow="none" style:font-name="Arial" style:font-name-complex="Arial" style:font-size-asian="10pt" style:font-size-complex="10pt" style:font-style-asian="normal" style:font-style-complex="normal" style:font-weight-asian="normal" style:font-weight-complex="normal" style:text-line-through-style="solid" style:text-line-through-type="single" style:text-outline="false" style:text-underline-style="none" style:use-window-font-color="true"/>
    </style:style>
    <style:style style:family="table-cell" style:name="a368e56" style:parent-style-name="Default">
      <style:table-cell-properties style:rotation-align="none"/>
      <style:text-properties fo:font-size="10pt" fo:font-style="normal" fo:font-weight="normal" fo:text-shadow="none" style:font-name="Arial" style:font-name-complex="Arial" style:font-size-asian="10pt" style:font-size-complex="10pt" style:font-style-asian="normal" style:font-style-complex="normal" style:font-weight-asian="normal" style:font-weight-complex="normal" style:text-line-through-style="solid" style:text-line-through-type="single" style:text-outline="false" style:text-underline-style="none" style:use-window-font-color="true"/>
    </style:style>
    <style:style style:family="table-cell" style:name="a4914e0" style:parent-style-name="Default">
      <style:table-cell-properties style:rotation-align="none"/>
      <style:text-properties fo:font-size="10pt" fo:font-style="normal" fo:font-weight="normal" fo:text-shadow="none" style:font-name="Arial" style:font-name-complex="Arial" style:font-size-asian="10pt" style:font-size-complex="10pt" style:font-style-asian="normal" style:font-style-complex="normal" style:font-weight-asian="normal" style:font-weight-complex="normal" style:text-line-through-style="solid" style:text-line-through-type="single" style:text-outline="false" style:text-underline-style="none" style:use-window-font-color="true"/>
    </style:style>
    <style:style style:family="table-cell" style:name="a6e1c66" style:parent-style-name="Default">
      <style:table-cell-properties style:rotation-align="none"/>
      <style:text-properties fo:font-size="10pt" fo:font-style="normal" fo:font-weight="normal" fo:text-shadow="none" style:font-name="Arial" style:font-name-complex="Arial" style:font-size-asian="10pt" style:font-size-complex="10pt" style:font-style-asian="normal" style:font-style-complex="normal" style:font-weight-asian="normal" style:font-weight-complex="normal" style:text-line-through-style="solid" style:text-line-through-type="single" style:text-outline="false" style:text-underline-style="none" style:use-window-font-color="true"/>
    </style:style>
    <style:style style:family="table-cell" style:name="a858afd" style:parent-style-name="Default">
      <style:table-cell-properties style:rotation-align="none"/>
      <style:text-properties fo:font-size="10pt" fo:font-style="normal" fo:font-weight="normal" fo:text-shadow="none" style:font-name="Arial" style:font-name-complex="Arial" style:font-size-asian="10pt" style:font-size-complex="10pt" style:font-style-asian="normal" style:font-style-complex="normal" style:font-weight-asian="normal" style:font-weight-complex="normal" style:text-line-through-mode="continuous" style:text-line-through-style="solid" style:text-line-through-type="single" style:text-outline="false" style:text-overline-mode="continuous" style:text-underline-mode="continuous" style:text-underline-style="none" style:use-window-font-color="true"/>
    </style:style>
    <style:style style:family="table-cell" style:name="a91d044" style:parent-style-name="Default">
      <style:table-cell-properties style:rotation-align="none"/>
      <style:text-properties fo:font-size="10pt" fo:font-style="normal" fo:font-weight="normal" fo:text-shadow="none" style:font-name="Arial" style:font-name-complex="Arial" style:font-size-asian="10pt" style:font-size-complex="10pt" style:font-style-asian="normal" style:font-style-complex="normal" style:font-weight-asian="normal" style:font-weight-complex="normal" style:text-line-through-mode="continuous" style:text-line-through-style="solid" style:text-line-through-type="single" style:text-outline="false" style:text-overline-mode="continuous" style:text-underline-mode="continuous" style:text-underline-style="none" style:use-window-font-color="true"/>
    </style:style>
    <style:style style:family="table-cell" style:name="ab3c03f" style:parent-style-name="Default">
      <style:table-cell-properties style:rotation-align="none"/>
      <style:text-properties fo:font-size="10pt" fo:font-style="normal" fo:font-weight="normal" fo:text-shadow="none" style:font-name="Arial" style:font-name-complex="Arial" style:font-size-asian="10pt" style:font-size-complex="10pt" style:font-style-asian="normal" style:font-style-complex="normal" style:font-weight-asian="normal" style:font-weight-complex="normal" style:text-line-through-mode="continuous" style:text-line-through-style="solid" style:text-line-through-type="single" style:text-outline="false" style:text-overline-mode="continuous" style:text-underline-mode="continuous" style:text-underline-style="none" style:use-window-font-color="true"/>
    </style:style>
    <style:style style:family="table-cell" style:name="a1cb806" style:parent-style-name="Default">
      <style:table-cell-properties style:rotation-align="none"/>
      <style:text-properties fo:font-size="10pt" fo:font-style="normal" fo:font-weight="normal" fo:text-shadow="none" style:font-name="Arial" style:font-name-complex="Arial" style:font-size-asian="10pt" style:font-size-complex="10pt" style:font-style-asian="normal" style:font-style-complex="normal" style:font-weight-asian="normal" style:font-weight-complex="normal" style:text-line-through-mode="continuous" style:text-line-through-style="solid" style:text-line-through-type="single" style:text-outline="false" style:text-overline-mode="continuous" style:text-underline-mode="continuous" style:text-underline-style="none" style:use-window-font-color="true"/>
    </style:style>
    <style:style style:family="table-cell" style:name="aa4d777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216c19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36699e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f89e8b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1f7fde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df54b1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ea50c7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89462a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3eb6db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841763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a223a1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a0d529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0a3405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8579e5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743fa2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0f9c80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9f863b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8ef41e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d63b9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c15b3b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c4e358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45afaf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ec73ba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4694c0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8bcf2a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f4f757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8d921e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0b83d2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4933c8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b3402b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bf4d5c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65746a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81c529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ab368e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1ed7a1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2e8e68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aaca1b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777910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bcb7ff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df5b0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c8a47b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eaeb0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71081a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f48f2b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05b2c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32c903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925017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f6e47f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5564f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fae915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467aea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aa0b5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189eb3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1fd0df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5a9ce7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beff6e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81c0ce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858b75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ab86a9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e54977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27f415" style:parent-style-name="Default">
      <style:table-cell-properties style:rotation-align="none"/>
      <style:text-properties style:font-name="Arial"/>
    </style:style>
    <style:style style:family="table-cell" style:name="add690f" style:parent-style-name="Default">
      <style:table-cell-properties style:rotation-align="none"/>
      <style:text-properties style:font-name="Arial"/>
    </style:style>
    <style:style style:family="table-cell" style:name="aae5e4d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3df76d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d28f6b" style:parent-style-name="Default">
      <style:table-cell-properties style:rotation-align="none"/>
      <style:text-properties style:font-name="Arial"/>
    </style:style>
    <style:style style:family="table-cell" style:name="a801292" style:parent-style-name="Default">
      <style:table-cell-properties style:rotation-align="none"/>
      <style:text-properties style:font-name="Arial"/>
    </style:style>
    <style:style style:family="table-cell" style:name="a95b8f2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0255c4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06b33c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049ad9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e4ee9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a7b361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4a743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e877dd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00a238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e8ba69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622f5d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6f8daa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70b84d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e427d4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05e168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deb51a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15358f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efebdd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ad9b6a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56686e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84c008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d6fd3b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1d6edb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de7fae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28bc83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f7692a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4a6add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a726dc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70423c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1d6a4b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0b84dd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1e77f5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a05ee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07904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ca8685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3d62c5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5d6509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37424a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125afa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59cc8a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063e9f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102659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695563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df1165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5ffe0f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50375c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5f4ad1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89519e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dd277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999414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189969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2334b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016c3a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1e50d3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e876e1" style:parent-style-name="Default">
      <style:table-cell-properties style:rotation-align="none"/>
      <style:text-properties style:font-name="Arial"/>
    </style:style>
    <style:style style:family="table-cell" style:name="a510c46" style:parent-style-name="Default">
      <style:table-cell-properties style:rotation-align="none"/>
      <style:text-properties style:font-name="Arial"/>
    </style:style>
    <style:style style:family="table-cell" style:name="affd2ef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7dd602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be2055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a780b9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b68593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8a9582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41c55d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2731c8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98c00f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fe20d2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7f4881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39f4ce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ec9911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18ea0d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e62ef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799aec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ff9f30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ca39ad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3759ad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db68fd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9a8468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442332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b261b0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56ab54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0951d6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ce8280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75b1d3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c00f4e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82ddd8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434c23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8db7b0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5eacbc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977e71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ddba51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" style:master-page-name="PageStyle_5f_Sheet1" style:name="aa0c5f6">
      <style:table-properties style:rel-width="100%" style:writing-mode="lr-tb" table:display="true"/>
    </style:style>
    <style:style style:family="table" style:master-page-name="PageStyle_5f_Sheet1" style:name="ab2e90f">
      <style:table-properties style:rel-width="100%" style:writing-mode="lr-tb" table:display="true"/>
    </style:style>
    <style:style style:family="table-cell" style:name="a943200" style:parent-style-name="Default">
      <style:table-cell-properties fo:border="none" style:diagonal-bl-tr="none" style:diagonal-tl-br="none" style:rotation-align="none"/>
      <style:text-properties style:font-name="Arial"/>
    </style:style>
    <style:style style:family="table-cell" style:name="aed20cf">
      <style:table-cell-properties/>
      <style:text-properties/>
    </style:style>
    <style:style style:family="table-cell" style:name="a7e820c" style:parent-style-name="Default">
      <style:table-cell-properties/>
      <style:text-properties style:font-name="Arial"/>
    </style:style>
    <style:style style:family="table" style:master-page-name="PageStyle_5f_Sheet1" style:name="a029e5c">
      <style:table-properties style:rel-width="100%" style:writing-mode="lr-tb" table:display="true"/>
    </style:style>
    <style:style style:family="table-cell" style:name="a74b841">
      <style:table-cell-properties/>
      <style:text-properties/>
    </style:style>
    <style:style style:family="table-cell" style:name="a8b7190" style:parent-style-name="Default">
      <style:table-cell-properties/>
      <style:text-properties style:font-name="Arial"/>
    </style:style>
  </office:automatic-styles>
  <office:body>
    <office:spreadsheet>
      <table:calculation-settings table:automatic-find-labels="false" table:case-sensitive="false" table:use-regular-expressions="false">
        <table:iteration table:maximum-difference="0.0001"/>
      </table:calculation-settings>
      <table:table table:name="Sheet1" table:style-name="a029e5c">
        <office:forms form:apply-design-mode="false" form:automatic-focus="false"/>
        <table:table-column table:default-cell-style-name="Default" table:style-name="a0154d8"/>
        <table:table-column table:default-cell-style-name="Default" table:style-name="a214a41"/>
        <table:table-column table:default-cell-style-name="a524e66" table:style-name="aa209a6"/>
        <table:table-column table:default-cell-style-name="Default" table:style-name="co4"/>
        <table:table-column table:default-cell-style-name="ce14" table:style-name="co5"/>
        <table:table-column table:default-cell-style-name="ce14" table:style-name="co6"/>
        <table:table-column table:default-cell-style-name="ce14" table:style-name="co5"/>
        <table:table-column table:default-cell-style-name="ce14" table:number-columns-repeated="2" table:style-name="co7"/>
        <table:table-column table:default-cell-style-name="Default" table:style-name="co8"/>
        <table:table-column table:default-cell-style-name="Default" table:style-name="co9" table:visibility="collapse"/>
        <table:table-column table:default-cell-style-name="Default" table:style-name="co10"/>
        <table:table-column table:default-cell-style-name="Default" table:style-name="co11"/>
        <table:table-column table:default-cell-style-name="Default" table:style-name="co12"/>
        <table:table-column table:default-cell-style-name="Default" table:style-name="co13"/>
        <table:table-column table:default-cell-style-name="Default" table:style-name="co14"/>
        <table:table-column table:default-cell-style-name="Default" table:style-name="co15"/>
        <table:table-column table:default-cell-style-name="Default" table:style-name="co16"/>
        <table:table-column table:default-cell-style-name="Default" table:number-columns-repeated="1006" table:style-name="co17"/>
        <table:table-row table:style-name="a01f0ac">
          <table:table-cell calcext:value-type="string" office:value-type="string" table:style-name="ce1">
            <text:p>Rundungsfaktor</text:p>
          </table:table-cell>
          <table:table-cell calcext:value-type="float" office:value="0.000001" office:value-type="float" table:style-name="ce9">
            <text:p>0.000001</text:p>
          </table:table-cell>
          <table:table-cell table:style-name="a7c1767"/>
          <table:table-cell/>
          <table:table-cell table:number-columns-repeated="5" table:style-name="Default"/>
          <table:table-cell table:number-columns-repeated="1015"/>
        </table:table-row>
        <table:table-row table:style-name="a0fae03">
          <table:table-cell calcext:value-type="string" office:value-type="string" table:style-name="ce2">
            <text:p>Trenner</text:p>
          </table:table-cell>
          <table:table-cell calcext:value-type="string" office:value-type="string" table:style-name="ce9">
            <text:p>.</text:p>
          </table:table-cell>
          <table:table-cell table:style-name="a94ce52"/>
          <table:table-cell/>
          <table:table-cell table:number-columns-repeated="5" table:style-name="Default"/>
          <table:table-cell table:number-columns-repeated="1015"/>
        </table:table-row>
        <table:table-row table:style-name="a9c6253">
          <table:table-cell calcext:value-type="string" office:value-type="string" table:style-name="ce3">
            <text:p>Function</text:p>
          </table:table-cell>
          <table:table-cell calcext:value-type="string" office:value-type="string" table:style-name="ce3">
            <text:p>Formula</text:p>
          </table:table-cell>
          <table:table-cell office:value-type="string" table:style-name="a80cd23">
            <text:p>IS</text:p>
          </table:table-cell>
          <table:table-cell calcext:value-type="string" office:value-type="string" table:style-name="ce10">
            <text:p>MUST</text:p>
          </table:table-cell>
          <table:table-cell calcext:value-type="string" office:value-type="string" table:style-name="ce10">
            <text:p>OK?</text:p>
          </table:table-cell>
          <table:table-cell calcext:value-type="string" office:value-type="string" table:style-name="ce10">
            <text:p>OX</text:p>
          </table:table-cell>
          <table:table-cell calcext:value-type="string" office:value-type="string" table:style-name="ce10">
            <text:p>MSO</text:p>
          </table:table-cell>
          <table:table-cell calcext:value-type="string" office:value-type="string" table:style-name="ce10">
            <text:p>AOO</text:p>
          </table:table-cell>
          <table:table-cell calcext:value-type="string" office:value-type="string" table:style-name="ce10">
            <text:p>LO</text:p>
          </table:table-cell>
          <table:table-cell calcext:value-type="string" office:value-type="string" table:style-name="ce3">
            <text:p>Comment Oliver</text:p>
          </table:table-cell>
          <table:table-cell table:number-columns-repeated="2" table:style-name="ce3"/>
          <table:table-cell table:number-columns-repeated="1012" table:style-name="ce21"/>
        </table:table-row>
        <table:table-row table:style-name="a735afa">
          <table:table-cell calcext:value-type="string" office:value-type="string" table:style-name="ce4">
            <text:p>BRTEILJAHRE</text:p>
          </table:table-cell>
          <table:table-cell calcext:value-type="string" office:value-type="string" table:style-name="ce4">
            <text:p>=BRTEILJAHRE("2007-01-01";"2009-07-01";0)</text:p>
          </table:table-cell>
          <table:table-cell office:value-type="float" table:formula="of:=YEARFRAC(&quot;2007-01-01&quot;;&quot;2009-07-01&quot;;0)" table:style-name="a5f040a"/>
          <table:table-cell calcext:value-type="float" office:value="2.5" office:value-type="float">
            <text:p>2.5</text:p>
          </table:table-cell>
          <table:table-cell office:string-value="OK" office:value-type="float" table:formula="of:=IF([.C4]=[.D4];&quot;OK&quot;;&quot;Fehler&quot;)"/>
          <table:table-cell table:number-columns-repeated="4" table:style-name="ce16"/>
          <table:table-cell calcext:value-type="float" office:value="0.498630136986301" office:value-type="float" table:formula="of:=YEARFRAC(&quot;2008-01-01&quot;;&quot;2008-07-01&quot;;3)">
            <text:p>0.498630137</text:p>
          </table:table-cell>
          <table:table-cell calcext:value-type="error" office:string-value="" office:value-type="string" table:formula="of:=YEARFRAC(&quot;2008-01-01&quot;;&quot;2008-07-01&quot;;-1)">
            <text:p>Err:502</text:p>
          </table:table-cell>
          <table:table-cell calcext:value-type="error" office:string-value="" office:value-type="string" table:formula="of:=YEARFRAC(&quot;2008-01-01&quot;;&quot;2008-07-01&quot;;5)">
            <text:p>Err:502</text:p>
          </table:table-cell>
          <table:table-cell table:number-columns-repeated="1012"/>
        </table:table-row>
        <table:table-row table:style-name="a892951">
          <table:table-cell calcext:value-type="string" office:value-type="string">
            <text:p>EDATUM</text:p>
          </table:table-cell>
          <table:table-cell calcext:value-type="string" office:value-type="string" table:style-name="ce4">
            <text:p>=EDATUM("2008-10-15";2)</text:p>
          </table:table-cell>
          <table:table-cell office:value-type="float" table:formula="of:=EDATE(&quot;2008-10-15&quot;;2)" table:style-name="a848a61"/>
          <table:table-cell calcext:value-type="float" office:value="39797" office:value-type="float">
            <text:p>39797</text:p>
          </table:table-cell>
          <table:table-cell office:string-value="OK" office:value-type="float" table:formula="of:=IF([.C5]=[.D5];&quot;OK&quot;;&quot;Fehler&quot;)"/>
          <table:table-cell table:number-columns-repeated="4" table:style-name="ce16"/>
          <table:table-cell calcext:value-type="float" office:value="39568" office:value-type="float" table:formula="of:=EDATE(&quot;2008-05-31&quot;;-1)">
            <text:p>39568</text:p>
          </table:table-cell>
          <table:table-cell table:number-columns-repeated="1014"/>
        </table:table-row>
        <table:table-row table:style-name="a31ec7e">
          <table:table-cell calcext:value-type="string" office:value-type="string">
            <text:p>KALENDARWOCHE</text:p>
          </table:table-cell>
          <table:table-cell calcext:value-type="string" office:value-type="string" table:style-name="ce4">
            <text:p>=KALENDERWOCHE("2010-01-07";1)</text:p>
          </table:table-cell>
          <table:table-cell office:value-type="float" table:formula="of:=ISOWEEKNUM(&quot;2010-01-07&quot;;1)" table:style-name="a814cd0"/>
          <table:table-cell calcext:value-type="float" office:value="2" office:value-type="float">
            <text:p>2</text:p>
          </table:table-cell>
          <table:table-cell office:string-value="Fehler" office:value-type="float" table:formula="of:=IF([.C6]=[.D6];&quot;OK&quot;;&quot;Fehler&quot;)"/>
          <table:table-cell calcext:value-type="string" office:value-type="string" table:style-name="ce17">
            <text:p>Value 1</text:p>
          </table:table-cell>
          <table:table-cell calcext:value-type="string" office:value-type="string" table:number-columns-repeated="3" table:style-name="ce17">
            <text:p>Value 2</text:p>
          </table:table-cell>
          <table:table-cell calcext:value-type="float" office:value="1" office:value-type="float" table:formula="of:=ISOWEEKNUM(&quot;2010-01-07&quot;;2)">
            <text:p>1</text:p>
          </table:table-cell>
          <table:table-cell calcext:value-type="float" office:value="1" office:value-type="float" table:formula="of:=ISOWEEKNUM(&quot;2010-01-07&quot;;3)">
            <text:p>1</text:p>
          </table:table-cell>
          <table:table-cell table:number-columns-repeated="1013"/>
        </table:table-row>
        <table:table-row table:style-name="a3868dc">
          <table:table-cell calcext:value-type="string" office:value-type="string" table:style-name="ce5">
            <text:p>MONATSENDE</text:p>
          </table:table-cell>
          <table:table-cell calcext:value-type="string" office:value-type="string" table:style-name="ce5">
            <text:p>=MONATSENDE("2008-02-14"; 0)</text:p>
          </table:table-cell>
          <table:table-cell office:value-type="float" table:formula="of:=EOMONTH(&quot;2008-02-14&quot;; 0)" table:style-name="a5dbaff"/>
          <table:table-cell calcext:value-type="float" office:value="39507" office:value-type="float">
            <text:p>39507</text:p>
          </table:table-cell>
          <table:table-cell office:string-value="OK" office:value-type="float" table:formula="of:=IF([.C7]=[.D7];&quot;OK&quot;;&quot;Fehler&quot;)"/>
          <table:table-cell table:number-columns-repeated="4" table:style-name="ce16"/>
          <table:table-cell table:number-columns-repeated="1015"/>
        </table:table-row>
        <table:table-row table:style-name="a45a54e">
          <table:table-cell calcext:value-type="string" office:value-type="string">
            <text:p>AMORDEGRK</text:p>
          </table:table-cell>
          <table:table-cell calcext:value-type="string" office:value-type="string" table:style-name="ce4">
            <text:p>=AMORDEGRK("2008-02-14"; 0)</text:p>
          </table:table-cell>
          <table:table-cell office:value-type="float" table:formula="of:=AMORDEGRC(1000;&quot;2006-02-01&quot;;&quot;2006-12-31&quot;;10;0;0.1;1)" table:style-name="a0b4990"/>
          <table:table-cell calcext:value-type="float" office:value="228" office:value-type="float">
            <text:p>228</text:p>
          </table:table-cell>
          <table:table-cell office:string-value="OK" office:value-type="float" table:formula="of:=IF([.C8]=[.D8];&quot;OK&quot;;&quot;Fehler&quot;)"/>
          <table:table-cell table:number-columns-repeated="4" table:style-name="ce16"/>
          <table:table-cell table:number-columns-repeated="1015"/>
        </table:table-row>
        <table:table-row table:style-name="adb7818">
          <table:table-cell calcext:value-type="string" office:value-type="string">
            <text:p>AMORLINEARK</text:p>
          </table:table-cell>
          <table:table-cell calcext:value-type="string" office:value-type="string" table:style-name="ce4">
            <text:p>=AMORLINEARK(1000;"2004-02-01";"2004-12-31";10;8;0,1;1)</text:p>
          </table:table-cell>
          <table:table-cell office:value-type="float" table:formula="of:=AMORLINC(1000;&quot;2004-02-01&quot;;&quot;2004-12-31&quot;;10;8;0.1;1)" table:style-name="ae646fb"/>
          <table:table-cell calcext:value-type="float" office:value="100" office:value-type="float">
            <text:p>100</text:p>
          </table:table-cell>
          <table:table-cell office:string-value="OK" office:value-type="float" table:formula="of:=IF([.C9]=[.D9];&quot;OK&quot;;&quot;Fehler&quot;)"/>
          <table:table-cell table:number-columns-repeated="4" table:style-name="ce16"/>
          <table:table-cell table:number-columns-repeated="1015"/>
        </table:table-row>
        <table:table-row table:style-name="ae8f20e">
          <table:table-cell calcext:value-type="string" office:value-type="string">
            <text:p>AUFGELZINS</text:p>
          </table:table-cell>
          <table:table-cell calcext:value-type="string" office:value-type="string" table:style-name="ce4">
            <text:p>=AUFGELZINS("2001-2-28";"2001-8-31";"2001-5-1";0,1;1000;2;0)</text:p>
          </table:table-cell>
          <table:table-cell office:value-type="float" table:formula="of:=ACCRINT(&quot;2001-2-28&quot;;&quot;2001-8-31&quot;;&quot;2001-5-1&quot;;0.1;1000;2;0)" table:style-name="adb1173"/>
          <table:table-cell calcext:value-type="float" office:value="16.944444444" office:value-type="float">
            <text:p>16.944444444</text:p>
          </table:table-cell>
          <table:table-cell office:string-value="OK" office:value-type="float" table:formula="of:=IF(ABS(([.C10]-[.D10])/[.C10])&lt;[.B1];&quot;OK&quot;;&quot;Fehler&quot;)"/>
          <table:table-cell table:number-columns-repeated="4" table:style-name="ce16"/>
          <table:table-cell calcext:value-type="string" office:string-value="16,944444444" office:value-type="string" table:formula="of:=SUBSTITUTE(&quot;16,944444444&quot;;&quot;.&quot;;&quot;.&quot;;1)">
            <text:p>16,944444444</text:p>
          </table:table-cell>
          <table:table-cell table:number-columns-repeated="1014"/>
        </table:table-row>
        <table:table-row table:style-name="a7f301f">
          <table:table-cell calcext:value-type="string" office:value-type="string">
            <text:p>AUFGELZINSF</text:p>
          </table:table-cell>
          <table:table-cell calcext:value-type="string" office:value-type="string" table:style-name="ce4">
            <text:p>=AUFGELZINSF("2001-4-1";"2001-6-15";0,1;1000;3)</text:p>
          </table:table-cell>
          <table:table-cell office:value-type="float" table:formula="of:=ACCRINTM(&quot;2001-4-1&quot;;&quot;2001-6-15&quot;;0.1;1000;3)" table:style-name="a16eb43"/>
          <table:table-cell calcext:value-type="float" office:value="20.54794521" office:value-type="float">
            <text:p>20.54794521</text:p>
          </table:table-cell>
          <table:table-cell office:string-value="OK" office:value-type="float" table:formula="of:=IF((ABS([.C11]-[.D11])/[.C11])&lt;[.B1];&quot;OK&quot;;&quot;Fehler&quot;)"/>
          <table:table-cell table:number-columns-repeated="4" table:style-name="ce16"/>
          <table:table-cell table:number-columns-repeated="1015"/>
        </table:table-row>
        <table:table-row table:style-name="a8508b0">
          <table:table-cell calcext:value-type="string" office:value-type="string">
            <text:p>AUSZAHLUNG</text:p>
          </table:table-cell>
          <table:table-cell calcext:value-type="string" office:value-type="string" table:style-name="ce4">
            <text:p>=AUSZAHLUNG("2009-06-01";"2009-12-31";10000;0,05;1)</text:p>
          </table:table-cell>
          <table:table-cell office:value-type="float" table:formula="of:=RECEIVED(&quot;2009-06-01&quot;;&quot;2009-12-31&quot;;10000;0.05;1)" table:style-name="a6e8e66"/>
          <table:table-cell calcext:value-type="float" office:value="10300.5503033724" office:value-type="float">
            <text:p>10300.5503033724</text:p>
          </table:table-cell>
          <table:table-cell office:string-value="OK" office:value-type="float" table:formula="of:=IF(ABS(([.C12]-[.D12])/[.C12])&lt;[.B1];&quot;OK&quot;;&quot;Fehler&quot;)"/>
          <table:table-cell table:number-columns-repeated="4" table:style-name="ce16"/>
          <table:table-cell table:number-columns-repeated="1015"/>
        </table:table-row>
        <table:table-row table:style-name="a298b40">
          <table:table-cell calcext:value-type="string" office:value-type="string">
            <text:p>DISAGIO</text:p>
          </table:table-cell>
          <table:table-cell calcext:value-type="string" office:value-type="string" table:style-name="ce4">
            <text:p>=DISAGIO("2007-12-21";"2008-02-15";98,9;100;1)</text:p>
          </table:table-cell>
          <table:table-cell office:value-type="float" table:formula="of:=DISC(&quot;2007-12-21&quot;;&quot;2008-02-15&quot;;98.9;100;1)" table:style-name="a597748"/>
          <table:table-cell calcext:value-type="float" office:value="0.0716964285714279" office:value-type="float" table:formula="of:=DISC(&quot;2007-12-21&quot;;&quot;2008-02-15&quot;;98.9;100;1)">
            <text:p>0.0716964286</text:p>
          </table:table-cell>
          <table:table-cell office:string-value="OK" office:value-type="float" table:formula="of:=IF(ABS(([.C13]-[.D13])/[.C13])&lt;[.B1];&quot;OK&quot;;&quot;Fehler&quot;)"/>
          <table:table-cell table:number-columns-repeated="4" table:style-name="ce16"/>
          <table:table-cell table:number-columns-repeated="1015"/>
        </table:table-row>
        <table:table-row table:style-name="ac59e29">
          <table:table-cell calcext:value-type="string" office:value-type="string">
            <text:p>DURATION</text:p>
          </table:table-cell>
          <table:table-cell calcext:value-type="string" office:value-type="string" table:style-name="ce4">
            <text:p>=DURATION("2008-01-02";"2008-02-15";0,05;0,06;2;0)</text:p>
          </table:table-cell>
          <table:table-cell office:value-type="float" table:formula="of:='DURATION'(&quot;2008-01-02&quot;;&quot;2008-02-15&quot;;0.05;0.06;2;0)" table:style-name="a943200"/>
          <table:table-cell calcext:value-type="float" office:value="0.119444444444444" office:value-type="float">
            <text:p>0.1194444444</text:p>
          </table:table-cell>
          <table:table-cell office:string-value="OK" office:value-type="float" table:formula="of:=IF(ABS(([.C14]-[.D14])/[.C14])&lt;[.B1];&quot;OK&quot;;&quot;Fehler&quot;)"/>
          <table:table-cell calcext:value-type="string" office:value-type="string" table:style-name="ce17">
            <text:p>Err 504</text:p>
          </table:table-cell>
          <table:table-cell calcext:value-type="string" office:value-type="string" table:style-name="ce16">
            <text:p>OK</text:p>
          </table:table-cell>
          <table:table-cell calcext:value-type="string" office:value-type="string" table:style-name="ce17">
            <text:p>Err 504</text:p>
          </table:table-cell>
          <table:table-cell calcext:value-type="string" office:value-type="string" table:style-name="ce16">
            <text:p>OK</text:p>
          </table:table-cell>
          <table:table-cell calcext:value-type="string" office:value-type="string">
            <text:p>returns approximately 2.33 years</text:p>
          </table:table-cell>
          <table:table-cell table:number-columns-repeated="1014"/>
        </table:table-row>
        <table:table-row table:style-name="a756fac">
          <table:table-cell calcext:value-type="string" office:value-type="string" table:style-name="ce6">
            <text:p>DURATION_ADD</text:p>
          </table:table-cell>
          <table:table-cell calcext:value-type="string" office:value-type="string" table:style-name="ce4">
            <text:p>=DURATION_ADD("2008-01-02";"2008-02-15";0,05;0,06;2;0)</text:p>
          </table:table-cell>
          <table:table-cell office:value-type="float" table:formula="of:=DURATION_ADD(&quot;2008-01-02&quot;;&quot;2008-02-15&quot;;0.05;0.06;2;0)" table:style-name="a3a3370"/>
          <table:table-cell calcext:value-type="float" office:value="0.119444444444444" office:value-type="float">
            <text:p>0.1194444444</text:p>
          </table:table-cell>
          <table:table-cell office:string-value="" office:value-type="float" table:formula="of:=IF(ISERROR(DURATION_ADD(&quot;2008-01-02&quot;;&quot;2008-02-15&quot;;0.05;0.06;2;0));IF(error.type(DURATION_ADD(&quot;2008-01-02&quot;;&quot;2008-02-15&quot;;0.05;0.06;2;0))=6;DURATION_ADD(&quot;2008-01-02&quot;;&quot;2008-02-15&quot;;0.05;0.06;2;0);&quot;LO Formel&quot;);IF([.C15]=[.D15];&quot;OK&quot;;&quot;Fehler&quot;))"/>
          <table:table-cell calcext:value-type="string" office:value-type="string" table:style-name="ce17">
            <text:p>Err 504</text:p>
          </table:table-cell>
          <table:table-cell calcext:value-type="string" office:value-type="string" table:style-name="ce16">
            <text:p>OK</text:p>
          </table:table-cell>
          <table:table-cell calcext:value-type="string" office:value-type="string" table:style-name="ce17">
            <text:p>Err 504</text:p>
          </table:table-cell>
          <table:table-cell calcext:value-type="string" office:value-type="string" table:style-name="ce16">
            <text:p>OK</text:p>
          </table:table-cell>
          <table:table-cell calcext:value-type="string" office:value-type="string">
            <text:p>returns approximately 2.33 years</text:p>
          </table:table-cell>
          <table:table-cell table:number-columns-repeated="1014"/>
        </table:table-row>
        <table:table-row table:style-name="ae02c77">
          <table:table-cell calcext:value-type="string" office:value-type="string">
            <text:p>EFFECT</text:p>
          </table:table-cell>
          <table:table-cell calcext:value-type="string" office:value-type="string" table:style-name="ce4">
            <text:p>=EFFECT(0,06;4)</text:p>
          </table:table-cell>
          <table:table-cell office:value-type="float" table:formula="of:=EFFECT(0.06;4)" table:style-name="a19deaf"/>
          <table:table-cell calcext:value-type="percentage" office:value="0.0613635506249994" office:value-type="percentage" table:style-name="ce11">
            <text:p>6.14%</text:p>
          </table:table-cell>
          <table:table-cell office:string-value="OK" office:value-type="float" table:formula="of:=IF(ABS([.C16]-[.D16])&lt;[.B1];&quot;OK&quot;;&quot;Fehler&quot;)"/>
          <table:table-cell table:style-name="Default"/>
          <table:table-cell calcext:value-type="string" office:value-type="string" table:style-name="ce16">
            <text:p>OK</text:p>
          </table:table-cell>
          <table:table-cell table:number-columns-repeated="2" table:style-name="Default"/>
          <table:table-cell table:number-columns-repeated="1015"/>
        </table:table-row>
        <table:table-row table:style-name="ae8bf5d">
          <table:table-cell calcext:value-type="string" office:value-type="string" table:style-name="ce7">
            <text:p>EFFECT_ADD</text:p>
          </table:table-cell>
          <table:table-cell calcext:value-type="string" office:value-type="string" table:style-name="ce4">
            <text:p>=EFFECT_ADD(0,06;4)</text:p>
          </table:table-cell>
          <table:table-cell office:value-type="float" table:formula="of:=effektiv_add(0.06;4)" table:style-name="a15da2a"/>
          <table:table-cell calcext:value-type="percentage" office:value="0.0613635506249994" office:value-type="percentage" table:style-name="ce11">
            <text:p>6.14%</text:p>
          </table:table-cell>
          <table:table-cell office:string-value="" office:value-type="float" table:formula="of:=IF(ISERROR(effektiv_add(0.06;4));IF(error.type(effektiv_add(0.06;4))=6;effektiv_add(0.06;4);&quot;LO Formel&quot;);IF([.C17]=[.D17];&quot;OK&quot;;&quot;Fehler&quot;))"/>
          <table:table-cell table:style-name="Default"/>
          <table:table-cell calcext:value-type="string" office:value-type="string" table:style-name="ce16">
            <text:p>OK</text:p>
          </table:table-cell>
          <table:table-cell table:number-columns-repeated="2" table:style-name="Default"/>
          <table:table-cell table:number-columns-repeated="1015"/>
        </table:table-row>
        <table:table-row table:style-name="ab282f7">
          <table:table-cell calcext:value-type="string" office:value-type="string">
            <text:p>CUMPRINC</text:p>
          </table:table-cell>
          <table:table-cell calcext:value-type="string" office:value-type="string" table:style-name="ce4">
            <text:p>=CUMPRINC(0,055/12;12*2;5000;4;6;0)</text:p>
          </table:table-cell>
          <table:table-cell office:value-type="float" table:formula="of:=CUMPRINC(0.055/12;12*2;5000;4;6;0)" table:style-name="aa7ce9d"/>
          <table:table-cell calcext:value-type="float" office:value="-603.629870147459" office:value-type="float">
            <text:p>-603.6298701475</text:p>
          </table:table-cell>
          <table:table-cell office:string-value="OK" office:value-type="float" table:formula="of:=IF(ABS([.C18]-[.D18])&lt;[.B1];&quot;OK&quot;;&quot;Fehler&quot;)"/>
          <table:table-cell table:style-name="Default"/>
          <table:table-cell calcext:value-type="string" office:value-type="string" table:style-name="ce16">
            <text:p>OK</text:p>
          </table:table-cell>
          <table:table-cell table:number-columns-repeated="2" table:style-name="Default"/>
          <table:table-cell table:number-columns-repeated="1015"/>
        </table:table-row>
        <table:table-row table:style-name="aea0755">
          <table:table-cell calcext:value-type="string" office:value-type="string" table:style-name="ce7">
            <text:p>CUMPRINC_ADD</text:p>
          </table:table-cell>
          <table:table-cell calcext:value-type="string" office:value-type="string" table:style-name="ce4">
            <text:p>=CUMPRINC_ADD(0,055/12;12*2;5000;4;6;0)</text:p>
          </table:table-cell>
          <table:table-cell office:value-type="float" table:formula="of:=kumkapital_add(0.055/12;12*2;5000;4;6;0)" table:style-name="aae03fd"/>
          <table:table-cell calcext:value-type="float" office:value="-603.629870147459" office:value-type="float">
            <text:p>-603.6298701475</text:p>
          </table:table-cell>
          <table:table-cell office:string-value="" office:value-type="float" table:formula="of:=IF(ISERROR(kumkapital_add(0.055/12;12*2;5000;4;6;0));IF(error.type(kumkapital_add(0.055/12;12*2;5000;4;6;0))=6;kumkapital_add(0.055/12;12*2;5000;4;6;0);&quot;LO Formel&quot;);IF([.C19]=[.D19];&quot;OK&quot;;&quot;Fehler&quot;))"/>
          <table:table-cell table:style-name="Default"/>
          <table:table-cell calcext:value-type="string" office:value-type="string" table:style-name="ce16">
            <text:p>OK</text:p>
          </table:table-cell>
          <table:table-cell table:number-columns-repeated="2" table:style-name="Default"/>
          <table:table-cell table:number-columns-repeated="1015"/>
        </table:table-row>
        <table:table-row table:style-name="a599b0d">
          <table:table-cell calcext:value-type="string" office:value-type="string">
            <text:p>KUMZINSZ</text:p>
          </table:table-cell>
          <table:table-cell calcext:value-type="string" office:value-type="string" table:style-name="ce4">
            <text:p>=KUMZINSZ(0,055/12;12*2;5000;4;6;0)</text:p>
          </table:table-cell>
          <table:table-cell office:value-type="float" table:formula="of:=CUMIPMT(0.055/12;12*2;5000;4;6;0)" table:style-name="ae528b1"/>
          <table:table-cell calcext:value-type="float" office:value="-57.8049722245904" office:value-type="float">
            <text:p>-57.8049722246</text:p>
          </table:table-cell>
          <table:table-cell office:string-value="OK" office:value-type="float" table:formula="of:=IF(ABS(([.C20]-[.D20])/[.C20])&lt;[.B1];&quot;OK&quot;;&quot;Fehler&quot;)"/>
          <table:table-cell table:style-name="Default"/>
          <table:table-cell calcext:value-type="string" office:value-type="string" table:style-name="ce16">
            <text:p>OK</text:p>
          </table:table-cell>
          <table:table-cell table:number-columns-repeated="2" table:style-name="Default"/>
          <table:table-cell table:number-columns-repeated="1015"/>
        </table:table-row>
        <table:table-row table:style-name="acc6830">
          <table:table-cell calcext:value-type="string" office:value-type="string">
            <text:p>KURS</text:p>
          </table:table-cell>
          <table:table-cell calcext:value-type="string" office:value-type="string" table:style-name="ce4">
            <text:p>=KURS("2008-02-15";"2010-11-15";0,05;0,07;100;2;0)</text:p>
          </table:table-cell>
          <table:table-cell office:value-type="float" table:formula="of:=PRICE(&quot;2008-02-15&quot;;&quot;2010-11-15&quot;;0.05;0.07;100;2;0)" table:style-name="a6af841"/>
          <table:table-cell calcext:value-type="float" office:value="95.0639490099716" office:value-type="float">
            <text:p>95.06394901</text:p>
          </table:table-cell>
          <table:table-cell office:string-value="OK" office:value-type="float" table:formula="of:=IF(ABS(([.C21]-[.D21])/[.C21])&lt;[.B1];&quot;OK&quot;;&quot;Fehler&quot;)"/>
          <table:table-cell table:number-columns-repeated="4" table:style-name="ce16"/>
          <table:table-cell calcext:value-type="string" office:value-type="string">
            <text:p>returns approximately 95.06</text:p>
          </table:table-cell>
          <table:table-cell table:number-columns-repeated="1014"/>
        </table:table-row>
        <table:table-row table:style-name="a46eb19">
          <table:table-cell calcext:value-type="string" office:value-type="string">
            <text:p>KURSDISAGIO</text:p>
          </table:table-cell>
          <table:table-cell calcext:value-type="string" office:value-type="string" table:style-name="ce4">
            <text:p>=KURSDISAGIO("2008-02-15";"2008-11-30";0,03;100;1)</text:p>
          </table:table-cell>
          <table:table-cell office:value-type="float" table:formula="of:=PRICEDISC(&quot;2008-02-15&quot;;&quot;2008-11-30&quot;;0.03;100;1)" table:style-name="a214e9f"/>
          <table:table-cell calcext:value-type="float" office:value="97.6311475409836" office:value-type="float">
            <text:p>97.631147541</text:p>
          </table:table-cell>
          <table:table-cell office:string-value="OK" office:value-type="float" table:formula="of:=IF(ABS(([.C22]-[.D22])/[.C22])&lt;[.B1];&quot;OK&quot;;&quot;Fehler&quot;)"/>
          <table:table-cell table:number-columns-repeated="4" table:style-name="ce16"/>
          <table:table-cell calcext:value-type="string" office:value-type="string">
            <text:p>returns approximately 97.63</text:p>
          </table:table-cell>
          <table:table-cell table:number-columns-repeated="1014"/>
        </table:table-row>
        <table:table-row table:style-name="ae191fd">
          <table:table-cell calcext:value-type="string" office:value-type="string">
            <text:p>KURSFÄLLIG</text:p>
          </table:table-cell>
          <table:table-cell calcext:value-type="string" office:value-type="string" table:style-name="ce4">
            <text:p>=KURSFÄLLIG("2007-02-15";"2007-04-06";"2007-01-06";0,05;0,06;0)</text:p>
          </table:table-cell>
          <table:table-cell office:value-type="float" table:formula="of:=PRICEMAT(&quot;2007-02-15&quot;;&quot;2007-04-06&quot;;&quot;2007-01-06&quot;;0.05;0.06;0)" table:style-name="a7ff1ca"/>
          <table:table-cell calcext:value-type="float" office:value="99.8549619897538" office:value-type="float">
            <text:p>99.8549619898</text:p>
          </table:table-cell>
          <table:table-cell office:string-value="OK" office:value-type="float" table:formula="of:=IF(ABS(([.C23]-[.D23])/[.C23])&lt;[.B1];&quot;OK&quot;;&quot;Fehler&quot;)"/>
          <table:table-cell table:number-columns-repeated="4" table:style-name="ce16"/>
          <table:table-cell calcext:value-type="string" office:value-type="string">
            <text:p>returns approximately 99.85</text:p>
          </table:table-cell>
          <table:table-cell table:number-columns-repeated="1014"/>
        </table:table-row>
        <table:table-row table:style-name="aa7b1c0">
          <table:table-cell calcext:value-type="string" office:value-type="string">
            <text:p>NOMINAL</text:p>
          </table:table-cell>
          <table:table-cell calcext:value-type="string" office:value-type="string" table:style-name="ce4">
            <text:p>=NOMINAL(0,06;4)</text:p>
          </table:table-cell>
          <table:table-cell office:value-type="float" table:formula="of:=NOMINAL(0.06;4)" table:style-name="a19c045"/>
          <table:table-cell calcext:value-type="percentage" office:value="0.0586953846746372" office:value-type="percentage" table:style-name="ce11">
            <text:p>5.87%</text:p>
          </table:table-cell>
          <table:table-cell office:string-value="OK" office:value-type="float" table:formula="of:=IF(ABS(([.C24]-[.D24])/[.C24]&lt;[.B1]);&quot;OK&quot;;&quot;Fehler&quot;)"/>
          <table:table-cell table:number-columns-repeated="4" table:style-name="ce16"/>
          <table:table-cell calcext:value-type="string" office:value-type="string">
            <text:p>returns approximately 5.87%</text:p>
          </table:table-cell>
          <table:table-cell table:number-columns-repeated="1014"/>
        </table:table-row>
        <table:table-row table:style-name="ae2ed73">
          <table:table-cell calcext:value-type="string" office:value-type="string">
            <text:p>MDURATION</text:p>
          </table:table-cell>
          <table:table-cell calcext:value-type="string" office:value-type="string" table:style-name="ce4">
            <text:p>=MDURATION("2008-2-28";"2010-8-31";0,05;0,06;2;0)</text:p>
          </table:table-cell>
          <table:table-cell office:value-type="float" table:formula="of:=MDURATION(&quot;2008-2-28&quot;;&quot;2010-8-31&quot;;0.05;0.06;2;0)" table:style-name="a253100"/>
          <table:table-cell calcext:value-type="float" office:value="2.26052031642811" office:value-type="float" table:formula="of:=MDURATION(&quot;2008-2-28&quot;;&quot;2010-8-31&quot;;0.05;0.06;2;0)">
            <text:p>2.2605203164</text:p>
          </table:table-cell>
          <table:table-cell office:string-value="OK" office:value-type="float" table:formula="of:=IF(ABS(([.C25]-[.D25])/[.C25])&lt;[.B1];&quot;OK&quot;;&quot;Fehler&quot;)"/>
          <table:table-cell calcext:value-type="string" office:value-type="string" table:style-name="ce17">
            <text:p>Fehler</text:p>
          </table:table-cell>
          <table:table-cell calcext:value-type="string" office:value-type="string" table:style-name="ce16">
            <text:p>OK</text:p>
          </table:table-cell>
          <table:table-cell calcext:value-type="string" office:value-type="string" table:style-name="ce17">
            <text:p>Fehler</text:p>
          </table:table-cell>
          <table:table-cell calcext:value-type="string" office:value-type="string" table:style-name="ce16">
            <text:p>OK</text:p>
          </table:table-cell>
          <table:table-cell calcext:value-type="string" office:value-type="string">
            <text:p>returns approximately 2.33 years</text:p>
          </table:table-cell>
          <table:table-cell table:number-columns-repeated="1014"/>
        </table:table-row>
        <table:table-row table:style-name="a26f380">
          <table:table-cell calcext:value-type="string" office:value-type="string">
            <text:p>NOTIERUNGBRU</text:p>
          </table:table-cell>
          <table:table-cell calcext:value-type="string" office:value-type="string" table:style-name="ce4">
            <text:p>=NOTIERUNGBRU(2,1875;16)</text:p>
          </table:table-cell>
          <table:table-cell office:value-type="float" table:formula="of:=DOLLARFR(2.1875;16)" table:style-name="aff5192"/>
          <table:table-cell calcext:value-type="float" office:value="2.03" office:value-type="float">
            <text:p>2.03</text:p>
          </table:table-cell>
          <table:table-cell office:string-value="OK" office:value-type="float" table:formula="of:=IF(ABS(([.C26]-[.D26])/[.C26])&lt;[.B1];&quot;OK&quot;;&quot;Fehler&quot;)"/>
          <table:table-cell table:number-columns-repeated="4" table:style-name="ce16"/>
          <table:table-cell calcext:value-type="string" office:value-type="string">
            <text:p>returns 2.03 as a number. 2 + 3/16 equals 2.1875.</text:p>
          </table:table-cell>
          <table:table-cell table:number-columns-repeated="1014"/>
        </table:table-row>
        <table:table-row table:style-name="a4c4c68">
          <table:table-cell calcext:value-type="string" office:value-type="string">
            <text:p>NOTIERUNGDEZ</text:p>
          </table:table-cell>
          <table:table-cell calcext:value-type="string" office:value-type="string" table:style-name="ce4">
            <text:p>=NOTIERUNGDEZ(2,03;16)</text:p>
          </table:table-cell>
          <table:table-cell office:value-type="float" table:formula="of:=DOLLARDE(2.03;16)" table:style-name="ade142d"/>
          <table:table-cell calcext:value-type="float" office:value="2.1875" office:value-type="float">
            <text:p>2.1875</text:p>
          </table:table-cell>
          <table:table-cell office:string-value="OK" office:value-type="float" table:formula="of:=IF(ABS(([.C27]-[.D27])/[.C27])&lt;[.B1];&quot;OK&quot;;&quot;Fehler&quot;)"/>
          <table:table-cell table:number-columns-repeated="4" table:style-name="ce16"/>
          <table:table-cell calcext:value-type="string" office:value-type="string">
            <text:p>returns 2.1875 as a number. 2 + 3/16 equals 2.1875.</text:p>
          </table:table-cell>
          <table:table-cell table:number-columns-repeated="1014"/>
        </table:table-row>
        <table:table-row table:style-name="ab02495">
          <table:table-cell calcext:value-type="string" office:value-type="string">
            <text:p>RENDITE</text:p>
          </table:table-cell>
          <table:table-cell calcext:value-type="string" office:value-type="string" table:style-name="ce4">
            <text:p>=RENDITE("2008-02-15";"2010-11-15";0,05;95;100;2;0)</text:p>
          </table:table-cell>
          <table:table-cell office:value-type="float" table:formula="of:=YIELD(&quot;2008-02-15&quot;;&quot;2010-11-15&quot;;0.05;95;100;2;0)" table:style-name="adde209"/>
          <table:table-cell calcext:value-type="float" office:value="0.0702678111414611" office:value-type="float">
            <text:p>0.0702678111</text:p>
          </table:table-cell>
          <table:table-cell office:string-value="OK" office:value-type="float" table:formula="of:=IF(ABS(([.C28]-[.D28])/[.C28])&lt;[.B1];&quot;OK&quot;;&quot;Fehler&quot;)"/>
          <table:table-cell table:number-columns-repeated="4" table:style-name="ce16"/>
          <table:table-cell calcext:value-type="string" office:value-type="string">
            <text:p>returns approximately 0.070 or 7%</text:p>
          </table:table-cell>
          <table:table-cell table:number-columns-repeated="1014"/>
        </table:table-row>
        <table:table-row table:style-name="a73bba7">
          <table:table-cell calcext:value-type="string" office:value-type="string">
            <text:p>RENDITEDIS</text:p>
          </table:table-cell>
          <table:table-cell calcext:value-type="string" office:value-type="string" table:style-name="ce4">
            <text:p>=RENDITEDIS("2008-02-15";"2008-11-30";97,63;100;1)</text:p>
          </table:table-cell>
          <table:table-cell office:value-type="float" table:formula="of:=YIELDDISC(&quot;2008-02-15&quot;;&quot;2008-11-30&quot;;97.63;100;1)" table:style-name="a147e37"/>
          <table:table-cell calcext:value-type="float" office:value="0.0307431454183882" office:value-type="float">
            <text:p>0.0307431454</text:p>
          </table:table-cell>
          <table:table-cell office:string-value="OK" office:value-type="float" table:formula="of:=IF(ABS(([.C29]-[.D29])/[.C29])&lt;[.B1];&quot;OK&quot;;&quot;Fehler&quot;)"/>
          <table:table-cell table:number-columns-repeated="4" table:style-name="ce16"/>
          <table:table-cell calcext:value-type="string" office:value-type="string">
            <text:p>returns approximately 0.0307 or 3.07%</text:p>
          </table:table-cell>
          <table:table-cell table:number-columns-repeated="1014"/>
        </table:table-row>
        <table:table-row table:style-name="addb937">
          <table:table-cell calcext:value-type="string" office:value-type="string">
            <text:p>RENDITEFÄLL</text:p>
          </table:table-cell>
          <table:table-cell calcext:value-type="string" office:value-type="string" table:style-name="ce4">
            <text:p>=RENDITEFÄLL("2007-02-15";"2007-04-06";"2007-01-06";0,05;99;0)</text:p>
          </table:table-cell>
          <table:table-cell office:value-type="float" table:formula="of:=YIELDMAT(&quot;2007-02-15&quot;;&quot;2007-04-06&quot;;&quot;2007-01-06&quot;;0.05;99;0)" table:style-name="a539005"/>
          <table:table-cell calcext:value-type="float" office:value="0.121143476226824" office:value-type="float">
            <text:p>0.1211434762</text:p>
          </table:table-cell>
          <table:table-cell office:string-value="OK" office:value-type="float" table:formula="of:=IF(ABS(([.C30]-[.D30])/[.C30])&lt;[.B1];&quot;OK&quot;;&quot;Fehler&quot;)"/>
          <table:table-cell table:number-columns-repeated="4" table:style-name="ce16"/>
          <table:table-cell calcext:value-type="string" office:value-type="string">
            <text:p>returns approximately 0.1211</text:p>
          </table:table-cell>
          <table:table-cell table:number-columns-repeated="1014"/>
        </table:table-row>
        <table:table-row table:style-name="a43500a">
          <table:table-cell calcext:value-type="string" office:value-type="string">
            <text:p>TBILLÄQUIV</text:p>
          </table:table-cell>
          <table:table-cell calcext:value-type="string" office:value-type="string" table:style-name="ce4">
            <text:p>=TBILLÄQUIV("2008-01-01";"2008-02-14";0,04)</text:p>
          </table:table-cell>
          <table:table-cell office:value-type="float" table:formula="of:=TBILLEQ(&quot;2008-01-01&quot;;&quot;2008-02-14&quot;;0.04)" table:style-name="a36eb85"/>
          <table:table-cell calcext:value-type="float" office:value="0.0407548012505583" office:value-type="float">
            <text:p>0.0407548013</text:p>
          </table:table-cell>
          <table:table-cell office:string-value="OK" office:value-type="float" table:formula="of:=IF(ABS(([.C31]-[.D31])/[.C31])&lt;[.B1];&quot;OK&quot;;&quot;Fehler&quot;)"/>
          <table:table-cell calcext:value-type="string" office:value-type="string" table:style-name="ce17">
            <text:p>Fehler</text:p>
          </table:table-cell>
          <table:table-cell calcext:value-type="string" office:value-type="string" table:style-name="ce16">
            <text:p>OK</text:p>
          </table:table-cell>
          <table:table-cell calcext:value-type="string" office:value-type="string" table:style-name="ce17">
            <text:p>Fehler</text:p>
          </table:table-cell>
          <table:table-cell calcext:value-type="string" office:value-type="string" table:style-name="ce16">
            <text:p>OK</text:p>
          </table:table-cell>
          <table:table-cell calcext:value-type="string" office:value-type="string">
            <text:p>returns approximately 0.0414, or 4.14%.</text:p>
          </table:table-cell>
          <table:table-cell table:number-columns-repeated="1014"/>
        </table:table-row>
        <table:table-row table:style-name="a2c1617">
          <table:table-cell calcext:value-type="string" office:value-type="string">
            <text:p>TBILLKURS</text:p>
          </table:table-cell>
          <table:table-cell calcext:value-type="string" office:value-type="string" table:style-name="ce4">
            <text:p>=TBILLKURS("2008-01-01";"2008-02-01";0,04)</text:p>
          </table:table-cell>
          <table:table-cell office:value-type="float" table:formula="of:=TBILLPRICE(&quot;2008-01-01&quot;;&quot;2008-02-01&quot;;0.04)" table:style-name="a2121c5"/>
          <table:table-cell calcext:value-type="float" office:value="99.6555555555556" office:value-type="float">
            <text:p>99.6555555556</text:p>
          </table:table-cell>
          <table:table-cell office:string-value="OK" office:value-type="float" table:formula="of:=IF(ABS(([.C32]-[.D32])/[.C32])&lt;[.B1];&quot;OK&quot;;&quot;Fehler&quot;)"/>
          <table:table-cell calcext:value-type="string" office:value-type="string" table:style-name="ce17">
            <text:p>Fehler</text:p>
          </table:table-cell>
          <table:table-cell calcext:value-type="string" office:value-type="string" table:style-name="ce16">
            <text:p>OK</text:p>
          </table:table-cell>
          <table:table-cell calcext:value-type="string" office:value-type="string" table:style-name="ce17">
            <text:p>Fehler</text:p>
          </table:table-cell>
          <table:table-cell calcext:value-type="string" office:value-type="string" table:style-name="ce16">
            <text:p>OK</text:p>
          </table:table-cell>
          <table:table-cell calcext:value-type="string" office:value-type="string">
            <text:p>returns approximately 97.99.</text:p>
          </table:table-cell>
          <table:table-cell table:number-columns-repeated="1014"/>
        </table:table-row>
        <table:table-row table:style-name="a7b08e9">
          <table:table-cell calcext:value-type="string" office:value-type="string">
            <text:p>TBILLRENDITE</text:p>
          </table:table-cell>
          <table:table-cell calcext:value-type="string" office:value-type="string" table:style-name="ce4">
            <text:p>=TBILLRENDITE("2008-07-14";"2009-01-14";96)</text:p>
          </table:table-cell>
          <table:table-cell office:value-type="float" table:formula="of:=TBILLYIELD(&quot;2008-01-01&quot;;&quot;2008-02-01&quot;;96)" table:style-name="afb49c3"/>
          <table:table-cell calcext:value-type="float" office:value="0.483870967741936" office:value-type="float">
            <text:p>0.4838709677</text:p>
          </table:table-cell>
          <table:table-cell office:string-value="OK" office:value-type="float" table:formula="of:=IF(ABS(([.C33]-[.D33])/[.C33])&lt;[.B1];&quot;OK&quot;;&quot;Fehler&quot;)"/>
          <table:table-cell calcext:value-type="string" office:value-type="string" table:style-name="ce17">
            <text:p>Fehler</text:p>
          </table:table-cell>
          <table:table-cell calcext:value-type="string" office:value-type="string" table:style-name="ce16">
            <text:p>OK</text:p>
          </table:table-cell>
          <table:table-cell calcext:value-type="string" office:value-type="string" table:style-name="ce17">
            <text:p>Fehler</text:p>
          </table:table-cell>
          <table:table-cell calcext:value-type="string" office:value-type="string" table:style-name="ce16">
            <text:p>OK</text:p>
          </table:table-cell>
          <table:table-cell calcext:value-type="string" office:value-type="string">
            <text:p>returns approximately 0.0829, or 8.29%.</text:p>
          </table:table-cell>
          <table:table-cell table:number-columns-repeated="1014"/>
        </table:table-row>
        <table:table-row table:style-name="ade9b3b">
          <table:table-cell calcext:value-type="string" office:value-type="string" table:style-name="ce8">
            <text:p>UNREGER.KURS</text:p>
          </table:table-cell>
          <table:table-cell calcext:value-type="string" office:value-type="string" table:style-name="ce8">
            <text:p>=UNREGER.KURS("1990-06-01";"1995-12-31";"1990-01-01";"1990-12-31";0,06;0,05;1000;1;1)</text:p>
          </table:table-cell>
          <table:table-cell office:value-type="float" table:formula="of:=ODDFPRICE(&quot;1990-06-01&quot;;&quot;1995-12-31&quot;;&quot;1990-01-01&quot;;&quot;1990-12-31&quot;;0.06;0.05;1000;1;1)" table:style-name="a858afd"/>
          <table:table-cell calcext:value-type="float" office:value="790.1132322" office:value-type="float" table:style-name="ce8">
            <text:p>790.1132322</text:p>
          </table:table-cell>
          <table:table-cell office:string-value="" office:value-type="float" table:formula="of:=IF(ABS([.C34]-[.D34])&lt;1;&quot;OK&quot;;&quot;Fehler&quot;)" table:style-name="ce15"/>
          <table:table-cell calcext:value-type="string" office:value-type="string" table:number-columns-repeated="4" table:style-name="ce18">
            <text:p>Fehler</text:p>
          </table:table-cell>
          <table:table-cell calcext:value-type="string" office:value-type="string" table:style-name="ce8">
            <text:p>Calc incorrectly returns an error.</text:p>
          </table:table-cell>
          <table:table-cell table:number-columns-repeated="1014" table:style-name="ce8"/>
        </table:table-row>
        <table:table-row table:style-name="a4a21da">
          <table:table-cell calcext:value-type="string" office:value-type="string" table:style-name="ce8">
            <text:p>UNREGER.REND</text:p>
          </table:table-cell>
          <table:table-cell calcext:value-type="string" office:value-type="string" table:style-name="ce8">
            <text:p>=UNREGER.REND("1990-06-01";"1995-12-31";"1990-01-01";"1990-12-31";0,06;790;100;1;1)</text:p>
          </table:table-cell>
          <table:table-cell office:value-type="float" table:formula="of:=ODDFYIELD(&quot;1990-06-01&quot;;&quot;1995-12-31&quot;;&quot;1990-01-01&quot;;&quot;1990-12-31&quot;;0.06;790;100;1;1)" table:style-name="a91d044"/>
          <table:table-cell calcext:value-type="float" office:value="-0.288917878" office:value-type="float" table:style-name="ce8">
            <text:p>-0.288917878</text:p>
          </table:table-cell>
          <table:table-cell office:string-value="" office:value-type="float" table:formula="of:=IF(ABS([.C35]-[.D35])&lt;0.000001;&quot;OK&quot;;&quot;Fehler&quot;)" table:style-name="ce15"/>
          <table:table-cell calcext:value-type="string" office:value-type="string" table:number-columns-repeated="4" table:style-name="ce18">
            <text:p>Fehler</text:p>
          </table:table-cell>
          <table:table-cell calcext:value-type="string" office:value-type="string" table:style-name="ce8">
            <text:p>Calc incorrectly returns an error.</text:p>
          </table:table-cell>
          <table:table-cell table:number-columns-repeated="1014" table:style-name="ce8"/>
        </table:table-row>
        <table:table-row table:style-name="ac1c324">
          <table:table-cell calcext:value-type="string" office:value-type="string" table:style-name="ce8">
            <text:p>UNREGLE.KURS</text:p>
          </table:table-cell>
          <table:table-cell calcext:value-type="string" office:value-type="string" table:style-name="ce8">
            <text:p>=UNREGLE.KURS("1990-06-01";"1995-12-31";"1990-01-01";0,02;0,015;100;4;1)</text:p>
          </table:table-cell>
          <table:table-cell office:value-type="float" table:formula="of:=ODDLPRICE(&quot;1990-06-01&quot;;&quot;1995-12-31&quot;;&quot;1990-01-01&quot;;0.02;0.015;100;4;1)" table:style-name="ab3c03f"/>
          <table:table-cell calcext:value-type="float" office:value="102.509884508615" office:value-type="float" table:style-name="ce8">
            <text:p>102.5098845086</text:p>
          </table:table-cell>
          <table:table-cell office:string-value="Fehler" office:value-type="float" table:formula="of:=IF(ABS(([.C36]-[.D36])/[.C36])&lt;[.B1];&quot;OK&quot;;&quot;Fehler&quot;)" table:style-name="ce15"/>
          <table:table-cell calcext:value-type="string" office:value-type="string" table:style-name="ce18">
            <text:p>Fehler</text:p>
          </table:table-cell>
          <table:table-cell calcext:value-type="string" office:value-type="string" table:style-name="ce20">
            <text:p>OK</text:p>
          </table:table-cell>
          <table:table-cell calcext:value-type="string" office:value-type="string" table:style-name="ce18">
            <text:p>Fehler</text:p>
          </table:table-cell>
          <table:table-cell calcext:value-type="string" office:value-type="string" table:style-name="ce20">
            <text:p>OK</text:p>
          </table:table-cell>
          <table:table-cell calcext:value-type="string" office:value-type="string" table:style-name="ce8">
            <text:p>Calc returns 102.512087533821, which is very slightly inaccurate.</text:p>
          </table:table-cell>
          <table:table-cell table:number-columns-repeated="1014"/>
        </table:table-row>
        <table:table-row table:style-name="ae06dbd">
          <table:table-cell calcext:value-type="string" office:value-type="string" table:style-name="ce8">
            <text:p>UNREGLE.REND</text:p>
          </table:table-cell>
          <table:table-cell calcext:value-type="string" office:value-type="string" table:style-name="ce8">
            <text:p>=UNREGLE.REND("1990-06-01";"1995-12-31";"1990-01-01";0,02;103;100;4;1)</text:p>
          </table:table-cell>
          <table:table-cell office:value-type="float" table:formula="of:=ODDLYIELD(&quot;1990-06-01&quot;;&quot;1995-12-31&quot;;&quot;1990-01-01&quot;;0.02;103;100;4;1)" table:style-name="a1cb806"/>
          <table:table-cell calcext:value-type="float" office:value="0.0140832511365991" office:value-type="float" table:style-name="ce8">
            <text:p>0.0140832511</text:p>
          </table:table-cell>
          <table:table-cell office:string-value="Fehler" office:value-type="float" table:formula="of:=IF(ABS(([.C37]-[.D37])/[.C37])&lt;[.B1];&quot;OK&quot;;&quot;Fehler&quot;)" table:style-name="ce15"/>
          <table:table-cell calcext:value-type="string" office:value-type="string" table:style-name="ce18">
            <text:p>Fehler</text:p>
          </table:table-cell>
          <table:table-cell calcext:value-type="string" office:value-type="string" table:style-name="ce20">
            <text:p>OK</text:p>
          </table:table-cell>
          <table:table-cell calcext:value-type="string" office:value-type="string" table:style-name="ce18">
            <text:p>Fehler</text:p>
          </table:table-cell>
          <table:table-cell calcext:value-type="string" office:value-type="string" table:style-name="ce20">
            <text:p>OK</text:p>
          </table:table-cell>
          <table:table-cell calcext:value-type="string" office:value-type="string" table:style-name="ce8">
            <text:p>Calc returns 0.014087886014, which is very slightly inaccurate.</text:p>
          </table:table-cell>
          <table:table-cell table:number-columns-repeated="1014"/>
        </table:table-row>
        <table:table-row table:style-name="a9a9043">
          <table:table-cell calcext:value-type="string" office:value-type="string">
            <text:p>XINTZINSFUSS</text:p>
          </table:table-cell>
          <table:table-cell calcext:value-type="string" office:value-type="string" table:style-name="ce4">
            <text:p>=XINTZINSFUSS(G33:I33;J33:L33)</text:p>
          </table:table-cell>
          <table:table-cell office:value-type="float" table:formula="of:=XIRR([.K38:.M38];[.N38:.P38])" table:style-name="a216c19"/>
          <table:table-cell calcext:value-type="float" office:value="0.123631101846695" office:value-type="float">
            <text:p>0.1236311018</text:p>
          </table:table-cell>
          <table:table-cell office:string-value="OK" office:value-type="float" table:formula="of:=IF(ABS(([.C38]-[.D38])/[.C38])&lt;[.B1];&quot;OK&quot;;&quot;Fehler&quot;)"/>
          <table:table-cell table:number-columns-repeated="4" table:style-name="ce16"/>
          <table:table-cell calcext:value-type="string" office:value-type="string">
            <text:p>returns approx. 0.124 or 12.4 %</text:p>
          </table:table-cell>
          <table:table-cell calcext:value-type="float" office:value="-2750" office:value-type="float">
            <text:p>-2750</text:p>
          </table:table-cell>
          <table:table-cell calcext:value-type="float" office:value="1000" office:value-type="float">
            <text:p>1000</text:p>
          </table:table-cell>
          <table:table-cell calcext:value-type="float" office:value="2000" office:value-type="float">
            <text:p>2000</text:p>
          </table:table-cell>
          <table:table-cell calcext:value-type="float" office:value="39483" office:value-type="float">
            <text:p>39483</text:p>
          </table:table-cell>
          <table:table-cell calcext:value-type="float" office:value="39634" office:value-type="float">
            <text:p>39634</text:p>
          </table:table-cell>
          <table:table-cell calcext:value-type="float" office:value="39818" office:value-type="float">
            <text:p>39818</text:p>
          </table:table-cell>
          <table:table-cell table:number-columns-repeated="1008"/>
        </table:table-row>
        <table:table-row table:style-name="a519520">
          <table:table-cell calcext:value-type="string" office:value-type="string">
            <text:p>XKAPITALWERT</text:p>
          </table:table-cell>
          <table:table-cell calcext:value-type="string" office:value-type="string" table:style-name="ce4">
            <text:p>=XKAPITALWERT(0,05;G34:I34;J34:L34)</text:p>
          </table:table-cell>
          <table:table-cell office:value-type="float" table:formula="of:=XNPV(0.05;[.K39:.M39];[.N39:.P39])" table:style-name="af89e8b"/>
          <table:table-cell calcext:value-type="float" office:value="-12.6532535691566" office:value-type="float">
            <text:p>-12.6532535692</text:p>
          </table:table-cell>
          <table:table-cell office:string-value="OK" office:value-type="float" table:formula="of:=IF(ABS(([.C39]-[.D39])/[.C39])&lt;[.B1];&quot;OK&quot;;&quot;Fehler&quot;)"/>
          <table:table-cell table:number-columns-repeated="4" table:style-name="ce16"/>
          <table:table-cell calcext:value-type="string" office:value-type="string">
            <text:p>returns approximately -12.65</text:p>
          </table:table-cell>
          <table:table-cell calcext:value-type="float" office:value="-1000" office:value-type="float">
            <text:p>-1000</text:p>
          </table:table-cell>
          <table:table-cell calcext:value-type="float" office:value="500" office:value-type="float">
            <text:p>500</text:p>
          </table:table-cell>
          <table:table-cell calcext:value-type="float" office:value="550" office:value-type="float">
            <text:p>550</text:p>
          </table:table-cell>
          <table:table-cell calcext:value-type="float" office:value="39448" office:value-type="float">
            <text:p>39448</text:p>
          </table:table-cell>
          <table:table-cell calcext:value-type="float" office:value="39814" office:value-type="float">
            <text:p>39814</text:p>
          </table:table-cell>
          <table:table-cell calcext:value-type="float" office:value="39995" office:value-type="float">
            <text:p>39995</text:p>
          </table:table-cell>
          <table:table-cell table:number-columns-repeated="1008"/>
        </table:table-row>
        <table:table-row table:style-name="a20c2c2">
          <table:table-cell calcext:value-type="string" office:value-type="string">
            <text:p>ZINSSATZ</text:p>
          </table:table-cell>
          <table:table-cell calcext:value-type="string" office:value-type="string" table:style-name="ce4">
            <text:p>=ZINSSATZ("2009-02-02";"2009-12-03";1000;1080;0)</text:p>
          </table:table-cell>
          <table:table-cell office:value-type="float" table:formula="of:=INTRATE(&quot;2000-02-02&quot;;&quot;2009-12-03&quot;;1000;1080;0)" table:style-name="adf54b1"/>
          <table:table-cell calcext:value-type="float" office:value="0.00813329567918667" office:value-type="float">
            <text:p>0.0081332957</text:p>
          </table:table-cell>
          <table:table-cell office:string-value="OK" office:value-type="float" table:formula="of:=IF(ABS(([.C40]-[.D40])/[.C40])&lt;[.B1];&quot;OK&quot;;&quot;Fehler&quot;)"/>
          <table:table-cell calcext:value-type="string" office:value-type="string" table:style-name="ce17">
            <text:p>Fehler</text:p>
          </table:table-cell>
          <table:table-cell calcext:value-type="string" office:value-type="string" table:style-name="ce16">
            <text:p>OK</text:p>
          </table:table-cell>
          <table:table-cell calcext:value-type="string" office:value-type="string" table:style-name="ce17">
            <text:p>Fehler</text:p>
          </table:table-cell>
          <table:table-cell calcext:value-type="string" office:value-type="string" table:style-name="ce16">
            <text:p>OK</text:p>
          </table:table-cell>
          <table:table-cell calcext:value-type="string" office:value-type="string">
            <text:p>returns approximately 0.096, or 9.6%.</text:p>
          </table:table-cell>
          <table:table-cell table:number-columns-repeated="1014"/>
        </table:table-row>
        <table:table-row table:style-name="ac551e3">
          <table:table-cell calcext:value-type="string" office:value-type="string">
            <text:p>ZINSTERMNZ</text:p>
          </table:table-cell>
          <table:table-cell calcext:value-type="string" office:value-type="string" table:style-name="ce4">
            <text:p>=ZINSTERMNZ("2007-01-25";"2009-11-15";2;3)</text:p>
          </table:table-cell>
          <table:table-cell office:value-type="float" table:formula="of:=COUPNCD(&quot;2007-01-25&quot;;&quot;2009-11-15&quot;;2;3)" table:style-name="a89462a"/>
          <table:table-cell calcext:value-type="float" office:value="39217" office:value-type="float">
            <text:p>39217</text:p>
          </table:table-cell>
          <table:table-cell office:string-value="OK" office:value-type="float" table:formula="of:=IF([.C41]=[.D41];&quot;OK&quot;;&quot;Fehler&quot;)"/>
          <table:table-cell table:number-columns-repeated="4" table:style-name="ce16"/>
          <table:table-cell calcext:value-type="string" office:value-type="string">
            <text:p>returns 15 May 2007 as a date-time serial number</text:p>
          </table:table-cell>
          <table:table-cell table:number-columns-repeated="1014"/>
        </table:table-row>
        <table:table-row table:style-name="ad69095">
          <table:table-cell calcext:value-type="string" office:value-type="string">
            <text:p>ZINSTERMTAGE</text:p>
          </table:table-cell>
          <table:table-cell calcext:value-type="string" office:value-type="string" table:style-name="ce4">
            <text:p>=ZINSTERMTAGE("2007-01-25";"2009-11-15";2;4)</text:p>
          </table:table-cell>
          <table:table-cell office:value-type="float" table:formula="of:=COUPDAYS(&quot;2007-01-25&quot;;&quot;2009-11-15&quot;;2;4)" table:style-name="a841763"/>
          <table:table-cell calcext:value-type="float" office:value="180" office:value-type="float">
            <text:p>180</text:p>
          </table:table-cell>
          <table:table-cell office:string-value="OK" office:value-type="float" table:formula="of:=IF([.C42]=[.D42];&quot;OK&quot;;&quot;Fehler&quot;)"/>
          <table:table-cell table:number-columns-repeated="4" table:style-name="ce16"/>
          <table:table-cell calcext:value-type="string" office:value-type="string">
            <text:p>returns 180</text:p>
          </table:table-cell>
          <table:table-cell table:number-columns-repeated="1014"/>
        </table:table-row>
        <table:table-row table:style-name="a790243">
          <table:table-cell calcext:value-type="string" office:value-type="string">
            <text:p>ZINSTERMTAGNZ</text:p>
          </table:table-cell>
          <table:table-cell calcext:value-type="string" office:value-type="string" table:style-name="ce4">
            <text:p>=ZINSTERMTAGNZ("2007-01-25";"2009-11-15";2;4)</text:p>
          </table:table-cell>
          <table:table-cell office:value-type="float" table:formula="of:=COUPDAYSNC(&quot;2007-01-25&quot;;&quot;2009-11-15&quot;;2;4)" table:style-name="aa0d529"/>
          <table:table-cell calcext:value-type="float" office:value="110" office:value-type="float">
            <text:p>110</text:p>
          </table:table-cell>
          <table:table-cell office:string-value="OK" office:value-type="float" table:formula="of:=IF([.C43]=[.D43];&quot;OK&quot;;&quot;Fehler&quot;)"/>
          <table:table-cell table:number-columns-repeated="4" table:style-name="ce16"/>
          <table:table-cell calcext:value-type="string" office:value-type="string">
            <text:p>returns 110.</text:p>
          </table:table-cell>
          <table:table-cell table:number-columns-repeated="1014"/>
        </table:table-row>
        <table:table-row table:style-name="aedd9e8">
          <table:table-cell calcext:value-type="string" office:value-type="string">
            <text:p>ZINSTERMTAGVA</text:p>
          </table:table-cell>
          <table:table-cell calcext:value-type="string" office:value-type="string" table:style-name="ce4">
            <text:p>=ZINSTERMTAGVA("2007-01-25";"2009-11-15";2;1)</text:p>
          </table:table-cell>
          <table:table-cell office:value-type="float" table:formula="of:=COUPDAYBS(&quot;2007-01-25&quot;;&quot;2009-11-15&quot;;2;1)" table:style-name="a8579e5"/>
          <table:table-cell calcext:value-type="float" office:value="71" office:value-type="float">
            <text:p>71</text:p>
          </table:table-cell>
          <table:table-cell office:string-value="OK" office:value-type="float" table:formula="of:=IF([.C44]=[.D44];&quot;OK&quot;;&quot;Fehler&quot;)"/>
          <table:table-cell table:number-columns-repeated="4" table:style-name="ce16"/>
          <table:table-cell calcext:value-type="string" office:value-type="string">
            <text:p>returns 71</text:p>
          </table:table-cell>
          <table:table-cell table:number-columns-repeated="1014"/>
        </table:table-row>
        <table:table-row table:style-name="a882d20">
          <table:table-cell calcext:value-type="string" office:value-type="string">
            <text:p>ZINSTERMVZ</text:p>
          </table:table-cell>
          <table:table-cell calcext:value-type="string" office:value-type="string" table:style-name="ce4">
            <text:p>=ZINSTERMVZ("2007-01-25";"2009-11-15";2;1)</text:p>
          </table:table-cell>
          <table:table-cell office:value-type="float" table:formula="of:=COUPPCD(&quot;2007-01-25&quot;;&quot;2009-11-15&quot;;2;1)" table:style-name="a0f9c80"/>
          <table:table-cell calcext:value-type="float" office:value="39036" office:value-type="float">
            <text:p>39036</text:p>
          </table:table-cell>
          <table:table-cell office:string-value="OK" office:value-type="float" table:formula="of:=IF([.C45]=[.D45];&quot;OK&quot;;&quot;Fehler&quot;)"/>
          <table:table-cell table:number-columns-repeated="4" table:style-name="ce16"/>
          <table:table-cell calcext:value-type="string" office:value-type="string">
            <text:p>returns 15 November 2006</text:p>
          </table:table-cell>
          <table:table-cell table:number-columns-repeated="1014"/>
        </table:table-row>
        <table:table-row table:style-name="ab013d2">
          <table:table-cell calcext:value-type="string" office:value-type="string">
            <text:p>ZINSTERMZAHL</text:p>
          </table:table-cell>
          <table:table-cell calcext:value-type="string" office:value-type="string" table:style-name="ce4">
            <text:p>=ZINSTERMZAHL("2007-01-25";"2009-11-15";2;1)</text:p>
          </table:table-cell>
          <table:table-cell office:value-type="float" table:formula="of:=COUPNUM(&quot;2007-01-25&quot;;&quot;2009-11-15&quot;;2;1)" table:style-name="a8ef41e"/>
          <table:table-cell calcext:value-type="float" office:value="6" office:value-type="float">
            <text:p>6</text:p>
          </table:table-cell>
          <table:table-cell office:string-value="OK" office:value-type="float" table:formula="of:=IF([.C46]=[.D46];&quot;OK&quot;;&quot;Fehler&quot;)"/>
          <table:table-cell table:number-columns-repeated="4" table:style-name="ce16"/>
          <table:table-cell calcext:value-type="string" office:value-type="string">
            <text:p>returns 6</text:p>
          </table:table-cell>
          <table:table-cell table:number-columns-repeated="1014"/>
        </table:table-row>
        <table:table-row table:style-name="acad19f">
          <table:table-cell calcext:value-type="string" office:value-type="string">
            <text:p>ZW2</text:p>
          </table:table-cell>
          <table:table-cell calcext:value-type="string" office:value-type="string" table:style-name="ce4">
            <text:p>=ZW2(1000;{0,05.0,06.0,07})</text:p>
          </table:table-cell>
          <table:table-cell office:value-type="float" table:formula="of:=FVSCHEDULE(1000;{0.05;0.06;0.07})" table:style-name="ac15b3b"/>
          <table:table-cell calcext:value-type="float" office:value="1190.91" office:value-type="float">
            <text:p>1190.91</text:p>
          </table:table-cell>
          <table:table-cell office:string-value="OK" office:value-type="float" table:formula="of:=IF(ABS(([.C47]-[.D47])/[.C47])&lt;[.B1];&quot;OK&quot;;&quot;Fehler&quot;)"/>
          <table:table-cell table:number-columns-repeated="4" table:style-name="ce16"/>
          <table:table-cell calcext:value-type="string" office:value-type="string">
            <text:p>returns 1,190.91</text:p>
          </table:table-cell>
          <table:table-cell table:number-columns-repeated="1014"/>
        </table:table-row>
        <table:table-row table:style-name="a8b6358">
          <table:table-cell calcext:value-type="string" office:value-type="string">
            <text:p>ISEVEN</text:p>
          </table:table-cell>
          <table:table-cell calcext:value-type="string" office:value-type="string" table:style-name="ce4">
            <text:p>=ISEVEN(1)</text:p>
          </table:table-cell>
          <table:table-cell office:value-type="float" table:formula="of:=ISEVEN(-1)" table:style-name="aec73ba"/>
          <table:table-cell calcext:value-type="boolean" office:boolean-value="false" office:value-type="boolean" table:formula="of:=FALSE()" table:style-name="ce13">
            <text:p>FALSE</text:p>
          </table:table-cell>
          <table:table-cell office:string-value="OK" office:value-type="float" table:formula="of:=IF([.C48]=[.D48];&quot;OK&quot;;&quot;Fehler&quot;)"/>
          <table:table-cell table:number-columns-repeated="4" table:style-name="ce16"/>
          <table:table-cell calcext:value-type="float" office:value="2" office:value-type="float" table:formula="of:=(2)">
            <text:p>2</text:p>
          </table:table-cell>
          <table:table-cell table:number-columns-repeated="1014"/>
        </table:table-row>
        <table:table-row table:style-name="a599c17">
          <table:table-cell calcext:value-type="string" office:value-type="string">
            <text:p>ISODD</text:p>
          </table:table-cell>
          <table:table-cell calcext:value-type="string" office:value-type="string" table:style-name="ce4">
            <text:p>=ISODD(2,5)</text:p>
          </table:table-cell>
          <table:table-cell office:value-type="float" table:formula="of:=ISODD(2.5)" table:style-name="a4694c0"/>
          <table:table-cell calcext:value-type="boolean" office:boolean-value="false" office:value-type="boolean" table:formula="of:=FALSE()" table:style-name="ce13">
            <text:p>FALSE</text:p>
          </table:table-cell>
          <table:table-cell office:string-value="OK" office:value-type="float" table:formula="of:=IF([.C49]=[.D49];&quot;OK&quot;;&quot;Fehler&quot;)"/>
          <table:table-cell table:number-columns-repeated="4" table:style-name="ce16"/>
          <table:table-cell calcext:value-type="float" office:value="2" office:value-type="float" table:formula="of:=(2)">
            <text:p>2</text:p>
          </table:table-cell>
          <table:table-cell table:number-columns-repeated="1014"/>
        </table:table-row>
        <table:table-row table:style-name="afca2ca">
          <table:table-cell calcext:value-type="string" office:value-type="string">
            <text:p>GCD</text:p>
          </table:table-cell>
          <table:table-cell calcext:value-type="string" office:value-type="string" table:style-name="ce4">
            <text:p>=GCD(16;32;24)</text:p>
          </table:table-cell>
          <table:table-cell office:value-type="float" table:formula="of:=GCD(16;32;24)" table:style-name="af4f757"/>
          <table:table-cell calcext:value-type="float" office:value="8" office:value-type="float">
            <text:p>8</text:p>
          </table:table-cell>
          <table:table-cell office:string-value="OK" office:value-type="float" table:formula="of:=IF([.C50]=[.D50];&quot;OK&quot;;&quot;Fehler&quot;)"/>
          <table:table-cell calcext:value-type="string" office:value-type="string" table:style-name="ce16">
            <text:p>OK</text:p>
          </table:table-cell>
          <table:table-cell calcext:value-type="string" office:value-type="string" table:number-columns-repeated="3" table:style-name="ce17">
            <text:p>Fehler</text:p>
          </table:table-cell>
          <table:table-cell calcext:value-type="string" office:value-type="string">
            <text:p>returns 8</text:p>
          </table:table-cell>
          <table:table-cell office:string-value="" office:value-type="float" table:formula="of:='GCD_ADD'([.O50:.Q50])"/>
          <table:table-cell calcext:value-type="string" office:value-type="string">
            <text:p>returns 3</text:p>
          </table:table-cell>
          <table:table-cell/>
          <table:table-cell calcext:value-type="string" office:value-type="string">
            <text:p>returns 1</text:p>
          </table:table-cell>
          <table:table-cell calcext:value-type="float" office:value="9" office:value-type="float">
            <text:p>9</text:p>
          </table:table-cell>
          <table:table-cell calcext:value-type="float" office:value="12" office:value-type="float">
            <text:p>12</text:p>
          </table:table-cell>
          <table:table-cell calcext:value-type="float" office:value="6" office:value-type="float">
            <text:p>6</text:p>
          </table:table-cell>
          <table:table-cell table:number-columns-repeated="1007"/>
        </table:table-row>
        <table:table-row table:style-name="a715a4f">
          <table:table-cell calcext:value-type="string" office:value-type="string" table:style-name="ce7">
            <text:p>GCD_ADD</text:p>
          </table:table-cell>
          <table:table-cell calcext:value-type="string" office:value-type="string" table:style-name="ce4">
            <text:p>=GCD_ADD(16;32;24)</text:p>
          </table:table-cell>
          <table:table-cell office:value-type="float" table:formula="of:='GCD_ADD'(16;32;24)" table:style-name="a0b83d2"/>
          <table:table-cell calcext:value-type="float" office:value="8" office:value-type="float">
            <text:p>8</text:p>
          </table:table-cell>
          <table:table-cell office:string-value="" office:value-type="float" table:formula="of:=IF(ISERROR('GCD_ADD'(16;32;24));IF(error.type('GCD_ADD'(16;32;24))=6;'GCD_ADD'(16;32;24);&quot;LO Formel&quot;);IF([.C51]=[.D51];&quot;OK&quot;;&quot;Fehler&quot;))"/>
          <table:table-cell calcext:value-type="string" office:value-type="string" table:style-name="ce16">
            <text:p>OK</text:p>
          </table:table-cell>
          <table:table-cell calcext:value-type="string" office:value-type="string" table:number-columns-repeated="3" table:style-name="ce17">
            <text:p>Fehler</text:p>
          </table:table-cell>
          <table:table-cell calcext:value-type="string" office:value-type="string">
            <text:p>returns 8</text:p>
          </table:table-cell>
          <table:table-cell office:string-value="" office:value-type="float" table:formula="of:='GCD_ADD'([.O51:.Q51])"/>
          <table:table-cell calcext:value-type="string" office:value-type="string">
            <text:p>returns 3</text:p>
          </table:table-cell>
          <table:table-cell/>
          <table:table-cell calcext:value-type="string" office:value-type="string">
            <text:p>returns 1</text:p>
          </table:table-cell>
          <table:table-cell calcext:value-type="float" office:value="9" office:value-type="float">
            <text:p>9</text:p>
          </table:table-cell>
          <table:table-cell calcext:value-type="float" office:value="12" office:value-type="float">
            <text:p>12</text:p>
          </table:table-cell>
          <table:table-cell calcext:value-type="float" office:value="6" office:value-type="float">
            <text:p>6</text:p>
          </table:table-cell>
          <table:table-cell table:number-columns-repeated="1007"/>
        </table:table-row>
        <table:table-row table:style-name="a0b4b65">
          <table:table-cell calcext:value-type="string" office:value-type="string">
            <text:p>LCM</text:p>
          </table:table-cell>
          <table:table-cell calcext:value-type="string" office:value-type="string" table:style-name="ce4">
            <text:p>=LCM(4;6)</text:p>
          </table:table-cell>
          <table:table-cell office:value-type="float" table:formula="of:=LCM(4;6)" table:style-name="ab3402b"/>
          <table:table-cell calcext:value-type="float" office:value="12" office:value-type="float">
            <text:p>12</text:p>
          </table:table-cell>
          <table:table-cell office:string-value="OK" office:value-type="float" table:formula="of:=IF([.C52]=[.D52];&quot;OK&quot;;&quot;Fehler&quot;)"/>
          <table:table-cell calcext:value-type="string" office:value-type="string" table:style-name="ce16">
            <text:p>OK</text:p>
          </table:table-cell>
          <table:table-cell calcext:value-type="string" office:value-type="string" table:number-columns-repeated="3" table:style-name="ce17">
            <text:p>Fehler</text:p>
          </table:table-cell>
          <table:table-cell calcext:value-type="string" office:value-type="string">
            <text:p>returns 12</text:p>
          </table:table-cell>
          <table:table-cell office:string-value="" office:value-type="float" table:formula="of:='LCM_ADD'([.L52:.M52])"/>
          <table:table-cell calcext:value-type="string" office:value-type="string">
            <text:p>returns 6</text:p>
          </table:table-cell>
          <table:table-cell calcext:value-type="float" office:value="6" office:value-type="float">
            <text:p>6</text:p>
          </table:table-cell>
          <table:table-cell calcext:value-type="float" office:value="3" office:value-type="float">
            <text:p>3</text:p>
          </table:table-cell>
          <table:table-cell table:number-columns-repeated="1010"/>
        </table:table-row>
        <table:table-row table:style-name="a804910">
          <table:table-cell calcext:value-type="string" office:value-type="string" table:style-name="ce7">
            <text:p>LCM_ADD</text:p>
          </table:table-cell>
          <table:table-cell calcext:value-type="string" office:value-type="string" table:style-name="ce4">
            <text:p>=LCM_ADD(4;6)</text:p>
          </table:table-cell>
          <table:table-cell office:value-type="float" table:formula="of:='LCM_ADD'(4;6)" table:style-name="a65746a"/>
          <table:table-cell calcext:value-type="float" office:value="12" office:value-type="float">
            <text:p>12</text:p>
          </table:table-cell>
          <table:table-cell office:string-value="" office:value-type="float" table:formula="of:=IF(ISERROR(kgv_add(4;6));IF(error.type(kgv_add(4;6))=6;kgv_add(4;6);&quot;LO Formel&quot;);IF([.C53]=[.D53];&quot;OK&quot;;&quot;Fehler&quot;))"/>
          <table:table-cell calcext:value-type="string" office:value-type="string" table:style-name="ce16">
            <text:p>OK</text:p>
          </table:table-cell>
          <table:table-cell calcext:value-type="string" office:value-type="string" table:number-columns-repeated="3" table:style-name="ce17">
            <text:p>Fehler</text:p>
          </table:table-cell>
          <table:table-cell calcext:value-type="string" office:value-type="string">
            <text:p>returns 12</text:p>
          </table:table-cell>
          <table:table-cell office:string-value="" office:value-type="float" table:formula="of:='LCM_ADD'([.L53:.M53])"/>
          <table:table-cell calcext:value-type="string" office:value-type="string">
            <text:p>returns 6</text:p>
          </table:table-cell>
          <table:table-cell calcext:value-type="float" office:value="6" office:value-type="float">
            <text:p>6</text:p>
          </table:table-cell>
          <table:table-cell calcext:value-type="float" office:value="3" office:value-type="float">
            <text:p>3</text:p>
          </table:table-cell>
          <table:table-cell table:number-columns-repeated="1010"/>
        </table:table-row>
        <table:table-row table:style-name="af17d49">
          <table:table-cell calcext:value-type="string" office:value-type="string">
            <text:p>POLYNOMIAL</text:p>
          </table:table-cell>
          <table:table-cell calcext:value-type="string" office:value-type="string" table:style-name="ce4">
            <text:p>=POLYNOMIAL(1;2)</text:p>
          </table:table-cell>
          <table:table-cell office:value-type="float" table:formula="of:=MULTINOMIAL(1;2)" table:style-name="aab368e"/>
          <table:table-cell calcext:value-type="float" office:value="3" office:value-type="float">
            <text:p>3</text:p>
          </table:table-cell>
          <table:table-cell office:string-value="OK" office:value-type="float" table:formula="of:=IF([.C54]=[.D54];&quot;OK&quot;;&quot;Fehler&quot;)"/>
          <table:table-cell table:number-columns-repeated="4" table:style-name="ce16"/>
          <table:table-cell calcext:value-type="string" office:value-type="string">
            <text:p>returns 3</text:p>
          </table:table-cell>
          <table:table-cell office:value-type="float" table:formula="of:=MULTINOMIAL([.M54:.O54])"/>
          <table:table-cell calcext:value-type="string" office:value-type="string">
            <text:p>returns 1260</text:p>
          </table:table-cell>
          <table:table-cell calcext:value-type="float" office:value="2" office:value-type="float">
            <text:p>2</text:p>
          </table:table-cell>
          <table:table-cell calcext:value-type="float" office:value="3" office:value-type="float">
            <text:p>3</text:p>
          </table:table-cell>
          <table:table-cell calcext:value-type="float" office:value="4" office:value-type="float">
            <text:p>4</text:p>
          </table:table-cell>
          <table:table-cell table:number-columns-repeated="1009"/>
        </table:table-row>
        <table:table-row table:style-name="a211500">
          <table:table-cell calcext:value-type="string" office:value-type="string">
            <text:p>POTENZREIHE</text:p>
          </table:table-cell>
          <table:table-cell calcext:value-type="string" office:value-type="string" table:style-name="ce4">
            <text:p>=POTENZREIHE(1;0;1;G48:K48)</text:p>
          </table:table-cell>
          <table:table-cell office:value-type="float" table:formula="of:=SERIESSUM(1;0;1;[.K55:.O55])" table:style-name="a2e8e68"/>
          <table:table-cell calcext:value-type="float" office:value="2.70833333333333" office:value-type="float">
            <text:p>2.7083333333</text:p>
          </table:table-cell>
          <table:table-cell office:string-value="OK" office:value-type="float" table:formula="of:=IF(ABS(([.C55]-[.D55])/[.C55])&lt;[.B1];&quot;OK&quot;;&quot;Fehler&quot;)"/>
          <table:table-cell table:number-columns-repeated="4" table:style-name="ce16"/>
          <table:table-cell calcext:value-type="string" office:value-type="string">
            <text:p>returns 2.70833333333333</text:p>
          </table:table-cell>
          <table:table-cell calcext:value-type="float" office:value="1" office:value-type="float" table:formula="of:=1/FACT(0)">
            <text:p>1</text:p>
          </table:table-cell>
          <table:table-cell calcext:value-type="float" office:value="1" office:value-type="float" table:formula="of:=1/FACT(1)">
            <text:p>1</text:p>
          </table:table-cell>
          <table:table-cell calcext:value-type="float" office:value="0.5" office:value-type="float" table:formula="of:=1/FACT(2)">
            <text:p>0.5</text:p>
          </table:table-cell>
          <table:table-cell calcext:value-type="float" office:value="0.166666666666667" office:value-type="float" table:formula="of:=1/FACT(3)">
            <text:p>0.1666666667</text:p>
          </table:table-cell>
          <table:table-cell calcext:value-type="float" office:value="0.0416666666666667" office:value-type="float" table:formula="of:=1/FACT(4)">
            <text:p>0.0416666667</text:p>
          </table:table-cell>
          <table:table-cell calcext:value-type="string" office:value-type="string">
            <text:p>Err:520</text:p>
          </table:table-cell>
          <table:table-cell table:number-columns-repeated="1008"/>
        </table:table-row>
        <table:table-row table:style-name="ad79fc7">
          <table:table-cell calcext:value-type="string" office:value-type="string">
            <text:p>QUOTIENT</text:p>
          </table:table-cell>
          <table:table-cell calcext:value-type="string" office:value-type="string" table:style-name="ce4">
            <text:p>=QUOTIENT(11;3)</text:p>
          </table:table-cell>
          <table:table-cell office:value-type="float" table:formula="of:=QUOTIENT(11;3)" table:style-name="a777910"/>
          <table:table-cell calcext:value-type="float" office:value="3" office:value-type="float">
            <text:p>3</text:p>
          </table:table-cell>
          <table:table-cell office:string-value="OK" office:value-type="float" table:formula="of:=IF([.C56]=[.D56];&quot;OK&quot;;&quot;Fehler&quot;)"/>
          <table:table-cell table:number-columns-repeated="4" table:style-name="ce16"/>
          <table:table-cell calcext:value-type="string" office:value-type="string">
            <text:p>returns 3</text:p>
          </table:table-cell>
          <table:table-cell table:number-columns-repeated="1014"/>
        </table:table-row>
        <table:table-row table:style-name="aa8a8d0">
          <table:table-cell calcext:value-type="string" office:value-type="string">
            <text:p>VRUNDEN</text:p>
          </table:table-cell>
          <table:table-cell calcext:value-type="string" office:value-type="string" table:style-name="ce4">
            <text:p>=VRUNDEN(15,5;3)</text:p>
          </table:table-cell>
          <table:table-cell office:value-type="float" table:formula="of:=MROUND(15.5;3)" table:style-name="adf5b06"/>
          <table:table-cell calcext:value-type="float" office:value="15" office:value-type="float">
            <text:p>15</text:p>
          </table:table-cell>
          <table:table-cell office:string-value="OK" office:value-type="float" table:formula="of:=IF([.C57]=[.D57];&quot;OK&quot;;&quot;Fehler&quot;)"/>
          <table:table-cell table:number-columns-repeated="4" table:style-name="ce16"/>
          <table:table-cell calcext:value-type="string" office:value-type="string">
            <text:p>returns 15</text:p>
          </table:table-cell>
          <table:table-cell calcext:value-type="float" office:value="1.5" office:value-type="float" table:formula="of:=MROUND(1.4;0.5)">
            <text:p>1.5</text:p>
          </table:table-cell>
          <table:table-cell calcext:value-type="string" office:value-type="string">
            <text:p>returns 1.5</text:p>
          </table:table-cell>
          <table:table-cell table:number-columns-repeated="1012"/>
        </table:table-row>
        <table:table-row table:style-name="a4053ec">
          <table:table-cell calcext:value-type="string" office:value-type="string">
            <text:p>WURZELPI</text:p>
          </table:table-cell>
          <table:table-cell calcext:value-type="string" office:value-type="string" table:style-name="ce4">
            <text:p>=WURZELPI(2)</text:p>
          </table:table-cell>
          <table:table-cell office:value-type="float" table:formula="of:=SQRTPI(2)" table:style-name="aeaeb06"/>
          <table:table-cell calcext:value-type="float" office:value="2.506628274631" office:value-type="float">
            <text:p>2.5066282746</text:p>
          </table:table-cell>
          <table:table-cell office:string-value="OK" office:value-type="float" table:formula="of:=IF(ABS(([.C58]-[.D58])/[.C58])&lt;[.B1];&quot;OK&quot;;&quot;Fehler&quot;)"/>
          <table:table-cell table:number-columns-repeated="4" table:style-name="ce16"/>
          <table:table-cell calcext:value-type="string" office:value-type="string">
            <text:p>returns the square root of (2PI), approximately 2.506628.</text:p>
          </table:table-cell>
          <table:table-cell table:number-columns-repeated="1014"/>
        </table:table-row>
        <table:table-row table:style-name="ab522be">
          <table:table-cell calcext:value-type="string" office:value-type="string">
            <text:p>ZUFALLSBEREICH</text:p>
          </table:table-cell>
          <table:table-cell calcext:value-type="string" office:value-type="string" table:style-name="ce4">
            <text:p>=ZUFALLSBEREICH(20;30)</text:p>
          </table:table-cell>
          <table:table-cell office:value-type="float" table:formula="of:=RANDBETWEEN(20;30)" table:style-name="af48f2b"/>
          <table:table-cell/>
          <table:table-cell table:style-name="Default"/>
          <table:table-cell table:number-columns-repeated="4" table:style-name="ce16"/>
          <table:table-cell calcext:value-type="string" office:value-type="string">
            <text:p>returns an integer between 20 and 30 (inclusive)</text:p>
          </table:table-cell>
          <table:table-cell table:number-columns-repeated="1014"/>
        </table:table-row>
        <table:table-row table:style-name="adeb36e">
          <table:table-cell calcext:value-type="string" office:value-type="string">
            <text:p>BESSELI</text:p>
          </table:table-cell>
          <table:table-cell calcext:value-type="string" office:value-type="string" table:style-name="ce4">
            <text:p>=BESSELI(1;1)</text:p>
          </table:table-cell>
          <table:table-cell office:value-type="float" table:formula="of:=BESSELI(1;1)" table:style-name="a32c903"/>
          <table:table-cell calcext:value-type="float" office:value="0.565159097581943" office:value-type="float">
            <text:p>0.5651590976</text:p>
          </table:table-cell>
          <table:table-cell office:string-value="OK" office:value-type="float" table:formula="of:=IF(ABS(([.C60]-[.D60])/[.C60])&lt;[.B1];&quot;OK&quot;;&quot;Fehler&quot;)"/>
          <table:table-cell table:number-columns-repeated="4" table:style-name="ce16"/>
          <table:table-cell calcext:value-type="string" office:value-type="string">
            <text:p>returns 0.565159103992.</text:p>
          </table:table-cell>
          <table:table-cell table:number-columns-repeated="1014"/>
        </table:table-row>
        <table:table-row table:style-name="add8b62">
          <table:table-cell calcext:value-type="string" office:value-type="string">
            <text:p>BESSELJ</text:p>
          </table:table-cell>
          <table:table-cell calcext:value-type="string" office:value-type="string" table:style-name="ce4">
            <text:p>=BESSELJ(2;1)</text:p>
          </table:table-cell>
          <table:table-cell office:value-type="float" table:formula="of:=BESSELJ(2;1)" table:style-name="af6e47f"/>
          <table:table-cell calcext:value-type="float" office:value="0.576724808" office:value-type="float">
            <text:p>0.576724808</text:p>
          </table:table-cell>
          <table:table-cell office:string-value="OK" office:value-type="float" table:formula="of:=IF(ABS(([.C61]-[.D61])/[.C61])&lt;[.B1];&quot;OK&quot;;&quot;Fehler&quot;)"/>
          <table:table-cell table:number-columns-repeated="4" table:style-name="ce16"/>
          <table:table-cell calcext:value-type="string" office:value-type="string">
            <text:p>returns 0.576724807758</text:p>
          </table:table-cell>
          <table:table-cell table:number-columns-repeated="1014"/>
        </table:table-row>
        <table:table-row table:style-name="a1615e6">
          <table:table-cell calcext:value-type="string" office:value-type="string">
            <text:p>BESSELK</text:p>
          </table:table-cell>
          <table:table-cell calcext:value-type="string" office:value-type="string" table:style-name="ce4">
            <text:p>=BESSELK(2;1)</text:p>
          </table:table-cell>
          <table:table-cell office:value-type="float" table:formula="of:=BESSELK(2;1)" table:style-name="afae915"/>
          <table:table-cell calcext:value-type="float" office:value="0.13986588" office:value-type="float">
            <text:p>0.13986588</text:p>
          </table:table-cell>
          <table:table-cell office:string-value="OK" office:value-type="float" table:formula="of:=IF(ABS(([.C62]-[.D62])/[.C62])&lt;[.B1];&quot;OK&quot;;&quot;Fehler&quot;)"/>
          <table:table-cell table:number-columns-repeated="4" table:style-name="ce16"/>
          <table:table-cell calcext:value-type="string" office:value-type="string">
            <text:p>returns 0.13986588</text:p>
          </table:table-cell>
          <table:table-cell table:number-columns-repeated="1014"/>
        </table:table-row>
        <table:table-row table:style-name="a3b27cb">
          <table:table-cell calcext:value-type="string" office:value-type="string">
            <text:p>BESSELY</text:p>
          </table:table-cell>
          <table:table-cell calcext:value-type="string" office:value-type="string" table:style-name="ce4">
            <text:p>=BESSELY(4;1)</text:p>
          </table:table-cell>
          <table:table-cell office:value-type="float" table:formula="of:=BESSELY(4;1)" table:style-name="aaa0b56"/>
          <table:table-cell calcext:value-type="float" office:value="0.397925709107338" office:value-type="float">
            <text:p>0.3979257091</text:p>
          </table:table-cell>
          <table:table-cell office:string-value="OK" office:value-type="float" table:formula="of:=IF(ABS(([.C63]-[.D63])/[.C63])&lt;[.B1];&quot;OK&quot;;&quot;Fehler&quot;)"/>
          <table:table-cell table:number-columns-repeated="4" table:style-name="ce16"/>
          <table:table-cell calcext:value-type="string" office:value-type="string">
            <text:p>returns 0.397925709051</text:p>
          </table:table-cell>
          <table:table-cell table:number-columns-repeated="1014"/>
        </table:table-row>
        <table:table-row table:style-name="a4fd64f">
          <table:table-cell calcext:value-type="string" office:value-type="string">
            <text:p>BININDEZ</text:p>
          </table:table-cell>
          <table:table-cell calcext:value-type="string" office:value-type="string" table:style-name="ce4">
            <text:p>=BININDEZ("110")</text:p>
          </table:table-cell>
          <table:table-cell office:value-type="float" table:formula="of:=BIN2DEC(&quot;110&quot;)" table:style-name="a1fd0df"/>
          <table:table-cell calcext:value-type="float" office:value="6" office:value-type="float">
            <text:p>6</text:p>
          </table:table-cell>
          <table:table-cell office:string-value="OK" office:value-type="float" table:formula="of:=IF([.C64]=[.D64];&quot;OK&quot;;&quot;Fehler&quot;)"/>
          <table:table-cell table:number-columns-repeated="4" table:style-name="ce16"/>
          <table:table-cell calcext:value-type="string" office:value-type="string">
            <text:p>returns 6 as a number.</text:p>
          </table:table-cell>
          <table:table-cell calcext:value-type="float" office:value="6" office:value-type="float" table:formula="of:=BIN2DEC(110)">
            <text:p>6</text:p>
          </table:table-cell>
          <table:table-cell calcext:value-type="string" office:value-type="string">
            <text:p>returns 6</text:p>
          </table:table-cell>
          <table:table-cell calcext:value-type="float" office:value="-2" office:value-type="float" table:formula="of:=BIN2DEC(&quot;1111111110&quot;)">
            <text:p>-2</text:p>
          </table:table-cell>
          <table:table-cell calcext:value-type="string" office:value-type="string">
            <text:p>returns -2.</text:p>
          </table:table-cell>
          <table:table-cell table:number-columns-repeated="1010"/>
        </table:table-row>
        <table:table-row table:style-name="a0680ed">
          <table:table-cell calcext:value-type="string" office:value-type="string">
            <text:p>BININHEX</text:p>
          </table:table-cell>
          <table:table-cell calcext:value-type="string" office:value-type="string" table:style-name="ce4">
            <text:p>=BININHEX(11101)</text:p>
          </table:table-cell>
          <table:table-cell office:value-type="float" table:formula="of:=BIN2HEX(11101)" table:style-name="abeff6e"/>
          <table:table-cell calcext:value-type="string" office:value-type="string">
            <text:p>1D</text:p>
          </table:table-cell>
          <table:table-cell office:string-value="OK" office:value-type="float" table:formula="of:=IF([.C65]=[.D65];&quot;OK&quot;;&quot;Fehler&quot;)"/>
          <table:table-cell table:number-columns-repeated="4" table:style-name="ce16"/>
          <table:table-cell calcext:value-type="string" office:value-type="string">
            <text:p>returns 1D as text.</text:p>
          </table:table-cell>
          <table:table-cell calcext:value-type="string" office:string-value="01A6" office:value-type="string" table:formula="of:=BIN2HEX(&quot;110100110&quot;;4)">
            <text:p>01A6</text:p>
          </table:table-cell>
          <table:table-cell calcext:value-type="string" office:value-type="string">
            <text:p>returns 01A6 as text.</text:p>
          </table:table-cell>
          <table:table-cell calcext:value-type="string" office:string-value="FFFFFFFFFE" office:value-type="string" table:formula="of:=BIN2HEX(&quot;1111111110&quot;)">
            <text:p>FFFFFFFFFE</text:p>
          </table:table-cell>
          <table:table-cell calcext:value-type="string" office:value-type="string">
            <text:p>returns FFFFFFFFFE as text</text:p>
          </table:table-cell>
          <table:table-cell table:number-columns-repeated="1010"/>
        </table:table-row>
        <table:table-row table:style-name="aa8d2df">
          <table:table-cell calcext:value-type="string" office:value-type="string">
            <text:p>BININOKT</text:p>
          </table:table-cell>
          <table:table-cell calcext:value-type="string" office:value-type="string" table:style-name="ce4">
            <text:p>=BININOKT("1100")</text:p>
          </table:table-cell>
          <table:table-cell office:value-type="float" table:formula="of:=BIN2OCT(&quot;1100&quot;)" table:style-name="a858b75"/>
          <table:table-cell calcext:value-type="string" office:string-value="14" office:value-type="string" table:formula="of:=&quot;14&quot;">
            <text:p>14</text:p>
          </table:table-cell>
          <table:table-cell office:string-value="OK" office:value-type="float" table:formula="of:=IF([.C66]=[.D66];&quot;OK&quot;;&quot;Fehler&quot;)"/>
          <table:table-cell table:number-columns-repeated="4" table:style-name="ce16"/>
          <table:table-cell calcext:value-type="string" office:value-type="string">
            <text:p>returns 14 as text.</text:p>
          </table:table-cell>
          <table:table-cell calcext:value-type="string" office:string-value="14" office:value-type="string" table:formula="of:=BIN2OCT(1100)">
            <text:p>14</text:p>
          </table:table-cell>
          <table:table-cell calcext:value-type="string" office:value-type="string">
            <text:p>returns 14 as text.</text:p>
          </table:table-cell>
          <table:table-cell calcext:value-type="string" office:string-value="014" office:value-type="string" table:formula="of:=BIN2OCT(&quot;1100&quot;;3)">
            <text:p>014</text:p>
          </table:table-cell>
          <table:table-cell calcext:value-type="string" office:value-type="string">
            <text:p>returns 014 as text. A leading zero is added to make 3 digits.</text:p>
          </table:table-cell>
          <table:table-cell calcext:value-type="string" office:string-value="7777777776" office:value-type="string" table:formula="of:=BIN2OCT(&quot;1111111110&quot;)">
            <text:p>7777777776</text:p>
          </table:table-cell>
          <table:table-cell calcext:value-type="string" office:value-type="string">
            <text:p>returns 7777777776 as text</text:p>
          </table:table-cell>
          <table:table-cell table:number-columns-repeated="1008"/>
        </table:table-row>
        <table:table-row table:style-name="aeb7a64">
          <table:table-cell calcext:value-type="string" office:value-type="string">
            <text:p>DELTA</text:p>
          </table:table-cell>
          <table:table-cell calcext:value-type="string" office:value-type="string" table:style-name="ce4">
            <text:p>=DELTA(4;5)</text:p>
          </table:table-cell>
          <table:table-cell office:value-type="float" table:formula="of:=DELTA(4;5)" table:style-name="ae54977"/>
          <table:table-cell calcext:value-type="float" office:value="0" office:value-type="float">
            <text:p>0</text:p>
          </table:table-cell>
          <table:table-cell office:string-value="OK" office:value-type="float" table:formula="of:=IF([.C67]=[.D67];&quot;OK&quot;;&quot;Fehler&quot;)"/>
          <table:table-cell table:number-columns-repeated="4" table:style-name="ce16"/>
          <table:table-cell calcext:value-type="string" office:value-type="string">
            <text:p>returns 0.</text:p>
          </table:table-cell>
          <table:table-cell office:value-type="float" table:formula="of:=DELTA(4;[.O67])"/>
          <table:table-cell calcext:value-type="string" office:value-type="string">
            <text:p>where cell G59 contains 4, returns 1.</text:p>
          </table:table-cell>
          <table:table-cell calcext:value-type="float" office:value="1" office:value-type="float" table:formula="of:=DELTA(0)">
            <text:p>1</text:p>
          </table:table-cell>
          <table:table-cell calcext:value-type="string" office:value-type="string">
            <text:p>returns 1.</text:p>
          </table:table-cell>
          <table:table-cell calcext:value-type="float" office:value="4" office:value-type="float">
            <text:p>4</text:p>
          </table:table-cell>
          <table:table-cell table:number-columns-repeated="1009"/>
        </table:table-row>
        <table:table-row table:style-name="a35a131">
          <table:table-cell calcext:value-type="string" office:value-type="string">
            <text:p>DEZINBIN</text:p>
          </table:table-cell>
          <table:table-cell calcext:value-type="string" office:value-type="string" table:style-name="ce4">
            <text:p>=DEZINBIN(9)</text:p>
          </table:table-cell>
          <table:table-cell office:value-type="float" table:formula="of:=DEC2BIN(9)" table:style-name="add690f"/>
          <table:table-cell calcext:value-type="string" office:string-value="1001" office:value-type="string" table:formula="of:=&quot;1001&quot;" table:style-name="ce4">
            <text:p>1001</text:p>
          </table:table-cell>
          <table:table-cell office:string-value="OK" office:value-type="float" table:formula="of:=IF([.C68]=[.D68];&quot;OK&quot;;&quot;Fehler&quot;)"/>
          <table:table-cell table:number-columns-repeated="4" table:style-name="ce16"/>
          <table:table-cell calcext:value-type="string" office:value-type="string">
            <text:p>returns 1001 as text.</text:p>
          </table:table-cell>
          <table:table-cell calcext:value-type="string" office:string-value="00001001" office:value-type="string" table:formula="of:=DEC2BIN(9;8)">
            <text:p>00001001</text:p>
          </table:table-cell>
          <table:table-cell calcext:value-type="string" office:value-type="string">
            <text:p>returns 00001001 as text.</text:p>
          </table:table-cell>
          <table:table-cell calcext:value-type="string" office:string-value="1111111110" office:value-type="string" table:formula="of:=DEC2BIN(-2)">
            <text:p>1111111110</text:p>
          </table:table-cell>
          <table:table-cell calcext:value-type="string" office:value-type="string">
            <text:p>returns 1111111110 as text.</text:p>
          </table:table-cell>
          <table:table-cell table:number-columns-repeated="1010"/>
        </table:table-row>
        <table:table-row table:style-name="a091280">
          <table:table-cell calcext:value-type="string" office:value-type="string">
            <text:p>DEZINHEX</text:p>
          </table:table-cell>
          <table:table-cell calcext:value-type="string" office:value-type="string" table:style-name="ce4">
            <text:p>=DEZINHEX(30)</text:p>
          </table:table-cell>
          <table:table-cell office:value-type="float" table:formula="of:=DEC2HEX(30)" table:style-name="a3df76d"/>
          <table:table-cell calcext:value-type="string" office:value-type="string">
            <text:p>1E</text:p>
          </table:table-cell>
          <table:table-cell office:string-value="OK" office:value-type="float" table:formula="of:=IF([.C69]=[.D69];&quot;OK&quot;;&quot;Fehler&quot;)"/>
          <table:table-cell table:number-columns-repeated="4" table:style-name="ce16"/>
          <table:table-cell calcext:value-type="string" office:value-type="string">
            <text:p>returns 1E as text.</text:p>
          </table:table-cell>
          <table:table-cell calcext:value-type="string" office:string-value="1E" office:value-type="string" table:formula="of:=DEC2HEX(&quot;30&quot;)">
            <text:p>1E</text:p>
          </table:table-cell>
          <table:table-cell calcext:value-type="string" office:value-type="string">
            <text:p>returns 1E as text.</text:p>
          </table:table-cell>
          <table:table-cell calcext:value-type="string" office:string-value="001E" office:value-type="string" table:formula="of:=DEC2HEX(30;4)">
            <text:p>001E</text:p>
          </table:table-cell>
          <table:table-cell calcext:value-type="string" office:value-type="string">
            <text:p>returns 001E as text</text:p>
          </table:table-cell>
          <table:table-cell calcext:value-type="string" office:string-value="FFFFFFFFFE" office:value-type="string" table:formula="of:=DEC2HEX(-2)">
            <text:p>FFFFFFFFFE</text:p>
          </table:table-cell>
          <table:table-cell calcext:value-type="string" office:value-type="string">
            <text:p>returns FFFFFFFFFE as text.</text:p>
          </table:table-cell>
          <table:table-cell table:number-columns-repeated="1008"/>
        </table:table-row>
        <table:table-row table:style-name="a41b0b7">
          <table:table-cell calcext:value-type="string" office:value-type="string">
            <text:p>DEZINOKT</text:p>
          </table:table-cell>
          <table:table-cell calcext:value-type="string" office:value-type="string" table:style-name="ce4">
            <text:p>=DEZINOKT(19)</text:p>
          </table:table-cell>
          <table:table-cell office:value-type="float" table:formula="of:=DEC2OCT(19)" table:style-name="a801292"/>
          <table:table-cell calcext:value-type="string" office:string-value="23" office:value-type="string" table:formula="of:=&quot;23&quot;" table:style-name="ce4">
            <text:p>23</text:p>
          </table:table-cell>
          <table:table-cell office:string-value="OK" office:value-type="float" table:formula="of:=IF([.C70]=[.D70];&quot;OK&quot;;&quot;Fehler&quot;)"/>
          <table:table-cell table:number-columns-repeated="4" table:style-name="ce16"/>
          <table:table-cell calcext:value-type="string" office:value-type="string">
            <text:p>returns 23 as text.</text:p>
          </table:table-cell>
          <table:table-cell calcext:value-type="string" office:string-value="23" office:value-type="string" table:formula="of:=DEC2OCT(&quot;19&quot;)">
            <text:p>23</text:p>
          </table:table-cell>
          <table:table-cell calcext:value-type="string" office:value-type="string">
            <text:p>returns 23 as text.</text:p>
          </table:table-cell>
          <table:table-cell calcext:value-type="string" office:string-value="023" office:value-type="string" table:formula="of:=DEC2OCT(19;3)">
            <text:p>023</text:p>
          </table:table-cell>
          <table:table-cell calcext:value-type="string" office:value-type="string">
            <text:p>returns 023 as text.</text:p>
          </table:table-cell>
          <table:table-cell calcext:value-type="string" office:string-value="7777777776" office:value-type="string" table:formula="of:=DEC2OCT(-2)">
            <text:p>7777777776</text:p>
          </table:table-cell>
          <table:table-cell calcext:value-type="string" office:value-type="string">
            <text:p>returns 7777777776 as text.</text:p>
          </table:table-cell>
          <table:table-cell table:number-columns-repeated="1008"/>
        </table:table-row>
        <table:table-row table:style-name="acaa59d">
          <table:table-cell calcext:value-type="string" office:value-type="string">
            <text:p>GAUSSFEHLER</text:p>
          </table:table-cell>
          <table:table-cell calcext:value-type="string" office:value-type="string" table:style-name="ce4">
            <text:p>=GAUSSFEHLER(0,5)</text:p>
          </table:table-cell>
          <table:table-cell office:value-type="float" table:formula="of:=ERF(0.5)" table:style-name="a0255c4"/>
          <table:table-cell calcext:value-type="float" office:value="0.520499877813047" office:value-type="float">
            <text:p>0.5204998778</text:p>
          </table:table-cell>
          <table:table-cell office:string-value="OK" office:value-type="float" table:formula="of:=IF(ABS(([.C71]-[.D71])/[.C71])&lt;[.B1];&quot;OK&quot;;&quot;Fehler&quot;)"/>
          <table:table-cell table:number-columns-repeated="4" table:style-name="ce16"/>
          <table:table-cell calcext:value-type="string" office:value-type="string">
            <text:p>returns 0.520499877813.</text:p>
          </table:table-cell>
          <table:table-cell calcext:value-type="float" office:value="0.297797288602568" office:value-type="float" table:formula="of:=ERF(0.2;0.5)">
            <text:p>0.2977972886</text:p>
          </table:table-cell>
          <table:table-cell calcext:value-type="string" office:value-type="string">
            <text:p>returns 0.297797288603.</text:p>
          </table:table-cell>
          <table:table-cell table:number-columns-repeated="1012"/>
        </table:table-row>
        <table:table-row table:style-name="a7ad583">
          <table:table-cell calcext:value-type="string" office:value-type="string">
            <text:p>GAUSSFKOMPL</text:p>
          </table:table-cell>
          <table:table-cell calcext:value-type="string" office:value-type="string" table:style-name="ce4">
            <text:p>=GAUSSFKOMPL(0,5)</text:p>
          </table:table-cell>
          <table:table-cell office:value-type="float" table:formula="of:=ERFC(0.5)" table:style-name="a049ad9"/>
          <table:table-cell calcext:value-type="float" office:value="0.479500122186953" office:value-type="float">
            <text:p>0.4795001222</text:p>
          </table:table-cell>
          <table:table-cell office:string-value="OK" office:value-type="float" table:formula="of:=IF(ABS(([.C72]-[.D72])/[.C72])&lt;[.B1];&quot;OK&quot;;&quot;Fehler&quot;)"/>
          <table:table-cell table:number-columns-repeated="4" table:style-name="ce16"/>
          <table:table-cell calcext:value-type="string" office:value-type="string">
            <text:p>returns 0.479500122187.</text:p>
          </table:table-cell>
          <table:table-cell table:number-columns-repeated="1014"/>
        </table:table-row>
        <table:table-row table:style-name="ae9cee1">
          <table:table-cell calcext:value-type="string" office:value-type="string">
            <text:p>GGANZZAHL</text:p>
          </table:table-cell>
          <table:table-cell calcext:value-type="string" office:value-type="string" table:style-name="ce4">
            <text:p>=GGANZZAHL(4;5)</text:p>
          </table:table-cell>
          <table:table-cell office:value-type="float" table:formula="of:=GESTEP(4;5)" table:style-name="aa7b361"/>
          <table:table-cell calcext:value-type="float" office:value="0" office:value-type="float">
            <text:p>0</text:p>
          </table:table-cell>
          <table:table-cell office:string-value="OK" office:value-type="float" table:formula="of:=IF([.C73]=[.D73];&quot;OK&quot;;&quot;Fehler&quot;)"/>
          <table:table-cell table:number-columns-repeated="4" table:style-name="ce16"/>
          <table:table-cell calcext:value-type="string" office:value-type="string">
            <text:p>returns 0.</text:p>
          </table:table-cell>
          <table:table-cell office:value-type="float" table:formula="of:=GESTEP(4;[.O73])"/>
          <table:table-cell calcext:value-type="string" office:value-type="string">
            <text:p>where cell G65 contains 4, returns 1.</text:p>
          </table:table-cell>
          <table:table-cell calcext:value-type="float" office:value="1" office:value-type="float" table:formula="of:=GESTEP(2)">
            <text:p>1</text:p>
          </table:table-cell>
          <table:table-cell calcext:value-type="string" office:value-type="string">
            <text:p>returns 1, because 2 is greater than 0.</text:p>
          </table:table-cell>
          <table:table-cell calcext:value-type="float" office:value="4" office:value-type="float">
            <text:p>4</text:p>
          </table:table-cell>
          <table:table-cell table:number-columns-repeated="1009"/>
        </table:table-row>
        <table:table-row table:style-name="aeff55c">
          <table:table-cell calcext:value-type="string" office:value-type="string">
            <text:p>HEXINBIN</text:p>
          </table:table-cell>
          <table:table-cell calcext:value-type="string" office:value-type="string" table:style-name="ce4">
            <text:p>=HEXINBIN("1D")</text:p>
          </table:table-cell>
          <table:table-cell office:value-type="float" table:formula="of:=HEX2BIN(&quot;1D&quot;)" table:style-name="ae877dd"/>
          <table:table-cell calcext:value-type="string" office:string-value="11101" office:value-type="string" table:formula="of:=&quot;11101&quot;">
            <text:p>11101</text:p>
          </table:table-cell>
          <table:table-cell office:string-value="OK" office:value-type="float" table:formula="of:=IF([.C74]=[.D74];&quot;OK&quot;;&quot;Fehler&quot;)"/>
          <table:table-cell table:number-columns-repeated="4" table:style-name="ce16"/>
          <table:table-cell calcext:value-type="string" office:value-type="string">
            <text:p>returns 11101 as text.</text:p>
          </table:table-cell>
          <table:table-cell calcext:value-type="string" office:string-value="10000" office:value-type="string" table:formula="of:=HEX2BIN(10)">
            <text:p>10000</text:p>
          </table:table-cell>
          <table:table-cell calcext:value-type="string" office:value-type="string">
            <text:p>returns 10000 as text.</text:p>
          </table:table-cell>
          <table:table-cell calcext:value-type="string" office:string-value="0010" office:value-type="string" table:formula="of:=HEX2BIN(&quot;2&quot;;4)">
            <text:p>0010</text:p>
          </table:table-cell>
          <table:table-cell calcext:value-type="string" office:value-type="string">
            <text:p>returns 0010 as text.</text:p>
          </table:table-cell>
          <table:table-cell calcext:value-type="string" office:string-value="1111111110" office:value-type="string" table:formula="of:=HEX2BIN(&quot;FFFFFFFFFE&quot;)">
            <text:p>1111111110</text:p>
          </table:table-cell>
          <table:table-cell calcext:value-type="string" office:value-type="string">
            <text:p>returns 1111111110 as text (twos complement representation of decimal -2).</text:p>
          </table:table-cell>
          <table:table-cell table:number-columns-repeated="1008"/>
        </table:table-row>
        <table:table-row table:style-name="af14029">
          <table:table-cell calcext:value-type="string" office:value-type="string">
            <text:p>HEXINDEZ</text:p>
          </table:table-cell>
          <table:table-cell calcext:value-type="string" office:value-type="string" table:style-name="ce4">
            <text:p>=HEXINDEZ("1E")</text:p>
          </table:table-cell>
          <table:table-cell office:value-type="float" table:formula="of:=HEX2DEC(&quot;1E&quot;)" table:style-name="ae8ba69"/>
          <table:table-cell calcext:value-type="float" office:value="30" office:value-type="float">
            <text:p>30</text:p>
          </table:table-cell>
          <table:table-cell office:string-value="OK" office:value-type="float" table:formula="of:=IF([.C75]=[.D75];&quot;OK&quot;;&quot;Fehler&quot;)"/>
          <table:table-cell table:number-columns-repeated="4" table:style-name="ce16"/>
          <table:table-cell calcext:value-type="string" office:value-type="string">
            <text:p>returns 30 as a (decimal) number.</text:p>
          </table:table-cell>
          <table:table-cell calcext:value-type="float" office:value="-2" office:value-type="float" table:formula="of:=HEX2DEC(&quot;FFFFFFFFFE&quot;)">
            <text:p>-2</text:p>
          </table:table-cell>
          <table:table-cell calcext:value-type="string" office:value-type="string">
            <text:p>returns -2 as a (decimal) number.</text:p>
          </table:table-cell>
          <table:table-cell office:value-type="float" table:formula="of:=HEX2DEC([.$Q$75])"/>
          <table:table-cell calcext:value-type="string" office:value-type="string">
            <text:p>returns the contents of cell I67 as a (decimal) number.</text:p>
          </table:table-cell>
          <table:table-cell calcext:value-type="float" office:value="32" office:value-type="float" table:formula="of:=HEX2DEC(20)">
            <text:p>32</text:p>
          </table:table-cell>
          <table:table-cell calcext:value-type="string" office:value-type="string">
            <text:p>returns 32 as a (decimal) number.</text:p>
          </table:table-cell>
          <table:table-cell calcext:value-type="float" office:value="199" office:value-type="float">
            <text:p>199</text:p>
          </table:table-cell>
          <table:table-cell table:number-columns-repeated="1007"/>
        </table:table-row>
        <table:table-row table:style-name="a26d12a">
          <table:table-cell calcext:value-type="string" office:value-type="string">
            <text:p>HEXINOKT</text:p>
          </table:table-cell>
          <table:table-cell calcext:value-type="string" office:value-type="string" table:style-name="ce4">
            <text:p>=HEXINOKT("1D")</text:p>
          </table:table-cell>
          <table:table-cell office:value-type="float" table:formula="of:=HEX2OCT(&quot;1D&quot;)" table:style-name="a6f8daa"/>
          <table:table-cell calcext:value-type="string" office:string-value="35" office:value-type="string" table:formula="of:=&quot;35&quot;">
            <text:p>35</text:p>
          </table:table-cell>
          <table:table-cell office:string-value="OK" office:value-type="float" table:formula="of:=IF([.C76]=[.D76];&quot;OK&quot;;&quot;Fehler&quot;)"/>
          <table:table-cell table:number-columns-repeated="4" table:style-name="ce16"/>
          <table:table-cell calcext:value-type="string" office:value-type="string">
            <text:p>returns 35 as text.</text:p>
          </table:table-cell>
          <table:table-cell calcext:value-type="string" office:string-value="20" office:value-type="string" table:formula="of:=HEX2OCT(10)">
            <text:p>20</text:p>
          </table:table-cell>
          <table:table-cell calcext:value-type="string" office:value-type="string">
            <text:p>returns 20 as text.</text:p>
          </table:table-cell>
          <table:table-cell calcext:value-type="string" office:string-value="035" office:value-type="string" table:formula="of:=HEX2OCT(&quot;1D&quot;;3)">
            <text:p>035</text:p>
          </table:table-cell>
          <table:table-cell calcext:value-type="string" office:value-type="string">
            <text:p>returns 035 as text.</text:p>
          </table:table-cell>
          <table:table-cell calcext:value-type="string" office:string-value="7777777776" office:value-type="string" table:formula="of:=HEX2OCT(&quot;FFFFFFFFFE&quot;)">
            <text:p>7777777776</text:p>
          </table:table-cell>
          <table:table-cell calcext:value-type="string" office:value-type="string">
            <text:p>returns 7777777776 as text</text:p>
          </table:table-cell>
          <table:table-cell table:number-columns-repeated="1008"/>
        </table:table-row>
        <table:table-row table:style-name="a8a2b64">
          <table:table-cell calcext:value-type="string" office:value-type="string">
            <text:p>IMABS</text:p>
          </table:table-cell>
          <table:table-cell calcext:value-type="string" office:value-type="string" table:style-name="ce4">
            <text:p>=IMABS("4+3i")</text:p>
          </table:table-cell>
          <table:table-cell office:value-type="float" table:formula="of:=IMABS(&quot;4+3i&quot;)" table:style-name="ae427d4"/>
          <table:table-cell calcext:value-type="float" office:value="5" office:value-type="float">
            <text:p>5</text:p>
          </table:table-cell>
          <table:table-cell office:string-value="OK" office:value-type="float" table:formula="of:=IF([.C77]=[.D77];&quot;OK&quot;;&quot;Fehler&quot;)"/>
          <table:table-cell table:number-columns-repeated="4" table:style-name="ce16"/>
          <table:table-cell calcext:value-type="string" office:value-type="string">
            <text:p>returns 5.</text:p>
          </table:table-cell>
          <table:table-cell table:number-columns-repeated="1014"/>
        </table:table-row>
        <table:table-row table:style-name="a52249f">
          <table:table-cell calcext:value-type="string" office:value-type="string">
            <text:p>IMAGINÄRTEIL</text:p>
          </table:table-cell>
          <table:table-cell calcext:value-type="string" office:value-type="string" table:style-name="ce4">
            <text:p>=IMAGINÄRTEIL("4+3i")</text:p>
          </table:table-cell>
          <table:table-cell office:value-type="float" table:formula="of:=IMAGINARY(&quot;4+3i&quot;)" table:style-name="adeb51a"/>
          <table:table-cell calcext:value-type="float" office:value="3" office:value-type="float">
            <text:p>3</text:p>
          </table:table-cell>
          <table:table-cell office:string-value="OK" office:value-type="float" table:formula="of:=IF([.C78]=[.D78];&quot;OK&quot;;&quot;Fehler&quot;)"/>
          <table:table-cell table:number-columns-repeated="4" table:style-name="ce16"/>
          <table:table-cell calcext:value-type="string" office:value-type="string">
            <text:p>returns 3.</text:p>
          </table:table-cell>
          <table:table-cell table:number-columns-repeated="1014"/>
        </table:table-row>
        <table:table-row table:style-name="ab7172b">
          <table:table-cell calcext:value-type="string" office:value-type="string">
            <text:p>IMAPOTENZ</text:p>
          </table:table-cell>
          <table:table-cell calcext:value-type="string" office:value-type="string" table:style-name="ce4">
            <text:p>=IMAPOTENZ("1+2i";2)</text:p>
          </table:table-cell>
          <table:table-cell office:value-type="float" table:formula="of:=IMPOWER(&quot;1+2i&quot;;2)" table:style-name="aefebdd"/>
          <table:table-cell calcext:value-type="string" office:string-value="-3+4i" office:value-type="string" table:formula="of:=&quot;-3+4i&quot;">
            <text:p>-3+4i</text:p>
          </table:table-cell>
          <table:table-cell office:string-value="OK" office:value-type="float" table:formula="of:=IF([.C79]=[.D79];&quot;OK&quot;;&quot;Fehler&quot;)"/>
          <table:table-cell table:number-columns-repeated="4" table:style-name="ce16"/>
          <table:table-cell calcext:value-type="string" office:value-type="string">
            <text:p>returns (1+2i)^2 = -3+4i as text.</text:p>
          </table:table-cell>
          <table:table-cell table:number-columns-repeated="1014"/>
        </table:table-row>
        <table:table-row table:style-name="ade964c">
          <table:table-cell calcext:value-type="string" office:value-type="string">
            <text:p>IMARGUMENT</text:p>
          </table:table-cell>
          <table:table-cell calcext:value-type="string" office:value-type="string" table:style-name="ce4">
            <text:p>=IMARGUMENT("3+3i")</text:p>
          </table:table-cell>
          <table:table-cell office:value-type="float" table:formula="of:=IMARGUMENT(&quot;3+3i&quot;)" table:style-name="a56686e"/>
          <table:table-cell calcext:value-type="float" office:value="0.785398163397448" office:value-type="float">
            <text:p>0.7853981634</text:p>
          </table:table-cell>
          <table:table-cell office:string-value="OK" office:value-type="float" table:formula="of:=IF(ABS(([.C80]-[.D80])/[.C80])&lt;[.B1];&quot;OK&quot;;&quot;Fehler&quot;)"/>
          <table:table-cell table:number-columns-repeated="4" table:style-name="ce16"/>
          <table:table-cell calcext:value-type="string" office:value-type="string">
            <text:p>returns 0.785398163397 - that is 2π/8 radians.</text:p>
          </table:table-cell>
          <table:table-cell table:number-columns-repeated="1014"/>
        </table:table-row>
        <table:table-row table:style-name="ae038b3">
          <table:table-cell calcext:value-type="string" office:value-type="string">
            <text:p>IMCOS</text:p>
          </table:table-cell>
          <table:table-cell calcext:value-type="string" office:value-type="string" table:style-name="ce4">
            <text:p>=IMCOS("2+3i")</text:p>
          </table:table-cell>
          <table:table-cell office:value-type="float" table:formula="of:=IMCOS(&quot;2+3i&quot;)" table:style-name="ad6fd3b"/>
          <table:table-cell office:string-value="-4.18962569096881-9.10922789375534i" office:value-type="float" table:formula="of:=&quot;-4&quot;&amp;[.B2]&amp;&quot;18962569096881-9&quot;&amp;[.B2]&amp;&quot;10922789375534i&quot;"/>
          <table:table-cell office:string-value="OK" office:value-type="float" table:formula="of:=IF(([.C81]=[.D81]);&quot;OK&quot;;&quot;Fehler&quot;)"/>
          <table:table-cell table:number-columns-repeated="4" table:style-name="ce16"/>
          <table:table-cell calcext:value-type="string" office:value-type="string">
            <text:p>returns -4.18962569096881-9.10922789375534i as text.</text:p>
          </table:table-cell>
          <table:table-cell table:number-columns-repeated="1014"/>
        </table:table-row>
        <table:table-row table:style-name="a2231f4">
          <table:table-cell calcext:value-type="string" office:value-type="string">
            <text:p>IMDIV</text:p>
          </table:table-cell>
          <table:table-cell calcext:value-type="string" office:value-type="string" table:style-name="ce4">
            <text:p>=IMDIV("9+8i";"1+2i")</text:p>
          </table:table-cell>
          <table:table-cell office:value-type="float" table:formula="of:=IMDIV(&quot;9+8i&quot;;&quot;1+2i&quot;)" table:style-name="ade7fae"/>
          <table:table-cell calcext:value-type="string" office:string-value="5-2i" office:value-type="string" table:formula="of:=&quot;5-2i&quot;">
            <text:p>5-2i</text:p>
          </table:table-cell>
          <table:table-cell office:string-value="OK" office:value-type="float" table:formula="of:=IF([.C82]=[.D82];&quot;OK&quot;;&quot;Fehler&quot;)"/>
          <table:table-cell table:number-columns-repeated="4" table:style-name="ce16"/>
          <table:table-cell calcext:value-type="string" office:value-type="string">
            <text:p>returns 5-2i as text.</text:p>
          </table:table-cell>
          <table:table-cell table:number-columns-repeated="1014"/>
        </table:table-row>
        <table:table-row table:style-name="a3ead09">
          <table:table-cell calcext:value-type="string" office:value-type="string">
            <text:p>IMEXP</text:p>
          </table:table-cell>
          <table:table-cell calcext:value-type="string" office:value-type="string" table:style-name="ce4">
            <text:p>=IMEXP("1+i")</text:p>
          </table:table-cell>
          <table:table-cell office:value-type="float" table:formula="of:=IMEXP(&quot;1+2i&quot;)" table:style-name="af7692a"/>
          <table:table-cell office:string-value="-1.13120438375681+2.47172667200482i" office:value-type="float" table:formula="of:=&quot;-1&quot;&amp;[.B2]&amp;&quot;13120438375681+2&quot;&amp;[.B2]&amp;&quot;47172667200482i&quot;"/>
          <table:table-cell office:string-value="OK" office:value-type="float" table:formula="of:=IF([.C83]=[.D83];&quot;OK&quot;;&quot;Fehler&quot;)"/>
          <table:table-cell table:number-columns-repeated="4" table:style-name="ce19"/>
          <table:table-cell calcext:value-type="string" office:value-type="string">
            <text:p>returns -1.13120438375681+2.47172667200482i as text.</text:p>
          </table:table-cell>
          <table:table-cell table:number-columns-repeated="1014"/>
        </table:table-row>
        <table:table-row table:style-name="af7672b">
          <table:table-cell calcext:value-type="string" office:value-type="string">
            <text:p>IMKONJUGIERTE</text:p>
          </table:table-cell>
          <table:table-cell calcext:value-type="string" office:value-type="string" table:style-name="ce4">
            <text:p>=IMKONJUGIERTE("2+3i")</text:p>
          </table:table-cell>
          <table:table-cell office:value-type="float" table:formula="of:=IMCONJUGATE(&quot;2+3i&quot;)" table:style-name="aa726dc"/>
          <table:table-cell calcext:value-type="string" office:string-value="2-3i" office:value-type="string" table:formula="of:=&quot;2-3i&quot;">
            <text:p>2-3i</text:p>
          </table:table-cell>
          <table:table-cell office:string-value="OK" office:value-type="float" table:formula="of:=IF([.C84]=[.D84];&quot;OK&quot;;&quot;Fehler&quot;)"/>
          <table:table-cell table:number-columns-repeated="4" table:style-name="ce16"/>
          <table:table-cell calcext:value-type="string" office:value-type="string">
            <text:p>returns 2-3i as text.</text:p>
          </table:table-cell>
          <table:table-cell table:number-columns-repeated="1014"/>
        </table:table-row>
        <table:table-row table:style-name="ac52ba2">
          <table:table-cell calcext:value-type="string" office:value-type="string">
            <text:p>IMLN</text:p>
          </table:table-cell>
          <table:table-cell calcext:value-type="string" office:value-type="string" table:style-name="ce4">
            <text:p>=IMLN("4+3i")</text:p>
          </table:table-cell>
          <table:table-cell office:value-type="float" table:formula="of:=IMLN(&quot;4+3i&quot;)" table:style-name="a1d6a4b"/>
          <table:table-cell office:string-value="1.6094379124341+0.643501108793284i" office:value-type="float" table:formula="of:=&quot;1&quot;&amp;[.B2]&amp;&quot;6094379124341+0&quot;&amp;[.B2]&amp;&quot;643501108793284i&quot;"/>
          <table:table-cell office:string-value="OK" office:value-type="float" table:formula="of:=IF([.C85]=[.D85];&quot;OK&quot;;&quot;Fehler&quot;)"/>
          <table:table-cell table:number-columns-repeated="4" table:style-name="ce19"/>
          <table:table-cell calcext:value-type="string" office:value-type="string">
            <text:p>returns 0.80471895621705+1.10714871779409i as text.</text:p>
          </table:table-cell>
          <table:table-cell table:number-columns-repeated="1014"/>
        </table:table-row>
        <table:table-row table:style-name="a71c655">
          <table:table-cell calcext:value-type="string" office:value-type="string">
            <text:p>IMLOG10</text:p>
          </table:table-cell>
          <table:table-cell calcext:value-type="string" office:value-type="string" table:style-name="ce4">
            <text:p>=IMLOG10("3+4i")</text:p>
          </table:table-cell>
          <table:table-cell office:value-type="float" table:formula="of:=IMLOG10(&quot;3+4i&quot;)" table:style-name="a1e77f5"/>
          <table:table-cell office:string-value="0.698970004336019+0.402719196273373i" office:value-type="float" table:formula="of:=&quot;0&quot;&amp;[.B2]&amp;&quot;698970004336019+0&quot;&amp;[.B2]&amp;&quot;402719196273373i&quot;"/>
          <table:table-cell office:string-value="OK" office:value-type="float" table:formula="of:=IF([.C86]=[.D86];&quot;OK&quot;;&quot;Fehler&quot;)"/>
          <table:table-cell table:number-columns-repeated="4" table:style-name="ce19"/>
          <table:table-cell calcext:value-type="string" office:value-type="string">
            <text:p>returns 0.349485002168009+0.480828578784234i as text.</text:p>
          </table:table-cell>
          <table:table-cell table:number-columns-repeated="1014"/>
        </table:table-row>
        <table:table-row table:style-name="a1e0c39">
          <table:table-cell calcext:value-type="string" office:value-type="string">
            <text:p>IMLOG2</text:p>
          </table:table-cell>
          <table:table-cell calcext:value-type="string" office:value-type="string" table:style-name="ce4">
            <text:p>=IMLOG2("3+4i")</text:p>
          </table:table-cell>
          <table:table-cell office:value-type="float" table:formula="of:=IMLOG2(&quot;1+2i&quot;)" table:style-name="a079046"/>
          <table:table-cell office:string-value="1.16096404744368+1.59727796468811i" office:value-type="float" table:formula="of:=&quot;1&quot;&amp;[.B2]&amp;&quot;16096404744368+1&quot;&amp;[.B2]&amp;&quot;59727796468811i&quot;"/>
          <table:table-cell office:string-value="OK" office:value-type="float" table:formula="of:=IF([.C87]=[.D87];&quot;OK&quot;;&quot;Fehler&quot;)"/>
          <table:table-cell table:number-columns-repeated="4" table:style-name="ce19"/>
          <table:table-cell calcext:value-type="string" office:value-type="string">
            <text:p>returns 1.16096404744368+1.59727796468811i as text.</text:p>
          </table:table-cell>
          <table:table-cell table:number-columns-repeated="1014"/>
        </table:table-row>
        <table:table-row table:style-name="aa7f5e8">
          <table:table-cell calcext:value-type="string" office:value-type="string">
            <text:p>IMPRODUKT</text:p>
          </table:table-cell>
          <table:table-cell calcext:value-type="string" office:value-type="string" table:style-name="ce4">
            <text:p>=IMPRODUKT("2-3i";"4+2i")</text:p>
          </table:table-cell>
          <table:table-cell office:value-type="float" table:formula="of:=IMPRODUCT(&quot;2-3i&quot;;&quot;4+2i&quot;)" table:style-name="a3d62c5"/>
          <table:table-cell calcext:value-type="string" office:string-value="14-8i" office:value-type="string" table:formula="of:=&quot;14-8i&quot;">
            <text:p>14-8i</text:p>
          </table:table-cell>
          <table:table-cell office:string-value="OK" office:value-type="float" table:formula="of:=IF([.C88]=[.D88];&quot;OK&quot;;&quot;Fehler&quot;)"/>
          <table:table-cell table:number-columns-repeated="4" table:style-name="ce16"/>
          <table:table-cell calcext:value-type="string" office:value-type="string">
            <text:p>returns 14-8i as text.</text:p>
          </table:table-cell>
          <table:table-cell office:string-value="14-8i" office:value-type="float" table:formula="of:=IMPRODUCT([.M88:.N88])"/>
          <table:table-cell calcext:value-type="string" office:value-type="string">
            <text:p>where cell E80 contains 2-3i and cell F80 contains 4+2i returns 14-8i as text.</text:p>
          </table:table-cell>
          <table:table-cell calcext:value-type="string" office:value-type="string">
            <text:p>2-3i</text:p>
          </table:table-cell>
          <table:table-cell calcext:value-type="string" office:value-type="string">
            <text:p>4+2i</text:p>
          </table:table-cell>
          <table:table-cell table:number-columns-repeated="1010"/>
        </table:table-row>
        <table:table-row table:style-name="ab7b9fe">
          <table:table-cell calcext:value-type="string" office:value-type="string">
            <text:p>IMREALTEI</text:p>
          </table:table-cell>
          <table:table-cell calcext:value-type="string" office:value-type="string" table:style-name="ce4">
            <text:p>=IMREALTEIL("4+3i")</text:p>
          </table:table-cell>
          <table:table-cell office:value-type="float" table:formula="of:=IMREAL(&quot;4+3i&quot;)" table:style-name="a37424a"/>
          <table:table-cell calcext:value-type="float" office:value="4" office:value-type="float">
            <text:p>4</text:p>
          </table:table-cell>
          <table:table-cell office:string-value="OK" office:value-type="float" table:formula="of:=IF([.C89]=[.D89];&quot;OK&quot;;&quot;Fehler&quot;)"/>
          <table:table-cell table:number-columns-repeated="4" table:style-name="ce16"/>
          <table:table-cell calcext:value-type="string" office:value-type="string">
            <text:p>returns 4.</text:p>
          </table:table-cell>
          <table:table-cell table:number-columns-repeated="1014"/>
        </table:table-row>
        <table:table-row table:style-name="ac39a05">
          <table:table-cell calcext:value-type="string" office:value-type="string">
            <text:p>IMSIN</text:p>
          </table:table-cell>
          <table:table-cell calcext:value-type="string" office:value-type="string" table:style-name="ce4">
            <text:p>=IMSIN("3+4i")</text:p>
          </table:table-cell>
          <table:table-cell office:value-type="float" table:formula="of:=IMSIN(&quot;3+4i&quot;)" table:style-name="a59cc8a"/>
          <table:table-cell office:string-value="3.85373803791938-27.0168132580039i" office:value-type="float" table:formula="of:=&quot;3&quot;&amp;[.B2]&amp;&quot;85373803791938-27&quot;&amp;[.B2]&amp;&quot;0168132580039i&quot;"/>
          <table:table-cell office:string-value="OK" office:value-type="float" table:formula="of:=IF([.C90]=[.D90];&quot;OK&quot;;&quot;Fehler&quot;)"/>
          <table:table-cell table:number-columns-repeated="4" table:style-name="ce19"/>
          <table:table-cell calcext:value-type="string" office:value-type="string">
            <text:p>returns 9.15449914691143-4.16890695996656i as text.</text:p>
          </table:table-cell>
          <table:table-cell table:number-columns-repeated="1014"/>
        </table:table-row>
        <table:table-row table:style-name="a21ee14">
          <table:table-cell calcext:value-type="string" office:value-type="string">
            <text:p>IMSUB</text:p>
          </table:table-cell>
          <table:table-cell calcext:value-type="string" office:value-type="string" table:style-name="ce4">
            <text:p>=IMSUB("7+5i";"3+2i")</text:p>
          </table:table-cell>
          <table:table-cell office:value-type="float" table:formula="of:=IMSUB(&quot;7+5i&quot;;&quot;3+2i&quot;)" table:style-name="a102659"/>
          <table:table-cell calcext:value-type="string" office:string-value="4+3i" office:value-type="string" table:formula="of:=&quot;4+3i&quot;">
            <text:p>4+3i</text:p>
          </table:table-cell>
          <table:table-cell office:string-value="OK" office:value-type="float" table:formula="of:=IF([.C91]=[.D91];&quot;OK&quot;;&quot;Fehler&quot;)"/>
          <table:table-cell table:number-columns-repeated="4" table:style-name="ce16"/>
          <table:table-cell calcext:value-type="string" office:value-type="string">
            <text:p>returns 4+3i as text.</text:p>
          </table:table-cell>
          <table:table-cell table:number-columns-repeated="1014"/>
        </table:table-row>
        <table:table-row table:style-name="a25285d">
          <table:table-cell calcext:value-type="string" office:value-type="string">
            <text:p>IMSUMME</text:p>
          </table:table-cell>
          <table:table-cell calcext:value-type="string" office:value-type="string" table:style-name="ce4">
            <text:p>=IMSUMME("1+2i";"3+4i")</text:p>
          </table:table-cell>
          <table:table-cell office:value-type="float" table:formula="of:=IMSUM(&quot;1+2i&quot;;&quot;3+4i&quot;)" table:style-name="adf1165"/>
          <table:table-cell calcext:value-type="string" office:string-value="4+6i" office:value-type="string" table:formula="of:=&quot;4+6i&quot;">
            <text:p>4+6i</text:p>
          </table:table-cell>
          <table:table-cell office:string-value="OK" office:value-type="float" table:formula="of:=IF([.C92]=[.D92];&quot;OK&quot;;&quot;Fehler&quot;)"/>
          <table:table-cell table:number-columns-repeated="4" table:style-name="ce16"/>
          <table:table-cell calcext:value-type="string" office:value-type="string">
            <text:p>returns 4+6i as text.</text:p>
          </table:table-cell>
          <table:table-cell office:string-value="4+6i" office:value-type="float" table:formula="of:=IMSUM([.M92:.N92])"/>
          <table:table-cell calcext:value-type="string" office:value-type="string">
            <text:p>where cell E84 contains the text 1+2i and cell F84 contains 3+4i, returns 4+6i as text.</text:p>
          </table:table-cell>
          <table:table-cell calcext:value-type="string" office:value-type="string">
            <text:p>1+2i</text:p>
          </table:table-cell>
          <table:table-cell calcext:value-type="string" office:value-type="string">
            <text:p>3+4i</text:p>
          </table:table-cell>
          <table:table-cell table:number-columns-repeated="1010"/>
        </table:table-row>
        <table:table-row table:style-name="a2f4b5e">
          <table:table-cell calcext:value-type="string" office:value-type="string">
            <text:p>IMTAN</text:p>
          </table:table-cell>
          <table:table-cell calcext:value-type="string" office:value-type="string" table:style-name="ce4">
            <text:p>=IMWURZEL("16+30i")</text:p>
          </table:table-cell>
          <table:table-cell office:value-type="float" table:formula="of:=IMSQRT(&quot;16+30i&quot;)" table:style-name="a50375c"/>
          <table:table-cell calcext:value-type="string" office:string-value="5+3i" office:value-type="string" table:formula="of:=&quot;5+3i&quot;">
            <text:p>5+3i</text:p>
          </table:table-cell>
          <table:table-cell office:string-value="OK" office:value-type="float" table:formula="of:=IF([.C93]=[.D93];&quot;OK&quot;;&quot;Fehler&quot;)"/>
          <table:table-cell table:number-columns-repeated="4" table:style-name="ce16"/>
          <table:table-cell calcext:value-type="string" office:value-type="string">
            <text:p>returns 5+3i as text.</text:p>
          </table:table-cell>
          <table:table-cell table:number-columns-repeated="1014"/>
        </table:table-row>
        <table:table-row table:style-name="a6ee266">
          <table:table-cell calcext:value-type="string" office:value-type="string">
            <text:p>IMTAN</text:p>
          </table:table-cell>
          <table:table-cell calcext:value-type="string" office:value-type="string" table:style-name="ce4">
            <text:p>=IMTAN("4+3i")</text:p>
          </table:table-cell>
          <table:table-cell office:value-type="float" table:formula="of:=IMTAN(&quot;4+3i&quot;)" table:style-name="a89519e"/>
          <table:table-cell office:string-value="0.00490825806749606+1.00070953606723i" office:value-type="float" table:formula="of:=&quot;0&quot;&amp;[.B2]&amp;&quot;00490825806749606+1&quot;&amp;[.B2]&amp;&quot;00070953606723i&quot;"/>
          <table:table-cell office:string-value="OK" office:value-type="float" table:formula="of:=IF([.C94]=[.D94];&quot;OK&quot;;&quot;Fehler&quot;)"/>
          <table:table-cell table:number-columns-repeated="4" table:style-name="ce19"/>
          <table:table-cell calcext:value-type="string" office:value-type="string">
            <text:p>returns 9.65714733826177e-27+1i as text.</text:p>
          </table:table-cell>
          <table:table-cell table:number-columns-repeated="1014"/>
        </table:table-row>
        <table:table-row table:style-name="a6835a1">
          <table:table-cell calcext:value-type="string" office:value-type="string">
            <text:p>IMSEC</text:p>
          </table:table-cell>
          <table:table-cell calcext:value-type="string" office:value-type="string" table:style-name="ce4">
            <text:p>=IMSEC("4+3i")</text:p>
          </table:table-cell>
          <table:table-cell office:value-type="float" table:formula="of:=IMSEC(&quot;4+3i&quot;)" table:style-name="a999414"/>
          <table:table-cell office:string-value="-0.0652940278579471-0.0752249603027732i" office:value-type="float" table:formula="of:=&quot;-0&quot;&amp;[.B2]&amp;&quot;0652940278579471-0&quot;&amp;[.B2]&amp;&quot;0752249603027732i&quot;"/>
          <table:table-cell office:string-value="OK" office:value-type="float" table:formula="of:=IF([.C95]=[.D95];&quot;OK&quot;;&quot;Fehler&quot;)"/>
          <table:table-cell table:number-columns-repeated="4" table:style-name="ce19"/>
          <table:table-cell calcext:value-type="string" office:value-type="string">
            <text:p>returns -1.79228326988033e-13-5.38818137766056e-14i as text.</text:p>
          </table:table-cell>
          <table:table-cell table:number-columns-repeated="1014"/>
        </table:table-row>
        <table:table-row table:style-name="ab76fe6">
          <table:table-cell calcext:value-type="string" office:value-type="string">
            <text:p>IMCOSEC</text:p>
          </table:table-cell>
          <table:table-cell calcext:value-type="string" office:value-type="string" table:style-name="ce4">
            <text:p>=IMCOSEC("4+3i")</text:p>
          </table:table-cell>
          <table:table-cell office:value-type="float" table:formula="of:=IMCOS(&quot;4+3i&quot;)" table:style-name="a2334b6"/>
          <table:table-cell office:string-value="-0.0754898329158637+0.0648774713706355i" office:value-type="float" table:formula="of:=&quot;-0&quot;&amp;[.B2]&amp;&quot;0754898329158637+0&quot;&amp;[.B2]&amp;&quot;0648774713706355i&quot;"/>
          <table:table-cell office:string-value="Fehler" office:value-type="float" table:formula="of:=IF([.C96]=[.D96];&quot;OK&quot;;&quot;Fehler&quot;)"/>
          <table:table-cell table:number-columns-repeated="4" table:style-name="ce19"/>
          <table:table-cell calcext:value-type="string" office:value-type="string">
            <text:p>returns -5.38818137766056e-14+1.79228326988033e-13i as text.</text:p>
          </table:table-cell>
          <table:table-cell table:number-columns-repeated="1014"/>
        </table:table-row>
        <table:table-row table:style-name="a5cfdf0">
          <table:table-cell calcext:value-type="string" office:value-type="string">
            <text:p>IMCOT</text:p>
          </table:table-cell>
          <table:table-cell calcext:value-type="string" office:value-type="string" table:style-name="ce4">
            <text:p>=IMCOT("4+3i")</text:p>
          </table:table-cell>
          <table:table-cell office:value-type="float" table:formula="of:=IMCOT(&quot;4+3i&quot;)" table:style-name="a1e50d3"/>
          <table:table-cell office:string-value="0.00490118239430447-0.999266927805902i" office:value-type="float" table:formula="of:=&quot;0&quot;&amp;[.B2]&amp;&quot;00490118239430447-0&quot;&amp;[.B2]&amp;&quot;999266927805902i&quot;"/>
          <table:table-cell office:string-value="OK" office:value-type="float" table:formula="of:=IF([.C97]=[.D97];&quot;OK&quot;;&quot;Fehler&quot;)"/>
          <table:table-cell table:number-columns-repeated="4" table:style-name="ce19"/>
          <table:table-cell calcext:value-type="string" office:value-type="string">
            <text:p>returns 9.65714733826177e-27-1i as text.</text:p>
          </table:table-cell>
          <table:table-cell table:number-columns-repeated="1014"/>
        </table:table-row>
        <table:table-row table:style-name="af9d3c5">
          <table:table-cell calcext:value-type="string" office:value-type="string">
            <text:p>IMSINHYP</text:p>
          </table:table-cell>
          <table:table-cell calcext:value-type="string" office:value-type="string" table:style-name="ce4">
            <text:p>=IMSINHYP("4+3i")</text:p>
          </table:table-cell>
          <table:table-cell office:value-type="float" table:formula="of:=IMSINH(&quot;4+3i&quot;)" table:style-name="a510c46"/>
          <table:table-cell office:string-value="-27.0168132580039+3.85373803791938i" office:value-type="float" table:formula="of:=&quot;-27&quot;&amp;[.B2]&amp;&quot;0168132580039+3&quot;&amp;[.B2]&amp;&quot;85373803791938i&quot;" table:style-name="ce4"/>
          <table:table-cell office:string-value="OK" office:value-type="float" table:formula="of:=IF([.C98]=[.D98];&quot;OK&quot;;&quot;Fehler&quot;)"/>
          <table:table-cell table:number-columns-repeated="4" table:style-name="ce19"/>
          <table:table-cell calcext:value-type="string" office:value-type="string">
            <text:p>returns 685347.715824818-4389879.10472308i as text.</text:p>
          </table:table-cell>
          <table:table-cell table:number-columns-repeated="1014"/>
        </table:table-row>
        <table:table-row table:style-name="a4ebe6c">
          <table:table-cell calcext:value-type="string" office:value-type="string">
            <text:p>IMCOSHYP</text:p>
          </table:table-cell>
          <table:table-cell calcext:value-type="string" office:value-type="string" table:style-name="ce4">
            <text:p>=IMCOSHYP("4+3i")</text:p>
          </table:table-cell>
          <table:table-cell office:value-type="float" table:formula="of:=IMCOSH(&quot;4+3i&quot;)" table:style-name="a7dd602"/>
          <table:table-cell office:string-value="-27.0349456030742+3.85115333481178i" office:value-type="float" table:formula="of:=&quot;-27&quot;&amp;[.B2]&amp;&quot;0349456030742+3&quot;&amp;[.B2]&amp;&quot;85115333481178i&quot;"/>
          <table:table-cell office:string-value="OK" office:value-type="float" table:formula="of:=IF([.C99]=[.D99];&quot;OK&quot;;&quot;Fehler&quot;)"/>
          <table:table-cell table:number-columns-repeated="4" table:style-name="ce19"/>
          <table:table-cell calcext:value-type="string" office:value-type="string">
            <text:p>returns 685347.715824835-4389879.10472297i as text</text:p>
          </table:table-cell>
          <table:table-cell table:number-columns-repeated="1014"/>
        </table:table-row>
        <table:table-row table:style-name="a15b538">
          <table:table-cell calcext:value-type="string" office:value-type="string">
            <text:p>IMSECHYP</text:p>
          </table:table-cell>
          <table:table-cell calcext:value-type="string" office:value-type="string" table:style-name="ce4">
            <text:p>=IMSECHYP("4+3i")</text:p>
          </table:table-cell>
          <table:table-cell office:value-type="float" table:formula="of:=IMSECH(&quot;4+3i&quot;)" table:style-name="aa780b9"/>
          <table:table-cell office:string-value="-0.0362534969158689-0.00516434460775318i" office:value-type="float" table:formula="of:=&quot;-0&quot;&amp;[.B2]&amp;&quot;0362534969158689-0&quot;&amp;[.B2]&amp;&quot;00516434460775318i&quot;"/>
          <table:table-cell office:string-value="OK" office:value-type="float" table:formula="of:=IF([.C100]=[.D100];&quot;OK&quot;;&quot;Fehler&quot;)"/>
          <table:table-cell table:number-columns-repeated="4" table:style-name="ce19"/>
          <table:table-cell calcext:value-type="string" office:value-type="string">
            <text:p>returns 3.47174277275979e-08+2.2237662289089e-07i as text.</text:p>
          </table:table-cell>
          <table:table-cell table:number-columns-repeated="1014"/>
        </table:table-row>
        <table:table-row table:style-name="a777f4f">
          <table:table-cell calcext:value-type="string" office:value-type="string">
            <text:p>IMCOSECHYP</text:p>
          </table:table-cell>
          <table:table-cell calcext:value-type="string" office:value-type="string" table:style-name="ce4">
            <text:p>=IMCOSECHYP("4+3i")</text:p>
          </table:table-cell>
          <table:table-cell office:value-type="float" table:formula="of:=IMCSCH(&quot;4+3i&quot;)" table:style-name="a8a9582"/>
          <table:table-cell office:string-value="-0.036275889628626-0.0051744731840194i" office:value-type="float" table:formula="of:=&quot;-0&quot;&amp;[.B2]&amp;&quot;036275889628626-0&quot;&amp;[.B2]&amp;&quot;0051744731840194i&quot;"/>
          <table:table-cell office:string-value="OK" office:value-type="float" table:formula="of:=IF([.C101]=[.D101];&quot;OK&quot;;&quot;Fehler&quot;)"/>
          <table:table-cell table:number-columns-repeated="4" table:style-name="ce19"/>
          <table:table-cell calcext:value-type="string" office:value-type="string">
            <text:p>returns 3.47174277275954e-08+2.22376622890885e-07i as text.</text:p>
          </table:table-cell>
          <table:table-cell table:number-columns-repeated="1014"/>
        </table:table-row>
        <table:table-row table:style-name="a583730">
          <table:table-cell calcext:value-type="string" office:value-type="string">
            <text:p>KOMPLEXE</text:p>
          </table:table-cell>
          <table:table-cell calcext:value-type="string" office:value-type="string" table:style-name="ce4">
            <text:p>=KOMPLEXE(3;4;"i")</text:p>
          </table:table-cell>
          <table:table-cell office:value-type="float" table:formula="of:=COMPLEX(3;4;&quot;i&quot;)" table:style-name="a2731c8"/>
          <table:table-cell calcext:value-type="string" office:string-value="3+4i" office:value-type="string" table:formula="of:=&quot;3+4i&quot;">
            <text:p>3+4i</text:p>
          </table:table-cell>
          <table:table-cell office:string-value="OK" office:value-type="float" table:formula="of:=IF([.C102]=[.D102];&quot;OK&quot;;&quot;Fehler&quot;)"/>
          <table:table-cell table:number-columns-repeated="4" table:style-name="ce16"/>
          <table:table-cell calcext:value-type="string" office:value-type="string">
            <text:p>returns the text 3+4i.</text:p>
          </table:table-cell>
          <table:table-cell calcext:value-type="string" office:string-value="2-3j" office:value-type="string" table:formula="of:=COMPLEX(2;-3;&quot;j&quot;)">
            <text:p>2-3j</text:p>
          </table:table-cell>
          <table:table-cell calcext:value-type="string" office:value-type="string">
            <text:p>returns the text 2-3j.</text:p>
          </table:table-cell>
          <table:table-cell table:number-columns-repeated="1012"/>
        </table:table-row>
        <table:table-row table:style-name="af37f50">
          <table:table-cell calcext:value-type="string" office:value-type="string">
            <text:p>OKTINBIN</text:p>
          </table:table-cell>
          <table:table-cell calcext:value-type="string" office:value-type="string" table:style-name="ce4">
            <text:p>=OKTINBIN("14")</text:p>
          </table:table-cell>
          <table:table-cell office:value-type="float" table:formula="of:=OCT2BIN(&quot;14&quot;)" table:style-name="afe20d2"/>
          <table:table-cell calcext:value-type="string" office:string-value="1100" office:value-type="string" table:formula="of:=&quot;1100&quot;">
            <text:p>1100</text:p>
          </table:table-cell>
          <table:table-cell office:string-value="OK" office:value-type="float" table:formula="of:=IF([.C103]=[.D103];&quot;OK&quot;;&quot;Fehler&quot;)"/>
          <table:table-cell table:number-columns-repeated="4" table:style-name="ce16"/>
          <table:table-cell calcext:value-type="string" office:value-type="string">
            <text:p>returns 1100 as text.</text:p>
          </table:table-cell>
          <table:table-cell calcext:value-type="string" office:string-value="1100" office:value-type="string" table:formula="of:=OCT2BIN(14)">
            <text:p>1100</text:p>
          </table:table-cell>
          <table:table-cell calcext:value-type="string" office:value-type="string">
            <text:p>returns 1100 as text. The number 10 is read as octal.</text:p>
          </table:table-cell>
          <table:table-cell calcext:value-type="string" office:string-value="0010" office:value-type="string" table:formula="of:=OCT2BIN(&quot;2&quot;;4)">
            <text:p>0010</text:p>
          </table:table-cell>
          <table:table-cell calcext:value-type="string" office:value-type="string">
            <text:p>returns 0010 as text. OCT2BIN adds leading zeroes to make 4 digits.</text:p>
          </table:table-cell>
          <table:table-cell calcext:value-type="string" office:string-value="1111111110" office:value-type="string" table:formula="of:=OCT2BIN(&quot;7777777776&quot;)">
            <text:p>1111111110</text:p>
          </table:table-cell>
          <table:table-cell calcext:value-type="string" office:value-type="string">
            <text:p>returns 1111111110 as text (twos complement representation of decimal -2).</text:p>
          </table:table-cell>
          <table:table-cell table:number-columns-repeated="1008"/>
        </table:table-row>
        <table:table-row table:style-name="a92d82a">
          <table:table-cell calcext:value-type="string" office:value-type="string">
            <text:p>OKTINDEZ</text:p>
          </table:table-cell>
          <table:table-cell calcext:value-type="string" office:value-type="string" table:style-name="ce4">
            <text:p>=OKTINDEZ("31")</text:p>
          </table:table-cell>
          <table:table-cell office:value-type="float" table:formula="of:=OCT2DEC(&quot;31&quot;)" table:style-name="a39f4ce"/>
          <table:table-cell calcext:value-type="float" office:value="25" office:value-type="float">
            <text:p>25</text:p>
          </table:table-cell>
          <table:table-cell office:string-value="OK" office:value-type="float" table:formula="of:=IF([.C104]=[.D104];&quot;OK&quot;;&quot;Fehler&quot;)"/>
          <table:table-cell table:number-columns-repeated="4" table:style-name="ce16"/>
          <table:table-cell calcext:value-type="string" office:value-type="string">
            <text:p>returns 25 as a (decimal) number.</text:p>
          </table:table-cell>
          <table:table-cell calcext:value-type="float" office:value="25" office:value-type="float" table:formula="of:=OCT2DEC(31)">
            <text:p>25</text:p>
          </table:table-cell>
          <table:table-cell calcext:value-type="string" office:value-type="string">
            <text:p>returns 25 as a (decimal) number. The number 31 is read as octal.</text:p>
          </table:table-cell>
          <table:table-cell calcext:value-type="float" office:value="-2" office:value-type="float" table:formula="of:=OCT2DEC(&quot;7777777776&quot;)">
            <text:p>-2</text:p>
          </table:table-cell>
          <table:table-cell calcext:value-type="string" office:value-type="string">
            <text:p>returns -2 as a (decimal) number.</text:p>
          </table:table-cell>
          <table:table-cell table:number-columns-repeated="1010"/>
        </table:table-row>
        <table:table-row table:style-name="aeeb94d">
          <table:table-cell calcext:value-type="string" office:value-type="string">
            <text:p>OKTINHEX</text:p>
          </table:table-cell>
          <table:table-cell calcext:value-type="string" office:value-type="string" table:style-name="ce4">
            <text:p>=OKTINHEX("35")</text:p>
          </table:table-cell>
          <table:table-cell office:value-type="float" table:formula="of:=OCT2HEX(&quot;35&quot;)" table:style-name="a18ea0d"/>
          <table:table-cell calcext:value-type="string" office:string-value="1D" office:value-type="string" table:formula="of:=&quot;1D&quot;">
            <text:p>1D</text:p>
          </table:table-cell>
          <table:table-cell office:string-value="OK" office:value-type="float" table:formula="of:=IF([.C105]=[.D105];&quot;OK&quot;;&quot;Fehler&quot;)"/>
          <table:table-cell table:number-columns-repeated="4" table:style-name="ce16"/>
          <table:table-cell calcext:value-type="string" office:value-type="string">
            <text:p>returns 1D as text.</text:p>
          </table:table-cell>
          <table:table-cell calcext:value-type="string" office:string-value="1D" office:value-type="string" table:formula="of:=OCT2HEX(35)">
            <text:p>1D</text:p>
          </table:table-cell>
          <table:table-cell calcext:value-type="string" office:value-type="string">
            <text:p>returns 1D as text. The number 35 is read as octal, even though it is not.</text:p>
          </table:table-cell>
          <table:table-cell calcext:value-type="string" office:string-value="001D" office:value-type="string" table:formula="of:=OCT2HEX(&quot;35&quot;;4)">
            <text:p>001D</text:p>
          </table:table-cell>
          <table:table-cell calcext:value-type="string" office:value-type="string">
            <text:p>returns 001D as text. OCT2HEX adds leading zeroes to make 4 digits.</text:p>
          </table:table-cell>
          <table:table-cell calcext:value-type="string" office:string-value="FFFFFFFFFE" office:value-type="string" table:formula="of:=OCT2HEX(&quot;7777777776&quot;)">
            <text:p>FFFFFFFFFE</text:p>
          </table:table-cell>
          <table:table-cell calcext:value-type="string" office:value-type="string">
            <text:p>returns FFFFFFFFFE as text (twos complement representation of decimal -2).</text:p>
          </table:table-cell>
          <table:table-cell table:number-columns-repeated="1008"/>
        </table:table-row>
        <table:table-row table:style-name="a3b143f">
          <table:table-cell calcext:value-type="string" office:value-type="string">
            <text:p>CONVERT_ADD</text:p>
          </table:table-cell>
          <table:table-cell calcext:value-type="string" office:value-type="string" table:style-name="ce4">
            <text:p>=CONVERT_ADD(120;"in";"ft")</text:p>
          </table:table-cell>
          <table:table-cell office:value-type="float" table:formula="of:=CONVERT_ADD(120;&quot;in&quot;;&quot;ft&quot;)" table:style-name="a799aec"/>
          <table:table-cell calcext:value-type="float" office:value="10" office:value-type="float">
            <text:p>10</text:p>
          </table:table-cell>
          <table:table-cell office:string-value="OK" office:value-type="float" table:formula="of:=IF([.C106]=[.D106];&quot;OK&quot;;&quot;Fehler&quot;)"/>
          <table:table-cell calcext:value-type="string" office:value-type="string" table:style-name="ce16">
            <text:p>OK</text:p>
          </table:table-cell>
          <table:table-cell calcext:value-type="string" office:value-type="string" table:number-columns-repeated="3" table:style-name="ce17">
            <text:p>Fehler</text:p>
          </table:table-cell>
          <table:table-cell calcext:value-type="string" office:value-type="string">
            <text:p>returns 10, the number of feet in 120 inches.</text:p>
          </table:table-cell>
          <table:table-cell calcext:value-type="error" office:string-value="" office:value-type="string" table:formula="of:=convert_add(10;&quot;yd&quot;;&quot;cm&quot;)">
            <text:p>#NAME?</text:p>
          </table:table-cell>
          <table:table-cell calcext:value-type="string" office:value-type="string">
            <text:p>returns 914.4, that is 10 yards expressed in centimetres.</text:p>
          </table:table-cell>
          <table:table-cell table:number-columns-repeated="1012"/>
        </table:table-row>
        <table:table-row table:style-name="a43014b">
          <table:table-cell calcext:value-type="string" office:value-type="string">
            <text:p>ZWEIFAKULTÄT</text:p>
          </table:table-cell>
          <table:table-cell calcext:value-type="string" office:value-type="string" table:style-name="ce4">
            <text:p>=ZWEIFAKULTÄT(5)</text:p>
          </table:table-cell>
          <table:table-cell office:value-type="float" table:formula="of:=FACTDOUBLE(5)" table:style-name="aca39ad"/>
          <table:table-cell calcext:value-type="float" office:value="15" office:value-type="float">
            <text:p>15</text:p>
          </table:table-cell>
          <table:table-cell office:string-value="OK" office:value-type="float" table:formula="of:=IF([.C107]=[.D107];&quot;OK&quot;;&quot;Fehler&quot;)"/>
          <table:table-cell table:number-columns-repeated="4" table:style-name="ce16"/>
          <table:table-cell calcext:value-type="string" office:value-type="string">
            <text:p>returns 15.</text:p>
          </table:table-cell>
          <table:table-cell calcext:value-type="float" office:value="48" office:value-type="float" table:formula="of:=FACTDOUBLE(6)">
            <text:p>48</text:p>
          </table:table-cell>
          <table:table-cell calcext:value-type="string" office:value-type="string">
            <text:p>returns 48.</text:p>
          </table:table-cell>
          <table:table-cell calcext:value-type="float" office:value="1" office:value-type="float" table:formula="of:=FACTDOUBLE(0)">
            <text:p>1</text:p>
          </table:table-cell>
          <table:table-cell calcext:value-type="string" office:value-type="string">
            <text:p>returns 1</text:p>
          </table:table-cell>
          <table:table-cell table:number-columns-repeated="1010"/>
        </table:table-row>
        <table:table-row table:style-name="aeac38b">
          <table:table-cell calcext:value-type="string" office:value-type="string">
            <text:p>WEEKS</text:p>
          </table:table-cell>
          <table:table-cell calcext:value-type="string" office:value-type="string" table:style-name="ce4">
            <text:p>=WEEKS("2010-05-03";"2010-05-17";0)</text:p>
          </table:table-cell>
          <table:table-cell office:value-type="float" table:formula="of:=ORG.OPENOFFICE.WEEKS(&quot;2010-05-03&quot;;&quot;2010-05-17&quot;;0)" table:style-name="adb68fd"/>
          <table:table-cell calcext:value-type="float" office:value="2" office:value-type="float">
            <text:p>2</text:p>
          </table:table-cell>
          <table:table-cell office:string-value="" office:value-type="float" table:formula="of:=IF(ISERROR('WEEKS'(&quot;2010-05-03&quot;;&quot;2010-05-17&quot;;0));IF(error.type('WEEKS'(&quot;2010-05-03&quot;;&quot;2010-05-17&quot;;0))=6;'WEEKS'(&quot;2010-05-03&quot;;&quot;2010-05-17&quot;;0);&quot;LO Formel&quot;);IF([.C108]=[.D108];&quot;OK&quot;;&quot;Fehler&quot;))"/>
          <table:table-cell calcext:value-type="string" office:value-type="string" table:style-name="ce16">
            <text:p>OK</text:p>
          </table:table-cell>
          <table:table-cell calcext:value-type="string" office:value-type="string" table:number-columns-repeated="3" table:style-name="ce17">
            <text:p>Fehler</text:p>
          </table:table-cell>
          <table:table-cell calcext:value-type="string" office:value-type="string">
            <text:p>returns 2. Both dates are Mondays, and there are 14 days between them.</text:p>
          </table:table-cell>
          <table:table-cell office:string-value="" office:value-type="float" table:formula="of:='WEEKS'(&quot;2010-05-04&quot;;&quot;2010-05-27&quot;;0)"/>
          <table:table-cell calcext:value-type="string" office:value-type="string">
            <text:p>returns 3</text:p>
          </table:table-cell>
          <table:table-cell calcext:value-type="string" office:value-type="string">
            <text:p>there are 23 days between the two dates.</text:p>
          </table:table-cell>
          <table:table-cell office:string-value="" office:value-type="float" table:formula="of:='WEEKS'(&quot;2010-05-06&quot;;&quot;2010-05-17&quot;;1)"/>
          <table:table-cell calcext:value-type="string" office:value-type="string">
            <text:p>returns 2</text:p>
          </table:table-cell>
          <table:table-cell calcext:value-type="string" office:value-type="string">
            <text:p>6 May 2010 lies in week 3-9 May, and 17 May 2010 lies in week 17-23 May, two weeks later.</text:p>
          </table:table-cell>
          <table:table-cell office:string-value="" office:value-type="float" table:formula="of:='WEEKS'(&quot;2010-05-09&quot;;&quot;2010-05-10&quot;;1)"/>
          <table:table-cell calcext:value-type="string" office:value-type="string">
            <text:p>returns 1. 9 May 2010 is a Sunday and 10 May 2010 is the Monday of the following week.</text:p>
          </table:table-cell>
          <table:table-cell table:number-columns-repeated="1006"/>
        </table:table-row>
        <table:table-row table:style-name="a2452c5">
          <table:table-cell calcext:value-type="string" office:value-type="string">
            <text:p>MONTHS</text:p>
          </table:table-cell>
          <table:table-cell calcext:value-type="string" office:value-type="string" table:style-name="ce4">
            <text:p>=MONTHS("2010-04-03";"2011-06-17";0)</text:p>
          </table:table-cell>
          <table:table-cell office:value-type="float" table:formula="of:=ORG.OPENOFFICE.MONTHS(&quot;2010-04-03&quot;;&quot;2011-06-17&quot;;0)" table:style-name="a442332"/>
          <table:table-cell calcext:value-type="float" office:value="14" office:value-type="float">
            <text:p>14</text:p>
          </table:table-cell>
          <table:table-cell office:string-value="" office:value-type="float" table:formula="of:=IF(ISERROR('MONTHS'(&quot;2010-04-03&quot;;&quot;2011-06-17&quot;;0));IF(error.type('MONTHS'(&quot;2010-04-03&quot;;&quot;2011-06-17&quot;;0))=6;'MONTHS'(&quot;2010-04-03&quot;;&quot;2011-06-17&quot;;0);&quot;LO Formel&quot;);IF([.C109]=[.D109];&quot;OK&quot;;&quot;Fehler&quot;))"/>
          <table:table-cell calcext:value-type="string" office:value-type="string" table:style-name="ce16">
            <text:p>OK</text:p>
          </table:table-cell>
          <table:table-cell calcext:value-type="string" office:value-type="string" table:number-columns-repeated="3" table:style-name="ce17">
            <text:p>Fehler</text:p>
          </table:table-cell>
          <table:table-cell calcext:value-type="string" office:value-type="string">
            <text:p>returns 14, the number of months between 3 April 2010 and 17 June 2011.</text:p>
          </table:table-cell>
          <table:table-cell office:string-value="" office:value-type="float" table:formula="of:='MONTHS'(&quot;2010-03-31&quot;;&quot;2010-04-30&quot;;0)"/>
          <table:table-cell calcext:value-type="string" office:value-type="string">
            <text:p>returns 0. 31 March to 30 April is not considered a whole month, even though they are both the last day of their months.</text:p>
          </table:table-cell>
          <table:table-cell office:string-value="" office:value-type="float" table:formula="of:='MONTHS'(&quot;2010-03-31&quot;;&quot;2010-06-30&quot;;0)"/>
          <table:table-cell calcext:value-type="string" office:value-type="string">
            <text:p>returns 2. Even though both dates are the last day of their months, the last month is not counted, because the day is less than 31.</text:p>
          </table:table-cell>
          <table:table-cell office:string-value="" office:value-type="float" table:formula="of:='MONTHS'(&quot;2010-04-03&quot;;&quot;2011-06-17&quot;;1)"/>
          <table:table-cell calcext:value-type="string" office:value-type="string">
            <text:p>returns 14, the number of months between April 2010 and June 2011.</text:p>
          </table:table-cell>
          <table:table-cell office:string-value="" office:value-type="float" table:formula="of:='MONTHS'(&quot;2010-03-31&quot;;&quot;2010-04-01&quot;;1)"/>
          <table:table-cell calcext:value-type="string" office:value-type="string">
            <text:p>returns 1. Even though the dates are just one day apart, they lie in different months.</text:p>
          </table:table-cell>
          <table:table-cell table:number-columns-repeated="1006"/>
        </table:table-row>
        <table:table-row table:style-name="ade6ee8">
          <table:table-cell calcext:value-type="string" office:value-type="string">
            <text:p>YEARS</text:p>
          </table:table-cell>
          <table:table-cell calcext:value-type="string" office:value-type="string" table:style-name="ce4">
            <text:p>=YEARS("2009-04-03";"2011-11-17";0)</text:p>
          </table:table-cell>
          <table:table-cell office:value-type="float" table:formula="of:=ORG.OPENOFFICE.YEARS(&quot;2009-04-03&quot;;&quot;2011-11-17&quot;;0)" table:style-name="a56ab54"/>
          <table:table-cell calcext:value-type="float" office:value="2" office:value-type="float">
            <text:p>2</text:p>
          </table:table-cell>
          <table:table-cell office:string-value="" office:value-type="float" table:formula="of:=IF(ISERROR('YEARS'(&quot;2009-04-03&quot;;&quot;2011-11-17&quot;;0));IF(error.type('YEARS'(&quot;2009-04-03&quot;;&quot;2011-11-17&quot;;0))=6;'YEARS'(&quot;2009-04-03&quot;;&quot;2011-11-17&quot;;0);&quot;LO Formel&quot;);IF([.C110]=[.D110];&quot;OK&quot;;&quot;Fehler&quot;))"/>
          <table:table-cell calcext:value-type="string" office:value-type="string" table:style-name="ce16">
            <text:p>OK</text:p>
          </table:table-cell>
          <table:table-cell calcext:value-type="string" office:value-type="string" table:number-columns-repeated="3" table:style-name="ce17">
            <text:p>Fehler</text:p>
          </table:table-cell>
          <table:table-cell calcext:value-type="string" office:value-type="string">
            <text:p>returns 2.</text:p>
          </table:table-cell>
          <table:table-cell office:string-value="" office:value-type="float" table:formula="of:='YEARS'(&quot;2011-02-28&quot;;&quot;2012-02-28&quot;;0)"/>
          <table:table-cell calcext:value-type="string" office:value-type="string">
            <text:p>returns 1. 2012 is a leap year, but 28th February to 28th February is classed as a whole year.</text:p>
          </table:table-cell>
          <table:table-cell office:string-value="" office:value-type="float" table:formula="of:='YEARS'(&quot;2012-02-29&quot;;&quot;2013-02-28&quot;;0)"/>
          <table:table-cell calcext:value-type="string" office:value-type="string">
            <text:p>returns 0. 2012 is a leap year, but 29th February to 28th February is not classed as a whole year, even though both dates are the last day of February.</text:p>
          </table:table-cell>
          <table:table-cell office:string-value="" office:value-type="float" table:formula="of:='YEARS'(&quot;2009-04-03&quot;;&quot;2011-11-17&quot;;1)"/>
          <table:table-cell calcext:value-type="string" office:value-type="string">
            <text:p>returns 2.</text:p>
          </table:table-cell>
          <table:table-cell office:string-value="" office:value-type="float" table:formula="of:='YEARS'(&quot;2009-12-31&quot;;&quot;2010-01-01&quot;;1)"/>
          <table:table-cell calcext:value-type="string" office:value-type="string">
            <text:p>returns 1. Even though there is only one day between the dates, they lie in different years.</text:p>
          </table:table-cell>
          <table:table-cell table:number-columns-repeated="1006"/>
        </table:table-row>
        <table:table-row table:style-name="ad22a4a">
          <table:table-cell calcext:value-type="string" office:value-type="string">
            <text:p>ISLEAPYEAR</text:p>
          </table:table-cell>
          <table:table-cell calcext:value-type="string" office:value-type="string" table:style-name="ce4">
            <text:p>=ISLEAPYEAR("2012-05-24")</text:p>
          </table:table-cell>
          <table:table-cell office:value-type="float" table:formula="of:=ORG.OPENOFFICE.ISLEAPYEAR(&quot;2012-05-24&quot;)" table:style-name="ace8280"/>
          <table:table-cell calcext:value-type="float" office:value="1" office:value-type="float">
            <text:p>1</text:p>
          </table:table-cell>
          <table:table-cell office:string-value="" office:value-type="float" table:formula="of:=IF(ISERROR('ISLEAPYEAR'(&quot;2012-05-24&quot;));IF(error.type('ISLEAPYEAR'(&quot;2012-05-24&quot;))=6;'ISLEAPYEAR'(&quot;2012-05-24&quot;);&quot;LO Formel&quot;);IF([.C111]=[.D111];&quot;OK&quot;;&quot;Fehler&quot;))"/>
          <table:table-cell calcext:value-type="string" office:value-type="string" table:style-name="ce16">
            <text:p>OK</text:p>
          </table:table-cell>
          <table:table-cell calcext:value-type="string" office:value-type="string" table:number-columns-repeated="3" table:style-name="ce17">
            <text:p>Fehler</text:p>
          </table:table-cell>
          <table:table-cell calcext:value-type="string" office:value-type="string">
            <text:p>returns 1</text:p>
          </table:table-cell>
          <table:table-cell calcext:value-type="string" office:value-type="string">
            <text:p>2012 is a leap year.</text:p>
          </table:table-cell>
          <table:table-cell table:number-columns-repeated="1013"/>
        </table:table-row>
        <table:table-row table:style-name="abc14ee">
          <table:table-cell calcext:value-type="string" office:value-type="string">
            <text:p>DAYSINMONTH</text:p>
          </table:table-cell>
          <table:table-cell calcext:value-type="string" office:value-type="string" table:style-name="ce4">
            <text:p>=DAYSINMONTH("2012-02-14")</text:p>
          </table:table-cell>
          <table:table-cell office:value-type="float" table:formula="of:=ORG.OPENOFFICE.DAYSINMONTH(&quot;2012-02-14&quot;)" table:style-name="ac00f4e"/>
          <table:table-cell calcext:value-type="float" office:value="29" office:value-type="float">
            <text:p>29</text:p>
          </table:table-cell>
          <table:table-cell office:string-value="" office:value-type="float" table:formula="of:=IF(ISERROR('DAYSINMONTH'(&quot;2012-02-14&quot;));IF(error.type('DAYSINMONTH'(&quot;2012-02-14&quot;))=6;'DAYSINMONTH'(&quot;2012-02-14&quot;);&quot;LO Formel&quot;);IF([.C112]=[.D112];&quot;OK&quot;;&quot;Fehler&quot;))"/>
          <table:table-cell calcext:value-type="string" office:value-type="string" table:style-name="ce16">
            <text:p>OK</text:p>
          </table:table-cell>
          <table:table-cell calcext:value-type="string" office:value-type="string" table:number-columns-repeated="3" table:style-name="ce17">
            <text:p>Fehler</text:p>
          </table:table-cell>
          <table:table-cell calcext:value-type="string" office:value-type="string">
            <text:p>returns 29, the number of days in February 2012 (2012 is a leap year).</text:p>
          </table:table-cell>
          <table:table-cell table:number-columns-repeated="1014"/>
        </table:table-row>
        <table:table-row table:style-name="a86046c">
          <table:table-cell calcext:value-type="string" office:value-type="string">
            <text:p>WEEKSINYEAR</text:p>
          </table:table-cell>
          <table:table-cell calcext:value-type="string" office:value-type="string" table:style-name="ce4">
            <text:p>=WEEKSINYEAR("2010-02-14")</text:p>
          </table:table-cell>
          <table:table-cell office:value-type="float" table:formula="of:=ORG.OPENOFFICE.WEEKSINYEAR(&quot;2010-02-14&quot;)" table:style-name="a434c23"/>
          <table:table-cell calcext:value-type="float" office:value="52" office:value-type="float">
            <text:p>52</text:p>
          </table:table-cell>
          <table:table-cell office:string-value="" office:value-type="float" table:formula="of:=IF(ISERROR('WEEKSINYEAR'(&quot;2012-02-14&quot;));IF(error.type('WEEKSINYEAR'(&quot;2012-02-14&quot;))=6;'WEEKSINYEAR'(&quot;2012-02-14&quot;);&quot;LO Formel&quot;);IF([.C112]=[.D112];&quot;OK&quot;;&quot;Fehler&quot;))"/>
          <table:table-cell calcext:value-type="string" office:value-type="string" table:style-name="ce16">
            <text:p>OK</text:p>
          </table:table-cell>
          <table:table-cell calcext:value-type="string" office:value-type="string" table:number-columns-repeated="3" table:style-name="ce17">
            <text:p>Fehler</text:p>
          </table:table-cell>
          <table:table-cell calcext:value-type="string" office:value-type="string">
            <text:p>returns 52, the number of weeks in 2010.</text:p>
          </table:table-cell>
          <table:table-cell calcext:value-type="error" office:string-value="" office:value-type="string" table:formula="of:=com.sun.star.sheet.addin.datefunctions.getweeksinyear(&quot;2009-02-14&quot;)">
            <text:p>#NAME?</text:p>
          </table:table-cell>
          <table:table-cell calcext:value-type="string" office:value-type="string">
            <text:p>returns 53, the number of weeks in 2009. In 2009, both 1st January and 31st December fall on a Thursday</text:p>
          </table:table-cell>
          <table:table-cell calcext:value-type="string" office:value-type="string">
            <text:p>the weeks containing 1st January and 31st December both have most of their days in 2009, and therefore both are counted.</text:p>
          </table:table-cell>
          <table:table-cell table:number-columns-repeated="1011"/>
        </table:table-row>
        <table:table-row table:style-name="a02194f">
          <table:table-cell calcext:value-type="string" office:value-type="string">
            <text:p>DAYSINYEAR</text:p>
          </table:table-cell>
          <table:table-cell calcext:value-type="string" office:value-type="string" table:style-name="ce4">
            <text:p>=DAYSINYEAR("2012-02-14")</text:p>
          </table:table-cell>
          <table:table-cell office:value-type="float" table:formula="of:=ORG.OPENOFFICE.DAYSINYEAR(&quot;2012-02-14&quot;)" table:style-name="a5eacbc"/>
          <table:table-cell calcext:value-type="float" office:value="366" office:value-type="float">
            <text:p>366</text:p>
          </table:table-cell>
          <table:table-cell office:string-value="" office:value-type="float" table:formula="of:=IF(ISERROR('DAYSINYEAR'(&quot;2012-02-14&quot;));IF(error.type('DAYSINYEAR'(&quot;2012-02-14&quot;))=6;'DAYSINYEAR'(&quot;2012-02-14&quot;);&quot;LO Formel&quot;);IF([.C114]=[.D114];&quot;OK&quot;;&quot;Fehler&quot;))"/>
          <table:table-cell calcext:value-type="string" office:value-type="string" table:style-name="ce16">
            <text:p>OK</text:p>
          </table:table-cell>
          <table:table-cell calcext:value-type="string" office:value-type="string" table:number-columns-repeated="3" table:style-name="ce17">
            <text:p>Fehler</text:p>
          </table:table-cell>
          <table:table-cell calcext:value-type="string" office:value-type="string">
            <text:p>returns 366, the number of days in 2012 (2012 is a leap year).</text:p>
          </table:table-cell>
          <table:table-cell table:number-columns-repeated="1014"/>
        </table:table-row>
        <table:table-row table:style-name="a005bfd">
          <table:table-cell calcext:value-type="string" office:value-type="string">
            <text:p>WEEKSINYEAR</text:p>
          </table:table-cell>
          <table:table-cell calcext:value-type="string" office:value-type="string" table:style-name="ce4">
            <text:p>=WEEKSINYEAR("2010-02-14")</text:p>
          </table:table-cell>
          <table:table-cell office:value-type="float" table:formula="of:=ORG.OPENOFFICE.WEEKSINYEAR(&quot;2010-02-14&quot;)" table:style-name="addba51"/>
          <table:table-cell calcext:value-type="float" office:value="52" office:value-type="float">
            <text:p>52</text:p>
          </table:table-cell>
          <table:table-cell office:string-value="" office:value-type="float" table:formula="of:=IF(ISERROR('WEEKSINYEAR'(&quot;2010-02-14&quot;));IF(error.type('WEEKSINYEAR'(&quot;2010-02-14&quot;))=6;'WEEKSINYEAR'(&quot;2010-02-14&quot;);&quot;LO Formel&quot;);IF([.C115]=[.D115];&quot;OK&quot;;&quot;Fehler&quot;))"/>
          <table:table-cell calcext:value-type="string" office:value-type="string" table:style-name="ce16">
            <text:p>OK</text:p>
          </table:table-cell>
          <table:table-cell calcext:value-type="string" office:value-type="string" table:number-columns-repeated="3" table:style-name="ce17">
            <text:p>Fehler</text:p>
          </table:table-cell>
          <table:table-cell calcext:value-type="string" office:value-type="string">
            <text:p>returns 52, the number of weeks in 2010.</text:p>
          </table:table-cell>
          <table:table-cell calcext:value-type="error" office:string-value="" office:value-type="string" table:formula="of:=com.sun.star.sheet.addin.datefunctions.getweeksinyear(&quot;2009-02-14&quot;)">
            <text:p>#NAME?</text:p>
          </table:table-cell>
          <table:table-cell calcext:value-type="string" office:value-type="string">
            <text:p>returns 53, the number of weeks in 2009. In 2009, both 1st January and 31st December fall on a Thursday</text:p>
          </table:table-cell>
          <table:table-cell calcext:value-type="string" office:value-type="string">
            <text:p>the weeks containing 1st January and 31st December both have most of their days in 2009, and therefore both are counted.</text:p>
          </table:table-cell>
          <table:table-cell table:number-columns-repeated="1011"/>
        </table:table-row>
        <table:table-row table:style-name="afb587a">
          <table:table-cell/>
          <table:table-cell/>
          <table:table-cell table:style-name="a66d0b4"/>
          <table:table-cell table:number-columns-repeated="1021"/>
        </table:table-row>
        <table:table-row table:style-name="a26c1a0">
          <table:table-cell/>
          <table:table-cell/>
          <table:table-cell table:style-name="a091732"/>
          <table:table-cell office:string-value="" office:value-type="float" table:formula="of:=IF(error.type([.C108]);&quot;LO Formel&quot;;&quot;JUT&quot;)"/>
          <table:table-cell table:number-columns-repeated="1020"/>
        </table:table-row>
        <table:table-row table:style-name="afa9994">
          <table:table-cell/>
          <table:table-cell/>
          <table:table-cell office:value-type="float" table:formula="of:=SERIESSUM(1;0;1;[.K118:.O118])" table:style-name="a7e820c"/>
          <table:table-cell table:number-columns-repeated="1021"/>
        </table:table-row>
        <table:table-row table:style-name="a1ee6a4">
          <table:table-cell/>
          <table:table-cell/>
          <table:table-cell table:style-name="a1861e4"/>
          <table:table-cell office:string-value="" office:value-type="float" table:formula="of:=IF(ISERROR('WEEKSINYEAR'(&quot;2010-02-14&quot;));IF(error.type('WEEKSINYEAR'(&quot;2010-02-14&quot;))=6;&quot;OKl&quot;;&quot;LO Formel&quot;);'WEEKSINYEAR'(&quot;2010-02-14&quot;))"/>
          <table:table-cell table:number-columns-repeated="1020"/>
        </table:table-row>
        <table:table-row table:style-name="aecd8bd">
          <table:table-cell/>
          <table:table-cell/>
          <table:table-cell table:style-name="a8fd175"/>
          <table:table-cell table:number-columns-repeated="1021"/>
        </table:table-row>
        <table:table-row table:style-name="a33b537">
          <table:table-cell/>
          <table:table-cell/>
          <table:table-cell office:value-type="float" table:formula="of:=FVSCHEDULE(1000;{0.05;0.06;0.07})" table:style-name="a8b7190"/>
          <table:table-cell calcext:value-type="string" office:value-type="string" table:style-name="ce4">
            <text:p>=WENN(ISTFEHLER(WEEKSINYEAR("2010-02-14"));WENN(FEHLER.TYP(WEEKSINYEAR("2010-02-14"))=6;"irrational";"Keine Lösung");WEEKSINYEAR("2010-02-14"))</text:p>
          </table:table-cell>
          <table:table-cell table:number-columns-repeated="1020"/>
        </table:table-row>
        <table:table-row table:number-rows-repeated="1048454" table:style-name="a0723a7">
          <table:table-cell/>
          <table:table-cell/>
          <table:table-cell table:style-name="a6d5166"/>
          <table:table-cell table:number-columns-repeated="1021"/>
        </table:table-row>
        <table:table-row table:style-name="a9acfe1">
          <table:table-cell/>
          <table:table-cell/>
          <table:table-cell table:style-name="adef9df"/>
          <table:table-cell table:number-columns-repeated="1021"/>
        </table:table-row>
      </table:table>
      <table:table table:name="Sheet2" table:style-name="ab2e90f">
        <office:forms form:apply-design-mode="false" form:automatic-focus="false"/>
        <table:table-column table:default-cell-style-name="Default" table:style-name="a0154d8"/>
        <table:table-column table:default-cell-style-name="Default" table:style-name="a214a41"/>
        <table:table-column table:default-cell-style-name="a524e66" table:style-name="aa209a6"/>
        <table:table-column table:default-cell-style-name="Default" table:style-name="co4"/>
        <table:table-column table:default-cell-style-name="ce14" table:style-name="co5"/>
        <table:table-column table:default-cell-style-name="ce14" table:style-name="co6"/>
        <table:table-column table:default-cell-style-name="ce14" table:style-name="co5"/>
        <table:table-column table:default-cell-style-name="ce14" table:number-columns-repeated="2" table:style-name="co7"/>
        <table:table-column table:default-cell-style-name="Default" table:style-name="co8"/>
        <table:table-column table:default-cell-style-name="Default" table:style-name="co9" table:visibility="collapse"/>
        <table:table-column table:default-cell-style-name="Default" table:style-name="co10"/>
        <table:table-column table:default-cell-style-name="Default" table:style-name="co11"/>
        <table:table-column table:default-cell-style-name="Default" table:style-name="co12"/>
        <table:table-column table:default-cell-style-name="Default" table:style-name="co13"/>
        <table:table-column table:default-cell-style-name="Default" table:style-name="co14"/>
        <table:table-column table:default-cell-style-name="Default" table:style-name="co15"/>
        <table:table-column table:default-cell-style-name="Default" table:style-name="co16"/>
        <table:table-column table:default-cell-style-name="Default" table:number-columns-repeated="1006" table:style-name="co17"/>
        <table:table-row table:style-name="a01f0ac">
          <table:table-cell table:style-name="ce1">
            <text:p>Rundungsfaktor</text:p>
          </table:table-cell>
          <table:table-cell table:style-name="ce9">
            <text:p>0.000001</text:p>
          </table:table-cell>
          <table:table-cell table:style-name="a7c1767"/>
          <table:table-cell/>
          <table:table-cell table:number-columns-repeated="5" table:style-name="Default"/>
          <table:table-cell table:number-columns-repeated="1015"/>
        </table:table-row>
        <table:table-row table:style-name="a0fae03">
          <table:table-cell table:style-name="ce2">
            <text:p>Trenner</text:p>
          </table:table-cell>
          <table:table-cell table:style-name="ce9">
            <text:p>.</text:p>
          </table:table-cell>
          <table:table-cell table:style-name="a94ce52"/>
          <table:table-cell/>
          <table:table-cell table:number-columns-repeated="5" table:style-name="Default"/>
          <table:table-cell table:number-columns-repeated="1015"/>
        </table:table-row>
        <table:table-row table:style-name="a9c6253">
          <table:table-cell table:style-name="ce3">
            <text:p>Function</text:p>
          </table:table-cell>
          <table:table-cell table:style-name="ce3">
            <text:p>Formula</text:p>
          </table:table-cell>
          <table:table-cell table:style-name="a80cd23">
            <text:p>IS</text:p>
          </table:table-cell>
          <table:table-cell table:style-name="ce10">
            <text:p>MUST</text:p>
          </table:table-cell>
          <table:table-cell table:style-name="ce10">
            <text:p>OK?</text:p>
          </table:table-cell>
          <table:table-cell table:style-name="ce10">
            <text:p>OX</text:p>
          </table:table-cell>
          <table:table-cell table:style-name="ce10">
            <text:p>MSO</text:p>
          </table:table-cell>
          <table:table-cell table:style-name="ce10">
            <text:p>AOO</text:p>
          </table:table-cell>
          <table:table-cell table:style-name="ce10">
            <text:p>LO</text:p>
          </table:table-cell>
          <table:table-cell table:style-name="ce3">
            <text:p>Comment Oliver</text:p>
          </table:table-cell>
          <table:table-cell table:number-columns-repeated="2" table:style-name="ce3"/>
          <table:table-cell table:number-columns-repeated="1012" table:style-name="ce21"/>
        </table:table-row>
        <table:table-row table:style-name="a735afa">
          <table:table-cell table:style-name="ce4">
            <text:p>BRTEILJAHRE</text:p>
          </table:table-cell>
          <table:table-cell table:style-name="ce4">
            <text:p>=BRTEILJAHRE("2007-01-01";"2009-07-01";0)</text:p>
          </table:table-cell>
          <table:table-cell table:formula="of:=YEARFRAC(&quot;2007-01-01&quot;;&quot;2009-07-01&quot;;0)" table:style-name="a5f040a"/>
          <table:table-cell>
            <text:p>2.5</text:p>
          </table:table-cell>
          <table:table-cell office:string-value="OK" table:formula="of:=IF([.C4]=[.D4];&quot;OK&quot;;&quot;Fehler&quot;)"/>
          <table:table-cell table:number-columns-repeated="4" table:style-name="ce16"/>
          <table:table-cell table:formula="of:=YEARFRAC(&quot;2008-01-01&quot;;&quot;2008-07-01&quot;;3)">
            <text:p>0.498630137</text:p>
          </table:table-cell>
          <table:table-cell office:string-value="" table:formula="of:=YEARFRAC(&quot;2008-01-01&quot;;&quot;2008-07-01&quot;;-1)">
            <text:p>Err:502</text:p>
          </table:table-cell>
          <table:table-cell office:string-value="" table:formula="of:=YEARFRAC(&quot;2008-01-01&quot;;&quot;2008-07-01&quot;;5)">
            <text:p>Err:502</text:p>
          </table:table-cell>
          <table:table-cell table:number-columns-repeated="1012"/>
        </table:table-row>
        <table:table-row table:style-name="a892951">
          <table:table-cell>
            <text:p>EDATUM</text:p>
          </table:table-cell>
          <table:table-cell table:style-name="ce4">
            <text:p>=EDATUM("2008-10-15";2)</text:p>
          </table:table-cell>
          <table:table-cell table:formula="of:=EDATE(&quot;2008-10-15&quot;;2)" table:style-name="a848a61"/>
          <table:table-cell>
            <text:p>39797</text:p>
          </table:table-cell>
          <table:table-cell office:string-value="OK" table:formula="of:=IF([.C5]=[.D5];&quot;OK&quot;;&quot;Fehler&quot;)"/>
          <table:table-cell table:number-columns-repeated="4" table:style-name="ce16"/>
          <table:table-cell table:formula="of:=EDATE(&quot;2008-05-31&quot;;-1)">
            <text:p>39568</text:p>
          </table:table-cell>
          <table:table-cell table:number-columns-repeated="1014"/>
        </table:table-row>
        <table:table-row table:style-name="a31ec7e">
          <table:table-cell>
            <text:p>KALENDARWOCHE</text:p>
          </table:table-cell>
          <table:table-cell table:style-name="ce4">
            <text:p>=KALENDERWOCHE("2010-01-07";1)</text:p>
          </table:table-cell>
          <table:table-cell table:formula="of:=ISOWEEKNUM(&quot;2010-01-07&quot;;1)" table:style-name="a814cd0"/>
          <table:table-cell>
            <text:p>2</text:p>
          </table:table-cell>
          <table:table-cell office:string-value="Fehler" table:formula="of:=IF([.C6]=[.D6];&quot;OK&quot;;&quot;Fehler&quot;)"/>
          <table:table-cell table:style-name="ce17">
            <text:p>Value 1</text:p>
          </table:table-cell>
          <table:table-cell table:number-columns-repeated="3" table:style-name="ce17">
            <text:p>Value 2</text:p>
          </table:table-cell>
          <table:table-cell table:formula="of:=ISOWEEKNUM(&quot;2010-01-07&quot;;2)">
            <text:p>1</text:p>
          </table:table-cell>
          <table:table-cell table:formula="of:=ISOWEEKNUM(&quot;2010-01-07&quot;;3)">
            <text:p>1</text:p>
          </table:table-cell>
          <table:table-cell table:number-columns-repeated="1013"/>
        </table:table-row>
        <table:table-row table:style-name="a3868dc">
          <table:table-cell table:style-name="ce5">
            <text:p>MONATSENDE</text:p>
          </table:table-cell>
          <table:table-cell table:style-name="ce5">
            <text:p>=MONATSENDE("2008-02-14"; 0)</text:p>
          </table:table-cell>
          <table:table-cell table:formula="of:=EOMONTH(&quot;2008-02-14&quot;; 0)" table:style-name="a5dbaff"/>
          <table:table-cell>
            <text:p>39507</text:p>
          </table:table-cell>
          <table:table-cell office:string-value="OK" table:formula="of:=IF([.C7]=[.D7];&quot;OK&quot;;&quot;Fehler&quot;)"/>
          <table:table-cell table:number-columns-repeated="4" table:style-name="ce16"/>
          <table:table-cell table:number-columns-repeated="1015"/>
        </table:table-row>
        <table:table-row table:style-name="a45a54e">
          <table:table-cell>
            <text:p>AMORDEGRK</text:p>
          </table:table-cell>
          <table:table-cell table:style-name="ce4">
            <text:p>=AMORDEGRK("2008-02-14"; 0)</text:p>
          </table:table-cell>
          <table:table-cell table:formula="of:=AMORDEGRC(1000;&quot;2006-02-01&quot;;&quot;2006-12-31&quot;;10;0;0.1;1)" table:style-name="a0b4990"/>
          <table:table-cell>
            <text:p>228</text:p>
          </table:table-cell>
          <table:table-cell office:string-value="OK" table:formula="of:=IF([.C8]=[.D8];&quot;OK&quot;;&quot;Fehler&quot;)"/>
          <table:table-cell table:number-columns-repeated="4" table:style-name="ce16"/>
          <table:table-cell table:number-columns-repeated="1015"/>
        </table:table-row>
        <table:table-row table:style-name="adb7818">
          <table:table-cell>
            <text:p>AMORLINEARK</text:p>
          </table:table-cell>
          <table:table-cell table:style-name="ce4">
            <text:p>=AMORLINEARK(1000;"2004-02-01";"2004-12-31";10;8;0,1;1)</text:p>
          </table:table-cell>
          <table:table-cell table:formula="of:=AMORLINC(1000;&quot;2004-02-01&quot;;&quot;2004-12-31&quot;;10;8;0.1;1)" table:style-name="ae646fb"/>
          <table:table-cell>
            <text:p>100</text:p>
          </table:table-cell>
          <table:table-cell office:string-value="OK" table:formula="of:=IF([.C9]=[.D9];&quot;OK&quot;;&quot;Fehler&quot;)"/>
          <table:table-cell table:number-columns-repeated="4" table:style-name="ce16"/>
          <table:table-cell table:number-columns-repeated="1015"/>
        </table:table-row>
        <table:table-row table:style-name="ae8f20e">
          <table:table-cell>
            <text:p>AUFGELZINS</text:p>
          </table:table-cell>
          <table:table-cell table:style-name="ce4">
            <text:p>=AUFGELZINS("2001-2-28";"2001-8-31";"2001-5-1";0,1;1000;2;0)</text:p>
          </table:table-cell>
          <table:table-cell table:formula="of:=ACCRINT(&quot;2001-2-28&quot;;&quot;2001-8-31&quot;;&quot;2001-5-1&quot;;0.1;1000;2;0)" table:style-name="adb1173"/>
          <table:table-cell>
            <text:p>16.944444444</text:p>
          </table:table-cell>
          <table:table-cell office:string-value="OK" table:formula="of:=IF(ABS(([.C10]-[.D10])/[.C10])&lt;[.B1];&quot;OK&quot;;&quot;Fehler&quot;)"/>
          <table:table-cell table:number-columns-repeated="4" table:style-name="ce16"/>
          <table:table-cell office:string-value="16,944444444" table:formula="of:=SUBSTITUTE(&quot;16,944444444&quot;;&quot;.&quot;;&quot;.&quot;;1)">
            <text:p>16,944444444</text:p>
          </table:table-cell>
          <table:table-cell table:number-columns-repeated="1014"/>
        </table:table-row>
        <table:table-row table:style-name="a7f301f">
          <table:table-cell>
            <text:p>AUFGELZINSF</text:p>
          </table:table-cell>
          <table:table-cell table:style-name="ce4">
            <text:p>=AUFGELZINSF("2001-4-1";"2001-6-15";0,1;1000;3)</text:p>
          </table:table-cell>
          <table:table-cell table:formula="of:=ACCRINTM(&quot;2001-4-1&quot;;&quot;2001-6-15&quot;;0.1;1000;3)" table:style-name="a16eb43"/>
          <table:table-cell>
            <text:p>20.54794521</text:p>
          </table:table-cell>
          <table:table-cell office:string-value="OK" table:formula="of:=IF((ABS([.C11]-[.D11])/[.C11])&lt;[.B1];&quot;OK&quot;;&quot;Fehler&quot;)"/>
          <table:table-cell table:number-columns-repeated="4" table:style-name="ce16"/>
          <table:table-cell table:number-columns-repeated="1015"/>
        </table:table-row>
        <table:table-row table:style-name="a8508b0">
          <table:table-cell>
            <text:p>AUSZAHLUNG</text:p>
          </table:table-cell>
          <table:table-cell table:style-name="ce4">
            <text:p>=AUSZAHLUNG("2009-06-01";"2009-12-31";10000;0,05;1)</text:p>
          </table:table-cell>
          <table:table-cell table:formula="of:=RECEIVED(&quot;2009-06-01&quot;;&quot;2009-12-31&quot;;10000;0.05;1)" table:style-name="a6e8e66"/>
          <table:table-cell>
            <text:p>10300.5503033724</text:p>
          </table:table-cell>
          <table:table-cell office:string-value="OK" table:formula="of:=IF(ABS(([.C12]-[.D12])/[.C12])&lt;[.B1];&quot;OK&quot;;&quot;Fehler&quot;)"/>
          <table:table-cell table:number-columns-repeated="4" table:style-name="ce16"/>
          <table:table-cell table:number-columns-repeated="1015"/>
        </table:table-row>
        <table:table-row table:style-name="a298b40">
          <table:table-cell>
            <text:p>DISAGIO</text:p>
          </table:table-cell>
          <table:table-cell table:style-name="ce4">
            <text:p>=DISAGIO("2007-12-21";"2008-02-15";98,9;100;1)</text:p>
          </table:table-cell>
          <table:table-cell table:formula="of:=DISC(&quot;2007-12-21&quot;;&quot;2008-02-15&quot;;98.9;100;1)" table:style-name="a597748"/>
          <table:table-cell table:formula="of:=DISC(&quot;2007-12-21&quot;;&quot;2008-02-15&quot;;98.9;100;1)">
            <text:p>0.0716964286</text:p>
          </table:table-cell>
          <table:table-cell office:string-value="OK" table:formula="of:=IF(ABS(([.C13]-[.D13])/[.C13])&lt;[.B1];&quot;OK&quot;;&quot;Fehler&quot;)"/>
          <table:table-cell table:number-columns-repeated="4" table:style-name="ce16"/>
          <table:table-cell table:number-columns-repeated="1015"/>
        </table:table-row>
        <table:table-row table:style-name="ac59e29">
          <table:table-cell>
            <text:p>DURATION</text:p>
          </table:table-cell>
          <table:table-cell table:style-name="ce4">
            <text:p>=DURATION("2008-01-02";"2008-02-15";0,05;0,06;2;0)</text:p>
          </table:table-cell>
          <table:table-cell table:formula="of:='DURATION'(&quot;2008-01-02&quot;;&quot;2008-02-15&quot;;0.05;0.06;2;0)" table:style-name="a43e9d7"/>
          <table:table-cell>
            <text:p>0.1194444444</text:p>
          </table:table-cell>
          <table:table-cell office:string-value="OK" table:formula="of:=IF(ABS(([.C14]-[.D14])/[.C14])&lt;[.B1];&quot;OK&quot;;&quot;Fehler&quot;)"/>
          <table:table-cell table:style-name="ce17">
            <text:p>Err 504</text:p>
          </table:table-cell>
          <table:table-cell table:style-name="ce16">
            <text:p>OK</text:p>
          </table:table-cell>
          <table:table-cell table:style-name="ce17">
            <text:p>Err 504</text:p>
          </table:table-cell>
          <table:table-cell table:style-name="ce16">
            <text:p>OK</text:p>
          </table:table-cell>
          <table:table-cell>
            <text:p>returns approximately 2.33 years</text:p>
          </table:table-cell>
          <table:table-cell table:number-columns-repeated="1014"/>
        </table:table-row>
        <table:table-row table:style-name="a756fac">
          <table:table-cell table:style-name="ce6">
            <text:p>DURATION_ADD</text:p>
          </table:table-cell>
          <table:table-cell table:style-name="ce4">
            <text:p>=DURATION_ADD("2008-01-02";"2008-02-15";0,05;0,06;2;0)</text:p>
          </table:table-cell>
          <table:table-cell table:formula="of:=DURATION_ADD(&quot;2008-01-02&quot;;&quot;2008-02-15&quot;;0.05;0.06;2;0)" table:style-name="a3a3370"/>
          <table:table-cell>
            <text:p>0.1194444444</text:p>
          </table:table-cell>
          <table:table-cell office:string-value="" table:formula="of:=IF(ISERROR(DURATION_ADD(&quot;2008-01-02&quot;;&quot;2008-02-15&quot;;0.05;0.06;2;0));IF(error.type(DURATION_ADD(&quot;2008-01-02&quot;;&quot;2008-02-15&quot;;0.05;0.06;2;0))=6;DURATION_ADD(&quot;2008-01-02&quot;;&quot;2008-02-15&quot;;0.05;0.06;2;0);&quot;LO Formel&quot;);IF([.C15]=[.D15];&quot;OK&quot;;&quot;Fehler&quot;))"/>
          <table:table-cell table:style-name="ce17">
            <text:p>Err 504</text:p>
          </table:table-cell>
          <table:table-cell table:style-name="ce16">
            <text:p>OK</text:p>
          </table:table-cell>
          <table:table-cell table:style-name="ce17">
            <text:p>Err 504</text:p>
          </table:table-cell>
          <table:table-cell table:style-name="ce16">
            <text:p>OK</text:p>
          </table:table-cell>
          <table:table-cell>
            <text:p>returns approximately 2.33 years</text:p>
          </table:table-cell>
          <table:table-cell table:number-columns-repeated="1014"/>
        </table:table-row>
        <table:table-row table:style-name="ae02c77">
          <table:table-cell>
            <text:p>EFFECT</text:p>
          </table:table-cell>
          <table:table-cell table:style-name="ce4">
            <text:p>=EFFECT(0,06;4)</text:p>
          </table:table-cell>
          <table:table-cell table:formula="of:=EFFECT(0.06;4)" table:style-name="a19deaf"/>
          <table:table-cell table:style-name="ce11">
            <text:p>6.14%</text:p>
          </table:table-cell>
          <table:table-cell office:string-value="OK" table:formula="of:=IF(ABS([.C16]-[.D16])&lt;[.B1];&quot;OK&quot;;&quot;Fehler&quot;)"/>
          <table:table-cell table:style-name="Default"/>
          <table:table-cell table:style-name="ce16">
            <text:p>OK</text:p>
          </table:table-cell>
          <table:table-cell table:number-columns-repeated="2" table:style-name="Default"/>
          <table:table-cell table:number-columns-repeated="1015"/>
        </table:table-row>
        <table:table-row table:style-name="ae8bf5d">
          <table:table-cell table:style-name="ce7">
            <text:p>EFFECT_ADD</text:p>
          </table:table-cell>
          <table:table-cell table:style-name="ce4">
            <text:p>=EFFECT_ADD(0,06;4)</text:p>
          </table:table-cell>
          <table:table-cell table:formula="of:=effektiv_add(0.06;4)" table:style-name="a15da2a"/>
          <table:table-cell table:style-name="ce11">
            <text:p>6.14%</text:p>
          </table:table-cell>
          <table:table-cell office:string-value="" table:formula="of:=IF(ISERROR(effektiv_add(0.06;4));IF(error.type(effektiv_add(0.06;4))=6;effektiv_add(0.06;4);&quot;LO Formel&quot;);IF([.C17]=[.D17];&quot;OK&quot;;&quot;Fehler&quot;))"/>
          <table:table-cell table:style-name="Default"/>
          <table:table-cell table:style-name="ce16">
            <text:p>OK</text:p>
          </table:table-cell>
          <table:table-cell table:number-columns-repeated="2" table:style-name="Default"/>
          <table:table-cell table:number-columns-repeated="1015"/>
        </table:table-row>
        <table:table-row table:style-name="ab282f7">
          <table:table-cell>
            <text:p>CUMPRINC</text:p>
          </table:table-cell>
          <table:table-cell table:style-name="ce4">
            <text:p>=CUMPRINC(0,055/12;12*2;5000;4;6;0)</text:p>
          </table:table-cell>
          <table:table-cell table:formula="of:=CUMPRINC(0.055/12;12*2;5000;4;6;0)" table:style-name="aa7ce9d"/>
          <table:table-cell>
            <text:p>-603.6298701475</text:p>
          </table:table-cell>
          <table:table-cell office:string-value="OK" table:formula="of:=IF(ABS([.C18]-[.D18])&lt;[.B1];&quot;OK&quot;;&quot;Fehler&quot;)"/>
          <table:table-cell table:style-name="Default"/>
          <table:table-cell table:style-name="ce16">
            <text:p>OK</text:p>
          </table:table-cell>
          <table:table-cell table:number-columns-repeated="2" table:style-name="Default"/>
          <table:table-cell table:number-columns-repeated="1015"/>
        </table:table-row>
        <table:table-row table:style-name="aea0755">
          <table:table-cell table:style-name="ce7">
            <text:p>CUMPRINC_ADD</text:p>
          </table:table-cell>
          <table:table-cell table:style-name="ce4">
            <text:p>=CUMPRINC_ADD(0,055/12;12*2;5000;4;6;0)</text:p>
          </table:table-cell>
          <table:table-cell table:formula="of:=kumkapital_add(0.055/12;12*2;5000;4;6;0)" table:style-name="aae03fd"/>
          <table:table-cell>
            <text:p>-603.6298701475</text:p>
          </table:table-cell>
          <table:table-cell office:string-value="" table:formula="of:=IF(ISERROR(kumkapital_add(0.055/12;12*2;5000;4;6;0));IF(error.type(kumkapital_add(0.055/12;12*2;5000;4;6;0))=6;kumkapital_add(0.055/12;12*2;5000;4;6;0);&quot;LO Formel&quot;);IF([.C19]=[.D19];&quot;OK&quot;;&quot;Fehler&quot;))"/>
          <table:table-cell table:style-name="Default"/>
          <table:table-cell table:style-name="ce16">
            <text:p>OK</text:p>
          </table:table-cell>
          <table:table-cell table:number-columns-repeated="2" table:style-name="Default"/>
          <table:table-cell table:number-columns-repeated="1015"/>
        </table:table-row>
        <table:table-row table:style-name="a599b0d">
          <table:table-cell>
            <text:p>KUMZINSZ</text:p>
          </table:table-cell>
          <table:table-cell table:style-name="ce4">
            <text:p>=KUMZINSZ(0,055/12;12*2;5000;4;6;0)</text:p>
          </table:table-cell>
          <table:table-cell table:formula="of:=CUMIPMT(0.055/12;12*2;5000;4;6;0)" table:style-name="ae528b1"/>
          <table:table-cell>
            <text:p>-57.8049722246</text:p>
          </table:table-cell>
          <table:table-cell office:string-value="OK" table:formula="of:=IF(ABS(([.C20]-[.D20])/[.C20])&lt;[.B1];&quot;OK&quot;;&quot;Fehler&quot;)"/>
          <table:table-cell table:style-name="Default"/>
          <table:table-cell table:style-name="ce16">
            <text:p>OK</text:p>
          </table:table-cell>
          <table:table-cell table:number-columns-repeated="2" table:style-name="Default"/>
          <table:table-cell table:number-columns-repeated="1015"/>
        </table:table-row>
        <table:table-row table:style-name="acc6830">
          <table:table-cell>
            <text:p>KURS</text:p>
          </table:table-cell>
          <table:table-cell table:style-name="ce4">
            <text:p>=KURS("2008-02-15";"2010-11-15";0,05;0,07;100;2;0)</text:p>
          </table:table-cell>
          <table:table-cell table:formula="of:=PRICE(&quot;2008-02-15&quot;;&quot;2010-11-15&quot;;0.05;0.07;100;2;0)" table:style-name="a6af841"/>
          <table:table-cell>
            <text:p>95.06394901</text:p>
          </table:table-cell>
          <table:table-cell office:string-value="OK" table:formula="of:=IF(ABS(([.C21]-[.D21])/[.C21])&lt;[.B1];&quot;OK&quot;;&quot;Fehler&quot;)"/>
          <table:table-cell table:number-columns-repeated="4" table:style-name="ce16"/>
          <table:table-cell>
            <text:p>returns approximately 95.06</text:p>
          </table:table-cell>
          <table:table-cell table:number-columns-repeated="1014"/>
        </table:table-row>
        <table:table-row table:style-name="a46eb19">
          <table:table-cell>
            <text:p>KURSDISAGIO</text:p>
          </table:table-cell>
          <table:table-cell table:style-name="ce4">
            <text:p>=KURSDISAGIO("2008-02-15";"2008-11-30";0,03;100;1)</text:p>
          </table:table-cell>
          <table:table-cell table:formula="of:=PRICEDISC(&quot;2008-02-15&quot;;&quot;2008-11-30&quot;;0.03;100;1)" table:style-name="a214e9f"/>
          <table:table-cell>
            <text:p>97.631147541</text:p>
          </table:table-cell>
          <table:table-cell office:string-value="OK" table:formula="of:=IF(ABS(([.C22]-[.D22])/[.C22])&lt;[.B1];&quot;OK&quot;;&quot;Fehler&quot;)"/>
          <table:table-cell table:number-columns-repeated="4" table:style-name="ce16"/>
          <table:table-cell>
            <text:p>returns approximately 97.63</text:p>
          </table:table-cell>
          <table:table-cell table:number-columns-repeated="1014"/>
        </table:table-row>
        <table:table-row table:style-name="ae191fd">
          <table:table-cell>
            <text:p>KURSFÄLLIG</text:p>
          </table:table-cell>
          <table:table-cell table:style-name="ce4">
            <text:p>=KURSFÄLLIG("2007-02-15";"2007-04-06";"2007-01-06";0,05;0,06;0)</text:p>
          </table:table-cell>
          <table:table-cell table:formula="of:=PRICEMAT(&quot;2007-02-15&quot;;&quot;2007-04-06&quot;;&quot;2007-01-06&quot;;0.05;0.06;0)" table:style-name="a7ff1ca"/>
          <table:table-cell>
            <text:p>99.8549619898</text:p>
          </table:table-cell>
          <table:table-cell office:string-value="OK" table:formula="of:=IF(ABS(([.C23]-[.D23])/[.C23])&lt;[.B1];&quot;OK&quot;;&quot;Fehler&quot;)"/>
          <table:table-cell table:number-columns-repeated="4" table:style-name="ce16"/>
          <table:table-cell>
            <text:p>returns approximately 99.85</text:p>
          </table:table-cell>
          <table:table-cell table:number-columns-repeated="1014"/>
        </table:table-row>
        <table:table-row table:style-name="aa7b1c0">
          <table:table-cell>
            <text:p>NOMINAL</text:p>
          </table:table-cell>
          <table:table-cell table:style-name="ce4">
            <text:p>=NOMINAL(0,06;4)</text:p>
          </table:table-cell>
          <table:table-cell table:formula="of:=NOMINAL(0.06;4)" table:style-name="a19c045"/>
          <table:table-cell table:style-name="ce11">
            <text:p>5.87%</text:p>
          </table:table-cell>
          <table:table-cell office:string-value="OK" table:formula="of:=IF(ABS(([.C24]-[.D24])/[.C24]&lt;[.B1]);&quot;OK&quot;;&quot;Fehler&quot;)"/>
          <table:table-cell table:number-columns-repeated="4" table:style-name="ce16"/>
          <table:table-cell>
            <text:p>returns approximately 5.87%</text:p>
          </table:table-cell>
          <table:table-cell table:number-columns-repeated="1014"/>
        </table:table-row>
        <table:table-row table:style-name="ae2ed73">
          <table:table-cell>
            <text:p>MDURATION</text:p>
          </table:table-cell>
          <table:table-cell table:style-name="ce4">
            <text:p>=MDURATION("2008-2-28";"2010-8-31";0,05;0,06;2;0)</text:p>
          </table:table-cell>
          <table:table-cell table:formula="of:=MDURATION(&quot;2008-2-28&quot;;&quot;2010-8-31&quot;;0.05;0.06;2;0)" table:style-name="a253100"/>
          <table:table-cell table:formula="of:=MDURATION(&quot;2008-2-28&quot;;&quot;2010-8-31&quot;;0.05;0.06;2;0)">
            <text:p>2.2605203164</text:p>
          </table:table-cell>
          <table:table-cell office:string-value="OK" table:formula="of:=IF(ABS(([.C25]-[.D25])/[.C25])&lt;[.B1];&quot;OK&quot;;&quot;Fehler&quot;)"/>
          <table:table-cell table:style-name="ce17">
            <text:p>Fehler</text:p>
          </table:table-cell>
          <table:table-cell table:style-name="ce16">
            <text:p>OK</text:p>
          </table:table-cell>
          <table:table-cell table:style-name="ce17">
            <text:p>Fehler</text:p>
          </table:table-cell>
          <table:table-cell table:style-name="ce16">
            <text:p>OK</text:p>
          </table:table-cell>
          <table:table-cell>
            <text:p>returns approximately 2.33 years</text:p>
          </table:table-cell>
          <table:table-cell table:number-columns-repeated="1014"/>
        </table:table-row>
        <table:table-row table:style-name="a26f380">
          <table:table-cell>
            <text:p>NOTIERUNGBRU</text:p>
          </table:table-cell>
          <table:table-cell table:style-name="ce4">
            <text:p>=NOTIERUNGBRU(2,1875;16)</text:p>
          </table:table-cell>
          <table:table-cell table:formula="of:=DOLLARFR(2.1875;16)" table:style-name="aff5192"/>
          <table:table-cell>
            <text:p>2.03</text:p>
          </table:table-cell>
          <table:table-cell office:string-value="OK" table:formula="of:=IF(ABS(([.C26]-[.D26])/[.C26])&lt;[.B1];&quot;OK&quot;;&quot;Fehler&quot;)"/>
          <table:table-cell table:number-columns-repeated="4" table:style-name="ce16"/>
          <table:table-cell>
            <text:p>returns 2.03 as a number. 2 + 3/16 equals 2.1875.</text:p>
          </table:table-cell>
          <table:table-cell table:number-columns-repeated="1014"/>
        </table:table-row>
        <table:table-row table:style-name="a4c4c68">
          <table:table-cell>
            <text:p>NOTIERUNGDEZ</text:p>
          </table:table-cell>
          <table:table-cell table:style-name="ce4">
            <text:p>=NOTIERUNGDEZ(2,03;16)</text:p>
          </table:table-cell>
          <table:table-cell table:formula="of:=DOLLARDE(2.03;16)" table:style-name="ade142d"/>
          <table:table-cell>
            <text:p>2.1875</text:p>
          </table:table-cell>
          <table:table-cell office:string-value="OK" table:formula="of:=IF(ABS(([.C27]-[.D27])/[.C27])&lt;[.B1];&quot;OK&quot;;&quot;Fehler&quot;)"/>
          <table:table-cell table:number-columns-repeated="4" table:style-name="ce16"/>
          <table:table-cell>
            <text:p>returns 2.1875 as a number. 2 + 3/16 equals 2.1875.</text:p>
          </table:table-cell>
          <table:table-cell table:number-columns-repeated="1014"/>
        </table:table-row>
        <table:table-row table:style-name="ab02495">
          <table:table-cell>
            <text:p>RENDITE</text:p>
          </table:table-cell>
          <table:table-cell table:style-name="ce4">
            <text:p>=RENDITE("2008-02-15";"2010-11-15";0,05;95;100;2;0)</text:p>
          </table:table-cell>
          <table:table-cell table:formula="of:=YIELD(&quot;2008-02-15&quot;;&quot;2010-11-15&quot;;0.05;95;100;2;0)" table:style-name="adde209"/>
          <table:table-cell>
            <text:p>0.0702678111</text:p>
          </table:table-cell>
          <table:table-cell office:string-value="OK" table:formula="of:=IF(ABS(([.C28]-[.D28])/[.C28])&lt;[.B1];&quot;OK&quot;;&quot;Fehler&quot;)"/>
          <table:table-cell table:number-columns-repeated="4" table:style-name="ce16"/>
          <table:table-cell>
            <text:p>returns approximately 0.070 or 7%</text:p>
          </table:table-cell>
          <table:table-cell table:number-columns-repeated="1014"/>
        </table:table-row>
        <table:table-row table:style-name="a73bba7">
          <table:table-cell>
            <text:p>RENDITEDIS</text:p>
          </table:table-cell>
          <table:table-cell table:style-name="ce4">
            <text:p>=RENDITEDIS("2008-02-15";"2008-11-30";97,63;100;1)</text:p>
          </table:table-cell>
          <table:table-cell table:formula="of:=YIELDDISC(&quot;2008-02-15&quot;;&quot;2008-11-30&quot;;97.63;100;1)" table:style-name="a147e37"/>
          <table:table-cell>
            <text:p>0.0307431454</text:p>
          </table:table-cell>
          <table:table-cell office:string-value="OK" table:formula="of:=IF(ABS(([.C29]-[.D29])/[.C29])&lt;[.B1];&quot;OK&quot;;&quot;Fehler&quot;)"/>
          <table:table-cell table:number-columns-repeated="4" table:style-name="ce16"/>
          <table:table-cell>
            <text:p>returns approximately 0.0307 or 3.07%</text:p>
          </table:table-cell>
          <table:table-cell table:number-columns-repeated="1014"/>
        </table:table-row>
        <table:table-row table:style-name="addb937">
          <table:table-cell>
            <text:p>RENDITEFÄLL</text:p>
          </table:table-cell>
          <table:table-cell table:style-name="ce4">
            <text:p>=RENDITEFÄLL("2007-02-15";"2007-04-06";"2007-01-06";0,05;99;0)</text:p>
          </table:table-cell>
          <table:table-cell table:formula="of:=YIELDMAT(&quot;2007-02-15&quot;;&quot;2007-04-06&quot;;&quot;2007-01-06&quot;;0.05;99;0)" table:style-name="a539005"/>
          <table:table-cell>
            <text:p>0.1211434762</text:p>
          </table:table-cell>
          <table:table-cell office:string-value="OK" table:formula="of:=IF(ABS(([.C30]-[.D30])/[.C30])&lt;[.B1];&quot;OK&quot;;&quot;Fehler&quot;)"/>
          <table:table-cell table:number-columns-repeated="4" table:style-name="ce16"/>
          <table:table-cell>
            <text:p>returns approximately 0.1211</text:p>
          </table:table-cell>
          <table:table-cell table:number-columns-repeated="1014"/>
        </table:table-row>
        <table:table-row table:style-name="a43500a">
          <table:table-cell>
            <text:p>TBILLÄQUIV</text:p>
          </table:table-cell>
          <table:table-cell table:style-name="ce4">
            <text:p>=TBILLÄQUIV("2008-01-01";"2008-02-14";0,04)</text:p>
          </table:table-cell>
          <table:table-cell table:formula="of:=TBILLEQ(&quot;2008-01-01&quot;;&quot;2008-02-14&quot;;0.04)" table:style-name="a36eb85"/>
          <table:table-cell>
            <text:p>0.0407548013</text:p>
          </table:table-cell>
          <table:table-cell office:string-value="OK" table:formula="of:=IF(ABS(([.C31]-[.D31])/[.C31])&lt;[.B1];&quot;OK&quot;;&quot;Fehler&quot;)"/>
          <table:table-cell table:style-name="ce17">
            <text:p>Fehler</text:p>
          </table:table-cell>
          <table:table-cell table:style-name="ce16">
            <text:p>OK</text:p>
          </table:table-cell>
          <table:table-cell table:style-name="ce17">
            <text:p>Fehler</text:p>
          </table:table-cell>
          <table:table-cell table:style-name="ce16">
            <text:p>OK</text:p>
          </table:table-cell>
          <table:table-cell>
            <text:p>returns approximately 0.0414, or 4.14%.</text:p>
          </table:table-cell>
          <table:table-cell table:number-columns-repeated="1014"/>
        </table:table-row>
        <table:table-row table:style-name="a2c1617">
          <table:table-cell>
            <text:p>TBILLKURS</text:p>
          </table:table-cell>
          <table:table-cell table:style-name="ce4">
            <text:p>=TBILLKURS("2008-01-01";"2008-02-01";0,04)</text:p>
          </table:table-cell>
          <table:table-cell table:formula="of:=TBILLPRICE(&quot;2008-01-01&quot;;&quot;2008-02-01&quot;;0.04)" table:style-name="a2121c5"/>
          <table:table-cell>
            <text:p>99.6555555556</text:p>
          </table:table-cell>
          <table:table-cell office:string-value="OK" table:formula="of:=IF(ABS(([.C32]-[.D32])/[.C32])&lt;[.B1];&quot;OK&quot;;&quot;Fehler&quot;)"/>
          <table:table-cell table:style-name="ce17">
            <text:p>Fehler</text:p>
          </table:table-cell>
          <table:table-cell table:style-name="ce16">
            <text:p>OK</text:p>
          </table:table-cell>
          <table:table-cell table:style-name="ce17">
            <text:p>Fehler</text:p>
          </table:table-cell>
          <table:table-cell table:style-name="ce16">
            <text:p>OK</text:p>
          </table:table-cell>
          <table:table-cell>
            <text:p>returns approximately 97.99.</text:p>
          </table:table-cell>
          <table:table-cell table:number-columns-repeated="1014"/>
        </table:table-row>
        <table:table-row table:style-name="a7b08e9">
          <table:table-cell>
            <text:p>TBILLRENDITE</text:p>
          </table:table-cell>
          <table:table-cell table:style-name="ce4">
            <text:p>=TBILLRENDITE("2008-07-14";"2009-01-14";96)</text:p>
          </table:table-cell>
          <table:table-cell table:formula="of:=TBILLYIELD(&quot;2008-01-01&quot;;&quot;2008-02-01&quot;;96)" table:style-name="afb49c3"/>
          <table:table-cell>
            <text:p>0.4838709677</text:p>
          </table:table-cell>
          <table:table-cell office:string-value="OK" table:formula="of:=IF(ABS(([.C33]-[.D33])/[.C33])&lt;[.B1];&quot;OK&quot;;&quot;Fehler&quot;)"/>
          <table:table-cell table:style-name="ce17">
            <text:p>Fehler</text:p>
          </table:table-cell>
          <table:table-cell table:style-name="ce16">
            <text:p>OK</text:p>
          </table:table-cell>
          <table:table-cell table:style-name="ce17">
            <text:p>Fehler</text:p>
          </table:table-cell>
          <table:table-cell table:style-name="ce16">
            <text:p>OK</text:p>
          </table:table-cell>
          <table:table-cell>
            <text:p>returns approximately 0.0829, or 8.29%.</text:p>
          </table:table-cell>
          <table:table-cell table:number-columns-repeated="1014"/>
        </table:table-row>
        <table:table-row table:style-name="ade9b3b">
          <table:table-cell table:style-name="ce8">
            <text:p>UNREGER.KURS</text:p>
          </table:table-cell>
          <table:table-cell table:style-name="ce8">
            <text:p>=UNREGER.KURS("1990-06-01";"1995-12-31";"1990-01-01";"1990-12-31";0,06;0,05;1000;1;1)</text:p>
          </table:table-cell>
          <table:table-cell table:formula="of:=ODDFPRICE(&quot;1990-06-01&quot;;&quot;1995-12-31&quot;;&quot;1990-01-01&quot;;&quot;1990-12-31&quot;;0.06;0.05;1000;1;1)" table:style-name="a858afd"/>
          <table:table-cell table:style-name="ce8">
            <text:p>790.1132322</text:p>
          </table:table-cell>
          <table:table-cell office:string-value="" table:formula="of:=IF(ABS([.C34]-[.D34])&lt;1;&quot;OK&quot;;&quot;Fehler&quot;)" table:style-name="ce15"/>
          <table:table-cell table:number-columns-repeated="4" table:style-name="ce18">
            <text:p>Fehler</text:p>
          </table:table-cell>
          <table:table-cell table:style-name="ce8">
            <text:p>Calc incorrectly returns an error.</text:p>
          </table:table-cell>
          <table:table-cell table:number-columns-repeated="1014" table:style-name="ce8"/>
        </table:table-row>
        <table:table-row table:style-name="a4a21da">
          <table:table-cell table:style-name="ce8">
            <text:p>UNREGER.REND</text:p>
          </table:table-cell>
          <table:table-cell table:style-name="ce8">
            <text:p>=UNREGER.REND("1990-06-01";"1995-12-31";"1990-01-01";"1990-12-31";0,06;790;100;1;1)</text:p>
          </table:table-cell>
          <table:table-cell table:formula="of:=ODDFYIELD(&quot;1990-06-01&quot;;&quot;1995-12-31&quot;;&quot;1990-01-01&quot;;&quot;1990-12-31&quot;;0.06;790;100;1;1)" table:style-name="a91d044"/>
          <table:table-cell table:style-name="ce8">
            <text:p>-0.288917878</text:p>
          </table:table-cell>
          <table:table-cell office:string-value="" table:formula="of:=IF(ABS([.C35]-[.D35])&lt;0.000001;&quot;OK&quot;;&quot;Fehler&quot;)" table:style-name="ce15"/>
          <table:table-cell table:number-columns-repeated="4" table:style-name="ce18">
            <text:p>Fehler</text:p>
          </table:table-cell>
          <table:table-cell table:style-name="ce8">
            <text:p>Calc incorrectly returns an error.</text:p>
          </table:table-cell>
          <table:table-cell table:number-columns-repeated="1014" table:style-name="ce8"/>
        </table:table-row>
        <table:table-row table:style-name="ac1c324">
          <table:table-cell table:style-name="ce8">
            <text:p>UNREGLE.KURS</text:p>
          </table:table-cell>
          <table:table-cell table:style-name="ce8">
            <text:p>=UNREGLE.KURS("1990-06-01";"1995-12-31";"1990-01-01";0,02;0,015;100;4;1)</text:p>
          </table:table-cell>
          <table:table-cell table:formula="of:=ODDLPRICE(&quot;1990-06-01&quot;;&quot;1995-12-31&quot;;&quot;1990-01-01&quot;;0.02;0.015;100;4;1)" table:style-name="ab3c03f"/>
          <table:table-cell table:style-name="ce8">
            <text:p>102.5098845086</text:p>
          </table:table-cell>
          <table:table-cell office:string-value="Fehler" table:formula="of:=IF(ABS(([.C36]-[.D36])/[.C36])&lt;[.B1];&quot;OK&quot;;&quot;Fehler&quot;)" table:style-name="ce15"/>
          <table:table-cell table:style-name="ce18">
            <text:p>Fehler</text:p>
          </table:table-cell>
          <table:table-cell table:style-name="ce20">
            <text:p>OK</text:p>
          </table:table-cell>
          <table:table-cell table:style-name="ce18">
            <text:p>Fehler</text:p>
          </table:table-cell>
          <table:table-cell table:style-name="ce20">
            <text:p>OK</text:p>
          </table:table-cell>
          <table:table-cell table:style-name="ce8">
            <text:p>Calc returns 102.512087533821, which is very slightly inaccurate.</text:p>
          </table:table-cell>
          <table:table-cell table:number-columns-repeated="1014"/>
        </table:table-row>
        <table:table-row table:style-name="ae06dbd">
          <table:table-cell table:style-name="ce8">
            <text:p>UNREGLE.REND</text:p>
          </table:table-cell>
          <table:table-cell table:style-name="ce8">
            <text:p>=UNREGLE.REND("1990-06-01";"1995-12-31";"1990-01-01";0,02;103;100;4;1)</text:p>
          </table:table-cell>
          <table:table-cell table:formula="of:=ODDLYIELD(&quot;1990-06-01&quot;;&quot;1995-12-31&quot;;&quot;1990-01-01&quot;;0.02;103;100;4;1)" table:style-name="a1cb806"/>
          <table:table-cell table:style-name="ce8">
            <text:p>0.0140832511</text:p>
          </table:table-cell>
          <table:table-cell office:string-value="Fehler" table:formula="of:=IF(ABS(([.C37]-[.D37])/[.C37])&lt;[.B1];&quot;OK&quot;;&quot;Fehler&quot;)" table:style-name="ce15"/>
          <table:table-cell table:style-name="ce18">
            <text:p>Fehler</text:p>
          </table:table-cell>
          <table:table-cell table:style-name="ce20">
            <text:p>OK</text:p>
          </table:table-cell>
          <table:table-cell table:style-name="ce18">
            <text:p>Fehler</text:p>
          </table:table-cell>
          <table:table-cell table:style-name="ce20">
            <text:p>OK</text:p>
          </table:table-cell>
          <table:table-cell table:style-name="ce8">
            <text:p>Calc returns 0.014087886014, which is very slightly inaccurate.</text:p>
          </table:table-cell>
          <table:table-cell table:number-columns-repeated="1014"/>
        </table:table-row>
        <table:table-row table:style-name="a9a9043">
          <table:table-cell>
            <text:p>XINTZINSFUSS</text:p>
          </table:table-cell>
          <table:table-cell table:style-name="ce4">
            <text:p>=XINTZINSFUSS(G33:I33;J33:L33)</text:p>
          </table:table-cell>
          <table:table-cell table:formula="of:=XIRR([.K38:.M38];[.N38:.P38])" table:style-name="a216c19"/>
          <table:table-cell>
            <text:p>0.1236311018</text:p>
          </table:table-cell>
          <table:table-cell office:string-value="OK" table:formula="of:=IF(ABS(([.C38]-[.D38])/[.C38])&lt;[.B1];&quot;OK&quot;;&quot;Fehler&quot;)"/>
          <table:table-cell table:number-columns-repeated="4" table:style-name="ce16"/>
          <table:table-cell>
            <text:p>returns approx. 0.124 or 12.4 %</text:p>
          </table:table-cell>
          <table:table-cell>
            <text:p>-2750</text:p>
          </table:table-cell>
          <table:table-cell>
            <text:p>1000</text:p>
          </table:table-cell>
          <table:table-cell>
            <text:p>2000</text:p>
          </table:table-cell>
          <table:table-cell>
            <text:p>39483</text:p>
          </table:table-cell>
          <table:table-cell>
            <text:p>39634</text:p>
          </table:table-cell>
          <table:table-cell>
            <text:p>39818</text:p>
          </table:table-cell>
          <table:table-cell table:number-columns-repeated="1008"/>
        </table:table-row>
        <table:table-row table:style-name="a519520">
          <table:table-cell>
            <text:p>XKAPITALWERT</text:p>
          </table:table-cell>
          <table:table-cell table:style-name="ce4">
            <text:p>=XKAPITALWERT(0,05;G34:I34;J34:L34)</text:p>
          </table:table-cell>
          <table:table-cell table:formula="of:=XNPV(0.05;[.K39:.M39];[.N39:.P39])" table:style-name="af89e8b"/>
          <table:table-cell>
            <text:p>-12.6532535692</text:p>
          </table:table-cell>
          <table:table-cell office:string-value="OK" table:formula="of:=IF(ABS(([.C39]-[.D39])/[.C39])&lt;[.B1];&quot;OK&quot;;&quot;Fehler&quot;)"/>
          <table:table-cell table:number-columns-repeated="4" table:style-name="ce16"/>
          <table:table-cell>
            <text:p>returns approximately -12.65</text:p>
          </table:table-cell>
          <table:table-cell>
            <text:p>-1000</text:p>
          </table:table-cell>
          <table:table-cell>
            <text:p>500</text:p>
          </table:table-cell>
          <table:table-cell>
            <text:p>550</text:p>
          </table:table-cell>
          <table:table-cell>
            <text:p>39448</text:p>
          </table:table-cell>
          <table:table-cell>
            <text:p>39814</text:p>
          </table:table-cell>
          <table:table-cell>
            <text:p>39995</text:p>
          </table:table-cell>
          <table:table-cell table:number-columns-repeated="1008"/>
        </table:table-row>
        <table:table-row table:style-name="a20c2c2">
          <table:table-cell>
            <text:p>ZINSSATZ</text:p>
          </table:table-cell>
          <table:table-cell table:style-name="ce4">
            <text:p>=ZINSSATZ("2009-02-02";"2009-12-03";1000;1080;0)</text:p>
          </table:table-cell>
          <table:table-cell table:formula="of:=INTRATE(&quot;2000-02-02&quot;;&quot;2009-12-03&quot;;1000;1080;0)" table:style-name="adf54b1"/>
          <table:table-cell>
            <text:p>0.0081332957</text:p>
          </table:table-cell>
          <table:table-cell office:string-value="OK" table:formula="of:=IF(ABS(([.C40]-[.D40])/[.C40])&lt;[.B1];&quot;OK&quot;;&quot;Fehler&quot;)"/>
          <table:table-cell table:style-name="ce17">
            <text:p>Fehler</text:p>
          </table:table-cell>
          <table:table-cell table:style-name="ce16">
            <text:p>OK</text:p>
          </table:table-cell>
          <table:table-cell table:style-name="ce17">
            <text:p>Fehler</text:p>
          </table:table-cell>
          <table:table-cell table:style-name="ce16">
            <text:p>OK</text:p>
          </table:table-cell>
          <table:table-cell>
            <text:p>returns approximately 0.096, or 9.6%.</text:p>
          </table:table-cell>
          <table:table-cell table:number-columns-repeated="1014"/>
        </table:table-row>
        <table:table-row table:style-name="ac551e3">
          <table:table-cell>
            <text:p>ZINSTERMNZ</text:p>
          </table:table-cell>
          <table:table-cell table:style-name="ce4">
            <text:p>=ZINSTERMNZ("2007-01-25";"2009-11-15";2;3)</text:p>
          </table:table-cell>
          <table:table-cell table:formula="of:=COUPNCD(&quot;2007-01-25&quot;;&quot;2009-11-15&quot;;2;3)" table:style-name="a89462a"/>
          <table:table-cell>
            <text:p>39217</text:p>
          </table:table-cell>
          <table:table-cell office:string-value="OK" table:formula="of:=IF([.C41]=[.D41];&quot;OK&quot;;&quot;Fehler&quot;)"/>
          <table:table-cell table:number-columns-repeated="4" table:style-name="ce16"/>
          <table:table-cell>
            <text:p>returns 15 May 2007 as a date-time serial number</text:p>
          </table:table-cell>
          <table:table-cell table:number-columns-repeated="1014"/>
        </table:table-row>
        <table:table-row table:style-name="ad69095">
          <table:table-cell>
            <text:p>ZINSTERMTAGE</text:p>
          </table:table-cell>
          <table:table-cell table:style-name="ce4">
            <text:p>=ZINSTERMTAGE("2007-01-25";"2009-11-15";2;4)</text:p>
          </table:table-cell>
          <table:table-cell table:formula="of:=COUPDAYS(&quot;2007-01-25&quot;;&quot;2009-11-15&quot;;2;4)" table:style-name="a841763"/>
          <table:table-cell>
            <text:p>180</text:p>
          </table:table-cell>
          <table:table-cell office:string-value="OK" table:formula="of:=IF([.C42]=[.D42];&quot;OK&quot;;&quot;Fehler&quot;)"/>
          <table:table-cell table:number-columns-repeated="4" table:style-name="ce16"/>
          <table:table-cell>
            <text:p>returns 180</text:p>
          </table:table-cell>
          <table:table-cell table:number-columns-repeated="1014"/>
        </table:table-row>
        <table:table-row table:style-name="a790243">
          <table:table-cell>
            <text:p>ZINSTERMTAGNZ</text:p>
          </table:table-cell>
          <table:table-cell table:style-name="ce4">
            <text:p>=ZINSTERMTAGNZ("2007-01-25";"2009-11-15";2;4)</text:p>
          </table:table-cell>
          <table:table-cell table:formula="of:=COUPDAYSNC(&quot;2007-01-25&quot;;&quot;2009-11-15&quot;;2;4)" table:style-name="aa0d529"/>
          <table:table-cell>
            <text:p>110</text:p>
          </table:table-cell>
          <table:table-cell office:string-value="OK" table:formula="of:=IF([.C43]=[.D43];&quot;OK&quot;;&quot;Fehler&quot;)"/>
          <table:table-cell table:number-columns-repeated="4" table:style-name="ce16"/>
          <table:table-cell>
            <text:p>returns 110.</text:p>
          </table:table-cell>
          <table:table-cell table:number-columns-repeated="1014"/>
        </table:table-row>
        <table:table-row table:style-name="aedd9e8">
          <table:table-cell>
            <text:p>ZINSTERMTAGVA</text:p>
          </table:table-cell>
          <table:table-cell table:style-name="ce4">
            <text:p>=ZINSTERMTAGVA("2007-01-25";"2009-11-15";2;1)</text:p>
          </table:table-cell>
          <table:table-cell table:formula="of:=COUPDAYBS(&quot;2007-01-25&quot;;&quot;2009-11-15&quot;;2;1)" table:style-name="a8579e5"/>
          <table:table-cell>
            <text:p>71</text:p>
          </table:table-cell>
          <table:table-cell office:string-value="OK" table:formula="of:=IF([.C44]=[.D44];&quot;OK&quot;;&quot;Fehler&quot;)"/>
          <table:table-cell table:number-columns-repeated="4" table:style-name="ce16"/>
          <table:table-cell>
            <text:p>returns 71</text:p>
          </table:table-cell>
          <table:table-cell table:number-columns-repeated="1014"/>
        </table:table-row>
        <table:table-row table:style-name="a882d20">
          <table:table-cell>
            <text:p>ZINSTERMVZ</text:p>
          </table:table-cell>
          <table:table-cell table:style-name="ce4">
            <text:p>=ZINSTERMVZ("2007-01-25";"2009-11-15";2;1)</text:p>
          </table:table-cell>
          <table:table-cell table:formula="of:=COUPPCD(&quot;2007-01-25&quot;;&quot;2009-11-15&quot;;2;1)" table:style-name="a0f9c80"/>
          <table:table-cell>
            <text:p>39036</text:p>
          </table:table-cell>
          <table:table-cell office:string-value="OK" table:formula="of:=IF([.C45]=[.D45];&quot;OK&quot;;&quot;Fehler&quot;)"/>
          <table:table-cell table:number-columns-repeated="4" table:style-name="ce16"/>
          <table:table-cell>
            <text:p>returns 15 November 2006</text:p>
          </table:table-cell>
          <table:table-cell table:number-columns-repeated="1014"/>
        </table:table-row>
        <table:table-row table:style-name="ab013d2">
          <table:table-cell>
            <text:p>ZINSTERMZAHL</text:p>
          </table:table-cell>
          <table:table-cell table:style-name="ce4">
            <text:p>=ZINSTERMZAHL("2007-01-25";"2009-11-15";2;1)</text:p>
          </table:table-cell>
          <table:table-cell table:formula="of:=COUPNUM(&quot;2007-01-25&quot;;&quot;2009-11-15&quot;;2;1)" table:style-name="a8ef41e"/>
          <table:table-cell>
            <text:p>6</text:p>
          </table:table-cell>
          <table:table-cell office:string-value="OK" table:formula="of:=IF([.C46]=[.D46];&quot;OK&quot;;&quot;Fehler&quot;)"/>
          <table:table-cell table:number-columns-repeated="4" table:style-name="ce16"/>
          <table:table-cell>
            <text:p>returns 6</text:p>
          </table:table-cell>
          <table:table-cell table:number-columns-repeated="1014"/>
        </table:table-row>
        <table:table-row table:style-name="acad19f">
          <table:table-cell>
            <text:p>ZW2</text:p>
          </table:table-cell>
          <table:table-cell table:style-name="ce4">
            <text:p>=ZW2(1000;{0,05.0,06.0,07})</text:p>
          </table:table-cell>
          <table:table-cell table:formula="of:=FVSCHEDULE(1000;{0.05;0.06;0.07})" table:style-name="ac15b3b"/>
          <table:table-cell>
            <text:p>1190.91</text:p>
          </table:table-cell>
          <table:table-cell office:string-value="OK" table:formula="of:=IF(ABS(([.C47]-[.D47])/[.C47])&lt;[.B1];&quot;OK&quot;;&quot;Fehler&quot;)"/>
          <table:table-cell table:number-columns-repeated="4" table:style-name="ce16"/>
          <table:table-cell>
            <text:p>returns 1,190.91</text:p>
          </table:table-cell>
          <table:table-cell table:number-columns-repeated="1014"/>
        </table:table-row>
        <table:table-row table:style-name="a8b6358">
          <table:table-cell>
            <text:p>ISEVEN</text:p>
          </table:table-cell>
          <table:table-cell table:style-name="ce4">
            <text:p>=ISEVEN(1)</text:p>
          </table:table-cell>
          <table:table-cell table:formula="of:=ISEVEN(-1)" table:style-name="aec73ba"/>
          <table:table-cell office:boolean-value="false" table:formula="of:=FALSE()" table:style-name="ce13">
            <text:p>FALSE</text:p>
          </table:table-cell>
          <table:table-cell office:string-value="OK" table:formula="of:=IF([.C48]=[.D48];&quot;OK&quot;;&quot;Fehler&quot;)"/>
          <table:table-cell table:number-columns-repeated="4" table:style-name="ce16"/>
          <table:table-cell table:formula="of:=(2)">
            <text:p>2</text:p>
          </table:table-cell>
          <table:table-cell table:number-columns-repeated="1014"/>
        </table:table-row>
        <table:table-row table:style-name="a599c17">
          <table:table-cell>
            <text:p>ISODD</text:p>
          </table:table-cell>
          <table:table-cell table:style-name="ce4">
            <text:p>=ISODD(2,5)</text:p>
          </table:table-cell>
          <table:table-cell table:formula="of:=ISODD(2.5)" table:style-name="a4694c0"/>
          <table:table-cell office:boolean-value="false" table:formula="of:=FALSE()" table:style-name="ce13">
            <text:p>FALSE</text:p>
          </table:table-cell>
          <table:table-cell office:string-value="OK" table:formula="of:=IF([.C49]=[.D49];&quot;OK&quot;;&quot;Fehler&quot;)"/>
          <table:table-cell table:number-columns-repeated="4" table:style-name="ce16"/>
          <table:table-cell table:formula="of:=(2)">
            <text:p>2</text:p>
          </table:table-cell>
          <table:table-cell table:number-columns-repeated="1014"/>
        </table:table-row>
        <table:table-row table:style-name="afca2ca">
          <table:table-cell>
            <text:p>GCD</text:p>
          </table:table-cell>
          <table:table-cell table:style-name="ce4">
            <text:p>=GCD(16;32;24)</text:p>
          </table:table-cell>
          <table:table-cell table:formula="of:=GCD(16;32;24)" table:style-name="af4f757"/>
          <table:table-cell>
            <text:p>8</text:p>
          </table:table-cell>
          <table:table-cell office:string-value="OK" table:formula="of:=IF([.C50]=[.D50];&quot;OK&quot;;&quot;Fehler&quot;)"/>
          <table:table-cell table:style-name="ce16">
            <text:p>OK</text:p>
          </table:table-cell>
          <table:table-cell table:number-columns-repeated="3" table:style-name="ce17">
            <text:p>Fehler</text:p>
          </table:table-cell>
          <table:table-cell>
            <text:p>returns 8</text:p>
          </table:table-cell>
          <table:table-cell office:string-value="" table:formula="of:='GCD_ADD'([.O50:.Q50])"/>
          <table:table-cell>
            <text:p>returns 3</text:p>
          </table:table-cell>
          <table:table-cell/>
          <table:table-cell>
            <text:p>returns 1</text:p>
          </table:table-cell>
          <table:table-cell>
            <text:p>9</text:p>
          </table:table-cell>
          <table:table-cell>
            <text:p>12</text:p>
          </table:table-cell>
          <table:table-cell>
            <text:p>6</text:p>
          </table:table-cell>
          <table:table-cell table:number-columns-repeated="1007"/>
        </table:table-row>
        <table:table-row table:style-name="a715a4f">
          <table:table-cell table:style-name="ce7">
            <text:p>GCD_ADD</text:p>
          </table:table-cell>
          <table:table-cell table:style-name="ce4">
            <text:p>=GCD_ADD(16;32;24)</text:p>
          </table:table-cell>
          <table:table-cell table:formula="of:='GCD_ADD'(16;32;24)" table:style-name="a0b83d2"/>
          <table:table-cell>
            <text:p>8</text:p>
          </table:table-cell>
          <table:table-cell office:string-value="" table:formula="of:=IF(ISERROR('GCD_ADD'(16;32;24));IF(error.type('GCD_ADD'(16;32;24))=6;'GCD_ADD'(16;32;24);&quot;LO Formel&quot;);IF([.C51]=[.D51];&quot;OK&quot;;&quot;Fehler&quot;))"/>
          <table:table-cell table:style-name="ce16">
            <text:p>OK</text:p>
          </table:table-cell>
          <table:table-cell table:number-columns-repeated="3" table:style-name="ce17">
            <text:p>Fehler</text:p>
          </table:table-cell>
          <table:table-cell>
            <text:p>returns 8</text:p>
          </table:table-cell>
          <table:table-cell office:string-value="" table:formula="of:='GCD_ADD'([.O51:.Q51])"/>
          <table:table-cell>
            <text:p>returns 3</text:p>
          </table:table-cell>
          <table:table-cell/>
          <table:table-cell>
            <text:p>returns 1</text:p>
          </table:table-cell>
          <table:table-cell>
            <text:p>9</text:p>
          </table:table-cell>
          <table:table-cell>
            <text:p>12</text:p>
          </table:table-cell>
          <table:table-cell>
            <text:p>6</text:p>
          </table:table-cell>
          <table:table-cell table:number-columns-repeated="1007"/>
        </table:table-row>
        <table:table-row table:style-name="a0b4b65">
          <table:table-cell>
            <text:p>LCM</text:p>
          </table:table-cell>
          <table:table-cell table:style-name="ce4">
            <text:p>=LCM(4;6)</text:p>
          </table:table-cell>
          <table:table-cell table:formula="of:=LCM(4;6)" table:style-name="ab3402b"/>
          <table:table-cell>
            <text:p>12</text:p>
          </table:table-cell>
          <table:table-cell office:string-value="OK" table:formula="of:=IF([.C52]=[.D52];&quot;OK&quot;;&quot;Fehler&quot;)"/>
          <table:table-cell table:style-name="ce16">
            <text:p>OK</text:p>
          </table:table-cell>
          <table:table-cell table:number-columns-repeated="3" table:style-name="ce17">
            <text:p>Fehler</text:p>
          </table:table-cell>
          <table:table-cell>
            <text:p>returns 12</text:p>
          </table:table-cell>
          <table:table-cell office:string-value="" table:formula="of:='LCM_ADD'([.L52:.M52])"/>
          <table:table-cell>
            <text:p>returns 6</text:p>
          </table:table-cell>
          <table:table-cell>
            <text:p>6</text:p>
          </table:table-cell>
          <table:table-cell>
            <text:p>3</text:p>
          </table:table-cell>
          <table:table-cell table:number-columns-repeated="1010"/>
        </table:table-row>
        <table:table-row table:style-name="a804910">
          <table:table-cell table:style-name="ce7">
            <text:p>LCM_ADD</text:p>
          </table:table-cell>
          <table:table-cell table:style-name="ce4">
            <text:p>=LCM_ADD(4;6)</text:p>
          </table:table-cell>
          <table:table-cell table:formula="of:='LCM_ADD'(4;6)" table:style-name="a65746a"/>
          <table:table-cell>
            <text:p>12</text:p>
          </table:table-cell>
          <table:table-cell office:string-value="" table:formula="of:=IF(ISERROR(kgv_add(4;6));IF(error.type(kgv_add(4;6))=6;kgv_add(4;6);&quot;LO Formel&quot;);IF([.C53]=[.D53];&quot;OK&quot;;&quot;Fehler&quot;))"/>
          <table:table-cell table:style-name="ce16">
            <text:p>OK</text:p>
          </table:table-cell>
          <table:table-cell table:number-columns-repeated="3" table:style-name="ce17">
            <text:p>Fehler</text:p>
          </table:table-cell>
          <table:table-cell>
            <text:p>returns 12</text:p>
          </table:table-cell>
          <table:table-cell office:string-value="" table:formula="of:='LCM_ADD'([.L53:.M53])"/>
          <table:table-cell>
            <text:p>returns 6</text:p>
          </table:table-cell>
          <table:table-cell>
            <text:p>6</text:p>
          </table:table-cell>
          <table:table-cell>
            <text:p>3</text:p>
          </table:table-cell>
          <table:table-cell table:number-columns-repeated="1010"/>
        </table:table-row>
        <table:table-row table:style-name="af17d49">
          <table:table-cell>
            <text:p>POLYNOMIAL</text:p>
          </table:table-cell>
          <table:table-cell table:style-name="ce4">
            <text:p>=POLYNOMIAL(1;2)</text:p>
          </table:table-cell>
          <table:table-cell table:formula="of:=MULTINOMIAL(1;2)" table:style-name="aab368e"/>
          <table:table-cell>
            <text:p>3</text:p>
          </table:table-cell>
          <table:table-cell office:string-value="OK" table:formula="of:=IF([.C54]=[.D54];&quot;OK&quot;;&quot;Fehler&quot;)"/>
          <table:table-cell table:number-columns-repeated="4" table:style-name="ce16"/>
          <table:table-cell>
            <text:p>returns 3</text:p>
          </table:table-cell>
          <table:table-cell table:formula="of:=MULTINOMIAL([.M54:.O54])"/>
          <table:table-cell>
            <text:p>returns 1260</text:p>
          </table:table-cell>
          <table:table-cell>
            <text:p>2</text:p>
          </table:table-cell>
          <table:table-cell>
            <text:p>3</text:p>
          </table:table-cell>
          <table:table-cell>
            <text:p>4</text:p>
          </table:table-cell>
          <table:table-cell table:number-columns-repeated="1009"/>
        </table:table-row>
        <table:table-row table:style-name="a211500">
          <table:table-cell>
            <text:p>POTENZREIHE</text:p>
          </table:table-cell>
          <table:table-cell table:style-name="ce4">
            <text:p>=POTENZREIHE(1;0;1;G48:K48)</text:p>
          </table:table-cell>
          <table:table-cell table:formula="of:=SERIESSUM(1;0;1;[.K55:.O55])" table:style-name="a2e8e68"/>
          <table:table-cell>
            <text:p>2.7083333333</text:p>
          </table:table-cell>
          <table:table-cell office:string-value="OK" table:formula="of:=IF(ABS(([.C55]-[.D55])/[.C55])&lt;[.B1];&quot;OK&quot;;&quot;Fehler&quot;)"/>
          <table:table-cell table:number-columns-repeated="4" table:style-name="ce16"/>
          <table:table-cell>
            <text:p>returns 2.70833333333333</text:p>
          </table:table-cell>
          <table:table-cell table:formula="of:=1/FACT(0)">
            <text:p>1</text:p>
          </table:table-cell>
          <table:table-cell table:formula="of:=1/FACT(1)">
            <text:p>1</text:p>
          </table:table-cell>
          <table:table-cell table:formula="of:=1/FACT(2)">
            <text:p>0.5</text:p>
          </table:table-cell>
          <table:table-cell table:formula="of:=1/FACT(3)">
            <text:p>0.1666666667</text:p>
          </table:table-cell>
          <table:table-cell table:formula="of:=1/FACT(4)">
            <text:p>0.0416666667</text:p>
          </table:table-cell>
          <table:table-cell>
            <text:p>Err:520</text:p>
          </table:table-cell>
          <table:table-cell table:number-columns-repeated="1008"/>
        </table:table-row>
        <table:table-row table:style-name="ad79fc7">
          <table:table-cell>
            <text:p>QUOTIENT</text:p>
          </table:table-cell>
          <table:table-cell table:style-name="ce4">
            <text:p>=QUOTIENT(11;3)</text:p>
          </table:table-cell>
          <table:table-cell table:formula="of:=QUOTIENT(11;3)" table:style-name="a777910"/>
          <table:table-cell>
            <text:p>3</text:p>
          </table:table-cell>
          <table:table-cell office:string-value="OK" table:formula="of:=IF([.C56]=[.D56];&quot;OK&quot;;&quot;Fehler&quot;)"/>
          <table:table-cell table:number-columns-repeated="4" table:style-name="ce16"/>
          <table:table-cell>
            <text:p>returns 3</text:p>
          </table:table-cell>
          <table:table-cell table:number-columns-repeated="1014"/>
        </table:table-row>
        <table:table-row table:style-name="aa8a8d0">
          <table:table-cell>
            <text:p>VRUNDEN</text:p>
          </table:table-cell>
          <table:table-cell table:style-name="ce4">
            <text:p>=VRUNDEN(15,5;3)</text:p>
          </table:table-cell>
          <table:table-cell table:formula="of:=MROUND(15.5;3)" table:style-name="adf5b06"/>
          <table:table-cell>
            <text:p>15</text:p>
          </table:table-cell>
          <table:table-cell office:string-value="OK" table:formula="of:=IF([.C57]=[.D57];&quot;OK&quot;;&quot;Fehler&quot;)"/>
          <table:table-cell table:number-columns-repeated="4" table:style-name="ce16"/>
          <table:table-cell>
            <text:p>returns 15</text:p>
          </table:table-cell>
          <table:table-cell table:formula="of:=MROUND(1.4;0.5)">
            <text:p>1.5</text:p>
          </table:table-cell>
          <table:table-cell>
            <text:p>returns 1.5</text:p>
          </table:table-cell>
          <table:table-cell table:number-columns-repeated="1012"/>
        </table:table-row>
        <table:table-row table:style-name="a4053ec">
          <table:table-cell>
            <text:p>WURZELPI</text:p>
          </table:table-cell>
          <table:table-cell table:style-name="ce4">
            <text:p>=WURZELPI(2)</text:p>
          </table:table-cell>
          <table:table-cell table:formula="of:=SQRTPI(2)" table:style-name="aeaeb06"/>
          <table:table-cell>
            <text:p>2.5066282746</text:p>
          </table:table-cell>
          <table:table-cell office:string-value="OK" table:formula="of:=IF(ABS(([.C58]-[.D58])/[.C58])&lt;[.B1];&quot;OK&quot;;&quot;Fehler&quot;)"/>
          <table:table-cell table:number-columns-repeated="4" table:style-name="ce16"/>
          <table:table-cell>
            <text:p>returns the square root of (2PI), approximately 2.506628.</text:p>
          </table:table-cell>
          <table:table-cell table:number-columns-repeated="1014"/>
        </table:table-row>
        <table:table-row table:style-name="ab522be">
          <table:table-cell>
            <text:p>ZUFALLSBEREICH</text:p>
          </table:table-cell>
          <table:table-cell table:style-name="ce4">
            <text:p>=ZUFALLSBEREICH(20;30)</text:p>
          </table:table-cell>
          <table:table-cell table:formula="of:=RANDBETWEEN(20;30)" table:style-name="af48f2b"/>
          <table:table-cell/>
          <table:table-cell table:style-name="Default"/>
          <table:table-cell table:number-columns-repeated="4" table:style-name="ce16"/>
          <table:table-cell>
            <text:p>returns an integer between 20 and 30 (inclusive)</text:p>
          </table:table-cell>
          <table:table-cell table:number-columns-repeated="1014"/>
        </table:table-row>
        <table:table-row table:style-name="adeb36e">
          <table:table-cell>
            <text:p>BESSELI</text:p>
          </table:table-cell>
          <table:table-cell table:style-name="ce4">
            <text:p>=BESSELI(1;1)</text:p>
          </table:table-cell>
          <table:table-cell table:formula="of:=BESSELI(1;1)" table:style-name="a32c903"/>
          <table:table-cell>
            <text:p>0.5651590976</text:p>
          </table:table-cell>
          <table:table-cell office:string-value="OK" table:formula="of:=IF(ABS(([.C60]-[.D60])/[.C60])&lt;[.B1];&quot;OK&quot;;&quot;Fehler&quot;)"/>
          <table:table-cell table:number-columns-repeated="4" table:style-name="ce16"/>
          <table:table-cell>
            <text:p>returns 0.565159103992.</text:p>
          </table:table-cell>
          <table:table-cell table:number-columns-repeated="1014"/>
        </table:table-row>
        <table:table-row table:style-name="add8b62">
          <table:table-cell>
            <text:p>BESSELJ</text:p>
          </table:table-cell>
          <table:table-cell table:style-name="ce4">
            <text:p>=BESSELJ(2;1)</text:p>
          </table:table-cell>
          <table:table-cell table:formula="of:=BESSELJ(2;1)" table:style-name="af6e47f"/>
          <table:table-cell>
            <text:p>0.576724808</text:p>
          </table:table-cell>
          <table:table-cell office:string-value="OK" table:formula="of:=IF(ABS(([.C61]-[.D61])/[.C61])&lt;[.B1];&quot;OK&quot;;&quot;Fehler&quot;)"/>
          <table:table-cell table:number-columns-repeated="4" table:style-name="ce16"/>
          <table:table-cell>
            <text:p>returns 0.576724807758</text:p>
          </table:table-cell>
          <table:table-cell table:number-columns-repeated="1014"/>
        </table:table-row>
        <table:table-row table:style-name="a1615e6">
          <table:table-cell>
            <text:p>BESSELK</text:p>
          </table:table-cell>
          <table:table-cell table:style-name="ce4">
            <text:p>=BESSELK(2;1)</text:p>
          </table:table-cell>
          <table:table-cell table:formula="of:=BESSELK(2;1)" table:style-name="afae915"/>
          <table:table-cell>
            <text:p>0.13986588</text:p>
          </table:table-cell>
          <table:table-cell office:string-value="OK" table:formula="of:=IF(ABS(([.C62]-[.D62])/[.C62])&lt;[.B1];&quot;OK&quot;;&quot;Fehler&quot;)"/>
          <table:table-cell table:number-columns-repeated="4" table:style-name="ce16"/>
          <table:table-cell>
            <text:p>returns 0.13986588</text:p>
          </table:table-cell>
          <table:table-cell table:number-columns-repeated="1014"/>
        </table:table-row>
        <table:table-row table:style-name="a3b27cb">
          <table:table-cell>
            <text:p>BESSELY</text:p>
          </table:table-cell>
          <table:table-cell table:style-name="ce4">
            <text:p>=BESSELY(4;1)</text:p>
          </table:table-cell>
          <table:table-cell table:formula="of:=BESSELY(4;1)" table:style-name="aaa0b56"/>
          <table:table-cell>
            <text:p>0.3979257091</text:p>
          </table:table-cell>
          <table:table-cell office:string-value="OK" table:formula="of:=IF(ABS(([.C63]-[.D63])/[.C63])&lt;[.B1];&quot;OK&quot;;&quot;Fehler&quot;)"/>
          <table:table-cell table:number-columns-repeated="4" table:style-name="ce16"/>
          <table:table-cell>
            <text:p>returns 0.397925709051</text:p>
          </table:table-cell>
          <table:table-cell table:number-columns-repeated="1014"/>
        </table:table-row>
        <table:table-row table:style-name="a4fd64f">
          <table:table-cell>
            <text:p>BININDEZ</text:p>
          </table:table-cell>
          <table:table-cell table:style-name="ce4">
            <text:p>=BININDEZ("110")</text:p>
          </table:table-cell>
          <table:table-cell table:formula="of:=BIN2DEC(&quot;110&quot;)" table:style-name="a1fd0df"/>
          <table:table-cell>
            <text:p>6</text:p>
          </table:table-cell>
          <table:table-cell office:string-value="OK" table:formula="of:=IF([.C64]=[.D64];&quot;OK&quot;;&quot;Fehler&quot;)"/>
          <table:table-cell table:number-columns-repeated="4" table:style-name="ce16"/>
          <table:table-cell>
            <text:p>returns 6 as a number.</text:p>
          </table:table-cell>
          <table:table-cell table:formula="of:=BIN2DEC(110)">
            <text:p>6</text:p>
          </table:table-cell>
          <table:table-cell>
            <text:p>returns 6</text:p>
          </table:table-cell>
          <table:table-cell table:formula="of:=BIN2DEC(&quot;1111111110&quot;)">
            <text:p>-2</text:p>
          </table:table-cell>
          <table:table-cell>
            <text:p>returns -2.</text:p>
          </table:table-cell>
          <table:table-cell table:number-columns-repeated="1010"/>
        </table:table-row>
        <table:table-row table:style-name="a0680ed">
          <table:table-cell>
            <text:p>BININHEX</text:p>
          </table:table-cell>
          <table:table-cell table:style-name="ce4">
            <text:p>=BININHEX(11101)</text:p>
          </table:table-cell>
          <table:table-cell table:formula="of:=BIN2HEX(11101)" table:style-name="abeff6e"/>
          <table:table-cell>
            <text:p>1D</text:p>
          </table:table-cell>
          <table:table-cell office:string-value="OK" table:formula="of:=IF([.C65]=[.D65];&quot;OK&quot;;&quot;Fehler&quot;)"/>
          <table:table-cell table:number-columns-repeated="4" table:style-name="ce16"/>
          <table:table-cell>
            <text:p>returns 1D as text.</text:p>
          </table:table-cell>
          <table:table-cell office:string-value="01A6" table:formula="of:=BIN2HEX(&quot;110100110&quot;;4)">
            <text:p>01A6</text:p>
          </table:table-cell>
          <table:table-cell>
            <text:p>returns 01A6 as text.</text:p>
          </table:table-cell>
          <table:table-cell office:string-value="FFFFFFFFFE" table:formula="of:=BIN2HEX(&quot;1111111110&quot;)">
            <text:p>FFFFFFFFFE</text:p>
          </table:table-cell>
          <table:table-cell>
            <text:p>returns FFFFFFFFFE as text</text:p>
          </table:table-cell>
          <table:table-cell table:number-columns-repeated="1010"/>
        </table:table-row>
        <table:table-row table:style-name="aa8d2df">
          <table:table-cell>
            <text:p>BININOKT</text:p>
          </table:table-cell>
          <table:table-cell table:style-name="ce4">
            <text:p>=BININOKT("1100")</text:p>
          </table:table-cell>
          <table:table-cell table:formula="of:=BIN2OCT(&quot;1100&quot;)" table:style-name="a858b75"/>
          <table:table-cell office:string-value="14" table:formula="of:=&quot;14&quot;">
            <text:p>14</text:p>
          </table:table-cell>
          <table:table-cell office:string-value="OK" table:formula="of:=IF([.C66]=[.D66];&quot;OK&quot;;&quot;Fehler&quot;)"/>
          <table:table-cell table:number-columns-repeated="4" table:style-name="ce16"/>
          <table:table-cell>
            <text:p>returns 14 as text.</text:p>
          </table:table-cell>
          <table:table-cell office:string-value="14" table:formula="of:=BIN2OCT(1100)">
            <text:p>14</text:p>
          </table:table-cell>
          <table:table-cell>
            <text:p>returns 14 as text.</text:p>
          </table:table-cell>
          <table:table-cell office:string-value="014" table:formula="of:=BIN2OCT(&quot;1100&quot;;3)">
            <text:p>014</text:p>
          </table:table-cell>
          <table:table-cell>
            <text:p>returns 014 as text. A leading zero is added to make 3 digits.</text:p>
          </table:table-cell>
          <table:table-cell office:string-value="7777777776" table:formula="of:=BIN2OCT(&quot;1111111110&quot;)">
            <text:p>7777777776</text:p>
          </table:table-cell>
          <table:table-cell>
            <text:p>returns 7777777776 as text</text:p>
          </table:table-cell>
          <table:table-cell table:number-columns-repeated="1008"/>
        </table:table-row>
        <table:table-row table:style-name="aeb7a64">
          <table:table-cell>
            <text:p>DELTA</text:p>
          </table:table-cell>
          <table:table-cell table:style-name="ce4">
            <text:p>=DELTA(4;5)</text:p>
          </table:table-cell>
          <table:table-cell table:formula="of:=DELTA(4;5)" table:style-name="ae54977"/>
          <table:table-cell>
            <text:p>0</text:p>
          </table:table-cell>
          <table:table-cell office:string-value="OK" table:formula="of:=IF([.C67]=[.D67];&quot;OK&quot;;&quot;Fehler&quot;)"/>
          <table:table-cell table:number-columns-repeated="4" table:style-name="ce16"/>
          <table:table-cell>
            <text:p>returns 0.</text:p>
          </table:table-cell>
          <table:table-cell table:formula="of:=DELTA(4;[.O67])"/>
          <table:table-cell>
            <text:p>where cell G59 contains 4, returns 1.</text:p>
          </table:table-cell>
          <table:table-cell table:formula="of:=DELTA(0)">
            <text:p>1</text:p>
          </table:table-cell>
          <table:table-cell>
            <text:p>returns 1.</text:p>
          </table:table-cell>
          <table:table-cell>
            <text:p>4</text:p>
          </table:table-cell>
          <table:table-cell table:number-columns-repeated="1009"/>
        </table:table-row>
        <table:table-row table:style-name="a35a131">
          <table:table-cell>
            <text:p>DEZINBIN</text:p>
          </table:table-cell>
          <table:table-cell table:style-name="ce4">
            <text:p>=DEZINBIN(9)</text:p>
          </table:table-cell>
          <table:table-cell table:formula="of:=DEC2BIN(9)" table:style-name="add690f"/>
          <table:table-cell office:string-value="1001" table:formula="of:=&quot;1001&quot;" table:style-name="ce4">
            <text:p>1001</text:p>
          </table:table-cell>
          <table:table-cell office:string-value="OK" table:formula="of:=IF([.C68]=[.D68];&quot;OK&quot;;&quot;Fehler&quot;)"/>
          <table:table-cell table:number-columns-repeated="4" table:style-name="ce16"/>
          <table:table-cell>
            <text:p>returns 1001 as text.</text:p>
          </table:table-cell>
          <table:table-cell office:string-value="00001001" table:formula="of:=DEC2BIN(9;8)">
            <text:p>00001001</text:p>
          </table:table-cell>
          <table:table-cell>
            <text:p>returns 00001001 as text.</text:p>
          </table:table-cell>
          <table:table-cell office:string-value="1111111110" table:formula="of:=DEC2BIN(-2)">
            <text:p>1111111110</text:p>
          </table:table-cell>
          <table:table-cell>
            <text:p>returns 1111111110 as text.</text:p>
          </table:table-cell>
          <table:table-cell table:number-columns-repeated="1010"/>
        </table:table-row>
        <table:table-row table:style-name="a091280">
          <table:table-cell>
            <text:p>DEZINHEX</text:p>
          </table:table-cell>
          <table:table-cell table:style-name="ce4">
            <text:p>=DEZINHEX(30)</text:p>
          </table:table-cell>
          <table:table-cell table:formula="of:=DEC2HEX(30)" table:style-name="a3df76d"/>
          <table:table-cell>
            <text:p>1E</text:p>
          </table:table-cell>
          <table:table-cell office:string-value="OK" table:formula="of:=IF([.C69]=[.D69];&quot;OK&quot;;&quot;Fehler&quot;)"/>
          <table:table-cell table:number-columns-repeated="4" table:style-name="ce16"/>
          <table:table-cell>
            <text:p>returns 1E as text.</text:p>
          </table:table-cell>
          <table:table-cell office:string-value="1E" table:formula="of:=DEC2HEX(&quot;30&quot;)">
            <text:p>1E</text:p>
          </table:table-cell>
          <table:table-cell>
            <text:p>returns 1E as text.</text:p>
          </table:table-cell>
          <table:table-cell office:string-value="001E" table:formula="of:=DEC2HEX(30;4)">
            <text:p>001E</text:p>
          </table:table-cell>
          <table:table-cell>
            <text:p>returns 001E as text</text:p>
          </table:table-cell>
          <table:table-cell office:string-value="FFFFFFFFFE" table:formula="of:=DEC2HEX(-2)">
            <text:p>FFFFFFFFFE</text:p>
          </table:table-cell>
          <table:table-cell>
            <text:p>returns FFFFFFFFFE as text.</text:p>
          </table:table-cell>
          <table:table-cell table:number-columns-repeated="1008"/>
        </table:table-row>
        <table:table-row table:style-name="a41b0b7">
          <table:table-cell>
            <text:p>DEZINOKT</text:p>
          </table:table-cell>
          <table:table-cell table:style-name="ce4">
            <text:p>=DEZINOKT(19)</text:p>
          </table:table-cell>
          <table:table-cell table:formula="of:=DEC2OCT(19)" table:style-name="a801292"/>
          <table:table-cell office:string-value="23" table:formula="of:=&quot;23&quot;" table:style-name="ce4">
            <text:p>23</text:p>
          </table:table-cell>
          <table:table-cell office:string-value="OK" table:formula="of:=IF([.C70]=[.D70];&quot;OK&quot;;&quot;Fehler&quot;)"/>
          <table:table-cell table:number-columns-repeated="4" table:style-name="ce16"/>
          <table:table-cell>
            <text:p>returns 23 as text.</text:p>
          </table:table-cell>
          <table:table-cell office:string-value="23" table:formula="of:=DEC2OCT(&quot;19&quot;)">
            <text:p>23</text:p>
          </table:table-cell>
          <table:table-cell>
            <text:p>returns 23 as text.</text:p>
          </table:table-cell>
          <table:table-cell office:string-value="023" table:formula="of:=DEC2OCT(19;3)">
            <text:p>023</text:p>
          </table:table-cell>
          <table:table-cell>
            <text:p>returns 023 as text.</text:p>
          </table:table-cell>
          <table:table-cell office:string-value="7777777776" table:formula="of:=DEC2OCT(-2)">
            <text:p>7777777776</text:p>
          </table:table-cell>
          <table:table-cell>
            <text:p>returns 7777777776 as text.</text:p>
          </table:table-cell>
          <table:table-cell table:number-columns-repeated="1008"/>
        </table:table-row>
        <table:table-row table:style-name="acaa59d">
          <table:table-cell>
            <text:p>GAUSSFEHLER</text:p>
          </table:table-cell>
          <table:table-cell table:style-name="ce4">
            <text:p>=GAUSSFEHLER(0,5)</text:p>
          </table:table-cell>
          <table:table-cell table:formula="of:=ERF(0.5)" table:style-name="a0255c4"/>
          <table:table-cell>
            <text:p>0.5204998778</text:p>
          </table:table-cell>
          <table:table-cell office:string-value="OK" table:formula="of:=IF(ABS(([.C71]-[.D71])/[.C71])&lt;[.B1];&quot;OK&quot;;&quot;Fehler&quot;)"/>
          <table:table-cell table:number-columns-repeated="4" table:style-name="ce16"/>
          <table:table-cell>
            <text:p>returns 0.520499877813.</text:p>
          </table:table-cell>
          <table:table-cell table:formula="of:=ERF(0.2;0.5)">
            <text:p>0.2977972886</text:p>
          </table:table-cell>
          <table:table-cell>
            <text:p>returns 0.297797288603.</text:p>
          </table:table-cell>
          <table:table-cell table:number-columns-repeated="1012"/>
        </table:table-row>
        <table:table-row table:style-name="a7ad583">
          <table:table-cell>
            <text:p>GAUSSFKOMPL</text:p>
          </table:table-cell>
          <table:table-cell table:style-name="ce4">
            <text:p>=GAUSSFKOMPL(0,5)</text:p>
          </table:table-cell>
          <table:table-cell table:formula="of:=ERFC(0.5)" table:style-name="a049ad9"/>
          <table:table-cell>
            <text:p>0.4795001222</text:p>
          </table:table-cell>
          <table:table-cell office:string-value="OK" table:formula="of:=IF(ABS(([.C72]-[.D72])/[.C72])&lt;[.B1];&quot;OK&quot;;&quot;Fehler&quot;)"/>
          <table:table-cell table:number-columns-repeated="4" table:style-name="ce16"/>
          <table:table-cell>
            <text:p>returns 0.479500122187.</text:p>
          </table:table-cell>
          <table:table-cell table:number-columns-repeated="1014"/>
        </table:table-row>
        <table:table-row table:style-name="ae9cee1">
          <table:table-cell>
            <text:p>GGANZZAHL</text:p>
          </table:table-cell>
          <table:table-cell table:style-name="ce4">
            <text:p>=GGANZZAHL(4;5)</text:p>
          </table:table-cell>
          <table:table-cell table:formula="of:=GESTEP(4;5)" table:style-name="aa7b361"/>
          <table:table-cell>
            <text:p>0</text:p>
          </table:table-cell>
          <table:table-cell office:string-value="OK" table:formula="of:=IF([.C73]=[.D73];&quot;OK&quot;;&quot;Fehler&quot;)"/>
          <table:table-cell table:number-columns-repeated="4" table:style-name="ce16"/>
          <table:table-cell>
            <text:p>returns 0.</text:p>
          </table:table-cell>
          <table:table-cell table:formula="of:=GESTEP(4;[.O73])"/>
          <table:table-cell>
            <text:p>where cell G65 contains 4, returns 1.</text:p>
          </table:table-cell>
          <table:table-cell table:formula="of:=GESTEP(2)">
            <text:p>1</text:p>
          </table:table-cell>
          <table:table-cell>
            <text:p>returns 1, because 2 is greater than 0.</text:p>
          </table:table-cell>
          <table:table-cell>
            <text:p>4</text:p>
          </table:table-cell>
          <table:table-cell table:number-columns-repeated="1009"/>
        </table:table-row>
        <table:table-row table:style-name="aeff55c">
          <table:table-cell>
            <text:p>HEXINBIN</text:p>
          </table:table-cell>
          <table:table-cell table:style-name="ce4">
            <text:p>=HEXINBIN("1D")</text:p>
          </table:table-cell>
          <table:table-cell table:formula="of:=HEX2BIN(&quot;1D&quot;)" table:style-name="ae877dd"/>
          <table:table-cell office:string-value="11101" table:formula="of:=&quot;11101&quot;">
            <text:p>11101</text:p>
          </table:table-cell>
          <table:table-cell office:string-value="OK" table:formula="of:=IF([.C74]=[.D74];&quot;OK&quot;;&quot;Fehler&quot;)"/>
          <table:table-cell table:number-columns-repeated="4" table:style-name="ce16"/>
          <table:table-cell>
            <text:p>returns 11101 as text.</text:p>
          </table:table-cell>
          <table:table-cell office:string-value="10000" table:formula="of:=HEX2BIN(10)">
            <text:p>10000</text:p>
          </table:table-cell>
          <table:table-cell>
            <text:p>returns 10000 as text.</text:p>
          </table:table-cell>
          <table:table-cell office:string-value="0010" table:formula="of:=HEX2BIN(&quot;2&quot;;4)">
            <text:p>0010</text:p>
          </table:table-cell>
          <table:table-cell>
            <text:p>returns 0010 as text.</text:p>
          </table:table-cell>
          <table:table-cell office:string-value="1111111110" table:formula="of:=HEX2BIN(&quot;FFFFFFFFFE&quot;)">
            <text:p>1111111110</text:p>
          </table:table-cell>
          <table:table-cell>
            <text:p>returns 1111111110 as text (twos complement representation of decimal -2).</text:p>
          </table:table-cell>
          <table:table-cell table:number-columns-repeated="1008"/>
        </table:table-row>
        <table:table-row table:style-name="af14029">
          <table:table-cell>
            <text:p>HEXINDEZ</text:p>
          </table:table-cell>
          <table:table-cell table:style-name="ce4">
            <text:p>=HEXINDEZ("1E")</text:p>
          </table:table-cell>
          <table:table-cell table:formula="of:=HEX2DEC(&quot;1E&quot;)" table:style-name="ae8ba69"/>
          <table:table-cell>
            <text:p>30</text:p>
          </table:table-cell>
          <table:table-cell office:string-value="OK" table:formula="of:=IF([.C75]=[.D75];&quot;OK&quot;;&quot;Fehler&quot;)"/>
          <table:table-cell table:number-columns-repeated="4" table:style-name="ce16"/>
          <table:table-cell>
            <text:p>returns 30 as a (decimal) number.</text:p>
          </table:table-cell>
          <table:table-cell table:formula="of:=HEX2DEC(&quot;FFFFFFFFFE&quot;)">
            <text:p>-2</text:p>
          </table:table-cell>
          <table:table-cell>
            <text:p>returns -2 as a (decimal) number.</text:p>
          </table:table-cell>
          <table:table-cell table:formula="of:=HEX2DEC([.$Q$75])"/>
          <table:table-cell>
            <text:p>returns the contents of cell I67 as a (decimal) number.</text:p>
          </table:table-cell>
          <table:table-cell table:formula="of:=HEX2DEC(20)">
            <text:p>32</text:p>
          </table:table-cell>
          <table:table-cell>
            <text:p>returns 32 as a (decimal) number.</text:p>
          </table:table-cell>
          <table:table-cell>
            <text:p>199</text:p>
          </table:table-cell>
          <table:table-cell table:number-columns-repeated="1007"/>
        </table:table-row>
        <table:table-row table:style-name="a26d12a">
          <table:table-cell>
            <text:p>HEXINOKT</text:p>
          </table:table-cell>
          <table:table-cell table:style-name="ce4">
            <text:p>=HEXINOKT("1D")</text:p>
          </table:table-cell>
          <table:table-cell table:formula="of:=HEX2OCT(&quot;1D&quot;)" table:style-name="a6f8daa"/>
          <table:table-cell office:string-value="35" table:formula="of:=&quot;35&quot;">
            <text:p>35</text:p>
          </table:table-cell>
          <table:table-cell office:string-value="OK" table:formula="of:=IF([.C76]=[.D76];&quot;OK&quot;;&quot;Fehler&quot;)"/>
          <table:table-cell table:number-columns-repeated="4" table:style-name="ce16"/>
          <table:table-cell>
            <text:p>returns 35 as text.</text:p>
          </table:table-cell>
          <table:table-cell office:string-value="20" table:formula="of:=HEX2OCT(10)">
            <text:p>20</text:p>
          </table:table-cell>
          <table:table-cell>
            <text:p>returns 20 as text.</text:p>
          </table:table-cell>
          <table:table-cell office:string-value="035" table:formula="of:=HEX2OCT(&quot;1D&quot;;3)">
            <text:p>035</text:p>
          </table:table-cell>
          <table:table-cell>
            <text:p>returns 035 as text.</text:p>
          </table:table-cell>
          <table:table-cell office:string-value="7777777776" table:formula="of:=HEX2OCT(&quot;FFFFFFFFFE&quot;)">
            <text:p>7777777776</text:p>
          </table:table-cell>
          <table:table-cell>
            <text:p>returns 7777777776 as text</text:p>
          </table:table-cell>
          <table:table-cell table:number-columns-repeated="1008"/>
        </table:table-row>
        <table:table-row table:style-name="a8a2b64">
          <table:table-cell>
            <text:p>IMABS</text:p>
          </table:table-cell>
          <table:table-cell table:style-name="ce4">
            <text:p>=IMABS("4+3i")</text:p>
          </table:table-cell>
          <table:table-cell table:formula="of:=IMABS(&quot;4+3i&quot;)" table:style-name="ae427d4"/>
          <table:table-cell>
            <text:p>5</text:p>
          </table:table-cell>
          <table:table-cell office:string-value="OK" table:formula="of:=IF([.C77]=[.D77];&quot;OK&quot;;&quot;Fehler&quot;)"/>
          <table:table-cell table:number-columns-repeated="4" table:style-name="ce16"/>
          <table:table-cell>
            <text:p>returns 5.</text:p>
          </table:table-cell>
          <table:table-cell table:number-columns-repeated="1014"/>
        </table:table-row>
        <table:table-row table:style-name="a52249f">
          <table:table-cell>
            <text:p>IMAGINÄRTEIL</text:p>
          </table:table-cell>
          <table:table-cell table:style-name="ce4">
            <text:p>=IMAGINÄRTEIL("4+3i")</text:p>
          </table:table-cell>
          <table:table-cell table:formula="of:=IMAGINARY(&quot;4+3i&quot;)" table:style-name="adeb51a"/>
          <table:table-cell>
            <text:p>3</text:p>
          </table:table-cell>
          <table:table-cell office:string-value="OK" table:formula="of:=IF([.C78]=[.D78];&quot;OK&quot;;&quot;Fehler&quot;)"/>
          <table:table-cell table:number-columns-repeated="4" table:style-name="ce16"/>
          <table:table-cell>
            <text:p>returns 3.</text:p>
          </table:table-cell>
          <table:table-cell table:number-columns-repeated="1014"/>
        </table:table-row>
        <table:table-row table:style-name="ab7172b">
          <table:table-cell>
            <text:p>IMAPOTENZ</text:p>
          </table:table-cell>
          <table:table-cell table:style-name="ce4">
            <text:p>=IMAPOTENZ("1+2i";2)</text:p>
          </table:table-cell>
          <table:table-cell table:formula="of:=IMPOWER(&quot;1+2i&quot;;2)" table:style-name="aefebdd"/>
          <table:table-cell office:string-value="-3+4i" table:formula="of:=&quot;-3+4i&quot;">
            <text:p>-3+4i</text:p>
          </table:table-cell>
          <table:table-cell office:string-value="OK" table:formula="of:=IF([.C79]=[.D79];&quot;OK&quot;;&quot;Fehler&quot;)"/>
          <table:table-cell table:number-columns-repeated="4" table:style-name="ce16"/>
          <table:table-cell>
            <text:p>returns (1+2i)^2 = -3+4i as text.</text:p>
          </table:table-cell>
          <table:table-cell table:number-columns-repeated="1014"/>
        </table:table-row>
        <table:table-row table:style-name="ade964c">
          <table:table-cell>
            <text:p>IMARGUMENT</text:p>
          </table:table-cell>
          <table:table-cell table:style-name="ce4">
            <text:p>=IMARGUMENT("3+3i")</text:p>
          </table:table-cell>
          <table:table-cell table:formula="of:=IMARGUMENT(&quot;3+3i&quot;)" table:style-name="a56686e"/>
          <table:table-cell>
            <text:p>0.7853981634</text:p>
          </table:table-cell>
          <table:table-cell office:string-value="OK" table:formula="of:=IF(ABS(([.C80]-[.D80])/[.C80])&lt;[.B1];&quot;OK&quot;;&quot;Fehler&quot;)"/>
          <table:table-cell table:number-columns-repeated="4" table:style-name="ce16"/>
          <table:table-cell>
            <text:p>returns 0.785398163397 - that is 2π/8 radians.</text:p>
          </table:table-cell>
          <table:table-cell table:number-columns-repeated="1014"/>
        </table:table-row>
        <table:table-row table:style-name="ae038b3">
          <table:table-cell>
            <text:p>IMCOS</text:p>
          </table:table-cell>
          <table:table-cell table:style-name="ce4">
            <text:p>=IMCOS("2+3i")</text:p>
          </table:table-cell>
          <table:table-cell table:formula="of:=IMCOS(&quot;2+3i&quot;)" table:style-name="ad6fd3b"/>
          <table:table-cell office:string-value="-4.18962569096881-9.10922789375534i" table:formula="of:=&quot;-4&quot;&amp;[.B2]&amp;&quot;18962569096881-9&quot;&amp;[.B2]&amp;&quot;10922789375534i&quot;"/>
          <table:table-cell office:string-value="OK" table:formula="of:=IF(([.C81]=[.D81]);&quot;OK&quot;;&quot;Fehler&quot;)"/>
          <table:table-cell table:number-columns-repeated="4" table:style-name="ce16"/>
          <table:table-cell>
            <text:p>returns -4.18962569096881-9.10922789375534i as text.</text:p>
          </table:table-cell>
          <table:table-cell table:number-columns-repeated="1014"/>
        </table:table-row>
        <table:table-row table:style-name="a2231f4">
          <table:table-cell>
            <text:p>IMDIV</text:p>
          </table:table-cell>
          <table:table-cell table:style-name="ce4">
            <text:p>=IMDIV("9+8i";"1+2i")</text:p>
          </table:table-cell>
          <table:table-cell table:formula="of:=IMDIV(&quot;9+8i&quot;;&quot;1+2i&quot;)" table:style-name="ade7fae"/>
          <table:table-cell office:string-value="5-2i" table:formula="of:=&quot;5-2i&quot;">
            <text:p>5-2i</text:p>
          </table:table-cell>
          <table:table-cell office:string-value="OK" table:formula="of:=IF([.C82]=[.D82];&quot;OK&quot;;&quot;Fehler&quot;)"/>
          <table:table-cell table:number-columns-repeated="4" table:style-name="ce16"/>
          <table:table-cell>
            <text:p>returns 5-2i as text.</text:p>
          </table:table-cell>
          <table:table-cell table:number-columns-repeated="1014"/>
        </table:table-row>
        <table:table-row table:style-name="a3ead09">
          <table:table-cell>
            <text:p>IMEXP</text:p>
          </table:table-cell>
          <table:table-cell table:style-name="ce4">
            <text:p>=IMEXP("1+i")</text:p>
          </table:table-cell>
          <table:table-cell table:formula="of:=IMEXP(&quot;1+2i&quot;)" table:style-name="af7692a"/>
          <table:table-cell office:string-value="-1.13120438375681+2.47172667200482i" table:formula="of:=&quot;-1&quot;&amp;[.B2]&amp;&quot;13120438375681+2&quot;&amp;[.B2]&amp;&quot;47172667200482i&quot;"/>
          <table:table-cell office:string-value="OK" table:formula="of:=IF([.C83]=[.D83];&quot;OK&quot;;&quot;Fehler&quot;)"/>
          <table:table-cell table:number-columns-repeated="4" table:style-name="ce19"/>
          <table:table-cell>
            <text:p>returns -1.13120438375681+2.47172667200482i as text.</text:p>
          </table:table-cell>
          <table:table-cell table:number-columns-repeated="1014"/>
        </table:table-row>
        <table:table-row table:style-name="af7672b">
          <table:table-cell>
            <text:p>IMKONJUGIERTE</text:p>
          </table:table-cell>
          <table:table-cell table:style-name="ce4">
            <text:p>=IMKONJUGIERTE("2+3i")</text:p>
          </table:table-cell>
          <table:table-cell table:formula="of:=IMCONJUGATE(&quot;2+3i&quot;)" table:style-name="aa726dc"/>
          <table:table-cell office:string-value="2-3i" table:formula="of:=&quot;2-3i&quot;">
            <text:p>2-3i</text:p>
          </table:table-cell>
          <table:table-cell office:string-value="OK" table:formula="of:=IF([.C84]=[.D84];&quot;OK&quot;;&quot;Fehler&quot;)"/>
          <table:table-cell table:number-columns-repeated="4" table:style-name="ce16"/>
          <table:table-cell>
            <text:p>returns 2-3i as text.</text:p>
          </table:table-cell>
          <table:table-cell table:number-columns-repeated="1014"/>
        </table:table-row>
        <table:table-row table:style-name="ac52ba2">
          <table:table-cell>
            <text:p>IMLN</text:p>
          </table:table-cell>
          <table:table-cell table:style-name="ce4">
            <text:p>=IMLN("4+3i")</text:p>
          </table:table-cell>
          <table:table-cell table:formula="of:=IMLN(&quot;4+3i&quot;)" table:style-name="a1d6a4b"/>
          <table:table-cell office:string-value="1.6094379124341+0.643501108793284i" table:formula="of:=&quot;1&quot;&amp;[.B2]&amp;&quot;6094379124341+0&quot;&amp;[.B2]&amp;&quot;643501108793284i&quot;"/>
          <table:table-cell office:string-value="OK" table:formula="of:=IF([.C85]=[.D85];&quot;OK&quot;;&quot;Fehler&quot;)"/>
          <table:table-cell table:number-columns-repeated="4" table:style-name="ce19"/>
          <table:table-cell>
            <text:p>returns 0.80471895621705+1.10714871779409i as text.</text:p>
          </table:table-cell>
          <table:table-cell table:number-columns-repeated="1014"/>
        </table:table-row>
        <table:table-row table:style-name="a71c655">
          <table:table-cell>
            <text:p>IMLOG10</text:p>
          </table:table-cell>
          <table:table-cell table:style-name="ce4">
            <text:p>=IMLOG10("3+4i")</text:p>
          </table:table-cell>
          <table:table-cell table:formula="of:=IMLOG10(&quot;3+4i&quot;)" table:style-name="a1e77f5"/>
          <table:table-cell office:string-value="0.698970004336019+0.402719196273373i" table:formula="of:=&quot;0&quot;&amp;[.B2]&amp;&quot;698970004336019+0&quot;&amp;[.B2]&amp;&quot;402719196273373i&quot;"/>
          <table:table-cell office:string-value="OK" table:formula="of:=IF([.C86]=[.D86];&quot;OK&quot;;&quot;Fehler&quot;)"/>
          <table:table-cell table:number-columns-repeated="4" table:style-name="ce19"/>
          <table:table-cell>
            <text:p>returns 0.349485002168009+0.480828578784234i as text.</text:p>
          </table:table-cell>
          <table:table-cell table:number-columns-repeated="1014"/>
        </table:table-row>
        <table:table-row table:style-name="a1e0c39">
          <table:table-cell>
            <text:p>IMLOG2</text:p>
          </table:table-cell>
          <table:table-cell table:style-name="ce4">
            <text:p>=IMLOG2("3+4i")</text:p>
          </table:table-cell>
          <table:table-cell table:formula="of:=IMLOG2(&quot;1+2i&quot;)" table:style-name="a079046"/>
          <table:table-cell office:string-value="1.16096404744368+1.59727796468811i" table:formula="of:=&quot;1&quot;&amp;[.B2]&amp;&quot;16096404744368+1&quot;&amp;[.B2]&amp;&quot;59727796468811i&quot;"/>
          <table:table-cell office:string-value="OK" table:formula="of:=IF([.C87]=[.D87];&quot;OK&quot;;&quot;Fehler&quot;)"/>
          <table:table-cell table:number-columns-repeated="4" table:style-name="ce19"/>
          <table:table-cell>
            <text:p>returns 1.16096404744368+1.59727796468811i as text.</text:p>
          </table:table-cell>
          <table:table-cell table:number-columns-repeated="1014"/>
        </table:table-row>
        <table:table-row table:style-name="aa7f5e8">
          <table:table-cell>
            <text:p>IMPRODUKT</text:p>
          </table:table-cell>
          <table:table-cell table:style-name="ce4">
            <text:p>=IMPRODUKT("2-3i";"4+2i")</text:p>
          </table:table-cell>
          <table:table-cell table:formula="of:=IMPRODUCT(&quot;2-3i&quot;;&quot;4+2i&quot;)" table:style-name="a3d62c5"/>
          <table:table-cell office:string-value="14-8i" table:formula="of:=&quot;14-8i&quot;">
            <text:p>14-8i</text:p>
          </table:table-cell>
          <table:table-cell office:string-value="OK" table:formula="of:=IF([.C88]=[.D88];&quot;OK&quot;;&quot;Fehler&quot;)"/>
          <table:table-cell table:number-columns-repeated="4" table:style-name="ce16"/>
          <table:table-cell>
            <text:p>returns 14-8i as text.</text:p>
          </table:table-cell>
          <table:table-cell office:string-value="14-8i" table:formula="of:=IMPRODUCT([.M88:.N88])"/>
          <table:table-cell>
            <text:p>where cell E80 contains 2-3i and cell F80 contains 4+2i returns 14-8i as text.</text:p>
          </table:table-cell>
          <table:table-cell>
            <text:p>2-3i</text:p>
          </table:table-cell>
          <table:table-cell>
            <text:p>4+2i</text:p>
          </table:table-cell>
          <table:table-cell table:number-columns-repeated="1010"/>
        </table:table-row>
        <table:table-row table:style-name="ab7b9fe">
          <table:table-cell>
            <text:p>IMREALTEI</text:p>
          </table:table-cell>
          <table:table-cell table:style-name="ce4">
            <text:p>=IMREALTEIL("4+3i")</text:p>
          </table:table-cell>
          <table:table-cell table:formula="of:=IMREAL(&quot;4+3i&quot;)" table:style-name="a37424a"/>
          <table:table-cell>
            <text:p>4</text:p>
          </table:table-cell>
          <table:table-cell office:string-value="OK" table:formula="of:=IF([.C89]=[.D89];&quot;OK&quot;;&quot;Fehler&quot;)"/>
          <table:table-cell table:number-columns-repeated="4" table:style-name="ce16"/>
          <table:table-cell>
            <text:p>returns 4.</text:p>
          </table:table-cell>
          <table:table-cell table:number-columns-repeated="1014"/>
        </table:table-row>
        <table:table-row table:style-name="ac39a05">
          <table:table-cell>
            <text:p>IMSIN</text:p>
          </table:table-cell>
          <table:table-cell table:style-name="ce4">
            <text:p>=IMSIN("3+4i")</text:p>
          </table:table-cell>
          <table:table-cell table:formula="of:=IMSIN(&quot;3+4i&quot;)" table:style-name="a59cc8a"/>
          <table:table-cell office:string-value="3.85373803791938-27.0168132580039i" table:formula="of:=&quot;3&quot;&amp;[.B2]&amp;&quot;85373803791938-27&quot;&amp;[.B2]&amp;&quot;0168132580039i&quot;"/>
          <table:table-cell office:string-value="OK" table:formula="of:=IF([.C90]=[.D90];&quot;OK&quot;;&quot;Fehler&quot;)"/>
          <table:table-cell table:number-columns-repeated="4" table:style-name="ce19"/>
          <table:table-cell>
            <text:p>returns 9.15449914691143-4.16890695996656i as text.</text:p>
          </table:table-cell>
          <table:table-cell table:number-columns-repeated="1014"/>
        </table:table-row>
        <table:table-row table:style-name="a21ee14">
          <table:table-cell>
            <text:p>IMSUB</text:p>
          </table:table-cell>
          <table:table-cell table:style-name="ce4">
            <text:p>=IMSUB("7+5i";"3+2i")</text:p>
          </table:table-cell>
          <table:table-cell table:formula="of:=IMSUB(&quot;7+5i&quot;;&quot;3+2i&quot;)" table:style-name="a102659"/>
          <table:table-cell office:string-value="4+3i" table:formula="of:=&quot;4+3i&quot;">
            <text:p>4+3i</text:p>
          </table:table-cell>
          <table:table-cell office:string-value="OK" table:formula="of:=IF([.C91]=[.D91];&quot;OK&quot;;&quot;Fehler&quot;)"/>
          <table:table-cell table:number-columns-repeated="4" table:style-name="ce16"/>
          <table:table-cell>
            <text:p>returns 4+3i as text.</text:p>
          </table:table-cell>
          <table:table-cell table:number-columns-repeated="1014"/>
        </table:table-row>
        <table:table-row table:style-name="a25285d">
          <table:table-cell>
            <text:p>IMSUMME</text:p>
          </table:table-cell>
          <table:table-cell table:style-name="ce4">
            <text:p>=IMSUMME("1+2i";"3+4i")</text:p>
          </table:table-cell>
          <table:table-cell table:formula="of:=IMSUM(&quot;1+2i&quot;;&quot;3+4i&quot;)" table:style-name="adf1165"/>
          <table:table-cell office:string-value="4+6i" table:formula="of:=&quot;4+6i&quot;">
            <text:p>4+6i</text:p>
          </table:table-cell>
          <table:table-cell office:string-value="OK" table:formula="of:=IF([.C92]=[.D92];&quot;OK&quot;;&quot;Fehler&quot;)"/>
          <table:table-cell table:number-columns-repeated="4" table:style-name="ce16"/>
          <table:table-cell>
            <text:p>returns 4+6i as text.</text:p>
          </table:table-cell>
          <table:table-cell office:string-value="4+6i" table:formula="of:=IMSUM([.M92:.N92])"/>
          <table:table-cell>
            <text:p>where cell E84 contains the text 1+2i and cell F84 contains 3+4i, returns 4+6i as text.</text:p>
          </table:table-cell>
          <table:table-cell>
            <text:p>1+2i</text:p>
          </table:table-cell>
          <table:table-cell>
            <text:p>3+4i</text:p>
          </table:table-cell>
          <table:table-cell table:number-columns-repeated="1010"/>
        </table:table-row>
        <table:table-row table:style-name="a2f4b5e">
          <table:table-cell>
            <text:p>IMTAN</text:p>
          </table:table-cell>
          <table:table-cell table:style-name="ce4">
            <text:p>=IMWURZEL("16+30i")</text:p>
          </table:table-cell>
          <table:table-cell table:formula="of:=IMSQRT(&quot;16+30i&quot;)" table:style-name="a50375c"/>
          <table:table-cell office:string-value="5+3i" table:formula="of:=&quot;5+3i&quot;">
            <text:p>5+3i</text:p>
          </table:table-cell>
          <table:table-cell office:string-value="OK" table:formula="of:=IF([.C93]=[.D93];&quot;OK&quot;;&quot;Fehler&quot;)"/>
          <table:table-cell table:number-columns-repeated="4" table:style-name="ce16"/>
          <table:table-cell>
            <text:p>returns 5+3i as text.</text:p>
          </table:table-cell>
          <table:table-cell table:number-columns-repeated="1014"/>
        </table:table-row>
        <table:table-row table:style-name="a6ee266">
          <table:table-cell>
            <text:p>IMTAN</text:p>
          </table:table-cell>
          <table:table-cell table:style-name="ce4">
            <text:p>=IMTAN("4+3i")</text:p>
          </table:table-cell>
          <table:table-cell table:formula="of:=IMTAN(&quot;4+3i&quot;)" table:style-name="a89519e"/>
          <table:table-cell office:string-value="0.00490825806749606+1.00070953606723i" table:formula="of:=&quot;0&quot;&amp;[.B2]&amp;&quot;00490825806749606+1&quot;&amp;[.B2]&amp;&quot;00070953606723i&quot;"/>
          <table:table-cell office:string-value="OK" table:formula="of:=IF([.C94]=[.D94];&quot;OK&quot;;&quot;Fehler&quot;)"/>
          <table:table-cell table:number-columns-repeated="4" table:style-name="ce19"/>
          <table:table-cell>
            <text:p>returns 9.65714733826177e-27+1i as text.</text:p>
          </table:table-cell>
          <table:table-cell table:number-columns-repeated="1014"/>
        </table:table-row>
        <table:table-row table:style-name="a6835a1">
          <table:table-cell>
            <text:p>IMSEC</text:p>
          </table:table-cell>
          <table:table-cell table:style-name="ce4">
            <text:p>=IMSEC("4+3i")</text:p>
          </table:table-cell>
          <table:table-cell table:formula="of:=IMSEC(&quot;4+3i&quot;)" table:style-name="a999414"/>
          <table:table-cell office:string-value="-0.0652940278579471-0.0752249603027732i" table:formula="of:=&quot;-0&quot;&amp;[.B2]&amp;&quot;0652940278579471-0&quot;&amp;[.B2]&amp;&quot;0752249603027732i&quot;"/>
          <table:table-cell office:string-value="OK" table:formula="of:=IF([.C95]=[.D95];&quot;OK&quot;;&quot;Fehler&quot;)"/>
          <table:table-cell table:number-columns-repeated="4" table:style-name="ce19"/>
          <table:table-cell>
            <text:p>returns -1.79228326988033e-13-5.38818137766056e-14i as text.</text:p>
          </table:table-cell>
          <table:table-cell table:number-columns-repeated="1014"/>
        </table:table-row>
        <table:table-row table:style-name="ab76fe6">
          <table:table-cell>
            <text:p>IMCOSEC</text:p>
          </table:table-cell>
          <table:table-cell table:style-name="ce4">
            <text:p>=IMCOSEC("4+3i")</text:p>
          </table:table-cell>
          <table:table-cell table:formula="of:=IMCOS(&quot;4+3i&quot;)" table:style-name="a2334b6"/>
          <table:table-cell office:string-value="-0.0754898329158637+0.0648774713706355i" table:formula="of:=&quot;-0&quot;&amp;[.B2]&amp;&quot;0754898329158637+0&quot;&amp;[.B2]&amp;&quot;0648774713706355i&quot;"/>
          <table:table-cell office:string-value="Fehler" table:formula="of:=IF([.C96]=[.D96];&quot;OK&quot;;&quot;Fehler&quot;)"/>
          <table:table-cell table:number-columns-repeated="4" table:style-name="ce19"/>
          <table:table-cell>
            <text:p>returns -5.38818137766056e-14+1.79228326988033e-13i as text.</text:p>
          </table:table-cell>
          <table:table-cell table:number-columns-repeated="1014"/>
        </table:table-row>
        <table:table-row table:style-name="a5cfdf0">
          <table:table-cell>
            <text:p>IMCOT</text:p>
          </table:table-cell>
          <table:table-cell table:style-name="ce4">
            <text:p>=IMCOT("4+3i")</text:p>
          </table:table-cell>
          <table:table-cell table:formula="of:=IMCOT(&quot;4+3i&quot;)" table:style-name="a1e50d3"/>
          <table:table-cell office:string-value="0.00490118239430447-0.999266927805902i" table:formula="of:=&quot;0&quot;&amp;[.B2]&amp;&quot;00490118239430447-0&quot;&amp;[.B2]&amp;&quot;999266927805902i&quot;"/>
          <table:table-cell office:string-value="OK" table:formula="of:=IF([.C97]=[.D97];&quot;OK&quot;;&quot;Fehler&quot;)"/>
          <table:table-cell table:number-columns-repeated="4" table:style-name="ce19"/>
          <table:table-cell>
            <text:p>returns 9.65714733826177e-27-1i as text.</text:p>
          </table:table-cell>
          <table:table-cell table:number-columns-repeated="1014"/>
        </table:table-row>
        <table:table-row table:style-name="af9d3c5">
          <table:table-cell>
            <text:p>IMSINHYP</text:p>
          </table:table-cell>
          <table:table-cell table:style-name="ce4">
            <text:p>=IMSINHYP("4+3i")</text:p>
          </table:table-cell>
          <table:table-cell table:formula="of:=IMSINH(&quot;4+3i&quot;)" table:style-name="a510c46"/>
          <table:table-cell office:string-value="-27.0168132580039+3.85373803791938i" table:formula="of:=&quot;-27&quot;&amp;[.B2]&amp;&quot;0168132580039+3&quot;&amp;[.B2]&amp;&quot;85373803791938i&quot;" table:style-name="ce4"/>
          <table:table-cell office:string-value="OK" table:formula="of:=IF([.C98]=[.D98];&quot;OK&quot;;&quot;Fehler&quot;)"/>
          <table:table-cell table:number-columns-repeated="4" table:style-name="ce19"/>
          <table:table-cell>
            <text:p>returns 685347.715824818-4389879.10472308i as text.</text:p>
          </table:table-cell>
          <table:table-cell table:number-columns-repeated="1014"/>
        </table:table-row>
        <table:table-row table:style-name="a4ebe6c">
          <table:table-cell>
            <text:p>IMCOSHYP</text:p>
          </table:table-cell>
          <table:table-cell table:style-name="ce4">
            <text:p>=IMCOSHYP("4+3i")</text:p>
          </table:table-cell>
          <table:table-cell table:formula="of:=IMCOSH(&quot;4+3i&quot;)" table:style-name="a7dd602"/>
          <table:table-cell office:string-value="-27.0349456030742+3.85115333481178i" table:formula="of:=&quot;-27&quot;&amp;[.B2]&amp;&quot;0349456030742+3&quot;&amp;[.B2]&amp;&quot;85115333481178i&quot;"/>
          <table:table-cell office:string-value="OK" table:formula="of:=IF([.C99]=[.D99];&quot;OK&quot;;&quot;Fehler&quot;)"/>
          <table:table-cell table:number-columns-repeated="4" table:style-name="ce19"/>
          <table:table-cell>
            <text:p>returns 685347.715824835-4389879.10472297i as text</text:p>
          </table:table-cell>
          <table:table-cell table:number-columns-repeated="1014"/>
        </table:table-row>
        <table:table-row table:style-name="a15b538">
          <table:table-cell>
            <text:p>IMSECHYP</text:p>
          </table:table-cell>
          <table:table-cell table:style-name="ce4">
            <text:p>=IMSECHYP("4+3i")</text:p>
          </table:table-cell>
          <table:table-cell table:formula="of:=IMSECH(&quot;4+3i&quot;)" table:style-name="aa780b9"/>
          <table:table-cell office:string-value="-0.0362534969158689-0.00516434460775318i" table:formula="of:=&quot;-0&quot;&amp;[.B2]&amp;&quot;0362534969158689-0&quot;&amp;[.B2]&amp;&quot;00516434460775318i&quot;"/>
          <table:table-cell office:string-value="OK" table:formula="of:=IF([.C100]=[.D100];&quot;OK&quot;;&quot;Fehler&quot;)"/>
          <table:table-cell table:number-columns-repeated="4" table:style-name="ce19"/>
          <table:table-cell>
            <text:p>returns 3.47174277275979e-08+2.2237662289089e-07i as text.</text:p>
          </table:table-cell>
          <table:table-cell table:number-columns-repeated="1014"/>
        </table:table-row>
        <table:table-row table:style-name="a777f4f">
          <table:table-cell>
            <text:p>IMCOSECHYP</text:p>
          </table:table-cell>
          <table:table-cell table:style-name="ce4">
            <text:p>=IMCOSECHYP("4+3i")</text:p>
          </table:table-cell>
          <table:table-cell table:formula="of:=IMCSCH(&quot;4+3i&quot;)" table:style-name="a8a9582"/>
          <table:table-cell office:string-value="-0.036275889628626-0.0051744731840194i" table:formula="of:=&quot;-0&quot;&amp;[.B2]&amp;&quot;036275889628626-0&quot;&amp;[.B2]&amp;&quot;0051744731840194i&quot;"/>
          <table:table-cell office:string-value="OK" table:formula="of:=IF([.C101]=[.D101];&quot;OK&quot;;&quot;Fehler&quot;)"/>
          <table:table-cell table:number-columns-repeated="4" table:style-name="ce19"/>
          <table:table-cell>
            <text:p>returns 3.47174277275954e-08+2.22376622890885e-07i as text.</text:p>
          </table:table-cell>
          <table:table-cell table:number-columns-repeated="1014"/>
        </table:table-row>
        <table:table-row table:style-name="a583730">
          <table:table-cell>
            <text:p>KOMPLEXE</text:p>
          </table:table-cell>
          <table:table-cell table:style-name="ce4">
            <text:p>=KOMPLEXE(3;4;"i")</text:p>
          </table:table-cell>
          <table:table-cell table:formula="of:=COMPLEX(3;4;&quot;i&quot;)" table:style-name="a2731c8"/>
          <table:table-cell office:string-value="3+4i" table:formula="of:=&quot;3+4i&quot;">
            <text:p>3+4i</text:p>
          </table:table-cell>
          <table:table-cell office:string-value="OK" table:formula="of:=IF([.C102]=[.D102];&quot;OK&quot;;&quot;Fehler&quot;)"/>
          <table:table-cell table:number-columns-repeated="4" table:style-name="ce16"/>
          <table:table-cell>
            <text:p>returns the text 3+4i.</text:p>
          </table:table-cell>
          <table:table-cell office:string-value="2-3j" table:formula="of:=COMPLEX(2;-3;&quot;j&quot;)">
            <text:p>2-3j</text:p>
          </table:table-cell>
          <table:table-cell>
            <text:p>returns the text 2-3j.</text:p>
          </table:table-cell>
          <table:table-cell table:number-columns-repeated="1012"/>
        </table:table-row>
        <table:table-row table:style-name="af37f50">
          <table:table-cell>
            <text:p>OKTINBIN</text:p>
          </table:table-cell>
          <table:table-cell table:style-name="ce4">
            <text:p>=OKTINBIN("14")</text:p>
          </table:table-cell>
          <table:table-cell table:formula="of:=OCT2BIN(&quot;14&quot;)" table:style-name="afe20d2"/>
          <table:table-cell office:string-value="1100" table:formula="of:=&quot;1100&quot;">
            <text:p>1100</text:p>
          </table:table-cell>
          <table:table-cell office:string-value="OK" table:formula="of:=IF([.C103]=[.D103];&quot;OK&quot;;&quot;Fehler&quot;)"/>
          <table:table-cell table:number-columns-repeated="4" table:style-name="ce16"/>
          <table:table-cell>
            <text:p>returns 1100 as text.</text:p>
          </table:table-cell>
          <table:table-cell office:string-value="1100" table:formula="of:=OCT2BIN(14)">
            <text:p>1100</text:p>
          </table:table-cell>
          <table:table-cell>
            <text:p>returns 1100 as text. The number 10 is read as octal.</text:p>
          </table:table-cell>
          <table:table-cell office:string-value="0010" table:formula="of:=OCT2BIN(&quot;2&quot;;4)">
            <text:p>0010</text:p>
          </table:table-cell>
          <table:table-cell>
            <text:p>returns 0010 as text. OCT2BIN adds leading zeroes to make 4 digits.</text:p>
          </table:table-cell>
          <table:table-cell office:string-value="1111111110" table:formula="of:=OCT2BIN(&quot;7777777776&quot;)">
            <text:p>1111111110</text:p>
          </table:table-cell>
          <table:table-cell>
            <text:p>returns 1111111110 as text (twos complement representation of decimal -2).</text:p>
          </table:table-cell>
          <table:table-cell table:number-columns-repeated="1008"/>
        </table:table-row>
        <table:table-row table:style-name="a92d82a">
          <table:table-cell>
            <text:p>OKTINDEZ</text:p>
          </table:table-cell>
          <table:table-cell table:style-name="ce4">
            <text:p>=OKTINDEZ("31")</text:p>
          </table:table-cell>
          <table:table-cell table:formula="of:=OCT2DEC(&quot;31&quot;)" table:style-name="a39f4ce"/>
          <table:table-cell>
            <text:p>25</text:p>
          </table:table-cell>
          <table:table-cell office:string-value="OK" table:formula="of:=IF([.C104]=[.D104];&quot;OK&quot;;&quot;Fehler&quot;)"/>
          <table:table-cell table:number-columns-repeated="4" table:style-name="ce16"/>
          <table:table-cell>
            <text:p>returns 25 as a (decimal) number.</text:p>
          </table:table-cell>
          <table:table-cell table:formula="of:=OCT2DEC(31)">
            <text:p>25</text:p>
          </table:table-cell>
          <table:table-cell>
            <text:p>returns 25 as a (decimal) number. The number 31 is read as octal.</text:p>
          </table:table-cell>
          <table:table-cell table:formula="of:=OCT2DEC(&quot;7777777776&quot;)">
            <text:p>-2</text:p>
          </table:table-cell>
          <table:table-cell>
            <text:p>returns -2 as a (decimal) number.</text:p>
          </table:table-cell>
          <table:table-cell table:number-columns-repeated="1010"/>
        </table:table-row>
        <table:table-row table:style-name="aeeb94d">
          <table:table-cell>
            <text:p>OKTINHEX</text:p>
          </table:table-cell>
          <table:table-cell table:style-name="ce4">
            <text:p>=OKTINHEX("35")</text:p>
          </table:table-cell>
          <table:table-cell table:formula="of:=OCT2HEX(&quot;35&quot;)" table:style-name="a18ea0d"/>
          <table:table-cell office:string-value="1D" table:formula="of:=&quot;1D&quot;">
            <text:p>1D</text:p>
          </table:table-cell>
          <table:table-cell office:string-value="OK" table:formula="of:=IF([.C105]=[.D105];&quot;OK&quot;;&quot;Fehler&quot;)"/>
          <table:table-cell table:number-columns-repeated="4" table:style-name="ce16"/>
          <table:table-cell>
            <text:p>returns 1D as text.</text:p>
          </table:table-cell>
          <table:table-cell office:string-value="1D" table:formula="of:=OCT2HEX(35)">
            <text:p>1D</text:p>
          </table:table-cell>
          <table:table-cell>
            <text:p>returns 1D as text. The number 35 is read as octal, even though it is not.</text:p>
          </table:table-cell>
          <table:table-cell office:string-value="001D" table:formula="of:=OCT2HEX(&quot;35&quot;;4)">
            <text:p>001D</text:p>
          </table:table-cell>
          <table:table-cell>
            <text:p>returns 001D as text. OCT2HEX adds leading zeroes to make 4 digits.</text:p>
          </table:table-cell>
          <table:table-cell office:string-value="FFFFFFFFFE" table:formula="of:=OCT2HEX(&quot;7777777776&quot;)">
            <text:p>FFFFFFFFFE</text:p>
          </table:table-cell>
          <table:table-cell>
            <text:p>returns FFFFFFFFFE as text (twos complement representation of decimal -2).</text:p>
          </table:table-cell>
          <table:table-cell table:number-columns-repeated="1008"/>
        </table:table-row>
        <table:table-row table:style-name="a3b143f">
          <table:table-cell>
            <text:p>CONVERT_ADD</text:p>
          </table:table-cell>
          <table:table-cell table:style-name="ce4">
            <text:p>=CONVERT_ADD(120;"in";"ft")</text:p>
          </table:table-cell>
          <table:table-cell table:formula="of:=CONVERT_ADD(120;&quot;in&quot;;&quot;ft&quot;)" table:style-name="a799aec"/>
          <table:table-cell>
            <text:p>10</text:p>
          </table:table-cell>
          <table:table-cell office:string-value="OK" table:formula="of:=IF([.C106]=[.D106];&quot;OK&quot;;&quot;Fehler&quot;)"/>
          <table:table-cell table:style-name="ce16">
            <text:p>OK</text:p>
          </table:table-cell>
          <table:table-cell table:number-columns-repeated="3" table:style-name="ce17">
            <text:p>Fehler</text:p>
          </table:table-cell>
          <table:table-cell>
            <text:p>returns 10, the number of feet in 120 inches.</text:p>
          </table:table-cell>
          <table:table-cell office:string-value="" table:formula="of:=convert_add(10;&quot;yd&quot;;&quot;cm&quot;)">
            <text:p>#NAME?</text:p>
          </table:table-cell>
          <table:table-cell>
            <text:p>returns 914.4, that is 10 yards expressed in centimetres.</text:p>
          </table:table-cell>
          <table:table-cell table:number-columns-repeated="1012"/>
        </table:table-row>
        <table:table-row table:style-name="a43014b">
          <table:table-cell>
            <text:p>ZWEIFAKULTÄT</text:p>
          </table:table-cell>
          <table:table-cell table:style-name="ce4">
            <text:p>=ZWEIFAKULTÄT(5)</text:p>
          </table:table-cell>
          <table:table-cell table:formula="of:=FACTDOUBLE(5)" table:style-name="aca39ad"/>
          <table:table-cell>
            <text:p>15</text:p>
          </table:table-cell>
          <table:table-cell office:string-value="OK" table:formula="of:=IF([.C107]=[.D107];&quot;OK&quot;;&quot;Fehler&quot;)"/>
          <table:table-cell table:number-columns-repeated="4" table:style-name="ce16"/>
          <table:table-cell>
            <text:p>returns 15.</text:p>
          </table:table-cell>
          <table:table-cell table:formula="of:=FACTDOUBLE(6)">
            <text:p>48</text:p>
          </table:table-cell>
          <table:table-cell>
            <text:p>returns 48.</text:p>
          </table:table-cell>
          <table:table-cell table:formula="of:=FACTDOUBLE(0)">
            <text:p>1</text:p>
          </table:table-cell>
          <table:table-cell>
            <text:p>returns 1</text:p>
          </table:table-cell>
          <table:table-cell table:number-columns-repeated="1010"/>
        </table:table-row>
        <table:table-row table:style-name="aeac38b">
          <table:table-cell>
            <text:p>WEEKS</text:p>
          </table:table-cell>
          <table:table-cell table:style-name="ce4">
            <text:p>=WEEKS("2010-05-03";"2010-05-17";0)</text:p>
          </table:table-cell>
          <table:table-cell table:formula="of:=ORG.OPENOFFICE.WEEKS(&quot;2010-05-03&quot;;&quot;2010-05-17&quot;;0)" table:style-name="adb68fd"/>
          <table:table-cell>
            <text:p>2</text:p>
          </table:table-cell>
          <table:table-cell office:string-value="" table:formula="of:=IF(ISERROR('WEEKS'(&quot;2010-05-03&quot;;&quot;2010-05-17&quot;;0));IF(error.type('WEEKS'(&quot;2010-05-03&quot;;&quot;2010-05-17&quot;;0))=6;'WEEKS'(&quot;2010-05-03&quot;;&quot;2010-05-17&quot;;0);&quot;LO Formel&quot;);IF([.C108]=[.D108];&quot;OK&quot;;&quot;Fehler&quot;))"/>
          <table:table-cell table:style-name="ce16">
            <text:p>OK</text:p>
          </table:table-cell>
          <table:table-cell table:number-columns-repeated="3" table:style-name="ce17">
            <text:p>Fehler</text:p>
          </table:table-cell>
          <table:table-cell>
            <text:p>returns 2. Both dates are Mondays, and there are 14 days between them.</text:p>
          </table:table-cell>
          <table:table-cell office:string-value="" table:formula="of:='WEEKS'(&quot;2010-05-04&quot;;&quot;2010-05-27&quot;;0)"/>
          <table:table-cell>
            <text:p>returns 3</text:p>
          </table:table-cell>
          <table:table-cell>
            <text:p>there are 23 days between the two dates.</text:p>
          </table:table-cell>
          <table:table-cell office:string-value="" table:formula="of:='WEEKS'(&quot;2010-05-06&quot;;&quot;2010-05-17&quot;;1)"/>
          <table:table-cell>
            <text:p>returns 2</text:p>
          </table:table-cell>
          <table:table-cell>
            <text:p>6 May 2010 lies in week 3-9 May, and 17 May 2010 lies in week 17-23 May, two weeks later.</text:p>
          </table:table-cell>
          <table:table-cell office:string-value="" table:formula="of:='WEEKS'(&quot;2010-05-09&quot;;&quot;2010-05-10&quot;;1)"/>
          <table:table-cell>
            <text:p>returns 1. 9 May 2010 is a Sunday and 10 May 2010 is the Monday of the following week.</text:p>
          </table:table-cell>
          <table:table-cell table:number-columns-repeated="1006"/>
        </table:table-row>
        <table:table-row table:style-name="a2452c5">
          <table:table-cell>
            <text:p>MONTHS</text:p>
          </table:table-cell>
          <table:table-cell table:style-name="ce4">
            <text:p>=MONTHS("2010-04-03";"2011-06-17";0)</text:p>
          </table:table-cell>
          <table:table-cell table:formula="of:=ORG.OPENOFFICE.MONTHS(&quot;2010-04-03&quot;;&quot;2011-06-17&quot;;0)" table:style-name="a442332"/>
          <table:table-cell>
            <text:p>14</text:p>
          </table:table-cell>
          <table:table-cell office:string-value="" table:formula="of:=IF(ISERROR('MONTHS'(&quot;2010-04-03&quot;;&quot;2011-06-17&quot;;0));IF(error.type('MONTHS'(&quot;2010-04-03&quot;;&quot;2011-06-17&quot;;0))=6;'MONTHS'(&quot;2010-04-03&quot;;&quot;2011-06-17&quot;;0);&quot;LO Formel&quot;);IF([.C109]=[.D109];&quot;OK&quot;;&quot;Fehler&quot;))"/>
          <table:table-cell table:style-name="ce16">
            <text:p>OK</text:p>
          </table:table-cell>
          <table:table-cell table:number-columns-repeated="3" table:style-name="ce17">
            <text:p>Fehler</text:p>
          </table:table-cell>
          <table:table-cell>
            <text:p>returns 14, the number of months between 3 April 2010 and 17 June 2011.</text:p>
          </table:table-cell>
          <table:table-cell office:string-value="" table:formula="of:='MONTHS'(&quot;2010-03-31&quot;;&quot;2010-04-30&quot;;0)"/>
          <table:table-cell>
            <text:p>returns 0. 31 March to 30 April is not considered a whole month, even though they are both the last day of their months.</text:p>
          </table:table-cell>
          <table:table-cell office:string-value="" table:formula="of:='MONTHS'(&quot;2010-03-31&quot;;&quot;2010-06-30&quot;;0)"/>
          <table:table-cell>
            <text:p>returns 2. Even though both dates are the last day of their months, the last month is not counted, because the day is less than 31.</text:p>
          </table:table-cell>
          <table:table-cell office:string-value="" table:formula="of:='MONTHS'(&quot;2010-04-03&quot;;&quot;2011-06-17&quot;;1)"/>
          <table:table-cell>
            <text:p>returns 14, the number of months between April 2010 and June 2011.</text:p>
          </table:table-cell>
          <table:table-cell office:string-value="" table:formula="of:='MONTHS'(&quot;2010-03-31&quot;;&quot;2010-04-01&quot;;1)"/>
          <table:table-cell>
            <text:p>returns 1. Even though the dates are just one day apart, they lie in different months.</text:p>
          </table:table-cell>
          <table:table-cell table:number-columns-repeated="1006"/>
        </table:table-row>
        <table:table-row table:style-name="ade6ee8">
          <table:table-cell>
            <text:p>YEARS</text:p>
          </table:table-cell>
          <table:table-cell table:style-name="ce4">
            <text:p>=YEARS("2009-04-03";"2011-11-17";0)</text:p>
          </table:table-cell>
          <table:table-cell table:formula="of:=ORG.OPENOFFICE.YEARS(&quot;2009-04-03&quot;;&quot;2011-11-17&quot;;0)" table:style-name="a56ab54"/>
          <table:table-cell>
            <text:p>2</text:p>
          </table:table-cell>
          <table:table-cell office:string-value="" table:formula="of:=IF(ISERROR('YEARS'(&quot;2009-04-03&quot;;&quot;2011-11-17&quot;;0));IF(error.type('YEARS'(&quot;2009-04-03&quot;;&quot;2011-11-17&quot;;0))=6;'YEARS'(&quot;2009-04-03&quot;;&quot;2011-11-17&quot;;0);&quot;LO Formel&quot;);IF([.C110]=[.D110];&quot;OK&quot;;&quot;Fehler&quot;))"/>
          <table:table-cell table:style-name="ce16">
            <text:p>OK</text:p>
          </table:table-cell>
          <table:table-cell table:number-columns-repeated="3" table:style-name="ce17">
            <text:p>Fehler</text:p>
          </table:table-cell>
          <table:table-cell>
            <text:p>returns 2.</text:p>
          </table:table-cell>
          <table:table-cell office:string-value="" table:formula="of:='YEARS'(&quot;2011-02-28&quot;;&quot;2012-02-28&quot;;0)"/>
          <table:table-cell>
            <text:p>returns 1. 2012 is a leap year, but 28th February to 28th February is classed as a whole year.</text:p>
          </table:table-cell>
          <table:table-cell office:string-value="" table:formula="of:='YEARS'(&quot;2012-02-29&quot;;&quot;2013-02-28&quot;;0)"/>
          <table:table-cell>
            <text:p>returns 0. 2012 is a leap year, but 29th February to 28th February is not classed as a whole year, even though both dates are the last day of February.</text:p>
          </table:table-cell>
          <table:table-cell office:string-value="" table:formula="of:='YEARS'(&quot;2009-04-03&quot;;&quot;2011-11-17&quot;;1)"/>
          <table:table-cell>
            <text:p>returns 2.</text:p>
          </table:table-cell>
          <table:table-cell office:string-value="" table:formula="of:='YEARS'(&quot;2009-12-31&quot;;&quot;2010-01-01&quot;;1)"/>
          <table:table-cell>
            <text:p>returns 1. Even though there is only one day between the dates, they lie in different years.</text:p>
          </table:table-cell>
          <table:table-cell table:number-columns-repeated="1006"/>
        </table:table-row>
        <table:table-row table:style-name="ad22a4a">
          <table:table-cell>
            <text:p>ISLEAPYEAR</text:p>
          </table:table-cell>
          <table:table-cell table:style-name="ce4">
            <text:p>=ISLEAPYEAR("2012-05-24")</text:p>
          </table:table-cell>
          <table:table-cell table:formula="of:=ORG.OPENOFFICE.ISLEAPYEAR(&quot;2012-05-24&quot;)" table:style-name="ace8280"/>
          <table:table-cell>
            <text:p>1</text:p>
          </table:table-cell>
          <table:table-cell office:string-value="" table:formula="of:=IF(ISERROR('ISLEAPYEAR'(&quot;2012-05-24&quot;));IF(error.type('ISLEAPYEAR'(&quot;2012-05-24&quot;))=6;'ISLEAPYEAR'(&quot;2012-05-24&quot;);&quot;LO Formel&quot;);IF([.C111]=[.D111];&quot;OK&quot;;&quot;Fehler&quot;))"/>
          <table:table-cell table:style-name="ce16">
            <text:p>OK</text:p>
          </table:table-cell>
          <table:table-cell table:number-columns-repeated="3" table:style-name="ce17">
            <text:p>Fehler</text:p>
          </table:table-cell>
          <table:table-cell>
            <text:p>returns 1</text:p>
          </table:table-cell>
          <table:table-cell>
            <text:p>2012 is a leap year.</text:p>
          </table:table-cell>
          <table:table-cell table:number-columns-repeated="1013"/>
        </table:table-row>
        <table:table-row table:style-name="abc14ee">
          <table:table-cell>
            <text:p>DAYSINMONTH</text:p>
          </table:table-cell>
          <table:table-cell table:style-name="ce4">
            <text:p>=DAYSINMONTH("2012-02-14")</text:p>
          </table:table-cell>
          <table:table-cell table:formula="of:=ORG.OPENOFFICE.DAYSINMONTH(&quot;2012-02-14&quot;)" table:style-name="ac00f4e"/>
          <table:table-cell>
            <text:p>29</text:p>
          </table:table-cell>
          <table:table-cell office:string-value="" table:formula="of:=IF(ISERROR('DAYSINMONTH'(&quot;2012-02-14&quot;));IF(error.type('DAYSINMONTH'(&quot;2012-02-14&quot;))=6;'DAYSINMONTH'(&quot;2012-02-14&quot;);&quot;LO Formel&quot;);IF([.C112]=[.D112];&quot;OK&quot;;&quot;Fehler&quot;))"/>
          <table:table-cell table:style-name="ce16">
            <text:p>OK</text:p>
          </table:table-cell>
          <table:table-cell table:number-columns-repeated="3" table:style-name="ce17">
            <text:p>Fehler</text:p>
          </table:table-cell>
          <table:table-cell>
            <text:p>returns 29, the number of days in February 2012 (2012 is a leap year).</text:p>
          </table:table-cell>
          <table:table-cell table:number-columns-repeated="1014"/>
        </table:table-row>
        <table:table-row table:style-name="a86046c">
          <table:table-cell>
            <text:p>WEEKSINYEAR</text:p>
          </table:table-cell>
          <table:table-cell table:style-name="ce4">
            <text:p>=WEEKSINYEAR("2010-02-14")</text:p>
          </table:table-cell>
          <table:table-cell table:formula="of:=ORG.OPENOFFICE.WEEKSINYEAR(&quot;2010-02-14&quot;)" table:style-name="a434c23"/>
          <table:table-cell>
            <text:p>52</text:p>
          </table:table-cell>
          <table:table-cell office:string-value="" table:formula="of:=IF(ISERROR('WEEKSINYEAR'(&quot;2012-02-14&quot;));IF(error.type('WEEKSINYEAR'(&quot;2012-02-14&quot;))=6;'WEEKSINYEAR'(&quot;2012-02-14&quot;);&quot;LO Formel&quot;);IF([.C112]=[.D112];&quot;OK&quot;;&quot;Fehler&quot;))"/>
          <table:table-cell table:style-name="ce16">
            <text:p>OK</text:p>
          </table:table-cell>
          <table:table-cell table:number-columns-repeated="3" table:style-name="ce17">
            <text:p>Fehler</text:p>
          </table:table-cell>
          <table:table-cell>
            <text:p>returns 52, the number of weeks in 2010.</text:p>
          </table:table-cell>
          <table:table-cell office:string-value="" table:formula="of:=com.sun.star.sheet.addin.datefunctions.getweeksinyear(&quot;2009-02-14&quot;)">
            <text:p>#NAME?</text:p>
          </table:table-cell>
          <table:table-cell>
            <text:p>returns 53, the number of weeks in 2009. In 2009, both 1st January and 31st December fall on a Thursday</text:p>
          </table:table-cell>
          <table:table-cell>
            <text:p>the weeks containing 1st January and 31st December both have most of their days in 2009, and therefore both are counted.</text:p>
          </table:table-cell>
          <table:table-cell table:number-columns-repeated="1011"/>
        </table:table-row>
        <table:table-row table:style-name="a02194f">
          <table:table-cell>
            <text:p>DAYSINYEAR</text:p>
          </table:table-cell>
          <table:table-cell table:style-name="ce4">
            <text:p>=DAYSINYEAR("2012-02-14")</text:p>
          </table:table-cell>
          <table:table-cell table:formula="of:=ORG.OPENOFFICE.DAYSINYEAR(&quot;2012-02-14&quot;)" table:style-name="a5eacbc"/>
          <table:table-cell>
            <text:p>366</text:p>
          </table:table-cell>
          <table:table-cell office:string-value="" table:formula="of:=IF(ISERROR('DAYSINYEAR'(&quot;2012-02-14&quot;));IF(error.type('DAYSINYEAR'(&quot;2012-02-14&quot;))=6;'DAYSINYEAR'(&quot;2012-02-14&quot;);&quot;LO Formel&quot;);IF([.C114]=[.D114];&quot;OK&quot;;&quot;Fehler&quot;))"/>
          <table:table-cell table:style-name="ce16">
            <text:p>OK</text:p>
          </table:table-cell>
          <table:table-cell table:number-columns-repeated="3" table:style-name="ce17">
            <text:p>Fehler</text:p>
          </table:table-cell>
          <table:table-cell>
            <text:p>returns 366, the number of days in 2012 (2012 is a leap year).</text:p>
          </table:table-cell>
          <table:table-cell table:number-columns-repeated="1014"/>
        </table:table-row>
        <table:table-row table:style-name="a005bfd">
          <table:table-cell>
            <text:p>WEEKSINYEAR</text:p>
          </table:table-cell>
          <table:table-cell table:style-name="ce4">
            <text:p>=WEEKSINYEAR("2010-02-14")</text:p>
          </table:table-cell>
          <table:table-cell table:formula="of:=ORG.OPENOFFICE.WEEKSINYEAR(&quot;2010-02-14&quot;)" table:style-name="addba51"/>
          <table:table-cell>
            <text:p>52</text:p>
          </table:table-cell>
          <table:table-cell office:string-value="" table:formula="of:=IF(ISERROR('WEEKSINYEAR'(&quot;2010-02-14&quot;));IF(error.type('WEEKSINYEAR'(&quot;2010-02-14&quot;))=6;'WEEKSINYEAR'(&quot;2010-02-14&quot;);&quot;LO Formel&quot;);IF([.C115]=[.D115];&quot;OK&quot;;&quot;Fehler&quot;))"/>
          <table:table-cell table:style-name="ce16">
            <text:p>OK</text:p>
          </table:table-cell>
          <table:table-cell table:number-columns-repeated="3" table:style-name="ce17">
            <text:p>Fehler</text:p>
          </table:table-cell>
          <table:table-cell>
            <text:p>returns 52, the number of weeks in 2010.</text:p>
          </table:table-cell>
          <table:table-cell office:string-value="" table:formula="of:=com.sun.star.sheet.addin.datefunctions.getweeksinyear(&quot;2009-02-14&quot;)">
            <text:p>#NAME?</text:p>
          </table:table-cell>
          <table:table-cell>
            <text:p>returns 53, the number of weeks in 2009. In 2009, both 1st January and 31st December fall on a Thursday</text:p>
          </table:table-cell>
          <table:table-cell>
            <text:p>the weeks containing 1st January and 31st December both have most of their days in 2009, and therefore both are counted.</text:p>
          </table:table-cell>
          <table:table-cell table:number-columns-repeated="1011"/>
        </table:table-row>
        <table:table-row table:style-name="afb587a">
          <table:table-cell/>
          <table:table-cell/>
          <table:table-cell table:style-name="a66d0b4"/>
          <table:table-cell table:number-columns-repeated="1021"/>
        </table:table-row>
        <table:table-row table:style-name="a26c1a0">
          <table:table-cell/>
          <table:table-cell/>
          <table:table-cell table:style-name="a091732"/>
          <table:table-cell office:string-value="" table:formula="of:=IF(error.type([.C108]);&quot;LO Formel&quot;;&quot;JUT&quot;)"/>
          <table:table-cell table:number-columns-repeated="1020"/>
        </table:table-row>
        <table:table-row table:style-name="afa9994">
          <table:table-cell/>
          <table:table-cell/>
          <table:table-cell table:style-name="aeef496"/>
          <table:table-cell table:number-columns-repeated="1021"/>
        </table:table-row>
        <table:table-row table:style-name="a1ee6a4">
          <table:table-cell/>
          <table:table-cell/>
          <table:table-cell table:style-name="a1861e4"/>
          <table:table-cell office:string-value="" table:formula="of:=IF(ISERROR('WEEKSINYEAR'(&quot;2010-02-14&quot;));IF(error.type('WEEKSINYEAR'(&quot;2010-02-14&quot;))=6;&quot;OKl&quot;;&quot;LO Formel&quot;);'WEEKSINYEAR'(&quot;2010-02-14&quot;))"/>
          <table:table-cell table:number-columns-repeated="1020"/>
        </table:table-row>
        <table:table-row table:style-name="aecd8bd">
          <table:table-cell/>
          <table:table-cell/>
          <table:table-cell table:style-name="a8fd175"/>
          <table:table-cell table:number-columns-repeated="1021"/>
        </table:table-row>
        <table:table-row table:style-name="a33b537">
          <table:table-cell/>
          <table:table-cell/>
          <table:table-cell table:style-name="a6bfb9c"/>
          <table:table-cell table:style-name="ce4">
            <text:p>=WENN(ISTFEHLER(WEEKSINYEAR("2010-02-14"));WENN(FEHLER.TYP(WEEKSINYEAR("2010-02-14"))=6;"irrational";"Keine Lösung");WEEKSINYEAR("2010-02-14"))</text:p>
          </table:table-cell>
          <table:table-cell table:number-columns-repeated="1020"/>
        </table:table-row>
        <table:table-row table:number-rows-repeated="1048454" table:style-name="a0723a7">
          <table:table-cell/>
          <table:table-cell/>
          <table:table-cell table:style-name="a6d5166"/>
          <table:table-cell table:number-columns-repeated="1021"/>
        </table:table-row>
        <table:table-row table:style-name="a9acfe1">
          <table:table-cell/>
          <table:table-cell/>
          <table:table-cell table:style-name="adef9df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name="Arial" svg:font-family="Arial"/>
    <style:font-face style:font-family-generic="swiss" style:name="Calibri" svg:font-family="Calibri"/>
    <style:font-face style:font-family-generic="swiss" style:name="Verdana" svg:font-family="Verdana"/>
    <style:font-face style:font-family-generic="swiss" style:font-pitch="variable" style:name="Arial1" svg:font-family="Arial"/>
    <style:font-face style:font-family-generic="swiss" style:font-pitch="variable" style:name="Liberation Sans" svg:font-family="'Liberation Sans'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styles>
    <style:default-style style:family="table-cell">
      <style:paragraph-properties style:tab-stop-distance="1.25cm"/>
      <style:text-properties fo:country="DE" fo:language="de" style:country-asian="CN" style:country-complex="IN" style:font-name="Liberation Sans" style:font-name-asian="Segoe UI" style:font-name-complex="Tahoma" style:language-asian="zh" style:language-complex="hi"/>
    </style:default-style>
    <number:number-style style:name="N0">
      <number:number number:min-integer-digits="1"/>
    </number:number-style>
    <number:currency-style style:name="N121P0" style:volatile="true">
      <number:number number:decimal-places="2" number:grouping="true" number:min-integer-digits="1"/>
      <number:text> </number:text>
      <number:currency-symbol number:country="DE" number:language="de">€</number:currency-symbol>
    </number:currency-style>
    <number:currency-style style:name="N121">
      <style:text-properties fo:color="#ff0000"/>
      <number:text>-</number:text>
      <number:number number:decimal-places="2" number:grouping="true" number:min-integer-digits="1"/>
      <number:text> </number:text>
      <number:currency-symbol number:country="DE" number:language="de">€</number:currency-symbol>
      <style:map style:apply-style-name="N121P0" style:condition="value()&gt;=0"/>
    </number:currency-style>
    <number:time-style style:name="N122">
      <number:minutes number:style="long"/>
      <number:text>:</number:text>
      <number:seconds number:style="long"/>
    </number:time-style>
    <number:time-style number:truncate-on-overflow="false" style:name="N123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decimal-places="1" number:style="long"/>
    </number:time-style>
    <number:number-style style:name="N125">
      <number:scientific-number number:decimal-places="1" number:min-exponent-digits="1" number:min-integer-digits="3"/>
    </number:number-style>
    <number:number-style number:country="DE" number:language="de" style:name="N10107P0" style:volatile="true">
      <number:number number:decimal-places="0" number:grouping="true" number:min-integer-digits="1"/>
      <number:text> €</number:text>
    </number:number-style>
    <number:number-style number:country="DE" number:language="de" style:name="N10107">
      <number:text>-</number:text>
      <number:number number:decimal-places="0" number:grouping="true" number:min-integer-digits="1"/>
      <number:text> €</number:text>
      <style:map style:apply-style-name="N10107P0" style:condition="value()&gt;=0"/>
    </number:number-style>
    <number:number-style number:country="DE" number:language="de" style:name="N10108P0" style:volatile="true">
      <number:number number:decimal-places="0" number:grouping="true" number:min-integer-digits="1"/>
      <number:text> €</number:text>
    </number:number-style>
    <number:number-style number:country="DE" number:language="de" style:name="N10108">
      <style:text-properties fo:color="#ff0000"/>
      <number:text>-</number:text>
      <number:number number:decimal-places="0" number:grouping="true" number:min-integer-digits="1"/>
      <number:text> €</number:text>
      <style:map style:apply-style-name="N10108P0" style:condition="value()&gt;=0"/>
    </number:number-style>
    <number:number-style number:country="DE" number:language="de" style:name="N10110P0" style:volatile="true">
      <number:number number:decimal-places="2" number:grouping="true" number:min-integer-digits="1"/>
      <number:text> €</number:text>
    </number:number-style>
    <number:number-style number:country="DE" number:language="de" style:name="N10110">
      <number:text>-</number:text>
      <number:number number:decimal-places="2" number:grouping="true" number:min-integer-digits="1"/>
      <number:text> €</number:text>
      <style:map style:apply-style-name="N10110P0" style:condition="value()&gt;=0"/>
    </number:number-style>
    <number:number-style number:country="DE" number:language="de" style:name="N10111P0" style:volatile="true">
      <number:number number:decimal-places="2" number:grouping="true" number:min-integer-digits="1"/>
      <number:text> €</number:text>
    </number:number-style>
    <number:number-style number:country="DE" number:language="de" style:name="N10111">
      <style:text-properties fo:color="#ff0000"/>
      <number:text>-</number:text>
      <number:number number:decimal-places="2" number:grouping="true" number:min-integer-digits="1"/>
      <number:text> €</number:text>
      <style:map style:apply-style-name="N10111P0" style:condition="value()&gt;=0"/>
    </number:number-style>
    <number:date-style number:country="DE" number:language="de" style:name="N10112">
      <number:day number:style="long"/>
      <number:text>. </number:text>
      <number:month number:textual="true"/>
      <number:text> </number:text>
      <number:year/>
    </number:date-style>
    <number:date-style number:country="DE" number:language="de" style:name="N10113">
      <number:day number:style="long"/>
      <number:text>. </number:text>
      <number:month number:textual="true"/>
    </number:date-style>
    <number:date-style number:country="DE" number:language="de" style:name="N10114">
      <number:month number:textual="true"/>
      <number:text> </number:text>
      <number:year/>
    </number:date-style>
    <number:time-style number:country="DE" number:language="de" style:name="N10115">
      <number:hours/>
      <number:text>:</number:text>
      <number:minutes number:style="long"/>
      <number:text> </number:text>
      <number:am-pm/>
    </number:time-style>
    <number:time-style number:country="DE" number:language="de" style:name="N10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number:country="DE" number:language="de" style:name="N1011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number:country="DE" number:language="de" style:name="N10119P0" style:volatile="true">
      <number:number number:decimal-places="0" number:grouping="true" number:min-integer-digits="1"/>
      <number:text>   </number:text>
    </number:number-style>
    <number:number-style number:country="DE" number:language="de" style:name="N10119">
      <number:text>-</number:text>
      <number:number number:decimal-places="0" number:grouping="true" number:min-integer-digits="1"/>
      <number:text>   </number:text>
      <style:map style:apply-style-name="N10119P0" style:condition="value()&gt;=0"/>
    </number:number-style>
    <number:number-style number:country="DE" number:language="de" style:name="N10120P0" style:volatile="true">
      <number:number number:decimal-places="0" number:grouping="true" number:min-integer-digits="1"/>
      <number:text>   </number:text>
    </number:number-style>
    <number:number-style number:country="DE" number:language="de" style:name="N10120">
      <style:text-properties fo:color="#ff0000"/>
      <number:text>-</number:text>
      <number:number number:decimal-places="0" number:grouping="true" number:min-integer-digits="1"/>
      <number:text>   </number:text>
      <style:map style:apply-style-name="N10120P0" style:condition="value()&gt;=0"/>
    </number:number-style>
    <number:number-style number:country="DE" number:language="de" style:name="N10122P0" style:volatile="true">
      <number:number number:decimal-places="2" number:grouping="true" number:min-integer-digits="1"/>
      <number:text>   </number:text>
    </number:number-style>
    <number:number-style number:country="DE" number:language="de" style:name="N10122">
      <number:text>-</number:text>
      <number:number number:decimal-places="2" number:grouping="true" number:min-integer-digits="1"/>
      <number:text>   </number:text>
      <style:map style:apply-style-name="N10122P0" style:condition="value()&gt;=0"/>
    </number:number-style>
    <number:number-style number:country="DE" number:language="de" style:name="N10123P0" style:volatile="true">
      <number:number number:decimal-places="2" number:grouping="true" number:min-integer-digits="1"/>
      <number:text>   </number:text>
    </number:number-style>
    <number:number-style number:country="DE" number:language="de" style:name="N10123">
      <style:text-properties fo:color="#ff0000"/>
      <number:text>-</number:text>
      <number:number number:decimal-places="2" number:grouping="true" number:min-integer-digits="1"/>
      <number:text>   </number:text>
      <style:map style:apply-style-name="N10123P0" style:condition="value()&gt;=0"/>
    </number:number-style>
    <number:number-style number:country="DE" number:language="de" style:name="N10127P0" style:volatile="true">
      <loext:fill-character> </loext:fill-character>
      <number:number number:decimal-places="0" number:grouping="true" number:min-integer-digits="1"/>
      <number:text>    </number:text>
    </number:number-style>
    <number:number-style number:country="DE" number:language="de" style:name="N10127P1" style:volatile="true">
      <number:text>-</number:text>
      <loext:fill-character> </loext:fill-character>
      <number:number number:decimal-places="0" number:grouping="true" number:min-integer-digits="1"/>
      <number:text>    </number:text>
    </number:number-style>
    <number:number-style number:country="DE" number:language="de" style:name="N10127P2" style:volatile="true">
      <loext:fill-character> </loext:fill-character>
      <number:text>-    </number:text>
    </number:number-style>
    <number:text-style number:country="DE" number:language="de" style:name="N10127">
      <number:text-content/>
      <number:text> </number:text>
      <style:map style:apply-style-name="N10127P0" style:condition="value()&gt;0"/>
      <style:map style:apply-style-name="N10127P1" style:condition="value()&lt;0"/>
      <style:map style:apply-style-name="N10127P2" style:condition="value()=0"/>
    </number:text-style>
    <number:number-style number:country="DE" number:language="de" style:name="N10131P0" style:volatile="true">
      <loext:fill-character> </loext:fill-character>
      <number:number number:decimal-places="0" number:grouping="true" number:min-integer-digits="1"/>
      <number:text> € </number:text>
    </number:number-style>
    <number:number-style number:country="DE" number:language="de" style:name="N10131P1" style:volatile="true">
      <number:text>-</number:text>
      <loext:fill-character> </loext:fill-character>
      <number:number number:decimal-places="0" number:grouping="true" number:min-integer-digits="1"/>
      <number:text> € </number:text>
    </number:number-style>
    <number:number-style number:country="DE" number:language="de" style:name="N10131P2" style:volatile="true">
      <loext:fill-character> </loext:fill-character>
      <number:text>- € </number:text>
    </number:number-style>
    <number:text-style number:country="DE" number:language="de" style:name="N10131">
      <number:text-content/>
      <number:text> </number:text>
      <style:map style:apply-style-name="N10131P0" style:condition="value()&gt;0"/>
      <style:map style:apply-style-name="N10131P1" style:condition="value()&lt;0"/>
      <style:map style:apply-style-name="N10131P2" style:condition="value()=0"/>
    </number:text-style>
    <number:number-style number:country="DE" number:language="de" style:name="N10135P0" style:volatile="true">
      <loext:fill-character> </loext:fill-character>
      <number:number number:decimal-places="2" number:grouping="true" number:min-integer-digits="1"/>
      <number:text>    </number:text>
    </number:number-style>
    <number:number-style number:country="DE" number:language="de" style:name="N10135P1" style:volatile="true">
      <number:text>-</number:text>
      <loext:fill-character> </loext:fill-character>
      <number:number number:decimal-places="2" number:grouping="true" number:min-integer-digits="1"/>
      <number:text>    </number:text>
    </number:number-style>
    <number:number-style number:country="DE" number:language="de" style:name="N1013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number:country="DE" number:language="de" style:name="N10135">
      <number:text-content/>
      <number:text> </number:text>
      <style:map style:apply-style-name="N10135P0" style:condition="value()&gt;0"/>
      <style:map style:apply-style-name="N10135P1" style:condition="value()&lt;0"/>
      <style:map style:apply-style-name="N10135P2" style:condition="value()=0"/>
    </number:text-style>
    <number:number-style number:country="DE" number:language="de" style:name="N10139P0" style:volatile="true">
      <loext:fill-character> </loext:fill-character>
      <number:number number:decimal-places="2" number:grouping="true" number:min-integer-digits="1"/>
      <number:text> € </number:text>
    </number:number-style>
    <number:number-style number:country="DE" number:language="de" style:name="N10139P1" style:volatile="true">
      <number:text>-</number:text>
      <loext:fill-character> </loext:fill-character>
      <number:number number:decimal-places="2" number:grouping="true" number:min-integer-digits="1"/>
      <number:text> € </number:text>
    </number:number-style>
    <number:number-style number:country="DE" number:language="de" style:name="N1013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number:country="DE" number:language="de" style:name="N10139">
      <number:text-content/>
      <number:text> </number:text>
      <style:map style:apply-style-name="N10139P0" style:condition="value()&gt;0"/>
      <style:map style:apply-style-name="N10139P1" style:condition="value()&lt;0"/>
      <style:map style:apply-style-name="N10139P2" style:condition="value()=0"/>
    </number:text-style>
    <style:style style:family="table-cell" style:name="Default">
      <style:table-cell-properties style:rotation-align="none" style:vertical-align="bottom"/>
      <style:text-properties fo:font-family="Arial" style:font-family-asian="'Microsoft YaHei'" style:font-family-complex="Arial" style:font-family-generic="swiss" style:font-family-generic-asian="system" style:font-family-generic-complex="swiss" style:font-name="Arial" style:font-name-asian="Microsoft YaHei" style:font-name-complex="Arial" style:font-pitch-asian="variable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21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  <style:style style:display-name="Excel Built-in Calculation" style:family="table-cell" style:name="Excel_20_Built-in_20_Calculation" style:parent-style-name="Default">
      <style:table-cell-properties fo:background-color="#f2f2f2" fo:border="0.74pt solid #7f7f7f" style:diagonal-bl-tr="none" style:diagonal-tl-br="none"/>
      <style:text-properties fo:color="#fa7d00" fo:font-family="Calibri" fo:font-size="11pt" fo:font-style="normal" fo:font-weight="bold" fo:text-shadow="none" style:font-family-generic="swiss" style:font-name="Calibri" style:font-size-asian="11pt" style:font-size-complex="11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display-name="Excel Built-in Neutral" style:family="table-cell" style:name="Excel_20_Built-in_20_Neutral" style:parent-style-name="Default">
      <style:table-cell-properties fo:background-color="#ffeb9c"/>
      <style:text-properties fo:color="#9c6500" fo:font-family="Calibri" fo:font-size="11pt" fo:font-style="normal" fo:font-weight="normal" fo:text-shadow="none" style:font-family-generic="swiss" style:font-name="Calibri" style:font-size-asian="11pt" style:font-size-complex="11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argin-bottom="0.25cm" fo:margin-left="0cm" fo:margin-right="0cm" fo:min-height="0.75cm"/>
      </style:header-style>
      <style:footer-style>
        <style:header-footer-properties fo:margin-left="0cm" fo:margin-right="0cm" fo:margin-top="0.25cm" fo:min-height="0.75cm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25cm" fo:margin-left="0cm" fo:margin-right="0cm" fo:min-height="0.75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cm" fo:padding="0.018cm">
          <style:background-image/>
        </style:header-footer-properties>
      </style:footer-style>
    </style:page-layout>
    <style:page-layout style:name="Mpm3">
      <style:page-layout-properties fo:margin-bottom="2cm" fo:margin-left="2cm" fo:margin-right="2cm" fo:margin-top="2cm" fo:page-height="29.7cm" fo:page-width="21.001cm" style:first-page-number="1" style:num-format="1" style:print="charts drawings objects zero-values" style:print-orientation="portrait" style:print-page-order="ttb" style:scale-to="100%" style:writing-mode="lr-tb"/>
      <style:header-style>
        <style:header-footer-properties fo:margin-bottom="0.25cm" fo:margin-left="0cm" fo:margin-right="0cm" fo:min-height="0.603cm"/>
      </style:header-style>
      <style:footer-style>
        <style:header-footer-properties fo:margin-left="0cm" fo:margin-right="0cm" fo:margin-top="0.25cm" fo:min-height="0.603cm"/>
      </style:footer-style>
    </style:page-layout>
    <style:style style:family="text" style:name="MT1">
      <style:text-properties fo:font-size="10pt" fo:font-style="normal" fo:font-weight="normal" fo:text-shadow="none" style:font-name="Arial1" style:font-name-complex="Arial1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position="0% 100%" style:text-underline-style="none" style:use-window-font-color="tru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0/00/0000</text:date>, <text:time style:data-style-name="N2" text:time-value="06:05:59.87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display-name="PageStyle_Sheet1" style:name="PageStyle_5f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Oliver Specht</meta:initial-creator>
    <meta:creation-date>2014-06-30T13:53:25</meta:creation-date>
    <dc:date>2014-09-25T06:27:31</dc:date>
    <meta:editing-duration>P0DT0H0M0.488S</meta:editing-duration>
    <meta:generator>StarOffice/8$Win32 OpenOffice.org_project/680m18$Build-9161</meta:generator>
    <meta:editing-cycles>7</meta:editing-cycles>
    <meta:document-statistic meta:cell-count="953" meta:object-count="0" meta:table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version" meta:value-type="string">2</meta:user-defined>
  </office:meta>
</office:document-meta>
</file>

<file path=debug/operationUpdates_1.txt>[{"name":"setCellContents","start":[2,107],"contents":[[{"result":2,"value":"=ORG.OPENOFFICE.WEEKS("2010-05-03";"2010-05-17";0)"}]],"opl":1,"osn":153,"parse":"en_US","sheet":0},
{"name":"fillCellRange","start":[3,116],"result":"#NAME?","sheet":0},
{"name":"setSheetAttributes","attrs":{"sheet":{"activeCell":[2,114],"scrollTop":91,"selectedRanges":[{"start":[2,114],"end":[2,114]}]}},"opl":1,"osn":154,"parse":"en_US","sheet":0}]
</file>

<file path=debug/operationUpdates_2.txt>[{"name":"setCellContents","start":[2,108],"contents":[[{"result":14,"value":"=ORG.OPENOFFICE.MONTHS("2010-04-03";"2011-06-17";0)"}]],"opl":1,"osn":155,"parse":"en_US","sheet":0},
{"name":"setCellContents","start":[2,109],"contents":[[{"result":2,"value":"=ORG.OPENOFFICE.YEARS("2009-04-03";"2011-11-17";0)"}]],"opl":1,"osn":156,"parse":"en_US","sheet":0},
{"name":"setCellContents","start":[2,110],"contents":[[{"result":1,"value":"=ORG.OPENOFFICE.ISLEAPYEAR("2012-05-24")"}]],"opl":1,"osn":157,"parse":"en_US","sheet":0},
{"name":"setCellContents","start":[2,111],"contents":[[{"result":29,"value":"=ORG.OPENOFFICE.DAYSINMONTH("2012-02-14")"}]],"opl":1,"osn":158,"parse":"en_US","sheet":0},
{"name":"setCellContents","start":[2,112],"contents":[[{"result":52,"value":"=ORG.OPENOFFICE.WEEKSINYEAR("2010-02-14")"}]],"opl":1,"osn":159,"parse":"en_US","sheet":0},
{"name":"setCellContents","start":[2,113],"contents":[[{"result":366,"value":"=ORG.OPENOFFICE.DAYSINYEAR("2012-02-14")"}]],"opl":1,"osn":160,"parse":"en_US","sheet":0},
{"name":"setCellContents","start":[2,114],"contents":[[{"result":52,"value":"=ORG.OPENOFFICE.WEEKSINYEAR("2010-02-14")"}]],"opl":1,"osn":161,"parse":"en_US","sheet":0},
{"name":"setCellContents","start":[2,105],"contents":[[{"result":10,"value":"=CONVERT_ADD(120;"in";"ft")"}]],"opl":1,"osn":162,"parse":"en_US","sheet":0},
{"name":"fillCellRange","start":[4,105],"result":"OK","sheet":0},
{"name":"setSheetAttributes","attrs":{"sheet":{"activeCell":[2,105],"scrollTop":79,"selectedRanges":[{"start":[2,105],"end":[2,105]}]}},"opl":1,"osn":163,"parse":"en_US","sheet":0}]
</file>

<file path=debug/operationUpdates_3.txt>[{"name":"copySheet","opl":1,"osn":153,"parse":"en_US","sheet":0,"sheetName":"Sheet2","to":1},
{"name":"deleteColumns","start":2,"end":null,"opl":1,"osn":154,"parse":"en_US","sheet":0},
{"name":"fillCellRange","start":[2,80],"result":"-4.18962569096881-9.10922789375534i","sheet":0,"value":"="-4"&[.B2]&"18962569096881-9"&[.B2]&"10922789375534i""},
{"name":"fillCellRange","start":[2,82],"result":"-1.13120438375681+2.47172667200482i","sheet":0,"value":"="-1"&[.B2]&"13120438375681+2"&[.B2]&"47172667200482i""},
{"name":"fillCellRange","start":[2,84],"result":"1.6094379124341+0.643501108793284i","sheet":0,"value":"="1"&[.B2]&"6094379124341+0"&[.B2]&"643501108793284i""},
{"name":"fillCellRange","start":[2,85],"result":"0.698970004336019+0.402719196273373i","sheet":0,"value":"="0"&[.B2]&"698970004336019+0"&[.B2]&"402719196273373i""},
{"name":"fillCellRange","start":[2,86],"result":"1.16096404744368+1.59727796468811i","sheet":0,"value":"="1"&[.B2]&"16096404744368+1"&[.B2]&"59727796468811i""},
{"name":"fillCellRange","start":[2,89],"result":"3.85373803791938-27.0168132580039i","sheet":0,"value":"="3"&[.B2]&"85373803791938-27"&[.B2]&"0168132580039i""},
{"name":"fillCellRange","start":[2,93],"result":"0.00490825806749606+1.00070953606723i","sheet":0,"value":"="0"&[.B2]&"00490825806749606+1"&[.B2]&"00070953606723i""},
{"name":"fillCellRange","start":[2,94],"result":"-0.0652940278579471-0.0752249603027732i","sheet":0,"value":"="-0"&[.B2]&"0652940278579471-0"&[.B2]&"0752249603027732i""},
{"name":"fillCellRange","start":[2,95],"result":"-0.0754898329158637+0.0648774713706355i","sheet":0,"value":"="-0"&[.B2]&"0754898329158637+0"&[.B2]&"0648774713706355i""},
{"name":"fillCellRange","start":[2,96],"result":"0.00490118239430447-0.999266927805902i","sheet":0,"value":"="0"&[.B2]&"00490118239430447-0"&[.B2]&"999266927805902i""},
{"name":"fillCellRange","start":[2,97],"result":"-27.0168132580039+3.85373803791938i","sheet":0,"value":"="-27"&[.B2]&"0168132580039+3"&[.B2]&"85373803791938i""},
{"name":"fillCellRange","start":[2,98],"result":"-27.0349456030742+3.85115333481178i","sheet":0,"value":"="-27"&[.B2]&"0349456030742+3"&[.B2]&"85115333481178i""},
{"name":"fillCellRange","start":[2,99],"result":"-0.0362534969158689-0.00516434460775318i","sheet":0,"value":"="-0"&[.B2]&"0362534969158689-0"&[.B2]&"00516434460775318i""},
{"name":"fillCellRange","start":[2,100],"result":"-0.036275889628626-0.0051744731840194i","sheet":0,"value":"="-0"&[.B2]&"036275889628626-0"&[.B2]&"0051744731840194i""},
{"name":"fillCellRange","start":[2,116],"result":"#NAME?","sheet":0,"value":"=IF(error.type([#REF!]);"LO Formel";"JUT")"},
{"name":"fillCellRange","start":[2,118],"result":"#NULL!","sheet":0,"value":"=IF(ISERROR('WEEKSINYEAR'("2010-02-14"));IF(error.type('WEEKSINYEAR'("2010-02-14"))=6;"OKl";"LO Formel");'WEEKSINYEAR'("2010-02-14"))"},
{"name":"fillCellRange","start":[3,3],"result":"#REF!","sheet":0,"value":"=IF([#REF!]=[.C4];"OK";"Fehler")"},
{"name":"fillCellRange","start":[3,4],"result":"#REF!","sheet":0,"value":"=IF([#REF!]=[.C5];"OK";"Fehler")"},
{"name":"fillCellRange","start":[3,5],"result":"#REF!","sheet":0,"value":"=IF([#REF!]=[.C6];"OK";"Fehler")"},
{"name":"fillCellRange","start":[3,6],"result":"#REF!","sheet":0,"value":"=IF([#REF!]=[.C7];"OK";"Fehler")"},
{"name":"fillCellRange","start":[3,7],"result":"#REF!","sheet":0,"value":"=IF([#REF!]=[.C8];"OK";"Fehler")"},
{"name":"fillCellRange","start":[3,8],"result":"#REF!","sheet":0,"value":"=IF([#REF!]=[.C9];"OK";"Fehler")"},
{"name":"fillCellRange","start":[3,9],"result":"#VALUE!","sheet":0,"value":"=IF(ABS(([#REF!]-[.C10])/[#REF!])<[.B1];"OK";"Fehler")"},
{"name":"fillCellRange","start":[3,10],"result":"#VALUE!","sheet":0,"value":"=IF((ABS([#REF!]-[.C11])/[#REF!])<[.B1];"OK";"Fehler")"},
{"name":"fillCellRange","start":[3,11],"result":"#VALUE!","sheet":0,"value":"=IF(ABS(([#REF!]-[.C12])/[#REF!])<[.B1];"OK";"Fehler")"},
{"name":"fillCellRange","start":[3,12],"result":"#VALUE!","sheet":0,"value":"=IF(ABS(([#REF!]-[.C13])/[#REF!])<[.B1];"OK";"Fehler")"},
{"name":"fillCellRange","start":[3,13],"result":"#VALUE!","sheet":0,"value":"=IF(ABS(([#REF!]-[.C14])/[#REF!])<[.B1];"OK";"Fehler")"},
{"name":"fillCellRange","start":[3,14],"result":"#REF!","sheet":0,"value":"=IF(ISERROR(DURATION_ADD("2008-01-02";"2008-02-15";0.05;0.06;2;0));IF(error.type(DURATION_ADD("2008-01-02";"2008-02-15";0.05;0.06;2;0))=6;DURATION_ADD("2008-01-02";"2008-02-15";0.05;0.06;2;0);"LO Formel");IF([#REF!]=[.C15];"OK";"Fehler"))"},
{"name":"fillCellRange","start":[3,15],"result":"#VALUE!","sheet":0,"value":"=IF(ABS([#REF!]-[.C16])<[.B1];"OK";"Fehler")"},
{"name":"fillCellRange","start":[3,16],"result":"#NAME?","sheet":0,"value":"=IF(ISERROR(effektiv_add(0.06;4));IF(error.type(effektiv_add(0.06;4))=6;effektiv_add(0.06;4);"LO Formel");IF([#REF!]=[.C17];"OK";"Fehler"))"},
{"name":"fillCellRange","start":[3,17],"result":"#VALUE!","sheet":0,"value":"=IF(ABS([#REF!]-[.C18])<[.B1];"OK";"Fehler")"},
{"name":"fillCellRange","start":[3,18],"result":"#NAME?","sheet":0,"value":"=IF(ISERROR(kumkapital_add(0.055/12;12*2;5000;4;6;0));IF(error.type(kumkapital_add(0.055/12;12*2;5000;4;6;0))=6;kumkapital_add(0.055/12;12*2;5000;4;6;0);"LO Formel");IF([#REF!]=[.C19];"OK";"Fehler"))"},
{"name":"fillCellRange","start":[3,19],"result":"#VALUE!","sheet":0,"value":"=IF(ABS(([#REF!]-[.C20])/[#REF!])<[.B1];"OK";"Fehler")"},
{"name":"fillCellRange","start":[3,20],"result":"#VALUE!","sheet":0,"value":"=IF(ABS(([#REF!]-[.C21])/[#REF!])<[.B1];"OK";"Fehler")"},
{"name":"fillCellRange","start":[3,21],"result":"#VALUE!","sheet":0,"value":"=IF(ABS(([#REF!]-[.C22])/[#REF!])<[.B1];"OK";"Fehler")"},
{"name":"fillCellRange","start":[3,22],"result":"#VALUE!","sheet":0,"value":"=IF(ABS(([#REF!]-[.C23])/[#REF!])<[.B1];"OK";"Fehler")"},
{"name":"fillCellRange","start":[3,23],"result":"#VALUE!","sheet":0,"value":"=IF(ABS(([#REF!]-[.C24])/[#REF!]<[.B1]);"OK";"Fehler")"},
{"name":"fillCellRange","start":[3,24],"result":"#VALUE!","sheet":0,"value":"=IF(ABS(([#REF!]-[.C25])/[#REF!])<[.B1];"OK";"Fehler")"},
{"name":"fillCellRange","start":[3,25],"result":"#VALUE!","sheet":0,"value":"=IF(ABS(([#REF!]-[.C26])/[#REF!])<[.B1];"OK";"Fehler")"},
{"name":"fillCellRange","start":[3,26],"result":"#VALUE!","sheet":0,"value":"=IF(ABS(([#REF!]-[.C27])/[#REF!])<[.B1];"OK";"Fehler")"},
{"name":"fillCellRange","start":[3,27],"result":"#VALUE!","sheet":0,"value":"=IF(ABS(([#REF!]-[.C28])/[#REF!])<[.B1];"OK";"Fehler")"},
{"name":"fillCellRange","start":[3,28],"result":"#VALUE!","sheet":0,"value":"=IF(ABS(([#REF!]-[.C29])/[#REF!])<[.B1];"OK";"Fehler")"},
{"name":"fillCellRange","start":[3,29],"result":"#VALUE!","sheet":0,"value":"=IF(ABS(([#REF!]-[.C30])/[#REF!])<[.B1];"OK";"Fehler")"},
{"name":"fillCellRange","start":[3,30],"result":"#VALUE!","sheet":0,"value":"=IF(ABS(([#REF!]-[.C31])/[#REF!])<[.B1];"OK";"Fehler")"},
{"name":"fillCellRange","start":[3,31],"result":"#VALUE!","sheet":0,"value":"=IF(ABS(([#REF!]-[.C32])/[#REF!])<[.B1];"OK";"Fehler")"},
{"name":"fillCellRange","start":[3,32],"result":"#VALUE!","sheet":0,"value":"=IF(ABS(([#REF!]-[.C33])/[#REF!])<[.B1];"OK";"Fehler")"},
{"name":"fillCellRange","start":[3,33],"result":"#VALUE!","sheet":0,"value":"=IF(ABS([#REF!]-[.C34])<1;"OK";"Fehler")"},
{"name":"fillCellRange","start":[3,34],"result":"#VALUE!","sheet":0,"value":"=IF(ABS([#REF!]-[.C35])<0.000001;"OK";"Fehler")"},
{"name":"fillCellRange","start":[3,35],"result":"#VALUE!","sheet":0,"value":"=IF(ABS(([#REF!]-[.C36])/[#REF!])<[.B1];"OK";"Fehler")"},
{"name":"fillCellRange","start":[3,36],"result":"#VALUE!","sheet":0,"value":"=IF(ABS(([#REF!]-[.C37])/[#REF!])<[.B1];"OK";"Fehler")"},
{"name":"fillCellRange","start":[3,37],"result":"#VALUE!","sheet":0,"value":"=IF(ABS(([#REF!]-[.C38])/[#REF!])<[.B1];"OK";"Fehler")"},
{"name":"fillCellRange","start":[3,38],"result":"#VALUE!","sheet":0,"value":"=IF(ABS(([#REF!]-[.C39])/[#REF!])<[.B1];"OK";"Fehler")"},
{"name":"fillCellRange","start":[3,39],"result":"#VALUE!","sheet":0,"value":"=IF(ABS(([#REF!]-[.C40])/[#REF!])<[.B1];"OK";"Fehler")"},
{"name":"fillCellRange","start":[3,40],"result":"#REF!","sheet":0,"value":"=IF([#REF!]=[.C41];"OK";"Fehler")"},
{"name":"fillCellRange","start":[3,41],"result":"#REF!","sheet":0,"value":"=IF([#REF!]=[.C42];"OK";"Fehler")"},
{"name":"fillCellRange","start":[3,42],"result":"#REF!","sheet":0,"value":"=IF([#REF!]=[.C43];"OK";"Fehler")"},
{"name":"fillCellRange","start":[3,43],"result":"#REF!","sheet":0,"value":"=IF([#REF!]=[.C44];"OK";"Fehler")"},
{"name":"fillCellRange","start":[3,44],"result":"#REF!","sheet":0,"value":"=IF([#REF!]=[.C45];"OK";"Fehler")"},
{"name":"fillCellRange","start":[3,45],"result":"#REF!","sheet":0,"value":"=IF([#REF!]=[.C46];"OK";"Fehler")"},
{"name":"fillCellRange","start":[3,46],"result":"#VALUE!","sheet":0,"value":"=IF(ABS(([#REF!]-[.C47])/[#REF!])<[.B1];"OK";"Fehler")"},
{"name":"fillCellRange","start":[3,47],"result":"#REF!","sheet":0,"value":"=IF([#REF!]=[.C48];"OK";"Fehler")"},
{"name":"fillCellRange","start":[3,48],"result":"#REF!","sheet":0,"value":"=IF([#REF!]=[.C49];"OK";"Fehler")"},
{"name":"fillCellRange","start":[3,49],"result":"#REF!","sheet":0,"value":"=IF([#REF!]=[.C50];"OK";"Fehler")"},
{"name":"fillCellRange","start":[3,50],"result":"#NULL!","sheet":0,"value":"=IF(ISERROR('GCD_ADD'(16;32;24));IF(error.type('GCD_ADD'(16;32;24))=6;'GCD_ADD'(16;32;24);"LO Formel");IF([#REF!]=[.C51];"OK";"Fehler"))"},
{"name":"fillCellRange","start":[3,51],"result":"#REF!","sheet":0,"value":"=IF([#REF!]=[.C52];"OK";"Fehler")"},
{"name":"fillCellRange","start":[3,52],"result":"#NAME?","sheet":0,"value":"=IF(ISERROR(kgv_add(4;6));IF(error.type(kgv_add(4;6))=6;kgv_add(4;6);"LO Formel");IF([#REF!]=[.C53];"OK";"Fehler"))"},
{"name":"fillCellRange","start":[3,53],"result":"#REF!","sheet":0,"value":"=IF([#REF!]=[.C54];"OK";"Fehler")"},
{"name":"fillCellRange","start":[3,54],"result":"#VALUE!","sheet":0,"value":"=IF(ABS(([#REF!]-[.C55])/[#REF!])<[.B1];"OK";"Fehler")"},
{"name":"fillCellRange","start":[3,55],"result":"#REF!","sheet":0,"value":"=IF([#REF!]=[.C56];"OK";"Fehler")"},
{"name":"fillCellRange","start":[3,56],"result":"#REF!","sheet":0,"value":"=IF([#REF!]=[.C57];"OK";"Fehler")"},
{"name":"fillCellRange","start":[3,57],"result":"#VALUE!","sheet":0,"value":"=IF(ABS(([#REF!]-[.C58])/[#REF!])<[.B1];"OK";"Fehler")"},
{"name":"fillCellRange","start":[3,59],"result":"#VALUE!","sheet":0,"value":"=IF(ABS(([#REF!]-[.C60])/[#REF!])<[.B1];"OK";"Fehler")"},
{"name":"fillCellRange","start":[3,60],"result":"#VALUE!","sheet":0,"value":"=IF(ABS(([#REF!]-[.C61])/[#REF!])<[.B1];"OK";"Fehler")"},
{"name":"fillCellRange","start":[3,61],"result":"#VALUE!","sheet":0,"value":"=IF(ABS(([#REF!]-[.C62])/[#REF!])<[.B1];"OK";"Fehler")"},
{"name":"fillCellRange","start":[3,62],"result":"#VALUE!","sheet":0,"value":"=IF(ABS(([#REF!]-[.C63])/[#REF!])<[.B1];"OK";"Fehler")"},
{"name":"fillCellRange","start":[3,63],"result":"#REF!","sheet":0,"value":"=IF([#REF!]=[.C64];"OK";"Fehler")"},
{"name":"fillCellRange","start":[3,64],"result":"#REF!","sheet":0,"value":"=IF([#REF!]=[.C65];"OK";"Fehler")"},
{"name":"fillCellRange","start":[3,65],"result":"#REF!","sheet":0,"value":"=IF([#REF!]=[.C66];"OK";"Fehler")"},
{"name":"fillCellRange","start":[3,66],"result":"#REF!","sheet":0,"value":"=IF([#REF!]=[.C67];"OK";"Fehler")"},
{"name":"fillCellRange","start":[3,67],"result":"#REF!","sheet":0,"value":"=IF([#REF!]=[.C68];"OK";"Fehler")"},
{"name":"fillCellRange","start":[3,68],"result":"#REF!","sheet":0,"value":"=IF([#REF!]=[.C69];"OK";"Fehler")"},
{"name":"fillCellRange","start":[3,69],"result":"#REF!","sheet":0,"value":"=IF([#REF!]=[.C70];"OK";"Fehler")"},
{"name":"fillCellRange","start":[3,70],"result":"#VALUE!","sheet":0,"value":"=IF(ABS(([#REF!]-[.C71])/[#REF!])<[.B1];"OK";"Fehler")"},
{"name":"fillCellRange","start":[3,71],"result":"#VALUE!","sheet":0,"value":"=IF(ABS(([#REF!]-[.C72])/[#REF!])<[.B1];"OK";"Fehler")"},
{"name":"fillCellRange","start":[3,72],"result":"#REF!","sheet":0,"value":"=IF([#REF!]=[.C73];"OK";"Fehler")"},
{"name":"fillCellRange","start":[3,73],"result":"#REF!","sheet":0,"value":"=IF([#REF!]=[.C74];"OK";"Fehler")"},
{"name":"fillCellRange","start":[3,74],"result":"#REF!","sheet":0,"value":"=IF([#REF!]=[.C75];"OK";"Fehler")"},
{"name":"fillCellRange","start":[3,75],"result":"#REF!","sheet":0,"value":"=IF([#REF!]=[.C76];"OK";"Fehler")"},
{"name":"fillCellRange","start":[3,76],"result":"#REF!","sheet":0,"value":"=IF([#REF!]=[.C77];"OK";"Fehler")"},
{"name":"fillCellRange","start":[3,77],"result":"#REF!","sheet":0,"value":"=IF([#REF!]=[.C78];"OK";"Fehler")"},
{"name":"fillCellRange","start":[3,78],"result":"#REF!","sheet":0,"value":"=IF([#REF!]=[.C79];"OK";"Fehler")"},
{"name":"fillCellRange","start":[3,79],"result":"#VALUE!","sheet":0,"value":"=IF(ABS(([#REF!]-[.C80])/[#REF!])<[.B1];"OK";"Fehler")"},
{"name":"fillCellRange","start":[3,80],"result":"#REF!","sheet":0,"value":"=IF(([#REF!]=[.C81]);"OK";"Fehler")"},
{"name":"fillCellRange","start":[3,81],"result":"#REF!","sheet":0,"value":"=IF([#REF!]=[.C82];"OK";"Fehler")"},
{"name":"fillCellRange","start":[3,82],"result":"#REF!","sheet":0,"value":"=IF([#REF!]=[.C83];"OK";"Fehler")"},
{"name":"fillCellRange","start":[3,83],"result":"#REF!","sheet":0,"value":"=IF([#REF!]=[.C84];"OK";"Fehler")"},
{"name":"fillCellRange","start":[3,84],"result":"#REF!","sheet":0,"value":"=IF([#REF!]=[.C85];"OK";"Fehler")"},
{"name":"fillCellRange","start":[3,85],"result":"#REF!","sheet":0,"value":"=IF([#REF!]=[.C86];"OK";"Fehler")"},
{"name":"fillCellRange","start":[3,86],"result":"#REF!","sheet":0,"value":"=IF([#REF!]=[.C87];"OK";"Fehler")"},
{"name":"fillCellRange","start":[3,87],"result":"#REF!","sheet":0,"value":"=IF([#REF!]=[.C88];"OK";"Fehler")"},
{"name":"fillCellRange","start":[3,88],"result":"#REF!","sheet":0,"value":"=IF([#REF!]=[.C89];"OK";"Fehler")"},
{"name":"fillCellRange","start":[3,89],"result":"#REF!","sheet":0,"value":"=IF([#REF!]=[.C90];"OK";"Fehler")"},
{"name":"fillCellRange","start":[3,90],"result":"#REF!","sheet":0,"value":"=IF([#REF!]=[.C91];"OK";"Fehler")"},
{"name":"fillCellRange","start":[3,91],"result":"#REF!","sheet":0,"value":"=IF([#REF!]=[.C92];"OK";"Fehler")"},
{"name":"fillCellRange","start":[3,92],"result":"#REF!","sheet":0,"value":"=IF([#REF!]=[.C93];"OK";"Fehler")"},
{"name":"fillCellRange","start":[3,93],"result":"#REF!","sheet":0,"value":"=IF([#REF!]=[.C94];"OK";"Fehler")"},
{"name":"fillCellRange","start":[3,94],"result":"#REF!","sheet":0,"value":"=IF([#REF!]=[.C95];"OK";"Fehler")"},
{"name":"fillCellRange","start":[3,95],"result":"#REF!","sheet":0,"value":"=IF([#REF!]=[.C96];"OK";"Fehler")"},
{"name":"fillCellRange","start":[3,96],"result":"#REF!","sheet":0,"value":"=IF([#REF!]=[.C97];"OK";"Fehler")"},
{"name":"fillCellRange","start":[3,97],"result":"#REF!","sheet":0,"value":"=IF([#REF!]=[.C98];"OK";"Fehler")"},
{"name":"fillCellRange","start":[3,98],"result":"#REF!","sheet":0,"value":"=IF([#REF!]=[.C99];"OK";"Fehler")"},
{"name":"fillCellRange","start":[3,99],"result":"#REF!","sheet":0,"value":"=IF([#REF!]=[.C100];"OK";"Fehler")"},
{"name":"fillCellRange","start":[3,100],"result":"#REF!","sheet":0,"value":"=IF([#REF!]=[.C101];"OK";"Fehler")"},
{"name":"fillCellRange","start":[3,101],"result":"#REF!","sheet":0,"value":"=IF([#REF!]=[.C102];"OK";"Fehler")"},
{"name":"fillCellRange","start":[3,102],"result":"#REF!","sheet":0,"value":"=IF([#REF!]=[.C103];"OK";"Fehler")"},
{"name":"fillCellRange","start":[3,103],"result":"#REF!","sheet":0,"value":"=IF([#REF!]=[.C104];"OK";"Fehler")"},
{"name":"fillCellRange","start":[3,104],"result":"#REF!","sheet":0,"value":"=IF([#REF!]=[.C105];"OK";"Fehler")"},
{"name":"fillCellRange","start":[3,105],"result":"#REF!","sheet":0,"value":"=IF([#REF!]=[.C106];"OK";"Fehler")"},
{"name":"fillCellRange","start":[3,106],"result":"#REF!","sheet":0,"value":"=IF([#REF!]=[.C107];"OK";"Fehler")"},
{"name":"fillCellRange","start":[3,107],"result":"#NULL!","sheet":0,"value":"=IF(ISERROR('WEEKS'("2010-05-03";"2010-05-17";0));IF(error.type('WEEKS'("2010-05-03";"2010-05-17";0))=6;'WEEKS'("2010-05-03";"2010-05-17";0);"LO Formel");IF([#REF!]=[.C108];"OK";"Fehler"))"},
{"name":"fillCellRange","start":[3,108],"result":"#NULL!","sheet":0,"value":"=IF(ISERROR('MONTHS'("2010-04-03";"2011-06-17";0));IF(error.type('MONTHS'("2010-04-03";"2011-06-17";0))=6;'MONTHS'("2010-04-03";"2011-06-17";0);"LO Formel");IF([#REF!]=[.C109];"OK";"Fehler"))"},
{"name":"fillCellRange","start":[3,109],"result":"#NULL!","sheet":0,"value":"=IF(ISERROR('YEARS'("2009-04-03";"2011-11-17";0));IF(error.type('YEARS'("2009-04-03";"2011-11-17";0))=6;'YEARS'("2009-04-03";"2011-11-17";0);"LO Formel");IF([#REF!]=[.C110];"OK";"Fehler"))"},
{"name":"fillCellRange","start":[3,110],"result":"#NULL!","sheet":0,"value":"=IF(ISERROR('ISLEAPYEAR'("2012-05-24"));IF(error.type('ISLEAPYEAR'("2012-05-24"))=6;'ISLEAPYEAR'("2012-05-24");"LO Formel");IF([#REF!]=[.C111];"OK";"Fehler"))"},
{"name":"fillCellRange","start":[3,111],"result":"#NULL!","sheet":0,"value":"=IF(ISERROR('DAYSINMONTH'("2012-02-14"));IF(error.type('DAYSINMONTH'("2012-02-14"))=6;'DAYSINMONTH'("2012-02-14");"LO Formel");IF([#REF!]=[.C112];"OK";"Fehler"))"},
{"name":"fillCellRange","start":[3,112],"result":"#NULL!","sheet":0,"value":"=IF(ISERROR('WEEKSINYEAR'("2012-02-14"));IF(error.type('WEEKSINYEAR'("2012-02-14"))=6;'WEEKSINYEAR'("2012-02-14");"LO Formel");IF([#REF!]=[.C112];"OK";"Fehler"))"},
{"name":"fillCellRange","start":[3,113],"result":"#NULL!","sheet":0,"value":"=IF(ISERROR('DAYSINYEAR'("2012-02-14"));IF(error.type('DAYSINYEAR'("2012-02-14"))=6;'DAYSINYEAR'("2012-02-14");"LO Formel");IF([#REF!]=[.C114];"OK";"Fehler"))"},
{"name":"fillCellRange","start":[3,114],"result":"#NULL!","sheet":0,"value":"=IF(ISERROR('WEEKSINYEAR'("2010-02-14"));IF(error.type('WEEKSINYEAR'("2010-02-14"))=6;'WEEKSINYEAR'("2010-02-14");"LO Formel");IF([#REF!]=[.C115];"OK";"Fehler"))"},
{"name":"fillCellRange","start":[9,49],"result":"#NULL!","sheet":0,"value":"='GCD_ADD'([.N50:.P50])"},
{"name":"fillCellRange","start":[9,50],"result":"#REF!","sheet":0,"value":"='GCD_ADD'([.N51:.P51])"},
{"name":"fillCellRange","start":[9,51],"result":"#NULL!","sheet":0,"value":"='LCM_ADD'([.K52:.L52])"},
{"name":"fillCellRange","start":[9,52],"result":"#REF!","sheet":0,"value":"='LCM_ADD'([.K53:.L53])"},
{"name":"fillCellRange","start":[9,53],"result":1260,"sheet":0,"value":"=MULTINOMIAL([.L54:.N54])"},
{"name":"fillCellRange","start":[9,66],"result":1,"sheet":0,"value":"=DELTA(4;[.N67])"},
{"name":"fillCellRange","start":[9,72],"result":1,"sheet":0,"value":"=GESTEP(4;[.N73])"},
{"name":"fillCellRange","start":[9,87],"result":"14-8i","sheet":0,"value":"=IMPRODUCT([.L88:.M88])"},
{"name":"fillCellRange","start":[9,91],"result":"4+6i","sheet":0,"value":"=IMSUM([.L92:.M92])"},
{"name":"fillCellRange","start":[9,107],"result":"#REF!","sheet":0,"value":"='WEEKS'("2010-05-04";"2010-05-27";0)"},
{"name":"fillCellRange","start":[9,108],"result":"#REF!","sheet":0,"value":"='MONTHS'("2010-03-31";"2010-04-30";0)"},
{"name":"fillCellRange","start":[9,109],"result":"#REF!","sheet":0,"value":"='YEARS'("2011-02-28";"2012-02-28";0)"},
{"name":"fillCellRange","start":[11,74],"result":409,"sheet":0,"value":"=HEX2DEC([.$P$75])"},
{"name":"fillCellRange","start":[11,108],"result":"#REF!","sheet":0,"value":"='MONTHS'("2010-03-31";"2010-06-30";0)"},
{"name":"fillCellRange","start":[11,109],"result":"#REF!","sheet":0,"value":"='YEARS'("2012-02-29";"2013-02-28";0)"},
{"name":"fillCellRange","start":[12,107],"result":"#REF!","sheet":0,"value":"='WEEKS'("2010-05-06";"2010-05-17";1)"},
{"name":"fillCellRange","start":[13,108],"result":"#REF!","sheet":0,"value":"='MONTHS'("2010-04-03";"2011-06-17";1)"},
{"name":"fillCellRange","start":[13,109],"result":"#REF!","sheet":0,"value":"='YEARS'("2009-04-03";"2011-11-17";1)"},
{"name":"fillCellRange","start":[15,107],"result":"#REF!","sheet":0,"value":"='WEEKS'("2010-05-09";"2010-05-10";1)"},
{"name":"fillCellRange","start":[15,108],"result":"#REF!","sheet":0,"value":"='MONTHS'("2010-03-31";"2010-04-01";1)"},
{"name":"fillCellRange","start":[15,109],"result":"#REF!","sheet":0,"value":"='YEARS'("2009-12-31";"2010-01-01";1)"},
{"name":"fillCellRange","start":[2,13],"result":"#NULL!","sheet":1,"value":"='DURATION'("2008-01-02";"2008-02-15";0.05;0.06;2;0)"},
{"name":"fillCellRange","start":[2,37],"result":0.1236310959043367,"sheet":1,"value":"=XIRR([.K38:.M38];[.N38:.P38])"},
{"name":"fillCellRange","start":[2,38],"result":-12.65325356915656,"sheet":1,"value":"=XNPV(0.05;[.K39:.M39];[.N39:.P39])"},
{"name":"fillCellRange","start":[2,50],"result":"#NULL!","sheet":1,"value":"='GCD_ADD'(16;32;24)"},
{"name":"fillCellRange","start":[2,52],"result":"#NULL!","sheet":1,"value":"='LCM_ADD'(4;6)"},
{"name":"fillCellRange","start":[2,54],"result":2.708333333333333,"sheet":1,"value":"=SERIESSUM(1;0;1;[.K55:.O55])"},
{"name":"fillCellRange","start":[3,80],"result":"-4.18962569096881-9.10922789375534i","sheet":1,"value":"="-4"&[.B2]&"18962569096881-9"&[.B2]&"10922789375534i""},
{"name":"fillCellRange","start":[3,82],"result":"-1.13120438375681+2.47172667200482i","sheet":1,"value":"="-1"&[.B2]&"13120438375681+2"&[.B2]&"47172667200482i""},
{"name":"fillCellRange","start":[3,84],"result":"1.6094379124341+0.643501108793284i","sheet":1,"value":"="1"&[.B2]&"6094379124341+0"&[.B2]&"643501108793284i""},
{"name":"fillCellRange","start":[3,85],"result":"0.698970004336019+0.402719196273373i","sheet":1,"value":"="0"&[.B2]&"698970004336019+0"&[.B2]&"402719196273373i""},
{"name":"fillCellRange","start":[3,86],"result":"1.16096404744368+1.59727796468811i","sheet":1,"value":"="1"&[.B2]&"16096404744368+1"&[.B2]&"59727796468811i""},
{"name":"fillCellRange","start":[3,89],"result":"3.85373803791938-27.0168132580039i","sheet":1,"value":"="3"&[.B2]&"85373803791938-27"&[.B2]&"0168132580039i""},
{"name":"fillCellRange","start":[3,93],"result":"0.00490825806749606+1.00070953606723i","sheet":1,"value":"="0"&[.B2]&"00490825806749606+1"&[.B2]&"00070953606723i""},
{"name":"fillCellRange","start":[3,94],"result":"-0.0652940278579471-0.0752249603027732i","sheet":1,"value":"="-0"&[.B2]&"0652940278579471-0"&[.B2]&"0752249603027732i""},
{"name":"fillCellRange","start":[3,95],"result":"-0.0754898329158637+0.0648774713706355i","sheet":1,"value":"="-0"&[.B2]&"0754898329158637+0"&[.B2]&"0648774713706355i""},
{"name":"fillCellRange","start":[3,96],"result":"0.00490118239430447-0.999266927805902i","sheet":1,"value":"="0"&[.B2]&"00490118239430447-0"&[.B2]&"999266927805902i""},
{"name":"fillCellRange","start":[3,97],"result":"-27.0168132580039+3.85373803791938i","sheet":1,"value":"="-27"&[.B2]&"0168132580039+3"&[.B2]&"85373803791938i""},
{"name":"fillCellRange","start":[3,98],"result":"-27.0349456030742+3.85115333481178i","sheet":1,"value":"="-27"&[.B2]&"0349456030742+3"&[.B2]&"85115333481178i""},
{"name":"fillCellRange","start":[3,99],"result":"-0.0362534969158689-0.00516434460775318i","sheet":1,"value":"="-0"&[.B2]&"0362534969158689-0"&[.B2]&"00516434460775318i""},
{"name":"fillCellRange","start":[3,100],"result":"-0.036275889628626-0.0051744731840194i","sheet":1,"value":"="-0"&[.B2]&"036275889628626-0"&[.B2]&"0051744731840194i""},
{"name":"fillCellRange","start":[3,116],"result":"#NAME?","sheet":1,"value":"=IF(error.type([.C108]);"LO Formel";"JUT")"},
{"name":"fillCellRange","start":[3,118],"result":"#NULL!","sheet":1,"value":"=IF(ISERROR('WEEKSINYEAR'("2010-02-14"));IF(error.type('WEEKSINYEAR'("2010-02-14"))=6;"OKl";"LO Formel");'WEEKSINYEAR'("2010-02-14"))"},
{"name":"fillCellRange","start":[4,3],"result":"OK","sheet":1,"value":"=IF([.C4]=[.D4];"OK";"Fehler")"},
{"name":"fillCellRange","start":[4,4],"result":"OK","sheet":1,"value":"=IF([.C5]=[.D5];"OK";"Fehler")"},
{"name":"fillCellRange","start":[4,5],"result":"Err:504","sheet":1,"value":"=IF([.C6]=[.D6];"OK";"Fehler")"},
{"name":"fillCellRange","start":[4,6],"result":"OK","sheet":1,"value":"=IF([.C7]=[.D7];"OK";"Fehler")"},
{"name":"fillCellRange","start":[4,7],"result":"OK","sheet":1,"value":"=IF([.C8]=[.D8];"OK";"Fehler")"},
{"name":"fillCellRange","start":[4,8],"result":"OK","sheet":1,"value":"=IF([.C9]=[.D9];"OK";"Fehler")"},
{"name":"fillCellRange","start":[4,9],"result":"OK","sheet":1,"value":"=IF(ABS(([.C10]-[.D10])/[.C10])<[.B1];"OK";"Fehler")"},
{"name":"fillCellRange","start":[4,10],"result":"OK","sheet":1,"value":"=IF((ABS([.C11]-[.D11])/[.C11])<[.B1];"OK";"Fehler")"},
{"name":"fillCellRange","start":[4,11],"result":"OK","sheet":1,"value":"=IF(ABS(([.C12]-[.D12])/[.C12])<[.B1];"OK";"Fehler")"},
{"name":"fillCellRange","start":[4,12],"result":"OK","sheet":1,"value":"=IF(ABS(([.C13]-[.D13])/[.C13])<[.B1];"OK";"Fehler")"},
{"name":"fillCellRange","start":[4,13],"result":"#NULL!","sheet":1,"value":"=IF(ABS(([.C14]-[.D14])/[.C14])<[.B1];"OK";"Fehler")"},
{"name":"fillCellRange","start":[4,14],"result":"Fehler","sheet":1,"value":"=IF(ISERROR(DURATION_ADD("2008-01-02";"2008-02-15";0.05;0.06;2;0));IF(error.type(DURATION_ADD("2008-01-02";"2008-02-15";0.05;0.06;2;0))=6;DURATION_ADD("2008-01-02";"2008-02-15";0.05;0.06;2;0);"LO Formel");IF([.C15]=[.D15];"OK";"Fehler"))"},
{"name":"fillCellRange","start":[4,15],"result":"OK","sheet":1,"value":"=IF(ABS([.C16]-[.D16])<[.B1];"OK";"Fehler")"},
{"name":"fillCellRange","start":[4,16],"result":"#NAME?","sheet":1,"value":"=IF(ISERROR(effektiv_add(0.06;4));IF(error.type(effektiv_add(0.06;4))=6;effektiv_add(0.06;4);"LO Formel");IF([.C17]=[.D17];"OK";"Fehler"))"},
{"name":"fillCellRange","start":[4,17],"result":"OK","sheet":1,"value":"=IF(ABS([.C18]-[.D18])<[.B1];"OK";"Fehler")"},
{"name":"fillCellRange","start":[4,18],"result":"#NAME?","sheet":1,"value":"=IF(ISERROR(kumkapital_add(0.055/12;12*2;5000;4;6;0));IF(error.type(kumkapital_add(0.055/12;12*2;5000;4;6;0))=6;kumkapital_add(0.055/12;12*2;5000;4;6;0);"LO Formel");IF([.C19]=[.D19];"OK";"Fehler"))"},
{"name":"fillCellRange","start":[4,19],"result":"OK","sheet":1,"value":"=IF(ABS(([.C20]-[.D20])/[.C20])<[.B1];"OK";"Fehler")"},
{"name":"fillCellRange","start":[4,20],"result":"OK","sheet":1,"value":"=IF(ABS(([.C21]-[.D21])/[.C21])<[.B1];"OK";"Fehler")"},
{"name":"fillCellRange","start":[4,21],"result":"OK","sheet":1,"value":"=IF(ABS(([.C22]-[.D22])/[.C22])<[.B1];"OK";"Fehler")"},
{"name":"fillCellRange","start":[4,22],"result":"OK","sheet":1,"value":"=IF(ABS(([.C23]-[.D23])/[.C23])<[.B1];"OK";"Fehler")"},
{"name":"fillCellRange","start":[4,23],"result":"OK","sheet":1,"value":"=IF(ABS(([.C24]-[.D24])/[.C24]<[.B1]);"OK";"Fehler")"},
{"name":"fillCellRange","start":[4,24],"result":"OK","sheet":1,"value":"=IF(ABS(([.C25]-[.D25])/[.C25])<[.B1];"OK";"Fehler")"},
{"name":"fillCellRange","start":[4,25],"result":"OK","sheet":1,"value":"=IF(ABS(([.C26]-[.D26])/[.C26])<[.B1];"OK";"Fehler")"},
{"name":"fillCellRange","start":[4,26],"result":"OK","sheet":1,"value":"=IF(ABS(([.C27]-[.D27])/[.C27])<[.B1];"OK";"Fehler")"},
{"name":"fillCellRange","start":[4,27],"result":"OK","sheet":1,"value":"=IF(ABS(([.C28]-[.D28])/[.C28])<[.B1];"OK";"Fehler")"},
{"name":"fillCellRange","start":[4,28],"result":"OK","sheet":1,"value":"=IF(ABS(([.C29]-[.D29])/[.C29])<[.B1];"OK";"Fehler")"},
{"name":"fillCellRange","start":[4,29],"result":"OK","sheet":1,"value":"=IF(ABS(([.C30]-[.D30])/[.C30])<[.B1];"OK";"Fehler")"},
{"name":"fillCellRange","start":[4,30],"result":"OK","sheet":1,"value":"=IF(ABS(([.C31]-[.D31])/[.C31])<[.B1];"OK";"Fehler")"},
{"name":"fillCellRange","start":[4,31],"result":"OK","sheet":1,"value":"=IF(ABS(([.C32]-[.D32])/[.C32])<[.B1];"OK";"Fehler")"},
{"name":"fillCellRange","start":[4,32],"result":"OK","sheet":1,"value":"=IF(ABS(([.C33]-[.D33])/[.C33])<[.B1];"OK";"Fehler")"},
{"name":"fillCellRange","start":[4,33],"result":"#REF!","sheet":1,"value":"=IF(ABS([.C34]-[.D34])<1;"OK";"Fehler")"},
{"name":"fillCellRange","start":[4,34],"result":"#REF!","sheet":1,"value":"=IF(ABS([.C35]-[.D35])<0.000001;"OK";"Fehler")"},
{"name":"fillCellRange","start":[4,35],"result":"Fehler","sheet":1,"value":"=IF(ABS(([.C36]-[.D36])/[.C36])<[.B1];"OK";"Fehler")"},
{"name":"fillCellRange","start":[4,36],"result":"Fehler","sheet":1,"value":"=IF(ABS(([.C37]-[.D37])/[.C37])<[.B1];"OK";"Fehler")"},
{"name":"fillCellRange","start":[4,37],"result":"OK","sheet":1,"value":"=IF(ABS(([.C38]-[.D38])/[.C38])<[.B1];"OK";"Fehler")"},
{"name":"fillCellRange","start":[4,38],"result":"OK","sheet":1,"value":"=IF(ABS(([.C39]-[.D39])/[.C39])<[.B1];"OK";"Fehler")"},
{"name":"fillCellRange","start":[4,39],"result":"OK","sheet":1,"value":"=IF(ABS(([.C40]-[.D40])/[.C40])<[.B1];"OK";"Fehler")"},
{"name":"fillCellRange","start":[4,40],"result":"OK","sheet":1,"value":"=IF([.C41]=[.D41];"OK";"Fehler")"},
{"name":"fillCellRange","start":[4,41],"result":"OK","sheet":1,"value":"=IF([.C42]=[.D42];"OK";"Fehler")"},
{"name":"fillCellRange","start":[4,42],"result":"OK","sheet":1,"value":"=IF([.C43]=[.D43];"OK";"Fehler")"},
{"name":"fillCellRange","start":[4,43],"result":"OK","sheet":1,"value":"=IF([.C44]=[.D44];"OK";"Fehler")"},
{"name":"fillCellRange","start":[4,44],"result":"OK","sheet":1,"value":"=IF([.C45]=[.D45];"OK";"Fehler")"},
{"name":"fillCellRange","start":[4,45],"result":"OK","sheet":1,"value":"=IF([.C46]=[.D46];"OK";"Fehler")"},
{"name":"fillCellRange","start":[4,46],"result":"OK","sheet":1,"value":"=IF(ABS(([.C47]-[.D47])/[.C47])<[.B1];"OK";"Fehler")"},
{"name":"fillCellRange","start":[4,47],"result":"OK","sheet":1,"value":"=IF([.C48]=[.D48];"OK";"Fehler")"},
{"name":"fillCellRange","start":[4,48],"result":"OK","sheet":1,"value":"=IF([.C49]=[.D49];"OK";"Fehler")"},
{"name":"fillCellRange","start":[4,49],"result":"OK","sheet":1,"value":"=IF([.C50]=[.D50];"OK";"Fehler")"},
{"name":"fillCellRange","start":[4,50],"result":"#NULL!","sheet":1,"value":"=IF(ISERROR('GCD_ADD'(16;32;24));IF(error.type('GCD_ADD'(16;32;24))=6;'GCD_ADD'(16;32;24);"LO Formel");IF([.C51]=[.D51];"OK";"Fehler"))"},
{"name":"fillCellRange","start":[4,51],"result":"OK","sheet":1,"value":"=IF([.C52]=[.D52];"OK";"Fehler")"},
{"name":"fillCellRange","start":[4,52],"result":"#NAME?","sheet":1,"value":"=IF(ISERROR(kgv_add(4;6));IF(error.type(kgv_add(4;6))=6;kgv_add(4;6);"LO Formel");IF([.C53]=[.D53];"OK";"Fehler"))"},
{"name":"fillCellRange","start":[4,53],"result":"OK","sheet":1,"value":"=IF([.C54]=[.D54];"OK";"Fehler")"},
{"name":"fillCellRange","start":[4,54],"result":"OK","sheet":1,"value":"=IF(ABS(([.C55]-[.D55])/[.C55])<[.B1];"OK";"Fehler")"},
{"name":"fillCellRange","start":[4,55],"result":"OK","sheet":1,"value":"=IF([.C56]=[.D56];"OK";"Fehler")"},
{"name":"fillCellRange","start":[4,56],"result":"OK","sheet":1,"value":"=IF([.C57]=[.D57];"OK";"Fehler")"},
{"name":"fillCellRange","start":[4,57],"result":"OK","sheet":1,"value":"=IF(ABS(([.C58]-[.D58])/[.C58])<[.B1];"OK";"Fehler")"},
{"name":"fillCellRange","start":[4,59],"result":"OK","sheet":1,"value":"=IF(ABS(([.C60]-[.D60])/[.C60])<[.B1];"OK";"Fehler")"},
{"name":"fillCellRange","start":[4,60],"result":"OK","sheet":1,"value":"=IF(ABS(([.C61]-[.D61])/[.C61])<[.B1];"OK";"Fehler")"},
{"name":"fillCellRange","start":[4,61],"result":"OK","sheet":1,"value":"=IF(ABS(([.C62]-[.D62])/[.C62])<[.B1];"OK";"Fehler")"},
{"name":"fillCellRange","start":[4,62],"result":"OK","sheet":1,"value":"=IF(ABS(([.C63]-[.D63])/[.C63])<[.B1];"OK";"Fehler")"},
{"name":"fillCellRange","start":[4,63],"result":"OK","sheet":1,"value":"=IF([.C64]=[.D64];"OK";"Fehler")"},
{"name":"fillCellRange","start":[4,64],"result":"OK","sheet":1,"value":"=IF([.C65]=[.D65];"OK";"Fehler")"},
{"name":"fillCellRange","start":[4,65],"result":"OK","sheet":1,"value":"=IF([.C66]=[.D66];"OK";"Fehler")"},
{"name":"fillCellRange","start":[4,66],"result":"OK","sheet":1,"value":"=IF([.C67]=[.D67];"OK";"Fehler")"},
{"name":"fillCellRange","start":[4,67],"result":"OK","sheet":1,"value":"=IF([.C68]=[.D68];"OK";"Fehler")"},
{"name":"fillCellRange","start":[4,68],"result":"OK","sheet":1,"value":"=IF([.C69]=[.D69];"OK";"Fehler")"},
{"name":"fillCellRange","start":[4,69],"result":"OK","sheet":1,"value":"=IF([.C70]=[.D70];"OK";"Fehler")"},
{"name":"fillCellRange","start":[4,70],"result":"OK","sheet":1,"value":"=IF(ABS(([.C71]-[.D71])/[.C71])<[.B1];"OK";"Fehler")"},
{"name":"fillCellRange","start":[4,71],"result":"OK","sheet":1,"value":"=IF(ABS(([.C72]-[.D72])/[.C72])<[.B1];"OK";"Fehler")"},
{"name":"fillCellRange","start":[4,72],"result":"OK","sheet":1,"value":"=IF([.C73]=[.D73];"OK";"Fehler")"},
{"name":"fillCellRange","start":[4,73],"result":"OK","sheet":1,"value":"=IF([.C74]=[.D74];"OK";"Fehler")"},
{"name":"fillCellRange","start":[4,74],"result":"OK","sheet":1,"value":"=IF([.C75]=[.D75];"OK";"Fehler")"},
{"name":"fillCellRange","start":[4,75],"result":"OK","sheet":1,"value":"=IF([.C76]=[.D76];"OK";"Fehler")"},
{"name":"fillCellRange","start":[4,76],"result":"OK","sheet":1,"value":"=IF([.C77]=[.D77];"OK";"Fehler")"},
{"name":"fillCellRange","start":[4,77],"result":"OK","sheet":1,"value":"=IF([.C78]=[.D78];"OK";"Fehler")"},
{"name":"fillCellRange","start":[4,78],"result":"OK","sheet":1,"value":"=IF([.C79]=[.D79];"OK";"Fehler")"},
{"name":"fillCellRange","start":[4,79],"result":"OK","sheet":1,"value":"=IF(ABS(([.C80]-[.D80])/[.C80])<[.B1];"OK";"Fehler")"},
{"name":"fillCellRange","start":[4,80],"result":"OK","sheet":1,"value":"=IF(([.C81]=[.D81]);"OK";"Fehler")"},
{"name":"fillCellRange","start":[4,81],"result":"OK","sheet":1,"value":"=IF([.C82]=[.D82];"OK";"Fehler")"},
{"name":"fillCellRange","start":[4,82],"result":"OK","sheet":1,"value":"=IF([.C83]=[.D83];"OK";"Fehler")"},
{"name":"fillCellRange","start":[4,83],"result":"OK","sheet":1,"value":"=IF([.C84]=[.D84];"OK";"Fehler")"},
{"name":"fillCellRange","start":[4,84],"result":"OK","sheet":1,"value":"=IF([.C85]=[.D85];"OK";"Fehler")"},
{"name":"fillCellRange","start":[4,85],"result":"OK","sheet":1,"value":"=IF([.C86]=[.D86];"OK";"Fehler")"},
{"name":"fillCellRange","start":[4,86],"result":"OK","sheet":1,"value":"=IF([.C87]=[.D87];"OK";"Fehler")"},
{"name":"fillCellRange","start":[4,87],"result":"OK","sheet":1,"value":"=IF([.C88]=[.D88];"OK";"Fehler")"},
{"name":"fillCellRange","start":[4,88],"result":"OK","sheet":1,"value":"=IF([.C89]=[.D89];"OK";"Fehler")"},
{"name":"fillCellRange","start":[4,89],"result":"OK","sheet":1,"value":"=IF([.C90]=[.D90];"OK";"Fehler")"},
{"name":"fillCellRange","start":[4,90],"result":"OK","sheet":1,"value":"=IF([.C91]=[.D91];"OK";"Fehler")"},
{"name":"fillCellRange","start":[4,91],"result":"OK","sheet":1,"value":"=IF([.C92]=[.D92];"OK";"Fehler")"},
{"name":"fillCellRange","start":[4,92],"result":"OK","sheet":1,"value":"=IF([.C93]=[.D93];"OK";"Fehler")"},
{"name":"fillCellRange","start":[4,93],"result":"OK","sheet":1,"value":"=IF([.C94]=[.D94];"OK";"Fehler")"},
{"name":"fillCellRange","start":[4,94],"result":"OK","sheet":1,"value":"=IF([.C95]=[.D95];"OK";"Fehler")"},
{"name":"fillCellRange","start":[4,95],"result":"Fehler","sheet":1,"value":"=IF([.C96]=[.D96];"OK";"Fehler")"},
{"name":"fillCellRange","start":[4,96],"result":"OK","sheet":1,"value":"=IF([.C97]=[.D97];"OK";"Fehler")"},
{"name":"fillCellRange","start":[4,97],"result":"OK","sheet":1,"value":"=IF([.C98]=[.D98];"OK";"Fehler")"},
{"name":"fillCellRange","start":[4,98],"result":"OK","sheet":1,"value":"=IF([.C99]=[.D99];"OK";"Fehler")"},
{"name":"fillCellRange","start":[4,99],"result":"OK","sheet":1,"value":"=IF([.C100]=[.D100];"OK";"Fehler")"},
{"name":"fillCellRange","start":[4,100],"result":"OK","sheet":1,"value":"=IF([.C101]=[.D101];"OK";"Fehler")"},
{"name":"fillCellRange","start":[4,101],"result":"OK","sheet":1,"value":"=IF([.C102]=[.D102];"OK";"Fehler")"},
{"name":"fillCellRange","start":[4,102],"result":"OK","sheet":1,"value":"=IF([.C103]=[.D103];"OK";"Fehler")"},
{"name":"fillCellRange","start":[4,103],"result":"OK","sheet":1,"value":"=IF([.C104]=[.D104];"OK";"Fehler")"},
{"name":"fillCellRange","start":[4,104],"result":"OK","sheet":1,"value":"=IF([.C105]=[.D105];"OK";"Fehler")"},
{"name":"fillCellRange","start":[4,105],"result":"OK","sheet":1,"value":"=IF([.C106]=[.D106];"OK";"Fehler")"},
{"name":"fillCellRange","start":[4,106],"result":"OK","sheet":1,"value":"=IF([.C107]=[.D107];"OK";"Fehler")"},
{"name":"fillCellRange","start":[4,107],"result":"#NULL!","sheet":1,"value":"=IF(ISERROR('WEEKS'("2010-05-03";"2010-05-17";0));IF(error.type('WEEKS'("2010-05-03";"2010-05-17";0))=6;'WEEKS'("2010-05-03";"2010-05-17";0);"LO Formel");IF([.C108]=[.D108];"OK";"Fehler"))"},
{"name":"fillCellRange","start":[4,108],"result":"#NULL!","sheet":1,"value":"=IF(ISERROR('MONTHS'("2010-04-03";"2011-06-17";0));IF(error.type('MONTHS'("2010-04-03";"2011-06-17";0))=6;'MONTHS'("2010-04-03";"2011-06-17";0);"LO Formel");IF([.C109]=[.D109];"OK";"Fehler"))"},
{"name":"fillCellRange","start":[4,109],"result":"#NULL!","sheet":1,"value":"=IF(ISERROR('YEARS'("2009-04-03";"2011-11-17";0));IF(error.type('YEARS'("2009-04-03";"2011-11-17";0))=6;'YEARS'("2009-04-03";"2011-11-17";0);"LO Formel");IF([.C110]=[.D110];"OK";"Fehler"))"},
{"name":"fillCellRange","start":[4,110],"result":"#NULL!","sheet":1,"value":"=IF(ISERROR('ISLEAPYEAR'("2012-05-24"));IF(error.type('ISLEAPYEAR'("2012-05-24"))=6;'ISLEAPYEAR'("2012-05-24");"LO Formel");IF([.C111]=[.D111];"OK";"Fehler"))"},
{"name":"fillCellRange","start":[4,111],"result":"#NULL!","sheet":1,"value":"=IF(ISERROR('DAYSINMONTH'("2012-02-14"));IF(error.type('DAYSINMONTH'("2012-02-14"))=6;'DAYSINMONTH'("2012-02-14");"LO Formel");IF([.C112]=[.D112];"OK";"Fehler"))"},
{"name":"fillCellRange","start":[4,112],"result":"#NULL!","sheet":1,"value":"=IF(ISERROR('WEEKSINYEAR'("2012-02-14"));IF(error.type('WEEKSINYEAR'("2012-02-14"))=6;'WEEKSINYEAR'("2012-02-14");"LO Formel");IF([.C112]=[.D112];"OK";"Fehler"))"},
{"name":"fillCellRange","start":[4,113],"result":"#NULL!","sheet":1,"value":"=IF(ISERROR('DAYSINYEAR'("2012-02-14"));IF(error.type('DAYSINYEAR'("2012-02-14"))=6;'DAYSINYEAR'("2012-02-14");"LO Formel");IF([.C114]=[.D114];"OK";"Fehler"))"},
{"name":"fillCellRange","start":[4,114],"result":"#NULL!","sheet":1,"value":"=IF(ISERROR('WEEKSINYEAR'("2010-02-14"));IF(error.type('WEEKSINYEAR'("2010-02-14"))=6;'WEEKSINYEAR'("2010-02-14");"LO Formel");IF([.C115]=[.D115];"OK";"Fehler"))"},
{"name":"fillCellRange","start":[10,49],"result":"#NULL!","sheet":1,"value":"='GCD_ADD'([.O50:.Q50])"},
{"name":"fillCellRange","start":[10,50],"result":"#REF!","sheet":1,"value":"='GCD_ADD'([.O51:.Q51])"},
{"name":"fillCellRange","start":[10,51],"result":"#NULL!","sheet":1,"value":"='LCM_ADD'([.L52:.M52])"},
{"name":"fillCellRange","start":[10,52],"result":"#REF!","sheet":1,"value":"='LCM_ADD'([.L53:.M53])"},
{"name":"fillCellRange","start":[10,53],"result":1260,"sheet":1,"value":"=MULTINOMIAL([.M54:.O54])"},
{"name":"fillCellRange","start":[10,66],"result":1,"sheet":1,"value":"=DELTA(4;[.O67])"},
{"name":"fillCellRange","start":[10,72],"result":1,"sheet":1,"value":"=GESTEP(4;[.O73])"},
{"name":"fillCellRange","start":[10,87],"result":"14-8i","sheet":1,"value":"=IMPRODUCT([.M88:.N88])"},
{"name":"fillCellRange","start":[10,91],"result":"4+6i","sheet":1,"value":"=IMSUM([.M92:.N92])"},
{"name":"fillCellRange","start":[10,107],"result":"#REF!","sheet":1,"value":"='WEEKS'("2010-05-04";"2010-05-27";0)"},
{"name":"fillCellRange","start":[10,108],"result":"#REF!","sheet":1,"value":"='MONTHS'("2010-03-31";"2010-04-30";0)"},
{"name":"fillCellRange","start":[10,109],"result":"#REF!","sheet":1,"value":"='YEARS'("2011-02-28";"2012-02-28";0)"},
{"name":"fillCellRange","start":[12,74],"result":409,"sheet":1,"value":"=HEX2DEC([.$Q$75])"},
{"name":"fillCellRange","start":[12,108],"result":"#REF!","sheet":1,"value":"='MONTHS'("2010-03-31";"2010-06-30";0)"},
{"name":"fillCellRange","start":[12,109],"result":"#REF!","sheet":1,"value":"='YEARS'("2012-02-29";"2013-02-28";0)"},
{"name":"fillCellRange","start":[13,107],"result":"#REF!","sheet":1,"value":"='WEEKS'("2010-05-06";"2010-05-17";1)"},
{"name":"fillCellRange","start":[14,108],"result":"#REF!","sheet":1,"value":"='MONTHS'("2010-04-03";"2011-06-17";1)"},
{"name":"fillCellRange","start":[14,109],"result":"#REF!","sheet":1,"value":"='YEARS'("2009-04-03";"2011-11-17";1)"},
{"name":"fillCellRange","start":[16,107],"result":"#REF!","sheet":1,"value":"='WEEKS'("2010-05-09";"2010-05-10";1)"},
{"name":"fillCellRange","start":[16,108],"result":"#REF!","sheet":1,"value":"='MONTHS'("2010-03-31";"2010-04-01";1)"},
{"name":"fillCellRange","start":[16,109],"result":"#REF!","sheet":1,"value":"='YEARS'("2009-12-31";"2010-01-01";1)"},
{"name":"insertColumns","start":2,"end":2,"sheet":0},
{"name":"setColumnAttributes","start":2,"end":2,"attrs":{"styleId":null,"cell":{"alignHor":null,"alignVert":null,"borderBottom":null,"borderLeft":null,"borderRight":null,"borderTop":null,"fillColor":null,"hidden":null,"numberFormat":null,"unlocked":null,"vertAlign":null,"wrapText":null},"character":{"bold":null,"color":null,"fontName":null,"fontSize":null,"italic":null,"language":null,"strike":null,"underline":null,"url":null},"column":{"customFormat":false,"width":null}},"sheet":0},
{"name":"setColumnAttributes","start":0,"end":0,"attrs":{"column":{"customWidth":true,"width":3582}},"rangeBorders":null,"sheet":0,"visibleBorders":null},
{"name":"setColumnAttributes","start":2,"end":2,"attrs":{"column":{"customWidth":true,"width":9041}},"rangeBorders":null,"sheet":0,"visibleBorders":null},
{"name":"setColumnAttributes","start":1,"end":1,"attrs":{"column":{"customWidth":true,"width":10387}},"rangeBorders":null,"sheet":0,"visibleBorders":null},
{"name":"setColumnAttributes","start":2,"end":2,"attrs":{"character":{"fontName":"Arial"},"row":{"customFormat":true}},"rangeBorders":null,"sheet":0,"visibleBorders":null},
{"name":"fillCellRange","start":[2,2],"attrs":{"styleId":"Excel_20_Built-in_20_Neutral","character":{"color":{"type":"rgb","value":"9c6500"},"fontName":"Arial","fontSize":11,"strike":"none"}},"sheet":0},
{"name":"fillCellRange","start":[2,2],"end":[2,2],"attrs":{"styleId":"Excel_20_Built-in_20_Neutral","cell":{"borderBottom":{"color":{"type":"rgb","value":"000000"},"style":"single","width":26},"fillColor":{"type":"rgb","value":"d6dce5"}},"character":{"bold":true,"color":{"type":"auto"},"fontName":"Calibri","fontSize":11,"strike":"none"},"column":{"customFormat":true}},"parse":null,"sheet":0},
{"name":"fillCellRange","start":[2,15],"end":[2,19],"attrs":{"styleId":"Default","character":{"fontName":"Arial"}},"sheet":0},
{"name":"fillCellRange","start":[2,15],"end":[2,19],"attrs":{"styleId":"Default","character":{"fontName":"Arial"},"column":{"customFormat":true}},"parse":null,"sheet":0},
{"name":"fillCellRange","start":[2,23],"attrs":{"styleId":"Default","character":{"fontName":"Arial"}},"sheet":0},
{"name":"fillCellRange","start":[2,23],"end":[2,23],"attrs":{"styleId":"Default","character":{"fontName":"Arial"},"column":{"customFormat":true}},"parse":null,"sheet":0},
{"name":"fillCellRange","start":[2,33],"end":[2,36],"attrs":{"styleId":"Default","character":{"fontName":"Arial"}},"sheet":0},
{"name":"fillCellRange","start":[2,33],"end":[2,36],"attrs":{"styleId":"Default","character":{"color":{"type":"auto"},"fontName":"Arial","fontSize":10,"strike":"single"},"column":{"customFormat":true}},"parse":null,"sheet":0},
{"name":"fillCellRange","start":[2,47],"end":[2,48],"attrs":{"styleId":"Default","character":{"fontName":"Arial"}},"sheet":0},
{"name":"fillCellRange","start":[2,47],"end":[2,48],"attrs":{"styleId":"Default","character":{"fontName":"Arial"},"column":{"customFormat":true}},"parse":null,"sheet":0},
{"name":"setCellContents","start":[2,2],"contents":[[{"value":"IS"}],[{"result":2.5,"value":"=YEARFRAC("2007-01-01";"2009-07-01";0)"}],[{"result":39797,"value":"=EDATE("2008-10-15";2)"}],[{"result":"Err:504","value":"=ISOWEEKNUM("2010-01-07";1)"}],[{"result":39507,"value":"=EOMONTH("2008-02-14"; 0)"}],[{"result":228,"value":"=AMORDEGRC(1000;"2006-02-01";"2006-12-31";10;0;0.1;1)"}],[{"result":100,"value":"=AMORLINC(1000;"2004-02-01";"2004-12-31";10;8;0.1;1)"}],[{"result":16.94444444444445,"value":"=ACCRINT("2001-2-28";"2001-8-31";"2001-5-1";0.1;1000;2;0)"}],[{"result":20.54794520547945,"value":"=ACCRINTM("2001-4-1";"2001-6-15";0.1;1000;3)"}],[{"result":10300.55030337237,"value":"=RECEIVED("2009-06-01";"2009-12-31";10000;0.05;1)"}],[{"result":0.07169642857142791,"value":"=DISC("2007-12-21";"2008-02-15";98.9;100;1)"}],[{"result":"#NULL!","value":"='DURATION'("2008-01-02";"2008-02-15";0.05;0.06;2;0)"}],[{"result":0.1194444444444445,"value":"=DURATION_ADD("2008-01-02";"2008-02-15";0.05;0.06;2;0)"}],[{"result":0.06136355062499965,"value":"=EFFECT(0.06;4)"}],[{"result":"#NAME?","value":"=effektiv_add(0.06;4)"}],[{"result":-603.629870147452,"value":"=CUMPRINC(0.055/12;12*2;5000;4;6;0)"}],[{"result":"#NAME?","value":"=kumkapital_add(0.055/12;12*2;5000;4;6;0)"}],[{"result":-57.80497222459045,"value":"=CUMIPMT(0.055/12;12*2;5000;4;6;0)"}],[{"result":95.0639490099716,"value":"=PRICE("2008-02-15";"2010-11-15";0.05;0.07;100;2;0)"}],[{"result":97.6311475409836,"value":"=PRICEDISC("2008-02-15";"2008-11-30";0.03;100;1)"}],[{"result":99.85496198975376,"value":"=PRICEMAT("2007-02-15";"2007-04-06";"2007-01-06";0.05;0.06;0)"}],[{"result":0.0586953846746372,"value":"=NOMINAL(0.06;4)"}],[{"result":2.260520316428106,"value":"=MDURATION("2008-2-28";"2010-8-31";0.05;0.06;2;0)"}],[{"result":2.03,"value":"=DOLLARFR(2.1875;16)"}],[{"result":2.187499999999999,"value":"=DOLLARDE(2.03;16)"}],[{"result":0.07026781114146106,"value":"=YIELD("2008-02-15";"2010-11-15";0.05;95;100;2;0)"}],[{"result":0.03074314541838806,"value":"=YIELDDISC("2008-02-15";"2008-11-30";97.63;100;1)"}],[{"result":0.1211434762268236,"value":"=YIELDMAT("2007-02-15";"2007-04-06";"2007-01-06";0.05;99;0)"}],[{"result":0.04075480125055828,"value":"=TBILLEQ("2008-01-01";"2008-02-14";0.04)"}],[{"result":99.65555555555555,"value":"=TBILLPRICE("2008-01-01";"2008-02-01";0.04)"}],[{"result":0.4838709677419364,"value":"=TBILLYIELD("2008-01-01";"2008-02-01";96)"}],[{"result":"#REF!","value":"=ODDFPRICE("1990-06-01";"1995-12-31";"1990-01-01";"1990-12-31";0.06;0.05;1000;1;1)"}],[{"result":"#REF!","value":"=ODDFYIELD("1990-06-01";"1995-12-31";"1990-01-01";"1990-12-31";0.06;790;100;1;1)"}],[{"result":102.5120875338206,"value":"=ODDLPRICE("1990-06-01";"1995-12-31";"1990-01-01";0.02;0.015;100;4;1)"}],[{"result":0.01408788601447293,"value":"=ODDLYIELD("1990-06-01";"1995-12-31";"1990-01-01";0.02;103;100;4;1)"}],[{"result":0.1236310959043367,"value":"=XIRR([.K38:.M38];[.N38:.P38])"}],[{"result":-12.65325356915656,"value":"=XNPV(0.05;[.K39:.M39];[.N39:.P39])"}],[{"result":0.008133295679186678,"value":"=INTRATE("2000-02-02";"2009-12-03";1000;1080;0)"}],[{"result":39217,"value":"=COUPNCD("2007-01-25";"2009-11-15";2;3)"}],[{"result":180,"value":"=COUPDAYS("2007-01-25";"2009-11-15";2;4)"}],[{"result":110,"value":"=COUPDAYSNC("2007-01-25";"2009-11-15";2;4)"}],[{"result":71,"value":"=COUPDAYBS("2007-01-25";"2009-11-15";2;1)"}],[{"result":39036,"value":"=COUPPCD("2007-01-25";"2009-11-15";2;1)"}],[{"result":6,"value":"=COUPNUM("2007-01-25";"2009-11-15";2;1)"}],[{"result":1190.91,"value":"=FVSCHEDULE(1000;{0.05;0.06;0.07})"}],[{"result":0,"value":"=ISEVEN(-1)"}],[{"result":0,"value":"=ISODD(2.5)"}],[{"result":8,"value":"=GCD(16;32;24)"}],[{"result":"#NULL!","value":"='GCD_ADD'(16;32;24)"}],[{"result":12,"value":"=LCM(4;6)"}],[{"result":"#NULL!","value":"='LCM_ADD'(4;6)"}],[{"result":3,"value":"=MULTINOMIAL(1;2)"}],[{"result":2.708333333333333,"value":"=SERIESSUM(1;0;1;[.K55:.O55])"}],[{"result":3,"value":"=QUOTIENT(11;3)"}],[{"result":15,"value":"=MROUND(15.5;3)"}],[{"result":2.506628274631,"value":"=SQRTPI(2)"}],[{"result":30,"value":"=RANDBETWEEN(20;30)"}],[{"result":0.565159103992485,"value":"=BESSELI(1;1)"}],[{"result":0.5767248077568735,"value":"=BESSELJ(2;1)"}],[{"result":0.13986588,"value":"=BESSELK(2;1)"}],[{"result":0.3979257105571,"value":"=BESSELY(4;1)"}],[{"result":6,"value":"=BIN2DEC("110")"}],[{"result":"1D","value":"=BIN2HEX(11101)"}],[{"result":"14","value":"=BIN2OCT("1100")"}],[{"result":0,"value":"=DELTA(4;5)"}],[{"result":"1001","value":"=DEC2BIN(9)"}],[{"result":"1E","value":"=DEC2HEX(30)"}],[{"result":"23","value":"=DEC2OCT(19)"}],[{"result":0.5204998778130466,"value":"=ERF(0.5)"}],[{"result":0.4795001221869534,"value":"=ERFC(0.5)"}],[{"result":0,"value":"=GESTEP(4;5)"}],[{"result":"11101","value":"=HEX2BIN("1D")"}],[{"result":30,"value":"=HEX2DEC("1E")"}],[{"result":"35","value":"=HEX2OCT("1D")"}],[{"result":5,"value":"=IMABS("4+3i")"}],[{"result":3,"value":"=IMAGINARY("4+3i")"}],[{"result":"-3+4i","value":"=IMPOWER("1+2i";2)"}],[{"result":0.7853981633974483,"value":"=IMARGUMENT("3+3i")"}],[{"result":"-4.18962569096881-9.10922789375534i","value":"=IMCOS("2+3i")"}],[{"result":"5-2i","value":"=IMDIV("9+8i";"1+2i")"}],[{"result":"-1.13120438375681+2.47172667200482i","value":"=IMEXP("1+2i")"}],[{"result":"2-3i","value":"=IMCONJUGATE("2+3i")"}],[{"result":"1.6094379124341+0.643501108793284i","value":"=IMLN("4+3i")"}],[{"result":"0.698970004336019+0.402719196273373i","value":"=IMLOG10("3+4i")"}],[{"result":"1.16096404744368+1.59727796468811i","value":"=IMLOG2("1+2i")"}],[{"result":"14-8i","value":"=IMPRODUCT("2-3i";"4+2i")"}],[{"result":4,"value":"=IMREAL("4+3i")"}],[{"result":"3.85373803791938-27.0168132580039i","value":"=IMSIN("3+4i")"}],[{"result":"4+3i","value":"=IMSUB("7+5i";"3+2i")"}],[{"result":"4+6i","value":"=IMSUM("1+2i";"3+4i")"}],[{"result":"5+3i","value":"=IMSQRT("16+30i")"}],[{"result":"0.00490825806749606+1.00070953606723i","value":"=IMTAN("4+3i")"}],[{"result":"-0.0652940278579471-0.0752249603027732i","value":"=IMSEC("4+3i")"}],[{"result":"-6.58066304055116+7.58155274274654i","value":"=IMCOS("4+3i")"}],[{"result":"0.00490118239430447-0.999266927805902i","value":"=IMCOT("4+3i")"}],[{"result":"-27.0168132580039+3.85373803791938i","value":"=IMSINH("4+3i")"}],[{"result":"-27.0349456030742+3.85115333481178i","value":"=IMCOSH("4+3i")"}],[{"result":"-0.0362534969158689-0.00516434460775318i","value":"=IMSECH("4+3i")"}],[{"result":"-0.036275889628626-0.0051744731840194i","value":"=IMCSCH("4+3i")"}],[{"result":"3+4i","value":"=COMPLEX(3;4;"i")"}],[{"result":"1100","value":"=OCT2BIN("14")"}],[{"result":25,"value":"=OCT2DEC("31")"}],[{"result":"1D","value":"=OCT2HEX("35")"}],[{"result":10,"value":"=CONVERT_ADD(120;"in";"ft")"}],[{"result":15,"value":"=FACTDOUBLE(5)"}],[{"result":2,"value":"=ORG.OPENOFFICE.WEEKS("2010-05-03";"2010-05-17";0)"}],[{"result":14,"value":"=ORG.OPENOFFICE.MONTHS("2010-04-03";"2011-06-17";0)"}],[{"result":2,"value":"=ORG.OPENOFFICE.YEARS("2009-04-03";"2011-11-17";0)"}],[{"result":1,"value":"=ORG.OPENOFFICE.ISLEAPYEAR("2012-05-24")"}],[{"result":29,"value":"=ORG.OPENOFFICE.DAYSINMONTH("2012-02-14")"}],[{"result":52,"value":"=ORG.OPENOFFICE.WEEKSINYEAR("2010-02-14")"}],[{"result":366,"value":"=ORG.OPENOFFICE.DAYSINYEAR("2012-02-14")"}],[{"result":52,"value":"=ORG.OPENOFFICE.WEEKSINYEAR("2010-02-14")"}]],"parse":null,"sheet":0},
{"name":"fillCellRange","start":[2,13],"end":[2,13],"sheet":0,"value":"='DURATION'("2008-01-02";"2008-02-15";0.05;0.06;2;0)"},
{"name":"fillCellRange","start":[2,37],"end":[2,37],"sheet":0,"value":"=XIRR([.K38:.M38];[.N38:.P38])"},
{"name":"fillCellRange","start":[2,38],"end":[2,38],"sheet":0,"value":"=XNPV(0.05;[.K39:.M39];[.N39:.P39])"},
{"name":"fillCellRange","start":[2,50],"end":[2,50],"sheet":0,"value":"='GCD_ADD'(16;32;24)"},
{"name":"fillCellRange","start":[2,52],"end":[2,52],"sheet":0,"value":"='LCM_ADD'(4;6)"},
{"name":"fillCellRange","start":[2,54],"end":[2,54],"sheet":0,"value":"=SERIESSUM(1;0;1;[.K55:.O55])"},
{"name":"fillCellRange","start":[3,80],"end":[3,80],"sheet":0,"value":"="-4"&[.B2]&"18962569096881-9"&[.B2]&"10922789375534i""},
{"name":"fillCellRange","start":[3,82],"end":[3,82],"sheet":0,"value":"="-1"&[.B2]&"13120438375681+2"&[.B2]&"47172667200482i""},
{"name":"fillCellRange","start":[3,84],"end":[3,84],"sheet":0,"value":"="1"&[.B2]&"6094379124341+0"&[.B2]&"643501108793284i""},
{"name":"fillCellRange","start":[3,85],"end":[3,85],"sheet":0,"value":"="0"&[.B2]&"698970004336019+0"&[.B2]&"402719196273373i""},
{"name":"fillCellRange","start":[3,86],"end":[3,86],"sheet":0,"value":"="1"&[.B2]&"16096404744368+1"&[.B2]&"59727796468811i""},
{"name":"fillCellRange","start":[3,89],"end":[3,89],"sheet":0,"value":"="3"&[.B2]&"85373803791938-27"&[.B2]&"0168132580039i""},
{"name":"fillCellRange","start":[3,93],"end":[3,93],"sheet":0,"value":"="0"&[.B2]&"00490825806749606+1"&[.B2]&"00070953606723i""},
{"name":"fillCellRange","start":[3,94],"end":[3,94],"sheet":0,"value":"="-0"&[.B2]&"0652940278579471-0"&[.B2]&"0752249603027732i""},
{"name":"fillCellRange","start":[3,95],"end":[3,95],"sheet":0,"value":"="-0"&[.B2]&"0754898329158637+0"&[.B2]&"0648774713706355i""},
{"name":"fillCellRange","start":[3,96],"end":[3,96],"sheet":0,"value":"="0"&[.B2]&"00490118239430447-0"&[.B2]&"999266927805902i""},
{"name":"fillCellRange","start":[3,97],"end":[3,97],"sheet":0,"value":"="-27"&[.B2]&"0168132580039+3"&[.B2]&"85373803791938i""},
{"name":"fillCellRange","start":[3,98],"end":[3,98],"sheet":0,"value":"="-27"&[.B2]&"0349456030742+3"&[.B2]&"85115333481178i""},
{"name":"fillCellRange","start":[3,99],"end":[3,99],"sheet":0,"value":"="-0"&[.B2]&"0362534969158689-0"&[.B2]&"00516434460775318i""},
{"name":"fillCellRange","start":[3,100],"end":[3,100],"sheet":0,"value":"="-0"&[.B2]&"036275889628626-0"&[.B2]&"0051744731840194i""},
{"name":"fillCellRange","start":[3,116],"end":[3,116],"sheet":0,"value":"=IF(error.type([.C108]);"LO Formel";"JUT")"},
{"name":"fillCellRange","start":[3,118],"end":[3,118],"sheet":0,"value":"=IF(ISERROR('WEEKSINYEAR'("2010-02-14"));IF(error.type('WEEKSINYEAR'("2010-02-14"))=6;"OKl";"LO Formel");'WEEKSINYEAR'("2010-02-14"))"},
{"name":"fillCellRange","start":[4,3],"end":[4,3],"sheet":0,"value":"=IF([.C4]=[.D4];"OK";"Fehler")"},
{"name":"fillCellRange","start":[4,4],"end":[4,4],"sheet":0,"value":"=IF([.C5]=[.D5];"OK";"Fehler")"},
{"name":"fillCellRange","start":[4,5],"end":[4,5],"sheet":0,"value":"=IF([.C6]=[.D6];"OK";"Fehler")"},
{"name":"fillCellRange","start":[4,6],"end":[4,6],"sheet":0,"value":"=IF([.C7]=[.D7];"OK";"Fehler")"},
{"name":"fillCellRange","start":[4,7],"end":[4,7],"sheet":0,"value":"=IF([.C8]=[.D8];"OK";"Fehler")"},
{"name":"fillCellRange","start":[4,8],"end":[4,8],"sheet":0,"value":"=IF([.C9]=[.D9];"OK";"Fehler")"},
{"name":"fillCellRange","start":[4,9],"end":[4,9],"sheet":0,"value":"=IF(ABS(([.C10]-[.D10])/[.C10])<[.B1];"OK";"Fehler")"},
{"name":"fillCellRange","start":[4,10],"end":[4,10],"sheet":0,"value":"=IF((ABS([.C11]-[.D11])/[.C11])<[.B1];"OK";"Fehler")"},
{"name":"fillCellRange","start":[4,11],"end":[4,11],"sheet":0,"value":"=IF(ABS(([.C12]-[.D12])/[.C12])<[.B1];"OK";"Fehler")"},
{"name":"fillCellRange","start":[4,12],"end":[4,12],"sheet":0,"value":"=IF(ABS(([.C13]-[.D13])/[.C13])<[.B1];"OK";"Fehler")"},
{"name":"fillCellRange","start":[4,13],"end":[4,13],"sheet":0,"value":"=IF(ABS(([.C14]-[.D14])/[.C14])<[.B1];"OK";"Fehler")"},
{"name":"fillCellRange","start":[4,14],"end":[4,14],"sheet":0,"value":"=IF(ISERROR(DURATION_ADD("2008-01-02";"2008-02-15";0.05;0.06;2;0));IF(error.type(DURATION_ADD("2008-01-02";"2008-02-15";0.05;0.06;2;0))=6;DURATION_ADD("2008-01-02";"2008-02-15";0.05;0.06;2;0);"LO Formel");IF([.C15]=[.D15];"OK";"Fehler"))"},
{"name":"fillCellRange","start":[4,15],"end":[4,15],"sheet":0,"value":"=IF(ABS([.C16]-[.D16])<[.B1];"OK";"Fehler")"},
{"name":"fillCellRange","start":[4,16],"end":[4,16],"sheet":0,"value":"=IF(ISERROR(effektiv_add(0.06;4));IF(error.type(effektiv_add(0.06;4))=6;effektiv_add(0.06;4);"LO Formel");IF([.C17]=[.D17];"OK";"Fehler"))"},
{"name":"fillCellRange","start":[4,17],"end":[4,17],"sheet":0,"value":"=IF(ABS([.C18]-[.D18])<[.B1];"OK";"Fehler")"},
{"name":"fillCellRange","start":[4,18],"end":[4,18],"sheet":0,"value":"=IF(ISERROR(kumkapital_add(0.055/12;12*2;5000;4;6;0));IF(error.type(kumkapital_add(0.055/12;12*2;5000;4;6;0))=6;kumkapital_add(0.055/12;12*2;5000;4;6;0);"LO Formel");IF([.C19]=[.D19];"OK";"Fehler"))"},
{"name":"fillCellRange","start":[4,19],"end":[4,19],"sheet":0,"value":"=IF(ABS(([.C20]-[.D20])/[.C20])<[.B1];"OK";"Fehler")"},
{"name":"fillCellRange","start":[4,20],"end":[4,20],"sheet":0,"value":"=IF(ABS(([.C21]-[.D21])/[.C21])<[.B1];"OK";"Fehler")"},
{"name":"fillCellRange","start":[4,21],"end":[4,21],"sheet":0,"value":"=IF(ABS(([.C22]-[.D22])/[.C22])<[.B1];"OK";"Fehler")"},
{"name":"fillCellRange","start":[4,22],"end":[4,22],"sheet":0,"value":"=IF(ABS(([.C23]-[.D23])/[.C23])<[.B1];"OK";"Fehler")"},
{"name":"fillCellRange","start":[4,23],"end":[4,23],"sheet":0,"value":"=IF(ABS(([.C24]-[.D24])/[.C24]<[.B1]);"OK";"Fehler")"},
{"name":"fillCellRange","start":[4,24],"end":[4,24],"sheet":0,"value":"=IF(ABS(([.C25]-[.D25])/[.C25])<[.B1];"OK";"Fehler")"},
{"name":"fillCellRange","start":[4,25],"end":[4,25],"sheet":0,"value":"=IF(ABS(([.C26]-[.D26])/[.C26])<[.B1];"OK";"Fehler")"},
{"name":"fillCellRange","start":[4,26],"end":[4,26],"sheet":0,"value":"=IF(ABS(([.C27]-[.D27])/[.C27])<[.B1];"OK";"Fehler")"},
{"name":"fillCellRange","start":[4,27],"end":[4,27],"sheet":0,"value":"=IF(ABS(([.C28]-[.D28])/[.C28])<[.B1];"OK";"Fehler")"},
{"name":"fillCellRange","start":[4,28],"end":[4,28],"sheet":0,"value":"=IF(ABS(([.C29]-[.D29])/[.C29])<[.B1];"OK";"Fehler")"},
{"name":"fillCellRange","start":[4,29],"end":[4,29],"sheet":0,"value":"=IF(ABS(([.C30]-[.D30])/[.C30])<[.B1];"OK";"Fehler")"},
{"name":"fillCellRange","start":[4,30],"end":[4,30],"sheet":0,"value":"=IF(ABS(([.C31]-[.D31])/[.C31])<[.B1];"OK";"Fehler")"},
{"name":"fillCellRange","start":[4,31],"end":[4,31],"sheet":0,"value":"=IF(ABS(([.C32]-[.D32])/[.C32])<[.B1];"OK";"Fehler")"},
{"name":"fillCellRange","start":[4,32],"end":[4,32],"sheet":0,"value":"=IF(ABS(([.C33]-[.D33])/[.C33])<[.B1];"OK";"Fehler")"},
{"name":"fillCellRange","start":[4,33],"end":[4,33],"sheet":0,"value":"=IF(ABS([.C34]-[.D34])<1;"OK";"Fehler")"},
{"name":"fillCellRange","start":[4,34],"end":[4,34],"sheet":0,"value":"=IF(ABS([.C35]-[.D35])<0.000001;"OK";"Fehler")"},
{"name":"fillCellRange","start":[4,35],"end":[4,35],"sheet":0,"value":"=IF(ABS(([.C36]-[.D36])/[.C36])<[.B1];"OK";"Fehler")"},
{"name":"fillCellRange","start":[4,36],"end":[4,36],"sheet":0,"value":"=IF(ABS(([.C37]-[.D37])/[.C37])<[.B1];"OK";"Fehler")"},
{"name":"fillCellRange","start":[4,37],"end":[4,37],"sheet":0,"value":"=IF(ABS(([.C38]-[.D38])/[.C38])<[.B1];"OK";"Fehler")"},
{"name":"fillCellRange","start":[4,38],"end":[4,38],"sheet":0,"value":"=IF(ABS(([.C39]-[.D39])/[.C39])<[.B1];"OK";"Fehler")"},
{"name":"fillCellRange","start":[4,39],"end":[4,39],"sheet":0,"value":"=IF(ABS(([.C40]-[.D40])/[.C40])<[.B1];"OK";"Fehler")"},
{"name":"fillCellRange","start":[4,40],"end":[4,40],"sheet":0,"value":"=IF([.C41]=[.D41];"OK";"Fehler")"},
{"name":"fillCellRange","start":[4,41],"end":[4,41],"sheet":0,"value":"=IF([.C42]=[.D42];"OK";"Fehler")"},
{"name":"fillCellRange","start":[4,42],"end":[4,42],"sheet":0,"value":"=IF([.C43]=[.D43];"OK";"Fehler")"},
{"name":"fillCellRange","start":[4,43],"end":[4,43],"sheet":0,"value":"=IF([.C44]=[.D44];"OK";"Fehler")"},
{"name":"fillCellRange","start":[4,44],"end":[4,44],"sheet":0,"value":"=IF([.C45]=[.D45];"OK";"Fehler")"},
{"name":"fillCellRange","start":[4,45],"end":[4,45],"sheet":0,"value":"=IF([.C46]=[.D46];"OK";"Fehler")"},
{"name":"fillCellRange","start":[4,46],"end":[4,46],"sheet":0,"value":"=IF(ABS(([.C47]-[.D47])/[.C47])<[.B1];"OK";"Fehler")"},
{"name":"fillCellRange","start":[4,47],"end":[4,47],"sheet":0,"value":"=IF([.C48]=[.D48];"OK";"Fehler")"},
{"name":"fillCellRange","start":[4,48],"end":[4,48],"sheet":0,"value":"=IF([.C49]=[.D49];"OK";"Fehler")"},
{"name":"fillCellRange","start":[4,49],"end":[4,49],"sheet":0,"value":"=IF([.C50]=[.D50];"OK";"Fehler")"},
{"name":"fillCellRange","start":[4,50],"end":[4,50],"sheet":0,"value":"=IF(ISERROR('GCD_ADD'(16;32;24));IF(error.type('GCD_ADD'(16;32;24))=6;'GCD_ADD'(16;32;24);"LO Formel");IF([.C51]=[.D51];"OK";"Fehler"))"},
{"name":"fillCellRange","start":[4,51],"end":[4,51],"sheet":0,"value":"=IF([.C52]=[.D52];"OK";"Fehler")"},
{"name":"fillCellRange","start":[4,52],"end":[4,52],"sheet":0,"value":"=IF(ISERROR(kgv_add(4;6));IF(error.type(kgv_add(4;6))=6;kgv_add(4;6);"LO Formel");IF([.C53]=[.D53];"OK";"Fehler"))"},
{"name":"fillCellRange","start":[4,53],"end":[4,53],"sheet":0,"value":"=IF([.C54]=[.D54];"OK";"Fehler")"},
{"name":"fillCellRange","start":[4,54],"end":[4,54],"sheet":0,"value":"=IF(ABS(([.C55]-[.D55])/[.C55])<[.B1];"OK";"Fehler")"},
{"name":"fillCellRange","start":[4,55],"end":[4,55],"sheet":0,"value":"=IF([.C56]=[.D56];"OK";"Fehler")"},
{"name":"fillCellRange","start":[4,56],"end":[4,56],"sheet":0,"value":"=IF([.C57]=[.D57];"OK";"Fehler")"},
{"name":"fillCellRange","start":[4,57],"end":[4,57],"sheet":0,"value":"=IF(ABS(([.C58]-[.D58])/[.C58])<[.B1];"OK";"Fehler")"},
{"name":"fillCellRange","start":[4,59],"end":[4,59],"sheet":0,"value":"=IF(ABS(([.C60]-[.D60])/[.C60])<[.B1];"OK";"Fehler")"},
{"name":"fillCellRange","start":[4,60],"end":[4,60],"sheet":0,"value":"=IF(ABS(([.C61]-[.D61])/[.C61])<[.B1];"OK";"Fehler")"},
{"name":"fillCellRange","start":[4,61],"end":[4,61],"sheet":0,"value":"=IF(ABS(([.C62]-[.D62])/[.C62])<[.B1];"OK";"Fehler")"},
{"name":"fillCellRange","start":[4,62],"end":[4,62],"sheet":0,"value":"=IF(ABS(([.C63]-[.D63])/[.C63])<[.B1];"OK";"Fehler")"},
{"name":"fillCellRange","start":[4,63],"end":[4,63],"sheet":0,"value":"=IF([.C64]=[.D64];"OK";"Fehler")"},
{"name":"fillCellRange","start":[4,64],"end":[4,64],"sheet":0,"value":"=IF([.C65]=[.D65];"OK";"Fehler")"},
{"name":"fillCellRange","start":[4,65],"end":[4,65],"sheet":0,"value":"=IF([.C66]=[.D66];"OK";"Fehler")"},
{"name":"fillCellRange","start":[4,66],"end":[4,66],"sheet":0,"value":"=IF([.C67]=[.D67];"OK";"Fehler")"},
{"name":"fillCellRange","start":[4,67],"end":[4,67],"sheet":0,"value":"=IF([.C68]=[.D68];"OK";"Fehler")"},
{"name":"fillCellRange","start":[4,68],"end":[4,68],"sheet":0,"value":"=IF([.C69]=[.D69];"OK";"Fehler")"},
{"name":"fillCellRange","start":[4,69],"end":[4,69],"sheet":0,"value":"=IF([.C70]=[.D70];"OK";"Fehler")"},
{"name":"fillCellRange","start":[4,70],"end":[4,70],"sheet":0,"value":"=IF(ABS(([.C71]-[.D71])/[.C71])<[.B1];"OK";"Fehler")"},
{"name":"fillCellRange","start":[4,71],"end":[4,71],"sheet":0,"value":"=IF(ABS(([.C72]-[.D72])/[.C72])<[.B1];"OK";"Fehler")"},
{"name":"fillCellRange","start":[4,72],"end":[4,72],"sheet":0,"value":"=IF([.C73]=[.D73];"OK";"Fehler")"},
{"name":"fillCellRange","start":[4,73],"end":[4,73],"sheet":0,"value":"=IF([.C74]=[.D74];"OK";"Fehler")"},
{"name":"fillCellRange","start":[4,74],"end":[4,74],"sheet":0,"value":"=IF([.C75]=[.D75];"OK";"Fehler")"},
{"name":"fillCellRange","start":[4,75],"end":[4,75],"sheet":0,"value":"=IF([.C76]=[.D76];"OK";"Fehler")"},
{"name":"fillCellRange","start":[4,76],"end":[4,76],"sheet":0,"value":"=IF([.C77]=[.D77];"OK";"Fehler")"},
{"name":"fillCellRange","start":[4,77],"end":[4,77],"sheet":0,"value":"=IF([.C78]=[.D78];"OK";"Fehler")"},
{"name":"fillCellRange","start":[4,78],"end":[4,78],"sheet":0,"value":"=IF([.C79]=[.D79];"OK";"Fehler")"},
{"name":"fillCellRange","start":[4,79],"end":[4,79],"sheet":0,"value":"=IF(ABS(([.C80]-[.D80])/[.C80])<[.B1];"OK";"Fehler")"},
{"name":"fillCellRange","start":[4,80],"end":[4,80],"sheet":0,"value":"=IF(([.C81]=[.D81]);"OK";"Fehler")"},
{"name":"fillCellRange","start":[4,81],"end":[4,81],"sheet":0,"value":"=IF([.C82]=[.D82];"OK";"Fehler")"},
{"name":"fillCellRange","start":[4,82],"end":[4,82],"sheet":0,"value":"=IF([.C83]=[.D83];"OK";"Fehler")"},
{"name":"fillCellRange","start":[4,83],"end":[4,83],"sheet":0,"value":"=IF([.C84]=[.D84];"OK";"Fehler")"},
{"name":"fillCellRange","start":[4,84],"end":[4,84],"sheet":0,"value":"=IF([.C85]=[.D85];"OK";"Fehler")"},
{"name":"fillCellRange","start":[4,85],"end":[4,85],"sheet":0,"value":"=IF([.C86]=[.D86];"OK";"Fehler")"},
{"name":"fillCellRange","start":[4,86],"end":[4,86],"sheet":0,"value":"=IF([.C87]=[.D87];"OK";"Fehler")"},
{"name":"fillCellRange","start":[4,87],"end":[4,87],"sheet":0,"value":"=IF([.C88]=[.D88];"OK";"Fehler")"},
{"name":"fillCellRange","start":[4,88],"end":[4,88],"sheet":0,"value":"=IF([.C89]=[.D89];"OK";"Fehler")"},
{"name":"fillCellRange","start":[4,89],"end":[4,89],"sheet":0,"value":"=IF([.C90]=[.D90];"OK";"Fehler")"},
{"name":"fillCellRange","start":[4,90],"end":[4,90],"sheet":0,"value":"=IF([.C91]=[.D91];"OK";"Fehler")"},
{"name":"fillCellRange","start":[4,91],"end":[4,91],"sheet":0,"value":"=IF([.C92]=[.D92];"OK";"Fehler")"},
{"name":"fillCellRange","start":[4,92],"end":[4,92],"sheet":0,"value":"=IF([.C93]=[.D93];"OK";"Fehler")"},
{"name":"fillCellRange","start":[4,93],"end":[4,93],"sheet":0,"value":"=IF([.C94]=[.D94];"OK";"Fehler")"},
{"name":"fillCellRange","start":[4,94],"end":[4,94],"sheet":0,"value":"=IF([.C95]=[.D95];"OK";"Fehler")"},
{"name":"fillCellRange","start":[4,95],"end":[4,95],"sheet":0,"value":"=IF([.C96]=[.D96];"OK";"Fehler")"},
{"name":"fillCellRange","start":[4,96],"end":[4,96],"sheet":0,"value":"=IF([.C97]=[.D97];"OK";"Fehler")"},
{"name":"fillCellRange","start":[4,97],"end":[4,97],"sheet":0,"value":"=IF([.C98]=[.D98];"OK";"Fehler")"},
{"name":"fillCellRange","start":[4,98],"end":[4,98],"sheet":0,"value":"=IF([.C99]=[.D99];"OK";"Fehler")"},
{"name":"fillCellRange","start":[4,99],"end":[4,99],"sheet":0,"value":"=IF([.C100]=[.D100];"OK";"Fehler")"},
{"name":"fillCellRange","start":[4,100],"end":[4,100],"sheet":0,"value":"=IF([.C101]=[.D101];"OK";"Fehler")"},
{"name":"fillCellRange","start":[4,101],"end":[4,101],"sheet":0,"value":"=IF([.C102]=[.D102];"OK";"Fehler")"},
{"name":"fillCellRange","start":[4,102],"end":[4,102],"sheet":0,"value":"=IF([.C103]=[.D103];"OK";"Fehler")"},
{"name":"fillCellRange","start":[4,103],"end":[4,103],"sheet":0,"value":"=IF([.C104]=[.D104];"OK";"Fehler")"},
{"name":"fillCellRange","start":[4,104],"end":[4,104],"sheet":0,"value":"=IF([.C105]=[.D105];"OK";"Fehler")"},
{"name":"fillCellRange","start":[4,105],"end":[4,105],"sheet":0,"value":"=IF([.C106]=[.D106];"OK";"Fehler")"},
{"name":"fillCellRange","start":[4,106],"end":[4,106],"sheet":0,"value":"=IF([.C107]=[.D107];"OK";"Fehler")"},
{"name":"fillCellRange","start":[4,107],"end":[4,107],"sheet":0,"value":"=IF(ISERROR('WEEKS'("2010-05-03";"2010-05-17";0));IF(error.type('WEEKS'("2010-05-03";"2010-05-17";0))=6;'WEEKS'("2010-05-03";"2010-05-17";0);"LO Formel");IF([.C108]=[.D108];"OK";"Fehler"))"},
{"name":"fillCellRange","start":[4,108],"end":[4,108],"sheet":0,"value":"=IF(ISERROR('MONTHS'("2010-04-03";"2011-06-17";0));IF(error.type('MONTHS'("2010-04-03";"2011-06-17";0))=6;'MONTHS'("2010-04-03";"2011-06-17";0);"LO Formel");IF([.C109]=[.D109];"OK";"Fehler"))"},
{"name":"fillCellRange","start":[4,109],"end":[4,109],"sheet":0,"value":"=IF(ISERROR('YEARS'("2009-04-03";"2011-11-17";0));IF(error.type('YEARS'("2009-04-03";"2011-11-17";0))=6;'YEARS'("2009-04-03";"2011-11-17";0);"LO Formel");IF([.C110]=[.D110];"OK";"Fehler"))"},
{"name":"fillCellRange","start":[4,110],"end":[4,110],"sheet":0,"value":"=IF(ISERROR('ISLEAPYEAR'("2012-05-24"));IF(error.type('ISLEAPYEAR'("2012-05-24"))=6;'ISLEAPYEAR'("2012-05-24");"LO Formel");IF([.C111]=[.D111];"OK";"Fehler"))"},
{"name":"fillCellRange","start":[4,111],"end":[4,111],"sheet":0,"value":"=IF(ISERROR('DAYSINMONTH'("2012-02-14"));IF(error.type('DAYSINMONTH'("2012-02-14"))=6;'DAYSINMONTH'("2012-02-14");"LO Formel");IF([.C112]=[.D112];"OK";"Fehler"))"},
{"name":"fillCellRange","start":[4,112],"end":[4,112],"sheet":0,"value":"=IF(ISERROR('WEEKSINYEAR'("2012-02-14"));IF(error.type('WEEKSINYEAR'("2012-02-14"))=6;'WEEKSINYEAR'("2012-02-14");"LO Formel");IF([.C112]=[.D112];"OK";"Fehler"))"},
{"name":"fillCellRange","start":[4,113],"end":[4,113],"sheet":0,"value":"=IF(ISERROR('DAYSINYEAR'("2012-02-14"));IF(error.type('DAYSINYEAR'("2012-02-14"))=6;'DAYSINYEAR'("2012-02-14");"LO Formel");IF([.C114]=[.D114];"OK";"Fehler"))"},
{"name":"fillCellRange","start":[4,114],"end":[4,114],"sheet":0,"value":"=IF(ISERROR('WEEKSINYEAR'("2010-02-14"));IF(error.type('WEEKSINYEAR'("2010-02-14"))=6;'WEEKSINYEAR'("2010-02-14");"LO Formel");IF([.C115]=[.D115];"OK";"Fehler"))"},
{"name":"fillCellRange","start":[10,49],"end":[10,49],"sheet":0,"value":"='GCD_ADD'([.O50:.Q50])"},
{"name":"fillCellRange","start":[10,50],"end":[10,50],"sheet":0,"value":"='GCD_ADD'([.O51:.Q51])"},
{"name":"fillCellRange","start":[10,51],"end":[10,51],"sheet":0,"value":"='LCM_ADD'([.L52:.M52])"},
{"name":"fillCellRange","start":[10,52],"end":[10,52],"sheet":0,"value":"='LCM_ADD'([.L53:.M53])"},
{"name":"fillCellRange","start":[10,53],"end":[10,53],"sheet":0,"value":"=MULTINOMIAL([.M54:.O54])"},
{"name":"fillCellRange","start":[10,66],"end":[10,66],"sheet":0,"value":"=DELTA(4;[.O67])"},
{"name":"fillCellRange","start":[10,72],"end":[10,72],"sheet":0,"value":"=GESTEP(4;[.O73])"},
{"name":"fillCellRange","start":[10,87],"end":[10,87],"sheet":0,"value":"=IMPRODUCT([.M88:.N88])"},
{"name":"fillCellRange","start":[10,91],"end":[10,91],"sheet":0,"value":"=IMSUM([.M92:.N92])"},
{"name":"fillCellRange","start":[10,107],"end":[10,107],"sheet":0,"value":"='WEEKS'("2010-05-04";"2010-05-27";0)"},
{"name":"fillCellRange","start":[10,108],"end":[10,108],"sheet":0,"value":"='MONTHS'("2010-03-31";"2010-04-30";0)"},
{"name":"fillCellRange","start":[10,109],"end":[10,109],"sheet":0,"value":"='YEARS'("2011-02-28";"2012-02-28";0)"},
{"name":"fillCellRange","start":[12,74],"end":[12,74],"sheet":0,"value":"=HEX2DEC([.$Q$75])"},
{"name":"fillCellRange","start":[12,108],"end":[12,108],"sheet":0,"value":"='MONTHS'("2010-03-31";"2010-06-30";0)"},
{"name":"fillCellRange","start":[12,109],"end":[12,109],"sheet":0,"value":"='YEARS'("2012-02-29";"2013-02-28";0)"},
{"name":"fillCellRange","start":[13,107],"end":[13,107],"sheet":0,"value":"='WEEKS'("2010-05-06";"2010-05-17";1)"},
{"name":"fillCellRange","start":[14,108],"end":[14,108],"sheet":0,"value":"='MONTHS'("2010-04-03";"2011-06-17";1)"},
{"name":"fillCellRange","start":[14,109],"end":[14,109],"sheet":0,"value":"='YEARS'("2009-04-03";"2011-11-17";1)"},
{"name":"fillCellRange","start":[16,107],"end":[16,107],"sheet":0,"value":"='WEEKS'("2010-05-09";"2010-05-10";1)"},
{"name":"fillCellRange","start":[16,108],"end":[16,108],"sheet":0,"value":"='MONTHS'("2010-03-31";"2010-04-01";1)"},
{"name":"fillCellRange","start":[16,109],"end":[16,109],"sheet":0,"value":"='YEARS'("2009-12-31";"2010-01-01";1)"},
{"name":"fillCellRange","start":[2,13],"end":[2,13],"sheet":1,"value":"='DURATION'("2008-01-02";"2008-02-15";0.05;0.06;2;0)"},
{"name":"fillCellRange","start":[2,37],"end":[2,37],"sheet":1,"value":"=XIRR([.K38:.M38];[.N38:.P38])"},
{"name":"fillCellRange","start":[2,38],"end":[2,38],"sheet":1,"value":"=XNPV(0.05;[.K39:.M39];[.N39:.P39])"},
{"name":"fillCellRange","start":[2,50],"end":[2,50],"sheet":1,"value":"='GCD_ADD'(16;32;24)"},
{"name":"fillCellRange","start":[2,52],"end":[2,52],"sheet":1,"value":"='LCM_ADD'(4;6)"},
{"name":"fillCellRange","start":[2,54],"end":[2,54],"sheet":1,"value":"=SERIESSUM(1;0;1;[.K55:.O55])"},
{"name":"fillCellRange","start":[3,80],"end":[3,80],"sheet":1,"value":"="-4"&[.B2]&"18962569096881-9"&[.B2]&"10922789375534i""},
{"name":"fillCellRange","start":[3,82],"end":[3,82],"sheet":1,"value":"="-1"&[.B2]&"13120438375681+2"&[.B2]&"47172667200482i""},
{"name":"fillCellRange","start":[3,84],"end":[3,84],"sheet":1,"value":"="1"&[.B2]&"6094379124341+0"&[.B2]&"643501108793284i""},
{"name":"fillCellRange","start":[3,85],"end":[3,85],"sheet":1,"value":"="0"&[.B2]&"698970004336019+0"&[.B2]&"402719196273373i""},
{"name":"fillCellRange","start":[3,86],"end":[3,86],"sheet":1,"value":"="1"&[.B2]&"16096404744368+1"&[.B2]&"59727796468811i""},
{"name":"fillCellRange","start":[3,89],"end":[3,89],"sheet":1,"value":"="3"&[.B2]&"85373803791938-27"&[.B2]&"0168132580039i""},
{"name":"fillCellRange","start":[3,93],"end":[3,93],"sheet":1,"value":"="0"&[.B2]&"00490825806749606+1"&[.B2]&"00070953606723i""},
{"name":"fillCellRange","start":[3,94],"end":[3,94],"sheet":1,"value":"="-0"&[.B2]&"0652940278579471-0"&[.B2]&"0752249603027732i""},
{"name":"fillCellRange","start":[3,95],"end":[3,95],"sheet":1,"value":"="-0"&[.B2]&"0754898329158637+0"&[.B2]&"0648774713706355i""},
{"name":"fillCellRange","start":[3,96],"end":[3,96],"sheet":1,"value":"="0"&[.B2]&"00490118239430447-0"&[.B2]&"999266927805902i""},
{"name":"fillCellRange","start":[3,97],"end":[3,97],"sheet":1,"value":"="-27"&[.B2]&"0168132580039+3"&[.B2]&"85373803791938i""},
{"name":"fillCellRange","start":[3,98],"end":[3,98],"sheet":1,"value":"="-27"&[.B2]&"0349456030742+3"&[.B2]&"85115333481178i""},
{"name":"fillCellRange","start":[3,99],"end":[3,99],"sheet":1,"value":"="-0"&[.B2]&"0362534969158689-0"&[.B2]&"00516434460775318i""},
{"name":"fillCellRange","start":[3,100],"end":[3,100],"sheet":1,"value":"="-0"&[.B2]&"036275889628626-0"&[.B2]&"0051744731840194i""},
{"name":"fillCellRange","start":[3,116],"end":[3,116],"sheet":1,"value":"=IF(error.type([.C108]);"LO Formel";"JUT")"},
{"name":"fillCellRange","start":[3,118],"end":[3,118],"sheet":1,"value":"=IF(ISERROR('WEEKSINYEAR'("2010-02-14"));IF(error.type('WEEKSINYEAR'("2010-02-14"))=6;"OKl";"LO Formel");'WEEKSINYEAR'("2010-02-14"))"},
{"name":"fillCellRange","start":[4,3],"end":[4,3],"sheet":1,"value":"=IF([.C4]=[.D4];"OK";"Fehler")"},
{"name":"fillCellRange","start":[4,4],"end":[4,4],"sheet":1,"value":"=IF([.C5]=[.D5];"OK";"Fehler")"},
{"name":"fillCellRange","start":[4,5],"end":[4,5],"sheet":1,"value":"=IF([.C6]=[.D6];"OK";"Fehler")"},
{"name":"fillCellRange","start":[4,6],"end":[4,6],"sheet":1,"value":"=IF([.C7]=[.D7];"OK";"Fehler")"},
{"name":"fillCellRange","start":[4,7],"end":[4,7],"sheet":1,"value":"=IF([.C8]=[.D8];"OK";"Fehler")"},
{"name":"fillCellRange","start":[4,8],"end":[4,8],"sheet":1,"value":"=IF([.C9]=[.D9];"OK";"Fehler")"},
{"name":"fillCellRange","start":[4,9],"end":[4,9],"sheet":1,"value":"=IF(ABS(([.C10]-[.D10])/[.C10])<[.B1];"OK";"Fehler")"},
{"name":"fillCellRange","start":[4,10],"end":[4,10],"sheet":1,"value":"=IF((ABS([.C11]-[.D11])/[.C11])<[.B1];"OK";"Fehler")"},
{"name":"fillCellRange","start":[4,11],"end":[4,11],"sheet":1,"value":"=IF(ABS(([.C12]-[.D12])/[.C12])<[.B1];"OK";"Fehler")"},
{"name":"fillCellRange","start":[4,12],"end":[4,12],"sheet":1,"value":"=IF(ABS(([.C13]-[.D13])/[.C13])<[.B1];"OK";"Fehler")"},
{"name":"fillCellRange","start":[4,13],"end":[4,13],"sheet":1,"value":"=IF(ABS(([.C14]-[.D14])/[.C14])<[.B1];"OK";"Fehler")"},
{"name":"fillCellRange","start":[4,14],"end":[4,14],"sheet":1,"value":"=IF(ISERROR(DURATION_ADD("2008-01-02";"2008-02-15";0.05;0.06;2;0));IF(error.type(DURATION_ADD("2008-01-02";"2008-02-15";0.05;0.06;2;0))=6;DURATION_ADD("2008-01-02";"2008-02-15";0.05;0.06;2;0);"LO Formel");IF([.C15]=[.D15];"OK";"Fehler"))"},
{"name":"fillCellRange","start":[4,15],"end":[4,15],"sheet":1,"value":"=IF(ABS([.C16]-[.D16])<[.B1];"OK";"Fehler")"},
{"name":"fillCellRange","start":[4,16],"end":[4,16],"sheet":1,"value":"=IF(ISERROR(effektiv_add(0.06;4));IF(error.type(effektiv_add(0.06;4))=6;effektiv_add(0.06;4);"LO Formel");IF([.C17]=[.D17];"OK";"Fehler"))"},
{"name":"fillCellRange","start":[4,17],"end":[4,17],"sheet":1,"value":"=IF(ABS([.C18]-[.D18])<[.B1];"OK";"Fehler")"},
{"name":"fillCellRange","start":[4,18],"end":[4,18],"sheet":1,"value":"=IF(ISERROR(kumkapital_add(0.055/12;12*2;5000;4;6;0));IF(error.type(kumkapital_add(0.055/12;12*2;5000;4;6;0))=6;kumkapital_add(0.055/12;12*2;5000;4;6;0);"LO Formel");IF([.C19]=[.D19];"OK";"Fehler"))"},
{"name":"fillCellRange","start":[4,19],"end":[4,19],"sheet":1,"value":"=IF(ABS(([.C20]-[.D20])/[.C20])<[.B1];"OK";"Fehler")"},
{"name":"fillCellRange","start":[4,20],"end":[4,20],"sheet":1,"value":"=IF(ABS(([.C21]-[.D21])/[.C21])<[.B1];"OK";"Fehler")"},
{"name":"fillCellRange","start":[4,21],"end":[4,21],"sheet":1,"value":"=IF(ABS(([.C22]-[.D22])/[.C22])<[.B1];"OK";"Fehler")"},
{"name":"fillCellRange","start":[4,22],"end":[4,22],"sheet":1,"value":"=IF(ABS(([.C23]-[.D23])/[.C23])<[.B1];"OK";"Fehler")"},
{"name":"fillCellRange","start":[4,23],"end":[4,23],"sheet":1,"value":"=IF(ABS(([.C24]-[.D24])/[.C24]<[.B1]);"OK";"Fehler")"},
{"name":"fillCellRange","start":[4,24],"end":[4,24],"sheet":1,"value":"=IF(ABS(([.C25]-[.D25])/[.C25])<[.B1];"OK";"Fehler")"},
{"name":"fillCellRange","start":[4,25],"end":[4,25],"sheet":1,"value":"=IF(ABS(([.C26]-[.D26])/[.C26])<[.B1];"OK";"Fehler")"},
{"name":"fillCellRange","start":[4,26],"end":[4,26],"sheet":1,"value":"=IF(ABS(([.C27]-[.D27])/[.C27])<[.B1];"OK";"Fehler")"},
{"name":"fillCellRange","start":[4,27],"end":[4,27],"sheet":1,"value":"=IF(ABS(([.C28]-[.D28])/[.C28])<[.B1];"OK";"Fehler")"},
{"name":"fillCellRange","start":[4,28],"end":[4,28],"sheet":1,"value":"=IF(ABS(([.C29]-[.D29])/[.C29])<[.B1];"OK";"Fehler")"},
{"name":"fillCellRange","start":[4,29],"end":[4,29],"sheet":1,"value":"=IF(ABS(([.C30]-[.D30])/[.C30])<[.B1];"OK";"Fehler")"},
{"name":"fillCellRange","start":[4,30],"end":[4,30],"sheet":1,"value":"=IF(ABS(([.C31]-[.D31])/[.C31])<[.B1];"OK";"Fehler")"},
{"name":"fillCellRange","start":[4,31],"end":[4,31],"sheet":1,"value":"=IF(ABS(([.C32]-[.D32])/[.C32])<[.B1];"OK";"Fehler")"},
{"name":"fillCellRange","start":[4,32],"end":[4,32],"sheet":1,"value":"=IF(ABS(([.C33]-[.D33])/[.C33])<[.B1];"OK";"Fehler")"},
{"name":"fillCellRange","start":[4,33],"end":[4,33],"sheet":1,"value":"=IF(ABS([.C34]-[.D34])<1;"OK";"Fehler")"},
{"name":"fillCellRange","start":[4,34],"end":[4,34],"sheet":1,"value":"=IF(ABS([.C35]-[.D35])<0.000001;"OK";"Fehler")"},
{"name":"fillCellRange","start":[4,35],"end":[4,35],"sheet":1,"value":"=IF(ABS(([.C36]-[.D36])/[.C36])<[.B1];"OK";"Fehler")"},
{"name":"fillCellRange","start":[4,36],"end":[4,36],"sheet":1,"value":"=IF(ABS(([.C37]-[.D37])/[.C37])<[.B1];"OK";"Fehler")"},
{"name":"fillCellRange","start":[4,37],"end":[4,37],"sheet":1,"value":"=IF(ABS(([.C38]-[.D38])/[.C38])<[.B1];"OK";"Fehler")"},
{"name":"fillCellRange","start":[4,38],"end":[4,38],"sheet":1,"value":"=IF(ABS(([.C39]-[.D39])/[.C39])<[.B1];"OK";"Fehler")"},
{"name":"fillCellRange","start":[4,39],"end":[4,39],"sheet":1,"value":"=IF(ABS(([.C40]-[.D40])/[.C40])<[.B1];"OK";"Fehler")"},
{"name":"fillCellRange","start":[4,40],"end":[4,40],"sheet":1,"value":"=IF([.C41]=[.D41];"OK";"Fehler")"},
{"name":"fillCellRange","start":[4,41],"end":[4,41],"sheet":1,"value":"=IF([.C42]=[.D42];"OK";"Fehler")"},
{"name":"fillCellRange","start":[4,42],"end":[4,42],"sheet":1,"value":"=IF([.C43]=[.D43];"OK";"Fehler")"},
{"name":"fillCellRange","start":[4,43],"end":[4,43],"sheet":1,"value":"=IF([.C44]=[.D44];"OK";"Fehler")"},
{"name":"fillCellRange","start":[4,44],"end":[4,44],"sheet":1,"value":"=IF([.C45]=[.D45];"OK";"Fehler")"},
{"name":"fillCellRange","start":[4,45],"end":[4,45],"sheet":1,"value":"=IF([.C46]=[.D46];"OK";"Fehler")"},
{"name":"fillCellRange","start":[4,46],"end":[4,46],"sheet":1,"value":"=IF(ABS(([.C47]-[.D47])/[.C47])<[.B1];"OK";"Fehler")"},
{"name":"fillCellRange","start":[4,47],"end":[4,47],"sheet":1,"value":"=IF([.C48]=[.D48];"OK";"Fehler")"},
{"name":"fillCellRange","start":[4,48],"end":[4,48],"sheet":1,"value":"=IF([.C49]=[.D49];"OK";"Fehler")"},
{"name":"fillCellRange","start":[4,49],"end":[4,49],"sheet":1,"value":"=IF([.C50]=[.D50];"OK";"Fehler")"},
{"name":"fillCellRange","start":[4,50],"end":[4,50],"sheet":1,"value":"=IF(ISERROR('GCD_ADD'(16;32;24));IF(error.type('GCD_ADD'(16;32;24))=6;'GCD_ADD'(16;32;24);"LO Formel");IF([.C51]=[.D51];"OK";"Fehler"))"},
{"name":"fillCellRange","start":[4,51],"end":[4,51],"sheet":1,"value":"=IF([.C52]=[.D52];"OK";"Fehler")"},
{"name":"fillCellRange","start":[4,52],"end":[4,52],"sheet":1,"value":"=IF(ISERROR(kgv_add(4;6));IF(error.type(kgv_add(4;6))=6;kgv_add(4;6);"LO Formel");IF([.C53]=[.D53];"OK";"Fehler"))"},
{"name":"fillCellRange","start":[4,53],"end":[4,53],"sheet":1,"value":"=IF([.C54]=[.D54];"OK";"Fehler")"},
{"name":"fillCellRange","start":[4,54],"end":[4,54],"sheet":1,"value":"=IF(ABS(([.C55]-[.D55])/[.C55])<[.B1];"OK";"Fehler")"},
{"name":"fillCellRange","start":[4,55],"end":[4,55],"sheet":1,"value":"=IF([.C56]=[.D56];"OK";"Fehler")"},
{"name":"fillCellRange","start":[4,56],"end":[4,56],"sheet":1,"value":"=IF([.C57]=[.D57];"OK";"Fehler")"},
{"name":"fillCellRange","start":[4,57],"end":[4,57],"sheet":1,"value":"=IF(ABS(([.C58]-[.D58])/[.C58])<[.B1];"OK";"Fehler")"},
{"name":"fillCellRange","start":[4,59],"end":[4,59],"sheet":1,"value":"=IF(ABS(([.C60]-[.D60])/[.C60])<[.B1];"OK";"Fehler")"},
{"name":"fillCellRange","start":[4,60],"end":[4,60],"sheet":1,"value":"=IF(ABS(([.C61]-[.D61])/[.C61])<[.B1];"OK";"Fehler")"},
{"name":"fillCellRange","start":[4,61],"end":[4,61],"sheet":1,"value":"=IF(ABS(([.C62]-[.D62])/[.C62])<[.B1];"OK";"Fehler")"},
{"name":"fillCellRange","start":[4,62],"end":[4,62],"sheet":1,"value":"=IF(ABS(([.C63]-[.D63])/[.C63])<[.B1];"OK";"Fehler")"},
{"name":"fillCellRange","start":[4,63],"end":[4,63],"sheet":1,"value":"=IF([.C64]=[.D64];"OK";"Fehler")"},
{"name":"fillCellRange","start":[4,64],"end":[4,64],"sheet":1,"value":"=IF([.C65]=[.D65];"OK";"Fehler")"},
{"name":"fillCellRange","start":[4,65],"end":[4,65],"sheet":1,"value":"=IF([.C66]=[.D66];"OK";"Fehler")"},
{"name":"fillCellRange","start":[4,66],"end":[4,66],"sheet":1,"value":"=IF([.C67]=[.D67];"OK";"Fehler")"},
{"name":"fillCellRange","start":[4,67],"end":[4,67],"sheet":1,"value":"=IF([.C68]=[.D68];"OK";"Fehler")"},
{"name":"fillCellRange","start":[4,68],"end":[4,68],"sheet":1,"value":"=IF([.C69]=[.D69];"OK";"Fehler")"},
{"name":"fillCellRange","start":[4,69],"end":[4,69],"sheet":1,"value":"=IF([.C70]=[.D70];"OK";"Fehler")"},
{"name":"fillCellRange","start":[4,70],"end":[4,70],"sheet":1,"value":"=IF(ABS(([.C71]-[.D71])/[.C71])<[.B1];"OK";"Fehler")"},
{"name":"fillCellRange","start":[4,71],"end":[4,71],"sheet":1,"value":"=IF(ABS(([.C72]-[.D72])/[.C72])<[.B1];"OK";"Fehler")"},
{"name":"fillCellRange","start":[4,72],"end":[4,72],"sheet":1,"value":"=IF([.C73]=[.D73];"OK";"Fehler")"},
{"name":"fillCellRange","start":[4,73],"end":[4,73],"sheet":1,"value":"=IF([.C74]=[.D74];"OK";"Fehler")"},
{"name":"fillCellRange","start":[4,74],"end":[4,74],"sheet":1,"value":"=IF([.C75]=[.D75];"OK";"Fehler")"},
{"name":"fillCellRange","start":[4,75],"end":[4,75],"sheet":1,"value":"=IF([.C76]=[.D76];"OK";"Fehler")"},
{"name":"fillCellRange","start":[4,76],"end":[4,76],"sheet":1,"value":"=IF([.C77]=[.D77];"OK";"Fehler")"},
{"name":"fillCellRange","start":[4,77],"end":[4,77],"sheet":1,"value":"=IF([.C78]=[.D78];"OK";"Fehler")"},
{"name":"fillCellRange","start":[4,78],"end":[4,78],"sheet":1,"value":"=IF([.C79]=[.D79];"OK";"Fehler")"},
{"name":"fillCellRange","start":[4,79],"end":[4,79],"sheet":1,"value":"=IF(ABS(([.C80]-[.D80])/[.C80])<[.B1];"OK";"Fehler")"},
{"name":"fillCellRange","start":[4,80],"end":[4,80],"sheet":1,"value":"=IF(([.C81]=[.D81]);"OK";"Fehler")"},
{"name":"fillCellRange","start":[4,81],"end":[4,81],"sheet":1,"value":"=IF([.C82]=[.D82];"OK";"Fehler")"},
{"name":"fillCellRange","start":[4,82],"end":[4,82],"sheet":1,"value":"=IF([.C83]=[.D83];"OK";"Fehler")"},
{"name":"fillCellRange","start":[4,83],"end":[4,83],"sheet":1,"value":"=IF([.C84]=[.D84];"OK";"Fehler")"},
{"name":"fillCellRange","start":[4,84],"end":[4,84],"sheet":1,"value":"=IF([.C85]=[.D85];"OK";"Fehler")"},
{"name":"fillCellRange","start":[4,85],"end":[4,85],"sheet":1,"value":"=IF([.C86]=[.D86];"OK";"Fehler")"},
{"name":"fillCellRange","start":[4,86],"end":[4,86],"sheet":1,"value":"=IF([.C87]=[.D87];"OK";"Fehler")"},
{"name":"fillCellRange","start":[4,87],"end":[4,87],"sheet":1,"value":"=IF([.C88]=[.D88];"OK";"Fehler")"},
{"name":"fillCellRange","start":[4,88],"end":[4,88],"sheet":1,"value":"=IF([.C89]=[.D89];"OK";"Fehler")"},
{"name":"fillCellRange","start":[4,89],"end":[4,89],"sheet":1,"value":"=IF([.C90]=[.D90];"OK";"Fehler")"},
{"name":"fillCellRange","start":[4,90],"end":[4,90],"sheet":1,"value":"=IF([.C91]=[.D91];"OK";"Fehler")"},
{"name":"fillCellRange","start":[4,91],"end":[4,91],"sheet":1,"value":"=IF([.C92]=[.D92];"OK";"Fehler")"},
{"name":"fillCellRange","start":[4,92],"end":[4,92],"sheet":1,"value":"=IF([.C93]=[.D93];"OK";"Fehler")"},
{"name":"fillCellRange","start":[4,93],"end":[4,93],"sheet":1,"value":"=IF([.C94]=[.D94];"OK";"Fehler")"},
{"name":"fillCellRange","start":[4,94],"end":[4,94],"sheet":1,"value":"=IF([.C95]=[.D95];"OK";"Fehler")"},
{"name":"fillCellRange","start":[4,95],"end":[4,95],"sheet":1,"value":"=IF([.C96]=[.D96];"OK";"Fehler")"},
{"name":"fillCellRange","start":[4,96],"end":[4,96],"sheet":1,"value":"=IF([.C97]=[.D97];"OK";"Fehler")"},
{"name":"fillCellRange","start":[4,97],"end":[4,97],"sheet":1,"value":"=IF([.C98]=[.D98];"OK";"Fehler")"},
{"name":"fillCellRange","start":[4,98],"end":[4,98],"sheet":1,"value":"=IF([.C99]=[.D99];"OK";"Fehler")"},
{"name":"fillCellRange","start":[4,99],"end":[4,99],"sheet":1,"value":"=IF([.C100]=[.D100];"OK";"Fehler")"},
{"name":"fillCellRange","start":[4,100],"end":[4,100],"sheet":1,"value":"=IF([.C101]=[.D101];"OK";"Fehler")"},
{"name":"fillCellRange","start":[4,101],"end":[4,101],"sheet":1,"value":"=IF([.C102]=[.D102];"OK";"Fehler")"},
{"name":"fillCellRange","start":[4,102],"end":[4,102],"sheet":1,"value":"=IF([.C103]=[.D103];"OK";"Fehler")"},
{"name":"fillCellRange","start":[4,103],"end":[4,103],"sheet":1,"value":"=IF([.C104]=[.D104];"OK";"Fehler")"},
{"name":"fillCellRange","start":[4,104],"end":[4,104],"sheet":1,"value":"=IF([.C105]=[.D105];"OK";"Fehler")"},
{"name":"fillCellRange","start":[4,105],"end":[4,105],"sheet":1,"value":"=IF([.C106]=[.D106];"OK";"Fehler")"},
{"name":"fillCellRange","start":[4,106],"end":[4,106],"sheet":1,"value":"=IF([.C107]=[.D107];"OK";"Fehler")"},
{"name":"fillCellRange","start":[4,107],"end":[4,107],"sheet":1,"value":"=IF(ISERROR('WEEKS'("2010-05-03";"2010-05-17";0));IF(error.type('WEEKS'("2010-05-03";"2010-05-17";0))=6;'WEEKS'("2010-05-03";"2010-05-17";0);"LO Formel");IF([.C108]=[.D108];"OK";"Fehler"))"},
{"name":"fillCellRange","start":[4,108],"end":[4,108],"sheet":1,"value":"=IF(ISERROR('MONTHS'("2010-04-03";"2011-06-17";0));IF(error.type('MONTHS'("2010-04-03";"2011-06-17";0))=6;'MONTHS'("2010-04-03";"2011-06-17";0);"LO Formel");IF([.C109]=[.D109];"OK";"Fehler"))"},
{"name":"fillCellRange","start":[4,109],"end":[4,109],"sheet":1,"value":"=IF(ISERROR('YEARS'("2009-04-03";"2011-11-17";0));IF(error.type('YEARS'("2009-04-03";"2011-11-17";0))=6;'YEARS'("2009-04-03";"2011-11-17";0);"LO Formel");IF([.C110]=[.D110];"OK";"Fehler"))"},
{"name":"fillCellRange","start":[4,110],"end":[4,110],"sheet":1,"value":"=IF(ISERROR('ISLEAPYEAR'("2012-05-24"));IF(error.type('ISLEAPYEAR'("2012-05-24"))=6;'ISLEAPYEAR'("2012-05-24");"LO Formel");IF([.C111]=[.D111];"OK";"Fehler"))"},
{"name":"fillCellRange","start":[4,111],"end":[4,111],"sheet":1,"value":"=IF(ISERROR('DAYSINMONTH'("2012-02-14"));IF(error.type('DAYSINMONTH'("2012-02-14"))=6;'DAYSINMONTH'("2012-02-14");"LO Formel");IF([.C112]=[.D112];"OK";"Fehler"))"},
{"name":"fillCellRange","start":[4,112],"end":[4,112],"sheet":1,"value":"=IF(ISERROR('WEEKSINYEAR'("2012-02-14"));IF(error.type('WEEKSINYEAR'("2012-02-14"))=6;'WEEKSINYEAR'("2012-02-14");"LO Formel");IF([.C112]=[.D112];"OK";"Fehler"))"},
{"name":"fillCellRange","start":[4,113],"end":[4,113],"sheet":1,"value":"=IF(ISERROR('DAYSINYEAR'("2012-02-14"));IF(error.type('DAYSINYEAR'("2012-02-14"))=6;'DAYSINYEAR'("2012-02-14");"LO Formel");IF([.C114]=[.D114];"OK";"Fehler"))"},
{"name":"fillCellRange","start":[4,114],"end":[4,114],"sheet":1,"value":"=IF(ISERROR('WEEKSINYEAR'("2010-02-14"));IF(error.type('WEEKSINYEAR'("2010-02-14"))=6;'WEEKSINYEAR'("2010-02-14");"LO Formel");IF([.C115]=[.D115];"OK";"Fehler"))"},
{"name":"fillCellRange","start":[10,49],"end":[10,49],"sheet":1,"value":"='GCD_ADD'([.O50:.Q50])"},
{"name":"fillCellRange","start":[10,50],"end":[10,50],"sheet":1,"value":"='GCD_ADD'([.O51:.Q51])"},
{"name":"fillCellRange","start":[10,51],"end":[10,51],"sheet":1,"value":"='LCM_ADD'([.L52:.M52])"},
{"name":"fillCellRange","start":[10,52],"end":[10,52],"sheet":1,"value":"='LCM_ADD'([.L53:.M53])"},
{"name":"fillCellRange","start":[10,53],"end":[10,53],"sheet":1,"value":"=MULTINOMIAL([.M54:.O54])"},
{"name":"fillCellRange","start":[10,66],"end":[10,66],"sheet":1,"value":"=DELTA(4;[.O67])"},
{"name":"fillCellRange","start":[10,72],"end":[10,72],"sheet":1,"value":"=GESTEP(4;[.O73])"},
{"name":"fillCellRange","start":[10,87],"end":[10,87],"sheet":1,"value":"=IMPRODUCT([.M88:.N88])"},
{"name":"fillCellRange","start":[10,91],"end":[10,91],"sheet":1,"value":"=IMSUM([.M92:.N92])"},
{"name":"fillCellRange","start":[10,107],"end":[10,107],"sheet":1,"value":"='WEEKS'("2010-05-04";"2010-05-27";0)"},
{"name":"fillCellRange","start":[10,108],"end":[10,108],"sheet":1,"value":"='MONTHS'("2010-03-31";"2010-04-30";0)"},
{"name":"fillCellRange","start":[10,109],"end":[10,109],"sheet":1,"value":"='YEARS'("2011-02-28";"2012-02-28";0)"},
{"name":"fillCellRange","start":[12,74],"end":[12,74],"sheet":1,"value":"=HEX2DEC([.$Q$75])"},
{"name":"fillCellRange","start":[12,108],"end":[12,108],"sheet":1,"value":"='MONTHS'("2010-03-31";"2010-06-30";0)"},
{"name":"fillCellRange","start":[12,109],"end":[12,109],"sheet":1,"value":"='YEARS'("2012-02-29";"2013-02-28";0)"},
{"name":"fillCellRange","start":[13,107],"end":[13,107],"sheet":1,"value":"='WEEKS'("2010-05-06";"2010-05-17";1)"},
{"name":"fillCellRange","start":[14,108],"end":[14,108],"sheet":1,"value":"='MONTHS'("2010-04-03";"2011-06-17";1)"},
{"name":"fillCellRange","start":[14,109],"end":[14,109],"sheet":1,"value":"='YEARS'("2009-04-03";"2011-11-17";1)"},
{"name":"fillCellRange","start":[16,107],"end":[16,107],"sheet":1,"value":"='WEEKS'("2010-05-09";"2010-05-10";1)"},
{"name":"fillCellRange","start":[16,108],"end":[16,108],"sheet":1,"value":"='MONTHS'("2010-03-31";"2010-04-01";1)"},
{"name":"fillCellRange","start":[16,109],"end":[16,109],"sheet":1,"value":"='YEARS'("2009-12-31";"2010-01-01";1)"},
{"name":"fillCellRange","start":[3,80],"result":"-4.18962569096881-9.10922789375534i","sheet":0,"value":"="-4"&[.B2]&"18962569096881-9"&[.B2]&"10922789375534i""},
{"name":"fillCellRange","start":[3,82],"result":"-1.13120438375681+2.47172667200482i","sheet":0,"value":"="-1"&[.B2]&"13120438375681+2"&[.B2]&"47172667200482i""},
{"name":"fillCellRange","start":[3,84],"result":"1.6094379124341+0.643501108793284i","sheet":0,"value":"="1"&[.B2]&"6094379124341+0"&[.B2]&"643501108793284i""},
{"name":"fillCellRange","start":[3,85],"result":"0.698970004336019+0.402719196273373i","sheet":0,"value":"="0"&[.B2]&"698970004336019+0"&[.B2]&"402719196273373i""},
{"name":"fillCellRange","start":[3,86],"result":"1.16096404744368+1.59727796468811i","sheet":0,"value":"="1"&[.B2]&"16096404744368+1"&[.B2]&"59727796468811i""},
{"name":"fillCellRange","start":[3,89],"result":"3.85373803791938-27.0168132580039i","sheet":0,"value":"="3"&[.B2]&"85373803791938-27"&[.B2]&"0168132580039i""},
{"name":"fillCellRange","start":[3,93],"result":"0.00490825806749606+1.00070953606723i","sheet":0,"value":"="0"&[.B2]&"00490825806749606+1"&[.B2]&"00070953606723i""},
{"name":"fillCellRange","start":[3,94],"result":"-0.0652940278579471-0.0752249603027732i","sheet":0,"value":"="-0"&[.B2]&"0652940278579471-0"&[.B2]&"0752249603027732i""},
{"name":"fillCellRange","start":[3,95],"result":"-0.0754898329158637+0.0648774713706355i","sheet":0,"value":"="-0"&[.B2]&"0754898329158637+0"&[.B2]&"0648774713706355i""},
{"name":"fillCellRange","start":[3,96],"result":"0.00490118239430447-0.999266927805902i","sheet":0,"value":"="0"&[.B2]&"00490118239430447-0"&[.B2]&"999266927805902i""},
{"name":"fillCellRange","start":[3,97],"result":"-27.0168132580039+3.85373803791938i","sheet":0,"value":"="-27"&[.B2]&"0168132580039+3"&[.B2]&"85373803791938i""},
{"name":"fillCellRange","start":[3,98],"result":"-27.0349456030742+3.85115333481178i","sheet":0,"value":"="-27"&[.B2]&"0349456030742+3"&[.B2]&"85115333481178i""},
{"name":"fillCellRange","start":[3,99],"result":"-0.0362534969158689-0.00516434460775318i","sheet":0,"value":"="-0"&[.B2]&"0362534969158689-0"&[.B2]&"00516434460775318i""},
{"name":"fillCellRange","start":[3,100],"result":"-0.036275889628626-0.0051744731840194i","sheet":0,"value":"="-0"&[.B2]&"036275889628626-0"&[.B2]&"0051744731840194i""},
{"name":"fillCellRange","start":[3,116],"result":"#NAME?","sheet":0,"value":"=IF(error.type([.C108]);"LO Formel";"JUT")"},
{"name":"fillCellRange","start":[3,118],"result":"#NULL!","sheet":0,"value":"=IF(ISERROR('WEEKSINYEAR'("2010-02-14"));IF(error.type('WEEKSINYEAR'("2010-02-14"))=6;"OKl";"LO Formel");'WEEKSINYEAR'("2010-02-14"))"},
{"name":"fillCellRange","start":[4,3],"result":"OK","sheet":0,"value":"=IF([.C4]=[.D4];"OK";"Fehler")"},
{"name":"fillCellRange","start":[4,4],"result":"OK","sheet":0,"value":"=IF([.C5]=[.D5];"OK";"Fehler")"},
{"name":"fillCellRange","start":[4,5],"result":"Err:504","sheet":0,"value":"=IF([.C6]=[.D6];"OK";"Fehler")"},
{"name":"fillCellRange","start":[4,6],"result":"OK","sheet":0,"value":"=IF([.C7]=[.D7];"OK";"Fehler")"},
{"name":"fillCellRange","start":[4,7],"result":"OK","sheet":0,"value":"=IF([.C8]=[.D8];"OK";"Fehler")"},
{"name":"fillCellRange","start":[4,8],"result":"OK","sheet":0,"value":"=IF([.C9]=[.D9];"OK";"Fehler")"},
{"name":"fillCellRange","start":[4,9],"result":"OK","sheet":0,"value":"=IF(ABS(([.C10]-[.D10])/[.C10])<[.B1];"OK";"Fehler")"},
{"name":"fillCellRange","start":[4,10],"result":"OK","sheet":0,"value":"=IF((ABS([.C11]-[.D11])/[.C11])<[.B1];"OK";"Fehler")"},
{"name":"fillCellRange","start":[4,11],"result":"OK","sheet":0,"value":"=IF(ABS(([.C12]-[.D12])/[.C12])<[.B1];"OK";"Fehler")"},
{"name":"fillCellRange","start":[4,12],"result":"OK","sheet":0,"value":"=IF(ABS(([.C13]-[.D13])/[.C13])<[.B1];"OK";"Fehler")"},
{"name":"fillCellRange","start":[4,13],"result":"#NULL!","sheet":0,"value":"=IF(ABS(([.C14]-[.D14])/[.C14])<[.B1];"OK";"Fehler")"},
{"name":"fillCellRange","start":[4,14],"result":"Fehler","sheet":0,"value":"=IF(ISERROR(DURATION_ADD("2008-01-02";"2008-02-15";0.05;0.06;2;0));IF(error.type(DURATION_ADD("2008-01-02";"2008-02-15";0.05;0.06;2;0))=6;DURATION_ADD("2008-01-02";"2008-02-15";0.05;0.06;2;0);"LO Formel");IF([.C15]=[.D15];"OK";"Fehler"))"},
{"name":"fillCellRange","start":[4,15],"result":"OK","sheet":0,"value":"=IF(ABS([.C16]-[.D16])<[.B1];"OK";"Fehler")"},
{"name":"fillCellRange","start":[4,16],"result":"#NAME?","sheet":0,"value":"=IF(ISERROR(effektiv_add(0.06;4));IF(error.type(effektiv_add(0.06;4))=6;effektiv_add(0.06;4);"LO Formel");IF([.C17]=[.D17];"OK";"Fehler"))"},
{"name":"fillCellRange","start":[4,17],"result":"OK","sheet":0,"value":"=IF(ABS([.C18]-[.D18])<[.B1];"OK";"Fehler")"},
{"name":"fillCellRange","start":[4,18],"result":"#NAME?","sheet":0,"value":"=IF(ISERROR(kumkapital_add(0.055/12;12*2;5000;4;6;0));IF(error.type(kumkapital_add(0.055/12;12*2;5000;4;6;0))=6;kumkapital_add(0.055/12;12*2;5000;4;6;0);"LO Formel");IF([.C19]=[.D19];"OK";"Fehler"))"},
{"name":"fillCellRange","start":[4,19],"result":"OK","sheet":0,"value":"=IF(ABS(([.C20]-[.D20])/[.C20])<[.B1];"OK";"Fehler")"},
{"name":"fillCellRange","start":[4,20],"result":"OK","sheet":0,"value":"=IF(ABS(([.C21]-[.D21])/[.C21])<[.B1];"OK";"Fehler")"},
{"name":"fillCellRange","start":[4,21],"result":"OK","sheet":0,"value":"=IF(ABS(([.C22]-[.D22])/[.C22])<[.B1];"OK";"Fehler")"},
{"name":"fillCellRange","start":[4,22],"result":"OK","sheet":0,"value":"=IF(ABS(([.C23]-[.D23])/[.C23])<[.B1];"OK";"Fehler")"},
{"name":"fillCellRange","start":[4,23],"result":"OK","sheet":0,"value":"=IF(ABS(([.C24]-[.D24])/[.C24]<[.B1]);"OK";"Fehler")"},
{"name":"fillCellRange","start":[4,24],"result":"OK","sheet":0,"value":"=IF(ABS(([.C25]-[.D25])/[.C25])<[.B1];"OK";"Fehler")"},
{"name":"fillCellRange","start":[4,25],"result":"OK","sheet":0,"value":"=IF(ABS(([.C26]-[.D26])/[.C26])<[.B1];"OK";"Fehler")"},
{"name":"fillCellRange","start":[4,26],"result":"OK","sheet":0,"value":"=IF(ABS(([.C27]-[.D27])/[.C27])<[.B1];"OK";"Fehler")"},
{"name":"fillCellRange","start":[4,27],"result":"OK","sheet":0,"value":"=IF(ABS(([.C28]-[.D28])/[.C28])<[.B1];"OK";"Fehler")"},
{"name":"fillCellRange","start":[4,28],"result":"OK","sheet":0,"value":"=IF(ABS(([.C29]-[.D29])/[.C29])<[.B1];"OK";"Fehler")"},
{"name":"fillCellRange","start":[4,29],"result":"OK","sheet":0,"value":"=IF(ABS(([.C30]-[.D30])/[.C30])<[.B1];"OK";"Fehler")"},
{"name":"fillCellRange","start":[4,30],"result":"OK","sheet":0,"value":"=IF(ABS(([.C31]-[.D31])/[.C31])<[.B1];"OK";"Fehler")"},
{"name":"fillCellRange","start":[4,31],"result":"OK","sheet":0,"value":"=IF(ABS(([.C32]-[.D32])/[.C32])<[.B1];"OK";"Fehler")"},
{"name":"fillCellRange","start":[4,32],"result":"OK","sheet":0,"value":"=IF(ABS(([.C33]-[.D33])/[.C33])<[.B1];"OK";"Fehler")"},
{"name":"fillCellRange","start":[4,33],"result":"#REF!","sheet":0,"value":"=IF(ABS([.C34]-[.D34])<1;"OK";"Fehler")"},
{"name":"fillCellRange","start":[4,34],"result":"#REF!","sheet":0,"value":"=IF(ABS([.C35]-[.D35])<0.000001;"OK";"Fehler")"},
{"name":"fillCellRange","start":[4,35],"result":"Fehler","sheet":0,"value":"=IF(ABS(([.C36]-[.D36])/[.C36])<[.B1];"OK";"Fehler")"},
{"name":"fillCellRange","start":[4,36],"result":"Fehler","sheet":0,"value":"=IF(ABS(([.C37]-[.D37])/[.C37])<[.B1];"OK";"Fehler")"},
{"name":"fillCellRange","start":[4,37],"result":"OK","sheet":0,"value":"=IF(ABS(([.C38]-[.D38])/[.C38])<[.B1];"OK";"Fehler")"},
{"name":"fillCellRange","start":[4,38],"result":"OK","sheet":0,"value":"=IF(ABS(([.C39]-[.D39])/[.C39])<[.B1];"OK";"Fehler")"},
{"name":"fillCellRange","start":[4,39],"result":"OK","sheet":0,"value":"=IF(ABS(([.C40]-[.D40])/[.C40])<[.B1];"OK";"Fehler")"},
{"name":"fillCellRange","start":[4,40],"result":"OK","sheet":0,"value":"=IF([.C41]=[.D41];"OK";"Fehler")"},
{"name":"fillCellRange","start":[4,41],"result":"OK","sheet":0,"value":"=IF([.C42]=[.D42];"OK";"Fehler")"},
{"name":"fillCellRange","start":[4,42],"result":"OK","sheet":0,"value":"=IF([.C43]=[.D43];"OK";"Fehler")"},
{"name":"fillCellRange","start":[4,43],"result":"OK","sheet":0,"value":"=IF([.C44]=[.D44];"OK";"Fehler")"},
{"name":"fillCellRange","start":[4,44],"result":"OK","sheet":0,"value":"=IF([.C45]=[.D45];"OK";"Fehler")"},
{"name":"fillCellRange","start":[4,45],"result":"OK","sheet":0,"value":"=IF([.C46]=[.D46];"OK";"Fehler")"},
{"name":"fillCellRange","start":[4,46],"result":"OK","sheet":0,"value":"=IF(ABS(([.C47]-[.D47])/[.C47])<[.B1];"OK";"Fehler")"},
{"name":"fillCellRange","start":[4,47],"result":"OK","sheet":0,"value":"=IF([.C48]=[.D48];"OK";"Fehler")"},
{"name":"fillCellRange","start":[4,48],"result":"OK","sheet":0,"value":"=IF([.C49]=[.D49];"OK";"Fehler")"},
{"name":"fillCellRange","start":[4,49],"result":"OK","sheet":0,"value":"=IF([.C50]=[.D50];"OK";"Fehler")"},
{"name":"fillCellRange","start":[4,50],"result":"#NULL!","sheet":0,"value":"=IF(ISERROR('GCD_ADD'(16;32;24));IF(error.type('GCD_ADD'(16;32;24))=6;'GCD_ADD'(16;32;24);"LO Formel");IF([.C51]=[.D51];"OK";"Fehler"))"},
{"name":"fillCellRange","start":[4,51],"result":"OK","sheet":0,"value":"=IF([.C52]=[.D52];"OK";"Fehler")"},
{"name":"fillCellRange","start":[4,52],"result":"#NAME?","sheet":0,"value":"=IF(ISERROR(kgv_add(4;6));IF(error.type(kgv_add(4;6))=6;kgv_add(4;6);"LO Formel");IF([.C53]=[.D53];"OK";"Fehler"))"},
{"name":"fillCellRange","start":[4,53],"result":"OK","sheet":0,"value":"=IF([.C54]=[.D54];"OK";"Fehler")"},
{"name":"fillCellRange","start":[4,54],"result":"OK","sheet":0,"value":"=IF(ABS(([.C55]-[.D55])/[.C55])<[.B1];"OK";"Fehler")"},
{"name":"fillCellRange","start":[4,55],"result":"OK","sheet":0,"value":"=IF([.C56]=[.D56];"OK";"Fehler")"},
{"name":"fillCellRange","start":[4,56],"result":"OK","sheet":0,"value":"=IF([.C57]=[.D57];"OK";"Fehler")"},
{"name":"fillCellRange","start":[4,57],"result":"OK","sheet":0,"value":"=IF(ABS(([.C58]-[.D58])/[.C58])<[.B1];"OK";"Fehler")"},
{"name":"fillCellRange","start":[4,59],"result":"OK","sheet":0,"value":"=IF(ABS(([.C60]-[.D60])/[.C60])<[.B1];"OK";"Fehler")"},
{"name":"fillCellRange","start":[4,60],"result":"OK","sheet":0,"value":"=IF(ABS(([.C61]-[.D61])/[.C61])<[.B1];"OK";"Fehler")"},
{"name":"fillCellRange","start":[4,61],"result":"OK","sheet":0,"value":"=IF(ABS(([.C62]-[.D62])/[.C62])<[.B1];"OK";"Fehler")"},
{"name":"fillCellRange","start":[4,62],"result":"OK","sheet":0,"value":"=IF(ABS(([.C63]-[.D63])/[.C63])<[.B1];"OK";"Fehler")"},
{"name":"fillCellRange","start":[4,63],"result":"OK","sheet":0,"value":"=IF([.C64]=[.D64];"OK";"Fehler")"},
{"name":"fillCellRange","start":[4,64],"result":"OK","sheet":0,"value":"=IF([.C65]=[.D65];"OK";"Fehler")"},
{"name":"fillCellRange","start":[4,65],"result":"OK","sheet":0,"value":"=IF([.C66]=[.D66];"OK";"Fehler")"},
{"name":"fillCellRange","start":[4,66],"result":"OK","sheet":0,"value":"=IF([.C67]=[.D67];"OK";"Fehler")"},
{"name":"fillCellRange","start":[4,67],"result":"OK","sheet":0,"value":"=IF([.C68]=[.D68];"OK";"Fehler")"},
{"name":"fillCellRange","start":[4,68],"result":"OK","sheet":0,"value":"=IF([.C69]=[.D69];"OK";"Fehler")"},
{"name":"fillCellRange","start":[4,69],"result":"OK","sheet":0,"value":"=IF([.C70]=[.D70];"OK";"Fehler")"},
{"name":"fillCellRange","start":[4,70],"result":"OK","sheet":0,"value":"=IF(ABS(([.C71]-[.D71])/[.C71])<[.B1];"OK";"Fehler")"},
{"name":"fillCellRange","start":[4,71],"result":"OK","sheet":0,"value":"=IF(ABS(([.C72]-[.D72])/[.C72])<[.B1];"OK";"Fehler")"},
{"name":"fillCellRange","start":[4,72],"result":"OK","sheet":0,"value":"=IF([.C73]=[.D73];"OK";"Fehler")"},
{"name":"fillCellRange","start":[4,73],"result":"OK","sheet":0,"value":"=IF([.C74]=[.D74];"OK";"Fehler")"},
{"name":"fillCellRange","start":[4,74],"result":"OK","sheet":0,"value":"=IF([.C75]=[.D75];"OK";"Fehler")"},
{"name":"fillCellRange","start":[4,75],"result":"OK","sheet":0,"value":"=IF([.C76]=[.D76];"OK";"Fehler")"},
{"name":"fillCellRange","start":[4,76],"result":"OK","sheet":0,"value":"=IF([.C77]=[.D77];"OK";"Fehler")"},
{"name":"fillCellRange","start":[4,77],"result":"OK","sheet":0,"value":"=IF([.C78]=[.D78];"OK";"Fehler")"},
{"name":"fillCellRange","start":[4,78],"result":"OK","sheet":0,"value":"=IF([.C79]=[.D79];"OK";"Fehler")"},
{"name":"fillCellRange","start":[4,79],"result":"OK","sheet":0,"value":"=IF(ABS(([.C80]-[.D80])/[.C80])<[.B1];"OK";"Fehler")"},
{"name":"fillCellRange","start":[4,80],"result":"OK","sheet":0,"value":"=IF(([.C81]=[.D81]);"OK";"Fehler")"},
{"name":"fillCellRange","start":[4,81],"result":"OK","sheet":0,"value":"=IF([.C82]=[.D82];"OK";"Fehler")"},
{"name":"fillCellRange","start":[4,82],"result":"OK","sheet":0,"value":"=IF([.C83]=[.D83];"OK";"Fehler")"},
{"name":"fillCellRange","start":[4,83],"result":"OK","sheet":0,"value":"=IF([.C84]=[.D84];"OK";"Fehler")"},
{"name":"fillCellRange","start":[4,84],"result":"OK","sheet":0,"value":"=IF([.C85]=[.D85];"OK";"Fehler")"},
{"name":"fillCellRange","start":[4,85],"result":"OK","sheet":0,"value":"=IF([.C86]=[.D86];"OK";"Fehler")"},
{"name":"fillCellRange","start":[4,86],"result":"OK","sheet":0,"value":"=IF([.C87]=[.D87];"OK";"Fehler")"},
{"name":"fillCellRange","start":[4,87],"result":"OK","sheet":0,"value":"=IF([.C88]=[.D88];"OK";"Fehler")"},
{"name":"fillCellRange","start":[4,88],"result":"OK","sheet":0,"value":"=IF([.C89]=[.D89];"OK";"Fehler")"},
{"name":"fillCellRange","start":[4,89],"result":"OK","sheet":0,"value":"=IF([.C90]=[.D90];"OK";"Fehler")"},
{"name":"fillCellRange","start":[4,90],"result":"OK","sheet":0,"value":"=IF([.C91]=[.D91];"OK";"Fehler")"},
{"name":"fillCellRange","start":[4,91],"result":"OK","sheet":0,"value":"=IF([.C92]=[.D92];"OK";"Fehler")"},
{"name":"fillCellRange","start":[4,92],"result":"OK","sheet":0,"value":"=IF([.C93]=[.D93];"OK";"Fehler")"},
{"name":"fillCellRange","start":[4,93],"result":"OK","sheet":0,"value":"=IF([.C94]=[.D94];"OK";"Fehler")"},
{"name":"fillCellRange","start":[4,94],"result":"OK","sheet":0,"value":"=IF([.C95]=[.D95];"OK";"Fehler")"},
{"name":"fillCellRange","start":[4,95],"result":"Fehler","sheet":0,"value":"=IF([.C96]=[.D96];"OK";"Fehler")"},
{"name":"fillCellRange","start":[4,96],"result":"OK","sheet":0,"value":"=IF([.C97]=[.D97];"OK";"Fehler")"},
{"name":"fillCellRange","start":[4,97],"result":"OK","sheet":0,"value":"=IF([.C98]=[.D98];"OK";"Fehler")"},
{"name":"fillCellRange","start":[4,98],"result":"OK","sheet":0,"value":"=IF([.C99]=[.D99];"OK";"Fehler")"},
{"name":"fillCellRange","start":[4,99],"result":"OK","sheet":0,"value":"=IF([.C100]=[.D100];"OK";"Fehler")"},
{"name":"fillCellRange","start":[4,100],"result":"OK","sheet":0,"value":"=IF([.C101]=[.D101];"OK";"Fehler")"},
{"name":"fillCellRange","start":[4,101],"result":"OK","sheet":0,"value":"=IF([.C102]=[.D102];"OK";"Fehler")"},
{"name":"fillCellRange","start":[4,102],"result":"OK","sheet":0,"value":"=IF([.C103]=[.D103];"OK";"Fehler")"},
{"name":"fillCellRange","start":[4,103],"result":"OK","sheet":0,"value":"=IF([.C104]=[.D104];"OK";"Fehler")"},
{"name":"fillCellRange","start":[4,104],"result":"OK","sheet":0,"value":"=IF([.C105]=[.D105];"OK";"Fehler")"},
{"name":"fillCellRange","start":[4,105],"result":"OK","sheet":0,"value":"=IF([.C106]=[.D106];"OK";"Fehler")"},
{"name":"fillCellRange","start":[4,106],"result":"OK","sheet":0,"value":"=IF([.C107]=[.D107];"OK";"Fehler")"},
{"name":"fillCellRange","start":[4,107],"result":"#NULL!","sheet":0,"value":"=IF(ISERROR('WEEKS'("2010-05-03";"2010-05-17";0));IF(error.type('WEEKS'("2010-05-03";"2010-05-17";0))=6;'WEEKS'("2010-05-03";"2010-05-17";0);"LO Formel");IF([.C108]=[.D108];"OK";"Fehler"))"},
{"name":"fillCellRange","start":[4,108],"result":"#NULL!","sheet":0,"value":"=IF(ISERROR('MONTHS'("2010-04-03";"2011-06-17";0));IF(error.type('MONTHS'("2010-04-03";"2011-06-17";0))=6;'MONTHS'("2010-04-03";"2011-06-17";0);"LO Formel");IF([.C109]=[.D109];"OK";"Fehler"))"},
{"name":"fillCellRange","start":[4,109],"result":"#NULL!","sheet":0,"value":"=IF(ISERROR('YEARS'("2009-04-03";"2011-11-17";0));IF(error.type('YEARS'("2009-04-03";"2011-11-17";0))=6;'YEARS'("2009-04-03";"2011-11-17";0);"LO Formel");IF([.C110]=[.D110];"OK";"Fehler"))"},
{"name":"fillCellRange","start":[4,110],"result":"#NULL!","sheet":0,"value":"=IF(ISERROR('ISLEAPYEAR'("2012-05-24"));IF(error.type('ISLEAPYEAR'("2012-05-24"))=6;'ISLEAPYEAR'("2012-05-24");"LO Formel");IF([.C111]=[.D111];"OK";"Fehler"))"},
{"name":"fillCellRange","start":[4,111],"result":"#NULL!","sheet":0,"value":"=IF(ISERROR('DAYSINMONTH'("2012-02-14"));IF(error.type('DAYSINMONTH'("2012-02-14"))=6;'DAYSINMONTH'("2012-02-14");"LO Formel");IF([.C112]=[.D112];"OK";"Fehler"))"},
{"name":"fillCellRange","start":[4,112],"result":"#NULL!","sheet":0,"value":"=IF(ISERROR('WEEKSINYEAR'("2012-02-14"));IF(error.type('WEEKSINYEAR'("2012-02-14"))=6;'WEEKSINYEAR'("2012-02-14");"LO Formel");IF([.C112]=[.D112];"OK";"Fehler"))"},
{"name":"fillCellRange","start":[4,113],"result":"#NULL!","sheet":0,"value":"=IF(ISERROR('DAYSINYEAR'("2012-02-14"));IF(error.type('DAYSINYEAR'("2012-02-14"))=6;'DAYSINYEAR'("2012-02-14");"LO Formel");IF([.C114]=[.D114];"OK";"Fehler"))"},
{"name":"fillCellRange","start":[4,114],"result":"#NULL!","sheet":0,"value":"=IF(ISERROR('WEEKSINYEAR'("2010-02-14"));IF(error.type('WEEKSINYEAR'("2010-02-14"))=6;'WEEKSINYEAR'("2010-02-14");"LO Formel");IF([.C115]=[.D115];"OK";"Fehler"))"},
{"name":"fillCellRange","start":[10,49],"result":"#NULL!","sheet":0,"value":"='GCD_ADD'([.O50:.Q50])"},
{"name":"fillCellRange","start":[10,50],"result":"#REF!","sheet":0,"value":"='GCD_ADD'([.O51:.Q51])"},
{"name":"fillCellRange","start":[10,51],"result":"#NULL!","sheet":0,"value":"='LCM_ADD'([.L52:.M52])"},
{"name":"fillCellRange","start":[10,52],"result":"#REF!","sheet":0,"value":"='LCM_ADD'([.L53:.M53])"},
{"name":"fillCellRange","start":[10,53],"result":1260,"sheet":0,"value":"=MULTINOMIAL([.M54:.O54])"},
{"name":"fillCellRange","start":[10,66],"result":1,"sheet":0,"value":"=DELTA(4;[.O67])"},
{"name":"fillCellRange","start":[10,72],"result":1,"sheet":0,"value":"=GESTEP(4;[.O73])"},
{"name":"fillCellRange","start":[10,87],"result":"14-8i","sheet":0,"value":"=IMPRODUCT([.M88:.N88])"},
{"name":"fillCellRange","start":[10,91],"result":"4+6i","sheet":0,"value":"=IMSUM([.M92:.N92])"},
{"name":"fillCellRange","start":[10,107],"result":"#REF!","sheet":0,"value":"='WEEKS'("2010-05-04";"2010-05-27";0)"},
{"name":"fillCellRange","start":[10,108],"result":"#REF!","sheet":0,"value":"='MONTHS'("2010-03-31";"2010-04-30";0)"},
{"name":"fillCellRange","start":[10,109],"result":"#REF!","sheet":0,"value":"='YEARS'("2011-02-28";"2012-02-28";0)"},
{"name":"fillCellRange","start":[12,74],"result":409,"sheet":0,"value":"=HEX2DEC([.$Q$75])"},
{"name":"fillCellRange","start":[12,108],"result":"#REF!","sheet":0,"value":"='MONTHS'("2010-03-31";"2010-06-30";0)"},
{"name":"fillCellRange","start":[12,109],"result":"#REF!","sheet":0,"value":"='YEARS'("2012-02-29";"2013-02-28";0)"},
{"name":"fillCellRange","start":[13,107],"result":"#REF!","sheet":0,"value":"='WEEKS'("2010-05-06";"2010-05-17";1)"},
{"name":"fillCellRange","start":[14,108],"result":"#REF!","sheet":0,"value":"='MONTHS'("2010-04-03";"2011-06-17";1)"},
{"name":"fillCellRange","start":[14,109],"result":"#REF!","sheet":0,"value":"='YEARS'("2009-04-03";"2011-11-17";1)"},
{"name":"fillCellRange","start":[16,107],"result":"#REF!","sheet":0,"value":"='WEEKS'("2010-05-09";"2010-05-10";1)"},
{"name":"fillCellRange","start":[16,108],"result":"#REF!","sheet":0,"value":"='MONTHS'("2010-03-31";"2010-04-01";1)"},
{"name":"fillCellRange","start":[16,109],"result":"#REF!","sheet":0,"value":"='YEARS'("2009-12-31";"2010-01-01";1)"},
{"name":"fillCellRange","start":[2,13],"result":"#NULL!","sheet":1,"value":"='DURATION'("2008-01-02";"2008-02-15";0.05;0.06;2;0)"},
{"name":"fillCellRange","start":[2,37],"result":0.1236310959043367,"sheet":1,"value":"=XIRR([.K38:.M38];[.N38:.P38])"},
{"name":"fillCellRange","start":[2,38],"result":-12.65325356915656,"sheet":1,"value":"=XNPV(0.05;[.K39:.M39];[.N39:.P39])"},
{"name":"fillCellRange","start":[2,50],"result":"#NULL!","sheet":1,"value":"='GCD_ADD'(16;32;24)"},
{"name":"fillCellRange","start":[2,52],"result":"#NULL!","sheet":1,"value":"='LCM_ADD'(4;6)"},
{"name":"fillCellRange","start":[2,54],"result":2.708333333333333,"sheet":1,"value":"=SERIESSUM(1;0;1;[.K55:.O55])"},
{"name":"fillCellRange","start":[3,80],"result":"-4.18962569096881-9.10922789375534i","sheet":1,"value":"="-4"&[.B2]&"18962569096881-9"&[.B2]&"10922789375534i""},
{"name":"fillCellRange","start":[3,82],"result":"-1.13120438375681+2.47172667200482i","sheet":1,"value":"="-1"&[.B2]&"13120438375681+2"&[.B2]&"47172667200482i""},
{"name":"fillCellRange","start":[3,84],"result":"1.6094379124341+0.643501108793284i","sheet":1,"value":"="1"&[.B2]&"6094379124341+0"&[.B2]&"643501108793284i""},
{"name":"fillCellRange","start":[3,85],"result":"0.698970004336019+0.402719196273373i","sheet":1,"value":"="0"&[.B2]&"698970004336019+0"&[.B2]&"402719196273373i""},
{"name":"fillCellRange","start":[3,86],"result":"1.16096404744368+1.59727796468811i","sheet":1,"value":"="1"&[.B2]&"16096404744368+1"&[.B2]&"59727796468811i""},
{"name":"fillCellRange","start":[3,89],"result":"3.85373803791938-27.0168132580039i","sheet":1,"value":"="3"&[.B2]&"85373803791938-27"&[.B2]&"0168132580039i""},
{"name":"fillCellRange","start":[3,93],"result":"0.00490825806749606+1.00070953606723i","sheet":1,"value":"="0"&[.B2]&"00490825806749606+1"&[.B2]&"00070953606723i""},
{"name":"fillCellRange","start":[3,94],"result":"-0.0652940278579471-0.0752249603027732i","sheet":1,"value":"="-0"&[.B2]&"0652940278579471-0"&[.B2]&"0752249603027732i""},
{"name":"fillCellRange","start":[3,95],"result":"-0.0754898329158637+0.0648774713706355i","sheet":1,"value":"="-0"&[.B2]&"0754898329158637+0"&[.B2]&"0648774713706355i""},
{"name":"fillCellRange","start":[3,96],"result":"0.00490118239430447-0.999266927805902i","sheet":1,"value":"="0"&[.B2]&"00490118239430447-0"&[.B2]&"999266927805902i""},
{"name":"fillCellRange","start":[3,97],"result":"-27.0168132580039+3.85373803791938i","sheet":1,"value":"="-27"&[.B2]&"0168132580039+3"&[.B2]&"85373803791938i""},
{"name":"fillCellRange","start":[3,98],"result":"-27.0349456030742+3.85115333481178i","sheet":1,"value":"="-27"&[.B2]&"0349456030742+3"&[.B2]&"85115333481178i""},
{"name":"fillCellRange","start":[3,99],"result":"-0.0362534969158689-0.00516434460775318i","sheet":1,"value":"="-0"&[.B2]&"0362534969158689-0"&[.B2]&"00516434460775318i""},
{"name":"fillCellRange","start":[3,100],"result":"-0.036275889628626-0.0051744731840194i","sheet":1,"value":"="-0"&[.B2]&"036275889628626-0"&[.B2]&"0051744731840194i""},
{"name":"fillCellRange","start":[3,116],"result":"#NAME?","sheet":1,"value":"=IF(error.type([.C108]);"LO Formel";"JUT")"},
{"name":"fillCellRange","start":[3,118],"result":"#NULL!","sheet":1,"value":"=IF(ISERROR('WEEKSINYEAR'("2010-02-14"));IF(error.type('WEEKSINYEAR'("2010-02-14"))=6;"OKl";"LO Formel");'WEEKSINYEAR'("2010-02-14"))"},
{"name":"fillCellRange","start":[4,3],"result":"OK","sheet":1,"value":"=IF([.C4]=[.D4];"OK";"Fehler")"},
{"name":"fillCellRange","start":[4,4],"result":"OK","sheet":1,"value":"=IF([.C5]=[.D5];"OK";"Fehler")"},
{"name":"fillCellRange","start":[4,5],"result":"Err:504","sheet":1,"value":"=IF([.C6]=[.D6];"OK";"Fehler")"},
{"name":"fillCellRange","start":[4,6],"result":"OK","sheet":1,"value":"=IF([.C7]=[.D7];"OK";"Fehler")"},
{"name":"fillCellRange","start":[4,7],"result":"OK","sheet":1,"value":"=IF([.C8]=[.D8];"OK";"Fehler")"},
{"name":"fillCellRange","start":[4,8],"result":"OK","sheet":1,"value":"=IF([.C9]=[.D9];"OK";"Fehler")"},
{"name":"fillCellRange","start":[4,9],"result":"OK","sheet":1,"value":"=IF(ABS(([.C10]-[.D10])/[.C10])<[.B1];"OK";"Fehler")"},
{"name":"fillCellRange","start":[4,10],"result":"OK","sheet":1,"value":"=IF((ABS([.C11]-[.D11])/[.C11])<[.B1];"OK";"Fehler")"},
{"name":"fillCellRange","start":[4,11],"result":"OK","sheet":1,"value":"=IF(ABS(([.C12]-[.D12])/[.C12])<[.B1];"OK";"Fehler")"},
{"name":"fillCellRange","start":[4,12],"result":"OK","sheet":1,"value":"=IF(ABS(([.C13]-[.D13])/[.C13])<[.B1];"OK";"Fehler")"},
{"name":"fillCellRange","start":[4,13],"result":"#NULL!","sheet":1,"value":"=IF(ABS(([.C14]-[.D14])/[.C14])<[.B1];"OK";"Fehler")"},
{"name":"fillCellRange","start":[4,14],"result":"Fehler","sheet":1,"value":"=IF(ISERROR(DURATION_ADD("2008-01-02";"2008-02-15";0.05;0.06;2;0));IF(error.type(DURATION_ADD("2008-01-02";"2008-02-15";0.05;0.06;2;0))=6;DURATION_ADD("2008-01-02";"2008-02-15";0.05;0.06;2;0);"LO Formel");IF([.C15]=[.D15];"OK";"Fehler"))"},
{"name":"fillCellRange","start":[4,15],"result":"OK","sheet":1,"value":"=IF(ABS([.C16]-[.D16])<[.B1];"OK";"Fehler")"},
{"name":"fillCellRange","start":[4,16],"result":"#NAME?","sheet":1,"value":"=IF(ISERROR(effektiv_add(0.06;4));IF(error.type(effektiv_add(0.06;4))=6;effektiv_add(0.06;4);"LO Formel");IF([.C17]=[.D17];"OK";"Fehler"))"},
{"name":"fillCellRange","start":[4,17],"result":"OK","sheet":1,"value":"=IF(ABS([.C18]-[.D18])<[.B1];"OK";"Fehler")"},
{"name":"fillCellRange","start":[4,18],"result":"#NAME?","sheet":1,"value":"=IF(ISERROR(kumkapital_add(0.055/12;12*2;5000;4;6;0));IF(error.type(kumkapital_add(0.055/12;12*2;5000;4;6;0))=6;kumkapital_add(0.055/12;12*2;5000;4;6;0);"LO Formel");IF([.C19]=[.D19];"OK";"Fehler"))"},
{"name":"fillCellRange","start":[4,19],"result":"OK","sheet":1,"value":"=IF(ABS(([.C20]-[.D20])/[.C20])<[.B1];"OK";"Fehler")"},
{"name":"fillCellRange","start":[4,20],"result":"OK","sheet":1,"value":"=IF(ABS(([.C21]-[.D21])/[.C21])<[.B1];"OK";"Fehler")"},
{"name":"fillCellRange","start":[4,21],"result":"OK","sheet":1,"value":"=IF(ABS(([.C22]-[.D22])/[.C22])<[.B1];"OK";"Fehler")"},
{"name":"fillCellRange","start":[4,22],"result":"OK","sheet":1,"value":"=IF(ABS(([.C23]-[.D23])/[.C23])<[.B1];"OK";"Fehler")"},
{"name":"fillCellRange","start":[4,23],"result":"OK","sheet":1,"value":"=IF(ABS(([.C24]-[.D24])/[.C24]<[.B1]);"OK";"Fehler")"},
{"name":"fillCellRange","start":[4,24],"result":"OK","sheet":1,"value":"=IF(ABS(([.C25]-[.D25])/[.C25])<[.B1];"OK";"Fehler")"},
{"name":"fillCellRange","start":[4,25],"result":"OK","sheet":1,"value":"=IF(ABS(([.C26]-[.D26])/[.C26])<[.B1];"OK";"Fehler")"},
{"name":"fillCellRange","start":[4,26],"result":"OK","sheet":1,"value":"=IF(ABS(([.C27]-[.D27])/[.C27])<[.B1];"OK";"Fehler")"},
{"name":"fillCellRange","start":[4,27],"result":"OK","sheet":1,"value":"=IF(ABS(([.C28]-[.D28])/[.C28])<[.B1];"OK";"Fehler")"},
{"name":"fillCellRange","start":[4,28],"result":"OK","sheet":1,"value":"=IF(ABS(([.C29]-[.D29])/[.C29])<[.B1];"OK";"Fehler")"},
{"name":"fillCellRange","start":[4,29],"result":"OK","sheet":1,"value":"=IF(ABS(([.C30]-[.D30])/[.C30])<[.B1];"OK";"Fehler")"},
{"name":"fillCellRange","start":[4,30],"result":"OK","sheet":1,"value":"=IF(ABS(([.C31]-[.D31])/[.C31])<[.B1];"OK";"Fehler")"},
{"name":"fillCellRange","start":[4,31],"result":"OK","sheet":1,"value":"=IF(ABS(([.C32]-[.D32])/[.C32])<[.B1];"OK";"Fehler")"},
{"name":"fillCellRange","start":[4,32],"result":"OK","sheet":1,"value":"=IF(ABS(([.C33]-[.D33])/[.C33])<[.B1];"OK";"Fehler")"},
{"name":"fillCellRange","start":[4,33],"result":"#REF!","sheet":1,"value":"=IF(ABS([.C34]-[.D34])<1;"OK";"Fehler")"},
{"name":"fillCellRange","start":[4,34],"result":"#REF!","sheet":1,"value":"=IF(ABS([.C35]-[.D35])<0.000001;"OK";"Fehler")"},
{"name":"fillCellRange","start":[4,35],"result":"Fehler","sheet":1,"value":"=IF(ABS(([.C36]-[.D36])/[.C36])<[.B1];"OK";"Fehler")"},
{"name":"fillCellRange","start":[4,36],"result":"Fehler","sheet":1,"value":"=IF(ABS(([.C37]-[.D37])/[.C37])<[.B1];"OK";"Fehler")"},
{"name":"fillCellRange","start":[4,37],"result":"OK","sheet":1,"value":"=IF(ABS(([.C38]-[.D38])/[.C38])<[.B1];"OK";"Fehler")"},
{"name":"fillCellRange","start":[4,38],"result":"OK","sheet":1,"value":"=IF(ABS(([.C39]-[.D39])/[.C39])<[.B1];"OK";"Fehler")"},
{"name":"fillCellRange","start":[4,39],"result":"OK","sheet":1,"value":"=IF(ABS(([.C40]-[.D40])/[.C40])<[.B1];"OK";"Fehler")"},
{"name":"fillCellRange","start":[4,40],"result":"OK","sheet":1,"value":"=IF([.C41]=[.D41];"OK";"Fehler")"},
{"name":"fillCellRange","start":[4,41],"result":"OK","sheet":1,"value":"=IF([.C42]=[.D42];"OK";"Fehler")"},
{"name":"fillCellRange","start":[4,42],"result":"OK","sheet":1,"value":"=IF([.C43]=[.D43];"OK";"Fehler")"},
{"name":"fillCellRange","start":[4,43],"result":"OK","sheet":1,"value":"=IF([.C44]=[.D44];"OK";"Fehler")"},
{"name":"fillCellRange","start":[4,44],"result":"OK","sheet":1,"value":"=IF([.C45]=[.D45];"OK";"Fehler")"},
{"name":"fillCellRange","start":[4,45],"result":"OK","sheet":1,"value":"=IF([.C46]=[.D46];"OK";"Fehler")"},
{"name":"fillCellRange","start":[4,46],"result":"OK","sheet":1,"value":"=IF(ABS(([.C47]-[.D47])/[.C47])<[.B1];"OK";"Fehler")"},
{"name":"fillCellRange","start":[4,47],"result":"OK","sheet":1,"value":"=IF([.C48]=[.D48];"OK";"Fehler")"},
{"name":"fillCellRange","start":[4,48],"result":"OK","sheet":1,"value":"=IF([.C49]=[.D49];"OK";"Fehler")"},
{"name":"fillCellRange","start":[4,49],"result":"OK","sheet":1,"value":"=IF([.C50]=[.D50];"OK";"Fehler")"},
{"name":"fillCellRange","start":[4,50],"result":"#NULL!","sheet":1,"value":"=IF(ISERROR('GCD_ADD'(16;32;24));IF(error.type('GCD_ADD'(16;32;24))=6;'GCD_ADD'(16;32;24);"LO Formel");IF([.C51]=[.D51];"OK";"Fehler"))"},
{"name":"fillCellRange","start":[4,51],"result":"OK","sheet":1,"value":"=IF([.C52]=[.D52];"OK";"Fehler")"},
{"name":"fillCellRange","start":[4,52],"result":"#NAME?","sheet":1,"value":"=IF(ISERROR(kgv_add(4;6));IF(error.type(kgv_add(4;6))=6;kgv_add(4;6);"LO Formel");IF([.C53]=[.D53];"OK";"Fehler"))"},
{"name":"fillCellRange","start":[4,53],"result":"OK","sheet":1,"value":"=IF([.C54]=[.D54];"OK";"Fehler")"},
{"name":"fillCellRange","start":[4,54],"result":"OK","sheet":1,"value":"=IF(ABS(([.C55]-[.D55])/[.C55])<[.B1];"OK";"Fehler")"},
{"name":"fillCellRange","start":[4,55],"result":"OK","sheet":1,"value":"=IF([.C56]=[.D56];"OK";"Fehler")"},
{"name":"fillCellRange","start":[4,56],"result":"OK","sheet":1,"value":"=IF([.C57]=[.D57];"OK";"Fehler")"},
{"name":"fillCellRange","start":[4,57],"result":"OK","sheet":1,"value":"=IF(ABS(([.C58]-[.D58])/[.C58])<[.B1];"OK";"Fehler")"},
{"name":"fillCellRange","start":[4,59],"result":"OK","sheet":1,"value":"=IF(ABS(([.C60]-[.D60])/[.C60])<[.B1];"OK";"Fehler")"},
{"name":"fillCellRange","start":[4,60],"result":"OK","sheet":1,"value":"=IF(ABS(([.C61]-[.D61])/[.C61])<[.B1];"OK";"Fehler")"},
{"name":"fillCellRange","start":[4,61],"result":"OK","sheet":1,"value":"=IF(ABS(([.C62]-[.D62])/[.C62])<[.B1];"OK";"Fehler")"},
{"name":"fillCellRange","start":[4,62],"result":"OK","sheet":1,"value":"=IF(ABS(([.C63]-[.D63])/[.C63])<[.B1];"OK";"Fehler")"},
{"name":"fillCellRange","start":[4,63],"result":"OK","sheet":1,"value":"=IF([.C64]=[.D64];"OK";"Fehler")"},
{"name":"fillCellRange","start":[4,64],"result":"OK","sheet":1,"value":"=IF([.C65]=[.D65];"OK";"Fehler")"},
{"name":"fillCellRange","start":[4,65],"result":"OK","sheet":1,"value":"=IF([.C66]=[.D66];"OK";"Fehler")"},
{"name":"fillCellRange","start":[4,66],"result":"OK","sheet":1,"value":"=IF([.C67]=[.D67];"OK";"Fehler")"},
{"name":"fillCellRange","start":[4,67],"result":"OK","sheet":1,"value":"=IF([.C68]=[.D68];"OK";"Fehler")"},
{"name":"fillCellRange","start":[4,68],"result":"OK","sheet":1,"value":"=IF([.C69]=[.D69];"OK";"Fehler")"},
{"name":"fillCellRange","start":[4,69],"result":"OK","sheet":1,"value":"=IF([.C70]=[.D70];"OK";"Fehler")"},
{"name":"fillCellRange","start":[4,70],"result":"OK","sheet":1,"value":"=IF(ABS(([.C71]-[.D71])/[.C71])<[.B1];"OK";"Fehler")"},
{"name":"fillCellRange","start":[4,71],"result":"OK","sheet":1,"value":"=IF(ABS(([.C72]-[.D72])/[.C72])<[.B1];"OK";"Fehler")"},
{"name":"fillCellRange","start":[4,72],"result":"OK","sheet":1,"value":"=IF([.C73]=[.D73];"OK";"Fehler")"},
{"name":"fillCellRange","start":[4,73],"result":"OK","sheet":1,"value":"=IF([.C74]=[.D74];"OK";"Fehler")"},
{"name":"fillCellRange","start":[4,74],"result":"OK","sheet":1,"value":"=IF([.C75]=[.D75];"OK";"Fehler")"},
{"name":"fillCellRange","start":[4,75],"result":"OK","sheet":1,"value":"=IF([.C76]=[.D76];"OK";"Fehler")"},
{"name":"fillCellRange","start":[4,76],"result":"OK","sheet":1,"value":"=IF([.C77]=[.D77];"OK";"Fehler")"},
{"name":"fillCellRange","start":[4,77],"result":"OK","sheet":1,"value":"=IF([.C78]=[.D78];"OK";"Fehler")"},
{"name":"fillCellRange","start":[4,78],"result":"OK","sheet":1,"value":"=IF([.C79]=[.D79];"OK";"Fehler")"},
{"name":"fillCellRange","start":[4,79],"result":"OK","sheet":1,"value":"=IF(ABS(([.C80]-[.D80])/[.C80])<[.B1];"OK";"Fehler")"},
{"name":"fillCellRange","start":[4,80],"result":"OK","sheet":1,"value":"=IF(([.C81]=[.D81]);"OK";"Fehler")"},
{"name":"fillCellRange","start":[4,81],"result":"OK","sheet":1,"value":"=IF([.C82]=[.D82];"OK";"Fehler")"},
{"name":"fillCellRange","start":[4,82],"result":"OK","sheet":1,"value":"=IF([.C83]=[.D83];"OK";"Fehler")"},
{"name":"fillCellRange","start":[4,83],"result":"OK","sheet":1,"value":"=IF([.C84]=[.D84];"OK";"Fehler")"},
{"name":"fillCellRange","start":[4,84],"result":"OK","sheet":1,"value":"=IF([.C85]=[.D85];"OK";"Fehler")"},
{"name":"fillCellRange","start":[4,85],"result":"OK","sheet":1,"value":"=IF([.C86]=[.D86];"OK";"Fehler")"},
{"name":"fillCellRange","start":[4,86],"result":"OK","sheet":1,"value":"=IF([.C87]=[.D87];"OK";"Fehler")"},
{"name":"fillCellRange","start":[4,87],"result":"OK","sheet":1,"value":"=IF([.C88]=[.D88];"OK";"Fehler")"},
{"name":"fillCellRange","start":[4,88],"result":"OK","sheet":1,"value":"=IF([.C89]=[.D89];"OK";"Fehler")"},
{"name":"fillCellRange","start":[4,89],"result":"OK","sheet":1,"value":"=IF([.C90]=[.D90];"OK";"Fehler")"},
{"name":"fillCellRange","start":[4,90],"result":"OK","sheet":1,"value":"=IF([.C91]=[.D91];"OK";"Fehler")"},
{"name":"fillCellRange","start":[4,91],"result":"OK","sheet":1,"value":"=IF([.C92]=[.D92];"OK";"Fehler")"},
{"name":"fillCellRange","start":[4,92],"result":"OK","sheet":1,"value":"=IF([.C93]=[.D93];"OK";"Fehler")"},
{"name":"fillCellRange","start":[4,93],"result":"OK","sheet":1,"value":"=IF([.C94]=[.D94];"OK";"Fehler")"},
{"name":"fillCellRange","start":[4,94],"result":"OK","sheet":1,"value":"=IF([.C95]=[.D95];"OK";"Fehler")"},
{"name":"fillCellRange","start":[4,95],"result":"Fehler","sheet":1,"value":"=IF([.C96]=[.D96];"OK";"Fehler")"},
{"name":"fillCellRange","start":[4,96],"result":"OK","sheet":1,"value":"=IF([.C97]=[.D97];"OK";"Fehler")"},
{"name":"fillCellRange","start":[4,97],"result":"OK","sheet":1,"value":"=IF([.C98]=[.D98];"OK";"Fehler")"},
{"name":"fillCellRange","start":[4,98],"result":"OK","sheet":1,"value":"=IF([.C99]=[.D99];"OK";"Fehler")"},
{"name":"fillCellRange","start":[4,99],"result":"OK","sheet":1,"value":"=IF([.C100]=[.D100];"OK";"Fehler")"},
{"name":"fillCellRange","start":[4,100],"result":"OK","sheet":1,"value":"=IF([.C101]=[.D101];"OK";"Fehler")"},
{"name":"fillCellRange","start":[4,101],"result":"OK","sheet":1,"value":"=IF([.C102]=[.D102];"OK";"Fehler")"},
{"name":"fillCellRange","start":[4,102],"result":"OK","sheet":1,"value":"=IF([.C103]=[.D103];"OK";"Fehler")"},
{"name":"fillCellRange","start":[4,103],"result":"OK","sheet":1,"value":"=IF([.C104]=[.D104];"OK";"Fehler")"},
{"name":"fillCellRange","start":[4,104],"result":"OK","sheet":1,"value":"=IF([.C105]=[.D105];"OK";"Fehler")"},
{"name":"fillCellRange","start":[4,105],"result":"OK","sheet":1,"value":"=IF([.C106]=[.D106];"OK";"Fehler")"},
{"name":"fillCellRange","start":[4,106],"result":"OK","sheet":1,"value":"=IF([.C107]=[.D107];"OK";"Fehler")"},
{"name":"fillCellRange","start":[4,107],"result":"#NULL!","sheet":1,"value":"=IF(ISERROR('WEEKS'("2010-05-03";"2010-05-17";0));IF(error.type('WEEKS'("2010-05-03";"2010-05-17";0))=6;'WEEKS'("2010-05-03";"2010-05-17";0);"LO Formel");IF([.C108]=[.D108];"OK";"Fehler"))"},
{"name":"fillCellRange","start":[4,108],"result":"#NULL!","sheet":1,"value":"=IF(ISERROR('MONTHS'("2010-04-03";"2011-06-17";0));IF(error.type('MONTHS'("2010-04-03";"2011-06-17";0))=6;'MONTHS'("2010-04-03";"2011-06-17";0);"LO Formel");IF([.C109]=[.D109];"OK";"Fehler"))"},
{"name":"fillCellRange","start":[4,109],"result":"#NULL!","sheet":1,"value":"=IF(ISERROR('YEARS'("2009-04-03";"2011-11-17";0));IF(error.type('YEARS'("2009-04-03";"2011-11-17";0))=6;'YEARS'("2009-04-03";"2011-11-17";0);"LO Formel");IF([.C110]=[.D110];"OK";"Fehler"))"},
{"name":"fillCellRange","start":[4,110],"result":"#NULL!","sheet":1,"value":"=IF(ISERROR('ISLEAPYEAR'("2012-05-24"));IF(error.type('ISLEAPYEAR'("2012-05-24"))=6;'ISLEAPYEAR'("2012-05-24");"LO Formel");IF([.C111]=[.D111];"OK";"Fehler"))"},
{"name":"fillCellRange","start":[4,111],"result":"#NULL!","sheet":1,"value":"=IF(ISERROR('DAYSINMONTH'("2012-02-14"));IF(error.type('DAYSINMONTH'("2012-02-14"))=6;'DAYSINMONTH'("2012-02-14");"LO Formel");IF([.C112]=[.D112];"OK";"Fehler"))"},
{"name":"fillCellRange","start":[4,112],"result":"#NULL!","sheet":1,"value":"=IF(ISERROR('WEEKSINYEAR'("2012-02-14"));IF(error.type('WEEKSINYEAR'("2012-02-14"))=6;'WEEKSINYEAR'("2012-02-14");"LO Formel");IF([.C112]=[.D112];"OK";"Fehler"))"},
{"name":"fillCellRange","start":[4,113],"result":"#NULL!","sheet":1,"value":"=IF(ISERROR('DAYSINYEAR'("2012-02-14"));IF(error.type('DAYSINYEAR'("2012-02-14"))=6;'DAYSINYEAR'("2012-02-14");"LO Formel");IF([.C114]=[.D114];"OK";"Fehler"))"},
{"name":"fillCellRange","start":[4,114],"result":"#NULL!","sheet":1,"value":"=IF(ISERROR('WEEKSINYEAR'("2010-02-14"));IF(error.type('WEEKSINYEAR'("2010-02-14"))=6;'WEEKSINYEAR'("2010-02-14");"LO Formel");IF([.C115]=[.D115];"OK";"Fehler"))"},
{"name":"fillCellRange","start":[10,49],"result":"#NULL!","sheet":1,"value":"='GCD_ADD'([.O50:.Q50])"},
{"name":"fillCellRange","start":[10,50],"result":"#REF!","sheet":1,"value":"='GCD_ADD'([.O51:.Q51])"},
{"name":"fillCellRange","start":[10,51],"result":"#NULL!","sheet":1,"value":"='LCM_ADD'([.L52:.M52])"},
{"name":"fillCellRange","start":[10,52],"result":"#REF!","sheet":1,"value":"='LCM_ADD'([.L53:.M53])"},
{"name":"fillCellRange","start":[10,53],"result":1260,"sheet":1,"value":"=MULTINOMIAL([.M54:.O54])"},
{"name":"fillCellRange","start":[10,66],"result":1,"sheet":1,"value":"=DELTA(4;[.O67])"},
{"name":"fillCellRange","start":[10,72],"result":1,"sheet":1,"value":"=GESTEP(4;[.O73])"},
{"name":"fillCellRange","start":[10,87],"result":"14-8i","sheet":1,"value":"=IMPRODUCT([.M88:.N88])"},
{"name":"fillCellRange","start":[10,91],"result":"4+6i","sheet":1,"value":"=IMSUM([.M92:.N92])"},
{"name":"fillCellRange","start":[10,107],"result":"#REF!","sheet":1,"value":"='WEEKS'("2010-05-04";"2010-05-27";0)"},
{"name":"fillCellRange","start":[10,108],"result":"#REF!","sheet":1,"value":"='MONTHS'("2010-03-31";"2010-04-30";0)"},
{"name":"fillCellRange","start":[10,109],"result":"#REF!","sheet":1,"value":"='YEARS'("2011-02-28";"2012-02-28";0)"},
{"name":"fillCellRange","start":[12,74],"result":409,"sheet":1,"value":"=HEX2DEC([.$Q$75])"},
{"name":"fillCellRange","start":[12,108],"result":"#REF!","sheet":1,"value":"='MONTHS'("2010-03-31";"2010-06-30";0)"},
{"name":"fillCellRange","start":[12,109],"result":"#REF!","sheet":1,"value":"='YEARS'("2012-02-29";"2013-02-28";0)"},
{"name":"fillCellRange","start":[13,107],"result":"#REF!","sheet":1,"value":"='WEEKS'("2010-05-06";"2010-05-17";1)"},
{"name":"fillCellRange","start":[14,108],"result":"#REF!","sheet":1,"value":"='MONTHS'("2010-04-03";"2011-06-17";1)"},
{"name":"fillCellRange","start":[14,109],"result":"#REF!","sheet":1,"value":"='YEARS'("2009-04-03";"2011-11-17";1)"},
{"name":"fillCellRange","start":[16,107],"result":"#REF!","sheet":1,"value":"='WEEKS'("2010-05-09";"2010-05-10";1)"},
{"name":"fillCellRange","start":[16,108],"result":"#REF!","sheet":1,"value":"='MONTHS'("2010-03-31";"2010-04-01";1)"},
{"name":"fillCellRange","start":[16,109],"result":"#REF!","sheet":1,"value":"='YEARS'("2009-12-31";"2010-01-01";1)"},
{"name":"copySheet","opl":1,"osn":161,"parse":"en_US","sheet":0,"sheetName":"Sheet3","to":1},
{"name":"deleteSheet","opl":1,"osn":162,"parse":"en_US","sheet":1},
{"name":"deleteSheet","opl":1,"osn":163,"parse":"en_US","sheet":1},
{"name":"deleteColumns","start":2,"end":null,"opl":1,"osn":164,"parse":"en_US","sheet":0},
{"name":"fillCellRange","start":[2,80],"result":"-4.18962569096881-9.10922789375534i","sheet":0,"value":"="-4"&[.B2]&"18962569096881-9"&[.B2]&"10922789375534i""},
{"name":"fillCellRange","start":[2,82],"result":"-1.13120438375681+2.47172667200482i","sheet":0,"value":"="-1"&[.B2]&"13120438375681+2"&[.B2]&"47172667200482i""},
{"name":"fillCellRange","start":[2,84],"result":"1.6094379124341+0.643501108793284i","sheet":0,"value":"="1"&[.B2]&"6094379124341+0"&[.B2]&"643501108793284i""},
{"name":"fillCellRange","start":[2,85],"result":"0.698970004336019+0.402719196273373i","sheet":0,"value":"="0"&[.B2]&"698970004336019+0"&[.B2]&"402719196273373i""},
{"name":"fillCellRange","start":[2,86],"result":"1.16096404744368+1.59727796468811i","sheet":0,"value":"="1"&[.B2]&"16096404744368+1"&[.B2]&"59727796468811i""},
{"name":"fillCellRange","start":[2,89],"result":"3.85373803791938-27.0168132580039i","sheet":0,"value":"="3"&[.B2]&"85373803791938-27"&[.B2]&"0168132580039i""},
{"name":"fillCellRange","start":[2,93],"result":"0.00490825806749606+1.00070953606723i","sheet":0,"value":"="0"&[.B2]&"00490825806749606+1"&[.B2]&"00070953606723i""},
{"name":"fillCellRange","start":[2,94],"result":"-0.0652940278579471-0.0752249603027732i","sheet":0,"value":"="-0"&[.B2]&"0652940278579471-0"&[.B2]&"0752249603027732i""},
{"name":"fillCellRange","start":[2,95],"result":"-0.0754898329158637+0.0648774713706355i","sheet":0,"value":"="-0"&[.B2]&"0754898329158637+0"&[.B2]&"0648774713706355i""},
{"name":"fillCellRange","start":[2,96],"result":"0.00490118239430447-0.999266927805902i","sheet":0,"value":"="0"&[.B2]&"00490118239430447-0"&[.B2]&"999266927805902i""},
{"name":"fillCellRange","start":[2,97],"result":"-27.0168132580039+3.85373803791938i","sheet":0,"value":"="-27"&[.B2]&"0168132580039+3"&[.B2]&"85373803791938i""},
{"name":"fillCellRange","start":[2,98],"result":"-27.0349456030742+3.85115333481178i","sheet":0,"value":"="-27"&[.B2]&"0349456030742+3"&[.B2]&"85115333481178i""},
{"name":"fillCellRange","start":[2,99],"result":"-0.0362534969158689-0.00516434460775318i","sheet":0,"value":"="-0"&[.B2]&"0362534969158689-0"&[.B2]&"00516434460775318i""},
{"name":"fillCellRange","start":[2,100],"result":"-0.036275889628626-0.0051744731840194i","sheet":0,"value":"="-0"&[.B2]&"036275889628626-0"&[.B2]&"0051744731840194i""},
{"name":"fillCellRange","start":[2,116],"result":"#NAME?","sheet":0,"value":"=IF(error.type([#REF!]);"LO Formel";"JUT")"},
{"name":"fillCellRange","start":[2,118],"result":"#NULL!","sheet":0,"value":"=IF(ISERROR('WEEKSINYEAR'("2010-02-14"));IF(error.type('WEEKSINYEAR'("2010-02-14"))=6;"OKl";"LO Formel");'WEEKSINYEAR'("2010-02-14"))"},
{"name":"fillCellRange","start":[3,3],"result":"#REF!","sheet":0,"value":"=IF([#REF!]=[.C4];"OK";"Fehler")"},
{"name":"fillCellRange","start":[3,4],"result":"#REF!","sheet":0,"value":"=IF([#REF!]=[.C5];"OK";"Fehler")"},
{"name":"fillCellRange","start":[3,5],"result":"#REF!","sheet":0,"value":"=IF([#REF!]=[.C6];"OK";"Fehler")"},
{"name":"fillCellRange","start":[3,6],"result":"#REF!","sheet":0,"value":"=IF([#REF!]=[.C7];"OK";"Fehler")"},
{"name":"fillCellRange","start":[3,7],"result":"#REF!","sheet":0,"value":"=IF([#REF!]=[.C8];"OK";"Fehler")"},
{"name":"fillCellRange","start":[3,8],"result":"#REF!","sheet":0,"value":"=IF([#REF!]=[.C9];"OK";"Fehler")"},
{"name":"fillCellRange","start":[3,9],"result":"#VALUE!","sheet":0,"value":"=IF(ABS(([#REF!]-[.C10])/[#REF!])<[.B1];"OK";"Fehler")"},
{"name":"fillCellRange","start":[3,10],"result":"#VALUE!","sheet":0,"value":"=IF((ABS([#REF!]-[.C11])/[#REF!])<[.B1];"OK";"Fehler")"},
{"name":"fillCellRange","start":[3,11],"result":"#VALUE!","sheet":0,"value":"=IF(ABS(([#REF!]-[.C12])/[#REF!])<[.B1];"OK";"Fehler")"},
{"name":"fillCellRange","start":[3,12],"result":"#VALUE!","sheet":0,"value":"=IF(ABS(([#REF!]-[.C13])/[#REF!])<[.B1];"OK";"Fehler")"},
{"name":"fillCellRange","start":[3,13],"result":"#VALUE!","sheet":0,"value":"=IF(ABS(([#REF!]-[.C14])/[#REF!])<[.B1];"OK";"Fehler")"},
{"name":"fillCellRange","start":[3,14],"result":"#REF!","sheet":0,"value":"=IF(ISERROR(DURATION_ADD("2008-01-02";"2008-02-15";0.05;0.06;2;0));IF(error.type(DURATION_ADD("2008-01-02";"2008-02-15";0.05;0.06;2;0))=6;DURATION_ADD("2008-01-02";"2008-02-15";0.05;0.06;2;0);"LO Formel");IF([#REF!]=[.C15];"OK";"Fehler"))"},
{"name":"fillCellRange","start":[3,15],"result":"#VALUE!","sheet":0,"value":"=IF(ABS([#REF!]-[.C16])<[.B1];"OK";"Fehler")"},
{"name":"fillCellRange","start":[3,16],"result":"#NAME?","sheet":0,"value":"=IF(ISERROR(effektiv_add(0.06;4));IF(error.type(effektiv_add(0.06;4))=6;effektiv_add(0.06;4);"LO Formel");IF([#REF!]=[.C17];"OK";"Fehler"))"},
{"name":"fillCellRange","start":[3,17],"result":"#VALUE!","sheet":0,"value":"=IF(ABS([#REF!]-[.C18])<[.B1];"OK";"Fehler")"},
{"name":"fillCellRange","start":[3,18],"result":"#NAME?","sheet":0,"value":"=IF(ISERROR(kumkapital_add(0.055/12;12*2;5000;4;6;0));IF(error.type(kumkapital_add(0.055/12;12*2;5000;4;6;0))=6;kumkapital_add(0.055/12;12*2;5000;4;6;0);"LO Formel");IF([#REF!]=[.C19];"OK";"Fehler"))"},
{"name":"fillCellRange","start":[3,19],"result":"#VALUE!","sheet":0,"value":"=IF(ABS(([#REF!]-[.C20])/[#REF!])<[.B1];"OK";"Fehler")"},
{"name":"fillCellRange","start":[3,20],"result":"#VALUE!","sheet":0,"value":"=IF(ABS(([#REF!]-[.C21])/[#REF!])<[.B1];"OK";"Fehler")"},
{"name":"fillCellRange","start":[3,21],"result":"#VALUE!","sheet":0,"value":"=IF(ABS(([#REF!]-[.C22])/[#REF!])<[.B1];"OK";"Fehler")"},
{"name":"fillCellRange","start":[3,22],"result":"#VALUE!","sheet":0,"value":"=IF(ABS(([#REF!]-[.C23])/[#REF!])<[.B1];"OK";"Fehler")"},
{"name":"fillCellRange","start":[3,23],"result":"#VALUE!","sheet":0,"value":"=IF(ABS(([#REF!]-[.C24])/[#REF!]<[.B1]);"OK";"Fehler")"},
{"name":"fillCellRange","start":[3,24],"result":"#VALUE!","sheet":0,"value":"=IF(ABS(([#REF!]-[.C25])/[#REF!])<[.B1];"OK";"Fehler")"},
{"name":"fillCellRange","start":[3,25],"result":"#VALUE!","sheet":0,"value":"=IF(ABS(([#REF!]-[.C26])/[#REF!])<[.B1];"OK";"Fehler")"},
{"name":"fillCellRange","start":[3,26],"result":"#VALUE!","sheet":0,"value":"=IF(ABS(([#REF!]-[.C27])/[#REF!])<[.B1];"OK";"Fehler")"},
{"name":"fillCellRange","start":[3,27],"result":"#VALUE!","sheet":0,"value":"=IF(ABS(([#REF!]-[.C28])/[#REF!])<[.B1];"OK";"Fehler")"},
{"name":"fillCellRange","start":[3,28],"result":"#VALUE!","sheet":0,"value":"=IF(ABS(([#REF!]-[.C29])/[#REF!])<[.B1];"OK";"Fehler")"},
{"name":"fillCellRange","start":[3,29],"result":"#VALUE!","sheet":0,"value":"=IF(ABS(([#REF!]-[.C30])/[#REF!])<[.B1];"OK";"Fehler")"},
{"name":"fillCellRange","start":[3,30],"result":"#VALUE!","sheet":0,"value":"=IF(ABS(([#REF!]-[.C31])/[#REF!])<[.B1];"OK";"Fehler")"},
{"name":"fillCellRange","start":[3,31],"result":"#VALUE!","sheet":0,"value":"=IF(ABS(([#REF!]-[.C32])/[#REF!])<[.B1];"OK";"Fehler")"},
{"name":"fillCellRange","start":[3,32],"result":"#VALUE!","sheet":0,"value":"=IF(ABS(([#REF!]-[.C33])/[#REF!])<[.B1];"OK";"Fehler")"},
{"name":"fillCellRange","start":[3,33],"result":"#VALUE!","sheet":0,"value":"=IF(ABS([#REF!]-[.C34])<1;"OK";"Fehler")"},
{"name":"fillCellRange","start":[3,34],"result":"#VALUE!","sheet":0,"value":"=IF(ABS([#REF!]-[.C35])<0.000001;"OK";"Fehler")"},
{"name":"fillCellRange","start":[3,35],"result":"#VALUE!","sheet":0,"value":"=IF(ABS(([#REF!]-[.C36])/[#REF!])<[.B1];"OK";"Fehler")"},
{"name":"fillCellRange","start":[3,36],"result":"#VALUE!","sheet":0,"value":"=IF(ABS(([#REF!]-[.C37])/[#REF!])<[.B1];"OK";"Fehler")"},
{"name":"fillCellRange","start":[3,37],"result":"#VALUE!","sheet":0,"value":"=IF(ABS(([#REF!]-[.C38])/[#REF!])<[.B1];"OK";"Fehler")"},
{"name":"fillCellRange","start":[3,38],"result":"#VALUE!","sheet":0,"value":"=IF(ABS(([#REF!]-[.C39])/[#REF!])<[.B1];"OK";"Fehler")"},
{"name":"fillCellRange","start":[3,39],"result":"#VALUE!","sheet":0,"value":"=IF(ABS(([#REF!]-[.C40])/[#REF!])<[.B1];"OK";"Fehler")"},
{"name":"fillCellRange","start":[3,40],"result":"#REF!","sheet":0,"value":"=IF([#REF!]=[.C41];"OK";"Fehler")"},
{"name":"fillCellRange","start":[3,41],"result":"#REF!","sheet":0,"value":"=IF([#REF!]=[.C42];"OK";"Fehler")"},
{"name":"fillCellRange","start":[3,42],"result":"#REF!","sheet":0,"value":"=IF([#REF!]=[.C43];"OK";"Fehler")"},
{"name":"fillCellRange","start":[3,43],"result":"#REF!","sheet":0,"value":"=IF([#REF!]=[.C44];"OK";"Fehler")"},
{"name":"fillCellRange","start":[3,44],"result":"#REF!","sheet":0,"value":"=IF([#REF!]=[.C45];"OK";"Fehler")"},
{"name":"fillCellRange","start":[3,45],"result":"#REF!","sheet":0,"value":"=IF([#REF!]=[.C46];"OK";"Fehler")"},
{"name":"fillCellRange","start":[3,46],"result":"#VALUE!","sheet":0,"value":"=IF(ABS(([#REF!]-[.C47])/[#REF!])<[.B1];"OK";"Fehler")"},
{"name":"fillCellRange","start":[3,47],"result":"#REF!","sheet":0,"value":"=IF([#REF!]=[.C48];"OK";"Fehler")"},
{"name":"fillCellRange","start":[3,48],"result":"#REF!","sheet":0,"value":"=IF([#REF!]=[.C49];"OK";"Fehler")"},
{"name":"fillCellRange","start":[3,49],"result":"#REF!","sheet":0,"value":"=IF([#REF!]=[.C50];"OK";"Fehler")"},
{"name":"fillCellRange","start":[3,50],"result":"#NULL!","sheet":0,"value":"=IF(ISERROR('GCD_ADD'(16;32;24));IF(error.type('GCD_ADD'(16;32;24))=6;'GCD_ADD'(16;32;24);"LO Formel");IF([#REF!]=[.C51];"OK";"Fehler"))"},
{"name":"fillCellRange","start":[3,51],"result":"#REF!","sheet":0,"value":"=IF([#REF!]=[.C52];"OK";"Fehler")"},
{"name":"fillCellRange","start":[3,52],"result":"#NAME?","sheet":0,"value":"=IF(ISERROR(kgv_add(4;6));IF(error.type(kgv_add(4;6))=6;kgv_add(4;6);"LO Formel");IF([#REF!]=[.C53];"OK";"Fehler"))"},
{"name":"fillCellRange","start":[3,53],"result":"#REF!","sheet":0,"value":"=IF([#REF!]=[.C54];"OK";"Fehler")"},
{"name":"fillCellRange","start":[3,54],"result":"#VALUE!","sheet":0,"value":"=IF(ABS(([#REF!]-[.C55])/[#REF!])<[.B1];"OK";"Fehler")"},
{"name":"fillCellRange","start":[3,55],"result":"#REF!","sheet":0,"value":"=IF([#REF!]=[.C56];"OK";"Fehler")"},
{"name":"fillCellRange","start":[3,56],"result":"#REF!","sheet":0,"value":"=IF([#REF!]=[.C57];"OK";"Fehler")"},
{"name":"fillCellRange","start":[3,57],"result":"#VALUE!","sheet":0,"value":"=IF(ABS(([#REF!]-[.C58])/[#REF!])<[.B1];"OK";"Fehler")"},
{"name":"fillCellRange","start":[3,59],"result":"#VALUE!","sheet":0,"value":"=IF(ABS(([#REF!]-[.C60])/[#REF!])<[.B1];"OK";"Fehler")"},
{"name":"fillCellRange","start":[3,60],"result":"#VALUE!","sheet":0,"value":"=IF(ABS(([#REF!]-[.C61])/[#REF!])<[.B1];"OK";"Fehler")"},
{"name":"fillCellRange","start":[3,61],"result":"#VALUE!","sheet":0,"value":"=IF(ABS(([#REF!]-[.C62])/[#REF!])<[.B1];"OK";"Fehler")"},
{"name":"fillCellRange","start":[3,62],"result":"#VALUE!","sheet":0,"value":"=IF(ABS(([#REF!]-[.C63])/[#REF!])<[.B1];"OK";"Fehler")"},
{"name":"fillCellRange","start":[3,63],"result":"#REF!","sheet":0,"value":"=IF([#REF!]=[.C64];"OK";"Fehler")"},
{"name":"fillCellRange","start":[3,64],"result":"#REF!","sheet":0,"value":"=IF([#REF!]=[.C65];"OK";"Fehler")"},
{"name":"fillCellRange","start":[3,65],"result":"#REF!","sheet":0,"value":"=IF([#REF!]=[.C66];"OK";"Fehler")"},
{"name":"fillCellRange","start":[3,66],"result":"#REF!","sheet":0,"value":"=IF([#REF!]=[.C67];"OK";"Fehler")"},
{"name":"fillCellRange","start":[3,67],"result":"#REF!","sheet":0,"value":"=IF([#REF!]=[.C68];"OK";"Fehler")"},
{"name":"fillCellRange","start":[3,68],"result":"#REF!","sheet":0,"value":"=IF([#REF!]=[.C69];"OK";"Fehler")"},
{"name":"fillCellRange","start":[3,69],"result":"#REF!","sheet":0,"value":"=IF([#REF!]=[.C70];"OK";"Fehler")"},
{"name":"fillCellRange","start":[3,70],"result":"#VALUE!","sheet":0,"value":"=IF(ABS(([#REF!]-[.C71])/[#REF!])<[.B1];"OK";"Fehler")"},
{"name":"fillCellRange","start":[3,71],"result":"#VALUE!","sheet":0,"value":"=IF(ABS(([#REF!]-[.C72])/[#REF!])<[.B1];"OK";"Fehler")"},
{"name":"fillCellRange","start":[3,72],"result":"#REF!","sheet":0,"value":"=IF([#REF!]=[.C73];"OK";"Fehler")"},
{"name":"fillCellRange","start":[3,73],"result":"#REF!","sheet":0,"value":"=IF([#REF!]=[.C74];"OK";"Fehler")"},
{"name":"fillCellRange","start":[3,74],"result":"#REF!","sheet":0,"value":"=IF([#REF!]=[.C75];"OK";"Fehler")"},
{"name":"fillCellRange","start":[3,75],"result":"#REF!","sheet":0,"value":"=IF([#REF!]=[.C76];"OK";"Fehler")"},
{"name":"fillCellRange","start":[3,76],"result":"#REF!","sheet":0,"value":"=IF([#REF!]=[.C77];"OK";"Fehler")"},
{"name":"fillCellRange","start":[3,77],"result":"#REF!","sheet":0,"value":"=IF([#REF!]=[.C78];"OK";"Fehler")"},
{"name":"fillCellRange","start":[3,78],"result":"#REF!","sheet":0,"value":"=IF([#REF!]=[.C79];"OK";"Fehler")"},
{"name":"fillCellRange","start":[3,79],"result":"#VALUE!","sheet":0,"value":"=IF(ABS(([#REF!]-[.C80])/[#REF!])<[.B1];"OK";"Fehler")"},
{"name":"fillCellRange","start":[3,80],"result":"#REF!","sheet":0,"value":"=IF(([#REF!]=[.C81]);"OK";"Fehler")"},
{"name":"fillCellRange","start":[3,81],"result":"#REF!","sheet":0,"value":"=IF([#REF!]=[.C82];"OK";"Fehler")"},
{"name":"fillCellRange","start":[3,82],"result":"#REF!","sheet":0,"value":"=IF([#REF!]=[.C83];"OK";"Fehler")"},
{"name":"fillCellRange","start":[3,83],"result":"#REF!","sheet":0,"value":"=IF([#REF!]=[.C84];"OK";"Fehler")"},
{"name":"fillCellRange","start":[3,84],"result":"#REF!","sheet":0,"value":"=IF([#REF!]=[.C85];"OK";"Fehler")"},
{"name":"fillCellRange","start":[3,85],"result":"#REF!","sheet":0,"value":"=IF([#REF!]=[.C86];"OK";"Fehler")"},
{"name":"fillCellRange","start":[3,86],"result":"#REF!","sheet":0,"value":"=IF([#REF!]=[.C87];"OK";"Fehler")"},
{"name":"fillCellRange","start":[3,87],"result":"#REF!","sheet":0,"value":"=IF([#REF!]=[.C88];"OK";"Fehler")"},
{"name":"fillCellRange","start":[3,88],"result":"#REF!","sheet":0,"value":"=IF([#REF!]=[.C89];"OK";"Fehler")"},
{"name":"fillCellRange","start":[3,89],"result":"#REF!","sheet":0,"value":"=IF([#REF!]=[.C90];"OK";"Fehler")"},
{"name":"fillCellRange","start":[3,90],"result":"#REF!","sheet":0,"value":"=IF([#REF!]=[.C91];"OK";"Fehler")"},
{"name":"fillCellRange","start":[3,91],"result":"#REF!","sheet":0,"value":"=IF([#REF!]=[.C92];"OK";"Fehler")"},
{"name":"fillCellRange","start":[3,92],"result":"#REF!","sheet":0,"value":"=IF([#REF!]=[.C93];"OK";"Fehler")"},
{"name":"fillCellRange","start":[3,93],"result":"#REF!","sheet":0,"value":"=IF([#REF!]=[.C94];"OK";"Fehler")"},
{"name":"fillCellRange","start":[3,94],"result":"#REF!","sheet":0,"value":"=IF([#REF!]=[.C95];"OK";"Fehler")"},
{"name":"fillCellRange","start":[3,95],"result":"#REF!","sheet":0,"value":"=IF([#REF!]=[.C96];"OK";"Fehler")"},
{"name":"fillCellRange","start":[3,96],"result":"#REF!","sheet":0,"value":"=IF([#REF!]=[.C97];"OK";"Fehler")"},
{"name":"fillCellRange","start":[3,97],"result":"#REF!","sheet":0,"value":"=IF([#REF!]=[.C98];"OK";"Fehler")"},
{"name":"fillCellRange","start":[3,98],"result":"#REF!","sheet":0,"value":"=IF([#REF!]=[.C99];"OK";"Fehler")"},
{"name":"fillCellRange","start":[3,99],"result":"#REF!","sheet":0,"value":"=IF([#REF!]=[.C100];"OK";"Fehler")"},
{"name":"fillCellRange","start":[3,100],"result":"#REF!","sheet":0,"value":"=IF([#REF!]=[.C101];"OK";"Fehler")"},
{"name":"fillCellRange","start":[3,101],"result":"#REF!","sheet":0,"value":"=IF([#REF!]=[.C102];"OK";"Fehler")"},
{"name":"fillCellRange","start":[3,102],"result":"#REF!","sheet":0,"value":"=IF([#REF!]=[.C103];"OK";"Fehler")"},
{"name":"fillCellRange","start":[3,103],"result":"#REF!","sheet":0,"value":"=IF([#REF!]=[.C104];"OK";"Fehler")"},
{"name":"fillCellRange","start":[3,104],"result":"#REF!","sheet":0,"value":"=IF([#REF!]=[.C105];"OK";"Fehler")"},
{"name":"fillCellRange","start":[3,105],"result":"#REF!","sheet":0,"value":"=IF([#REF!]=[.C106];"OK";"Fehler")"},
{"name":"fillCellRange","start":[3,106],"result":"#REF!","sheet":0,"value":"=IF([#REF!]=[.C107];"OK";"Fehler")"},
{"name":"fillCellRange","start":[3,107],"result":"#NULL!","sheet":0,"value":"=IF(ISERROR('WEEKS'("2010-05-03";"2010-05-17";0));IF(error.type('WEEKS'("2010-05-03";"2010-05-17";0))=6;'WEEKS'("2010-05-03";"2010-05-17";0);"LO Formel");IF([#REF!]=[.C108];"OK";"Fehler"))"},
{"name":"fillCellRange","start":[3,108],"result":"#NULL!","sheet":0,"value":"=IF(ISERROR('MONTHS'("2010-04-03";"2011-06-17";0));IF(error.type('MONTHS'("2010-04-03";"2011-06-17";0))=6;'MONTHS'("2010-04-03";"2011-06-17";0);"LO Formel");IF([#REF!]=[.C109];"OK";"Fehler"))"},
{"name":"fillCellRange","start":[3,109],"result":"#NULL!","sheet":0,"value":"=IF(ISERROR('YEARS'("2009-04-03";"2011-11-17";0));IF(error.type('YEARS'("2009-04-03";"2011-11-17";0))=6;'YEARS'("2009-04-03";"2011-11-17";0);"LO Formel");IF([#REF!]=[.C110];"OK";"Fehler"))"},
{"name":"fillCellRange","start":[3,110],"result":"#NULL!","sheet":0,"value":"=IF(ISERROR('ISLEAPYEAR'("2012-05-24"));IF(error.type('ISLEAPYEAR'("2012-05-24"))=6;'ISLEAPYEAR'("2012-05-24");"LO Formel");IF([#REF!]=[.C111];"OK";"Fehler"))"},
{"name":"fillCellRange","start":[3,111],"result":"#NULL!","sheet":0,"value":"=IF(ISERROR('DAYSINMONTH'("2012-02-14"));IF(error.type('DAYSINMONTH'("2012-02-14"))=6;'DAYSINMONTH'("2012-02-14");"LO Formel");IF([#REF!]=[.C112];"OK";"Fehler"))"},
{"name":"fillCellRange","start":[3,112],"result":"#NULL!","sheet":0,"value":"=IF(ISERROR('WEEKSINYEAR'("2012-02-14"));IF(error.type('WEEKSINYEAR'("2012-02-14"))=6;'WEEKSINYEAR'("2012-02-14");"LO Formel");IF([#REF!]=[.C112];"OK";"Fehler"))"},
{"name":"fillCellRange","start":[3,113],"result":"#NULL!","sheet":0,"value":"=IF(ISERROR('DAYSINYEAR'("2012-02-14"));IF(error.type('DAYSINYEAR'("2012-02-14"))=6;'DAYSINYEAR'("2012-02-14");"LO Formel");IF([#REF!]=[.C114];"OK";"Fehler"))"},
{"name":"fillCellRange","start":[3,114],"result":"#NULL!","sheet":0,"value":"=IF(ISERROR('WEEKSINYEAR'("2010-02-14"));IF(error.type('WEEKSINYEAR'("2010-02-14"))=6;'WEEKSINYEAR'("2010-02-14");"LO Formel");IF([#REF!]=[.C115];"OK";"Fehler"))"},
{"name":"fillCellRange","start":[9,49],"result":"#NULL!","sheet":0,"value":"='GCD_ADD'([.N50:.P50])"},
{"name":"fillCellRange","start":[9,50],"result":"#REF!","sheet":0,"value":"='GCD_ADD'([.N51:.P51])"},
{"name":"fillCellRange","start":[9,51],"result":"#NULL!","sheet":0,"value":"='LCM_ADD'([.K52:.L52])"},
{"name":"fillCellRange","start":[9,52],"result":"#REF!","sheet":0,"value":"='LCM_ADD'([.K53:.L53])"},
{"name":"fillCellRange","start":[9,53],"result":1260,"sheet":0,"value":"=MULTINOMIAL([.L54:.N54])"},
{"name":"fillCellRange","start":[9,66],"result":1,"sheet":0,"value":"=DELTA(4;[.N67])"},
{"name":"fillCellRange","start":[9,72],"result":1,"sheet":0,"value":"=GESTEP(4;[.N73])"},
{"name":"fillCellRange","start":[9,87],"result":"14-8i","sheet":0,"value":"=IMPRODUCT([.L88:.M88])"},
{"name":"fillCellRange","start":[9,91],"result":"4+6i","sheet":0,"value":"=IMSUM([.L92:.M92])"},
{"name":"fillCellRange","start":[9,107],"result":"#REF!","sheet":0,"value":"='WEEKS'("2010-05-04";"2010-05-27";0)"},
{"name":"fillCellRange","start":[9,108],"result":"#REF!","sheet":0,"value":"='MONTHS'("2010-03-31";"2010-04-30";0)"},
{"name":"fillCellRange","start":[9,109],"result":"#REF!","sheet":0,"value":"='YEARS'("2011-02-28";"2012-02-28";0)"},
{"name":"fillCellRange","start":[11,74],"result":409,"sheet":0,"value":"=HEX2DEC([.$P$75])"},
{"name":"fillCellRange","start":[11,108],"result":"#REF!","sheet":0,"value":"='MONTHS'("2010-03-31";"2010-06-30";0)"},
{"name":"fillCellRange","start":[11,109],"result":"#REF!","sheet":0,"value":"='YEARS'("2012-02-29";"2013-02-28";0)"},
{"name":"fillCellRange","start":[12,107],"result":"#REF!","sheet":0,"value":"='WEEKS'("2010-05-06";"2010-05-17";1)"},
{"name":"fillCellRange","start":[13,108],"result":"#REF!","sheet":0,"value":"='MONTHS'("2010-04-03";"2011-06-17";1)"},
{"name":"fillCellRange","start":[13,109],"result":"#REF!","sheet":0,"value":"='YEARS'("2009-04-03";"2011-11-17";1)"},
{"name":"fillCellRange","start":[15,107],"result":"#REF!","sheet":0,"value":"='WEEKS'("2010-05-09";"2010-05-10";1)"},
{"name":"fillCellRange","start":[15,108],"result":"#REF!","sheet":0,"value":"='MONTHS'("2010-03-31";"2010-04-01";1)"},
{"name":"fillCellRange","start":[15,109],"result":"#REF!","sheet":0,"value":"='YEARS'("2009-12-31";"2010-01-01";1)"},
{"name":"insertColumns","start":2,"end":2,"sheet":0},
{"name":"setColumnAttributes","start":2,"end":2,"attrs":{"styleId":null,"cell":{"alignHor":null,"alignVert":null,"borderBottom":null,"borderLeft":null,"borderRight":null,"borderTop":null,"fillColor":null,"hidden":null,"numberFormat":null,"unlocked":null,"vertAlign":null,"wrapText":null},"character":{"bold":null,"color":null,"fontName":null,"fontSize":null,"italic":null,"language":null,"strike":null,"underline":null,"url":null},"column":{"customFormat":false,"width":null}},"sheet":0},
{"name":"setColumnAttributes","start":0,"end":0,"attrs":{"column":{"customWidth":true,"width":3580}},"rangeBorders":null,"sheet":0,"visibleBorders":null},
{"name":"setColumnAttributes","start":2,"end":2,"attrs":{"column":{"customWidth":true,"width":9039}},"rangeBorders":null,"sheet":0,"visibleBorders":null},
{"name":"setColumnAttributes","start":1,"end":1,"attrs":{"column":{"customWidth":true,"width":10385}},"rangeBorders":null,"sheet":0,"visibleBorders":null},
{"name":"setColumnAttributes","start":2,"end":2,"attrs":{"character":{"fontName":"Arial"},"row":{"customFormat":true}},"rangeBorders":null,"sheet":0,"visibleBorders":null},
{"name":"fillCellRange","start":[2,2],"attrs":{"styleId":"Excel_20_Built-in_20_Neutral","character":{"color":{"type":"rgb","value":"9c6500"},"fontName":"Arial","fontSize":11,"strike":"none"}},"sheet":0},
{"name":"fillCellRange","start":[2,2],"end":[2,2],"attrs":{"styleId":"Excel_20_Built-in_20_Neutral","cell":{"borderBottom":{"color":{"type":"rgb","value":"000000"},"style":"single","width":26},"fillColor":{"type":"rgb","value":"d6dce5"}},"character":{"bold":true,"color":{"type":"auto"},"fontName":"Calibri","fontSize":11,"strike":"none"},"column":{"customFormat":true}},"parse":null,"sheet":0},
{"name":"fillCellRange","start":[2,3],"attrs":{"character":{"fontName":"Arial"}},"sheet":0},
{"name":"fillCellRange","start":[2,3],"end":[2,3],"attrs":{"character":{"fontName":"Arial"},"column":{"customFormat":true}},"parse":null,"sheet":0},
{"name":"fillCellRange","start":[2,4],"attrs":{"character":{"fontName":"Arial"}},"sheet":0},
{"name":"fillCellRange","start":[2,4],"end":[2,4],"attrs":{"character":{"fontName":"Arial"},"column":{"customFormat":true}},"parse":null,"sheet":0},
{"name":"fillCellRange","start":[2,5],"attrs":{"character":{"fontName":"Arial"}},"sheet":0},
{"name":"fillCellRange","start":[2,5],"end":[2,5],"attrs":{"character":{"fontName":"Arial"},"column":{"customFormat":true}},"parse":null,"sheet":0},
{"name":"fillCellRange","start":[2,6],"attrs":{"character":{"fontName":"Arial"}},"sheet":0},
{"name":"fillCellRange","start":[2,6],"end":[2,6],"attrs":{"character":{"fontName":"Arial"},"column":{"customFormat":true}},"parse":null,"sheet":0},
{"name":"fillCellRange","start":[2,7],"attrs":{"character":{"fontName":"Arial"}},"sheet":0},
{"name":"fillCellRange","start":[2,7],"end":[2,7],"attrs":{"character":{"fontName":"Arial"},"column":{"customFormat":true}},"parse":null,"sheet":0},
{"name":"fillCellRange","start":[2,8],"attrs":{"character":{"fontName":"Arial"}},"sheet":0},
{"name":"fillCellRange","start":[2,8],"end":[2,8],"attrs":{"character":{"fontName":"Arial"},"column":{"customFormat":true}},"parse":null,"sheet":0},
{"name":"fillCellRange","start":[2,9],"attrs":{"character":{"fontName":"Arial"}},"sheet":0},
{"name":"fillCellRange","start":[2,9],"end":[2,9],"attrs":{"character":{"fontName":"Arial"},"column":{"customFormat":true}},"parse":null,"sheet":0},
{"name":"fillCellRange","start":[2,10],"attrs":{"character":{"fontName":"Arial"}},"sheet":0},
{"name":"fillCellRange","start":[2,10],"end":[2,10],"attrs":{"character":{"fontName":"Arial"},"column":{"customFormat":true}},"parse":null,"sheet":0},
{"name":"fillCellRange","start":[2,11],"attrs":{"character":{"fontName":"Arial"}},"sheet":0},
{"name":"fillCellRange","start":[2,11],"end":[2,11],"attrs":{"character":{"fontName":"Arial"},"column":{"customFormat":true}},"parse":null,"sheet":0},
{"name":"fillCellRange","start":[2,12],"attrs":{"character":{"fontName":"Arial"}},"sheet":0},
{"name":"fillCellRange","start":[2,12],"end":[2,12],"attrs":{"character":{"fontName":"Arial"},"column":{"customFormat":true}},"parse":null,"sheet":0},
{"name":"fillCellRange","start":[2,13],"attrs":{"character":{"fontName":"Arial"}},"sheet":0},
{"name":"fillCellRange","start":[2,13],"end":[2,13],"attrs":{"character":{"fontName":"Arial"},"column":{"customFormat":true}},"parse":null,"sheet":0},
{"name":"fillCellRange","start":[2,14],"attrs":{"character":{"fontName":"Arial"}},"sheet":0},
{"name":"fillCellRange","start":[2,14],"end":[2,14],"attrs":{"character":{"fontName":"Arial"},"column":{"customFormat":true}},"parse":null,"sheet":0},
{"name":"fillCellRange","start":[2,15],"end":[2,19],"attrs":{"styleId":"Default","character":{"fontName":"Arial"}},"sheet":0},
{"name":"fillCellRange","start":[2,15],"end":[2,19],"attrs":{"styleId":"Default","character":{"fontName":"Arial"},"column":{"customFormat":true}},"parse":null,"sheet":0},
{"name":"fillCellRange","start":[2,20],"attrs":{"character":{"fontName":"Arial"}},"sheet":0},
{"name":"fillCellRange","start":[2,20],"end":[2,20],"attrs":{"character":{"fontName":"Arial"},"column":{"customFormat":true}},"parse":null,"sheet":0},
{"name":"fillCellRange","start":[2,21],"attrs":{"character":{"fontName":"Arial"}},"sheet":0},
{"name":"fillCellRange","start":[2,21],"end":[2,21],"attrs":{"character":{"fontName":"Arial"},"column":{"customFormat":true}},"parse":null,"sheet":0},
{"name":"fillCellRange","start":[2,22],"attrs":{"character":{"fontName":"Arial"}},"sheet":0},
{"name":"fillCellRange","start":[2,22],"end":[2,22],"attrs":{"character":{"fontName":"Arial"},"column":{"customFormat":true}},"parse":null,"sheet":0},
{"name":"fillCellRange","start":[2,23],"attrs":{"styleId":"Default","character":{"fontName":"Arial"}},"sheet":0},
{"name":"fillCellRange","start":[2,23],"end":[2,23],"attrs":{"styleId":"Default","character":{"fontName":"Arial"},"column":{"customFormat":true}},"parse":null,"sheet":0},
{"name":"fillCellRange","start":[2,24],"attrs":{"character":{"fontName":"Arial"}},"sheet":0},
{"name":"fillCellRange","start":[2,24],"end":[2,24],"attrs":{"character":{"fontName":"Arial"},"column":{"customFormat":true}},"parse":null,"sheet":0},
{"name":"fillCellRange","start":[2,25],"attrs":{"character":{"fontName":"Arial"}},"sheet":0},
{"name":"fillCellRange","start":[2,25],"end":[2,25],"attrs":{"character":{"fontName":"Arial"},"column":{"customFormat":true}},"parse":null,"sheet":0},
{"name":"fillCellRange","start":[2,26],"attrs":{"character":{"fontName":"Arial"}},"sheet":0},
{"name":"fillCellRange","start":[2,26],"end":[2,26],"attrs":{"character":{"fontName":"Arial"},"column":{"customFormat":true}},"parse":null,"sheet":0},
{"name":"fillCellRange","start":[2,27],"attrs":{"character":{"fontName":"Arial"}},"sheet":0},
{"name":"fillCellRange","start":[2,27],"end":[2,27],"attrs":{"character":{"fontName":"Arial"},"column":{"customFormat":true}},"parse":null,"sheet":0},
{"name":"fillCellRange","start":[2,28],"attrs":{"character":{"fontName":"Arial"}},"sheet":0},
{"name":"fillCellRange","start":[2,28],"end":[2,28],"attrs":{"character":{"fontName":"Arial"},"column":{"customFormat":true}},"parse":null,"sheet":0},
{"name":"fillCellRange","start":[2,29],"attrs":{"character":{"fontName":"Arial"}},"sheet":0},
{"name":"fillCellRange","start":[2,29],"end":[2,29],"attrs":{"character":{"fontName":"Arial"},"column":{"customFormat":true}},"parse":null,"sheet":0},
{"name":"fillCellRange","start":[2,30],"attrs":{"character":{"fontName":"Arial"}},"sheet":0},
{"name":"fillCellRange","start":[2,30],"end":[2,30],"attrs":{"character":{"fontName":"Arial"},"column":{"customFormat":true}},"parse":null,"sheet":0},
{"name":"fillCellRange","start":[2,31],"attrs":{"character":{"fontName":"Arial"}},"sheet":0},
{"name":"fillCellRange","start":[2,31],"end":[2,31],"attrs":{"character":{"fontName":"Arial"},"column":{"customFormat":true}},"parse":null,"sheet":0},
{"name":"fillCellRange","start":[2,32],"attrs":{"character":{"fontName":"Arial"}},"sheet":0},
{"name":"fillCellRange","start":[2,32],"end":[2,32],"attrs":{"character":{"fontName":"Arial"},"column":{"customFormat":true}},"parse":null,"sheet":0},
{"name":"fillCellRange","start":[2,33],"end":[2,36],"attrs":{"styleId":"Default","character":{"fontName":"Arial"}},"sheet":0},
{"name":"fillCellRange","start":[2,33],"end":[2,36],"attrs":{"styleId":"Default","character":{"color":{"type":"auto"},"fontName":"Arial","fontSize":10,"strike":"single"},"column":{"customFormat":true}},"parse":null,"sheet":0},
{"name":"fillCellRange","start":[2,37],"attrs":{"character":{"fontName":"Arial"}},"sheet":0},
{"name":"fillCellRange","start":[2,37],"end":[2,37],"attrs":{"character":{"fontName":"Arial"},"column":{"customFormat":true}},"parse":null,"sheet":0},
{"name":"fillCellRange","start":[2,38],"attrs":{"character":{"fontName":"Arial"}},"sheet":0},
{"name":"fillCellRange","start":[2,38],"end":[2,38],"attrs":{"character":{"fontName":"Arial"},"column":{"customFormat":true}},"parse":null,"sheet":0},
{"name":"fillCellRange","start":[2,39],"attrs":{"character":{"fontName":"Arial"}},"sheet":0},
{"name":"fillCellRange","start":[2,39],"end":[2,39],"attrs":{"character":{"fontName":"Arial"},"column":{"customFormat":true}},"parse":null,"sheet":0},
{"name":"fillCellRange","start":[2,40],"attrs":{"character":{"fontName":"Arial"}},"sheet":0},
{"name":"fillCellRange","start":[2,40],"end":[2,40],"attrs":{"character":{"fontName":"Arial"},"column":{"customFormat":true}},"parse":null,"sheet":0},
{"name":"fillCellRange","start":[2,41],"attrs":{"character":{"fontName":"Arial"}},"sheet":0},
{"name":"fillCellRange","start":[2,41],"end":[2,41],"attrs":{"character":{"fontName":"Arial"},"column":{"customFormat":true}},"parse":null,"sheet":0},
{"name":"fillCellRange","start":[2,42],"attrs":{"character":{"fontName":"Arial"}},"sheet":0},
{"name":"fillCellRange","start":[2,42],"end":[2,42],"attrs":{"character":{"fontName":"Arial"},"column":{"customFormat":true}},"parse":null,"sheet":0},
{"name":"fillCellRange","start":[2,43],"attrs":{"character":{"fontName":"Arial"}},"sheet":0},
{"name":"fillCellRange","start":[2,43],"end":[2,43],"attrs":{"character":{"fontName":"Arial"},"column":{"customFormat":true}},"parse":null,"sheet":0},
{"name":"fillCellRange","start":[2,44],"attrs":{"character":{"fontName":"Arial"}},"sheet":0},
{"name":"fillCellRange","start":[2,44],"end":[2,44],"attrs":{"character":{"fontName":"Arial"},"column":{"customFormat":true}},"parse":null,"sheet":0},
{"name":"fillCellRange","start":[2,45],"attrs":{"character":{"fontName":"Arial"}},"sheet":0},
{"name":"fillCellRange","start":[2,45],"end":[2,45],"attrs":{"character":{"fontName":"Arial"},"column":{"customFormat":true}},"parse":null,"sheet":0},
{"name":"fillCellRange","start":[2,46],"attrs":{"character":{"fontName":"Arial"}},"sheet":0},
{"name":"fillCellRange","start":[2,46],"end":[2,46],"attrs":{"character":{"fontName":"Arial"},"column":{"customFormat":true}},"parse":null,"sheet":0},
{"name":"fillCellRange","start":[2,47],"end":[2,48],"attrs":{"styleId":"Default","character":{"fontName":"Arial"}},"sheet":0},
{"name":"fillCellRange","start":[2,47],"end":[2,48],"attrs":{"styleId":"Default","character":{"fontName":"Arial"},"column":{"customFormat":true}},"parse":null,"sheet":0},
{"name":"fillCellRange","start":[2,49],"attrs":{"character":{"fontName":"Arial"}},"sheet":0},
{"name":"fillCellRange","start":[2,49],"end":[2,49],"attrs":{"character":{"fontName":"Arial"},"column":{"customFormat":true}},"parse":null,"sheet":0},
{"name":"fillCellRange","start":[2,50],"attrs":{"character":{"fontName":"Arial"}},"sheet":0},
{"name":"fillCellRange","start":[2,50],"end":[2,50],"attrs":{"character":{"fontName":"Arial"},"column":{"customFormat":true}},"parse":null,"sheet":0},
{"name":"fillCellRange","start":[2,51],"attrs":{"character":{"fontName":"Arial"}},"sheet":0},
{"name":"fillCellRange","start":[2,51],"end":[2,51],"attrs":{"character":{"fontName":"Arial"},"column":{"customFormat":true}},"parse":null,"sheet":0},
{"name":"fillCellRange","start":[2,52],"attrs":{"character":{"fontName":"Arial"}},"sheet":0},
{"name":"fillCellRange","start":[2,52],"end":[2,52],"attrs":{"character":{"fontName":"Arial"},"column":{"customFormat":true}},"parse":null,"sheet":0},
{"name":"fillCellRange","start":[2,53],"attrs":{"character":{"fontName":"Arial"}},"sheet":0},
{"name":"fillCellRange","start":[2,53],"end":[2,53],"attrs":{"character":{"fontName":"Arial"},"column":{"customFormat":true}},"parse":null,"sheet":0},
{"name":"fillCellRange","start":[2,54],"attrs":{"character":{"fontName":"Arial"}},"sheet":0},
{"name":"fillCellRange","start":[2,54],"end":[2,54],"attrs":{"character":{"fontName":"Arial"},"column":{"customFormat":true}},"parse":null,"sheet":0},
{"name":"fillCellRange","start":[2,55],"attrs":{"character":{"fontName":"Arial"}},"sheet":0},
{"name":"fillCellRange","start":[2,55],"end":[2,55],"attrs":{"character":{"fontName":"Arial"},"column":{"customFormat":true}},"parse":null,"sheet":0},
{"name":"fillCellRange","start":[2,56],"attrs":{"character":{"fontName":"Arial"}},"sheet":0},
{"name":"fillCellRange","start":[2,56],"end":[2,56],"attrs":{"character":{"fontName":"Arial"},"column":{"customFormat":true}},"parse":null,"sheet":0},
{"name":"fillCellRange","start":[2,57],"attrs":{"character":{"fontName":"Arial"}},"sheet":0},
{"name":"fillCellRange","start":[2,57],"end":[2,57],"attrs":{"character":{"fontName":"Arial"},"column":{"customFormat":true}},"parse":null,"sheet":0},
{"name":"fillCellRange","start":[2,58],"attrs":{"character":{"fontName":"Arial"}},"sheet":0},
{"name":"fillCellRange","start":[2,58],"end":[2,58],"attrs":{"character":{"fontName":"Arial"},"column":{"customFormat":true}},"parse":null,"sheet":0},
{"name":"fillCellRange","start":[2,59],"attrs":{"character":{"fontName":"Arial"}},"sheet":0},
{"name":"fillCellRange","start":[2,59],"end":[2,59],"attrs":{"character":{"fontName":"Arial"},"column":{"customFormat":true}},"parse":null,"sheet":0},
{"name":"fillCellRange","start":[2,60],"attrs":{"character":{"fontName":"Arial"}},"sheet":0},
{"name":"fillCellRange","start":[2,60],"end":[2,60],"attrs":{"character":{"fontName":"Arial"},"column":{"customFormat":true}},"parse":null,"sheet":0},
{"name":"fillCellRange","start":[2,61],"attrs":{"character":{"fontName":"Arial"}},"sheet":0},
{"name":"fillCellRange","start":[2,61],"end":[2,61],"attrs":{"character":{"fontName":"Arial"},"column":{"customFormat":true}},"parse":null,"sheet":0},
{"name":"fillCellRange","start":[2,62],"attrs":{"character":{"fontName":"Arial"}},"sheet":0},
{"name":"fillCellRange","start":[2,62],"end":[2,62],"attrs":{"character":{"fontName":"Arial"},"column":{"customFormat":true}},"parse":null,"sheet":0},
{"name":"fillCellRange","start":[2,63],"attrs":{"character":{"fontName":"Arial"}},"sheet":0},
{"name":"fillCellRange","start":[2,63],"end":[2,63],"attrs":{"character":{"fontName":"Arial"},"column":{"customFormat":true}},"parse":null,"sheet":0},
{"name":"fillCellRange","start":[2,64],"attrs":{"character":{"fontName":"Arial"}},"sheet":0},
{"name":"fillCellRange","start":[2,64],"end":[2,64],"attrs":{"character":{"fontName":"Arial"},"column":{"customFormat":true}},"parse":null,"sheet":0},
{"name":"fillCellRange","start":[2,65],"attrs":{"character":{"fontName":"Arial"}},"sheet":0},
{"name":"fillCellRange","start":[2,65],"end":[2,65],"attrs":{"character":{"fontName":"Arial"},"column":{"customFormat":true}},"parse":null,"sheet":0},
{"name":"fillCellRange","start":[2,66],"attrs":{"character":{"fontName":"Arial"}},"sheet":0},
{"name":"fillCellRange","start":[2,66],"end":[2,66],"attrs":{"character":{"fontName":"Arial"},"column":{"customFormat":true}},"parse":null,"sheet":0},
{"name":"fillCellRange","start":[2,67],"attrs":{"character":{"fontName":"Arial"}},"sheet":0},
{"name":"fillCellRange","start":[2,67],"end":[2,67],"attrs":{"character":{"fontName":"Arial"},"column":{"customFormat":true}},"parse":null,"sheet":0},
{"name":"fillCellRange","start":[2,68],"attrs":{"character":{"fontName":"Arial"}},"sheet":0},
{"name":"fillCellRange","start":[2,68],"end":[2,68],"attrs":{"character":{"fontName":"Arial"},"column":{"customFormat":true}},"parse":null,"sheet":0},
{"name":"fillCellRange","start":[2,69],"attrs":{"character":{"fontName":"Arial"}},"sheet":0},
{"name":"fillCellRange","start":[2,69],"end":[2,69],"attrs":{"character":{"fontName":"Arial"},"column":{"customFormat":true}},"parse":null,"sheet":0},
{"name":"fillCellRange","start":[2,70],"attrs":{"character":{"fontName":"Arial"}},"sheet":0},
{"name":"fillCellRange","start":[2,70],"end":[2,70],"attrs":{"character":{"fontName":"Arial"},"column":{"customFormat":true}},"parse":null,"sheet":0},
{"name":"fillCellRange","start":[2,71],"attrs":{"character":{"fontName":"Arial"}},"sheet":0},
{"name":"fillCellRange","start":[2,71],"end":[2,71],"attrs":{"character":{"fontName":"Arial"},"column":{"customFormat":true}},"parse":null,"sheet":0},
{"name":"fillCellRange","start":[2,72],"attrs":{"character":{"fontName":"Arial"}},"sheet":0},
{"name":"fillCellRange","start":[2,72],"end":[2,72],"attrs":{"character":{"fontName":"Arial"},"column":{"customFormat":true}},"parse":null,"sheet":0},
{"name":"fillCellRange","start":[2,73],"attrs":{"character":{"fontName":"Arial"}},"sheet":0},
{"name":"fillCellRange","start":[2,73],"end":[2,73],"attrs":{"character":{"fontName":"Arial"},"column":{"customFormat":true}},"parse":null,"sheet":0},
{"name":"fillCellRange","start":[2,74],"attrs":{"character":{"fontName":"Arial"}},"sheet":0},
{"name":"fillCellRange","start":[2,74],"end":[2,74],"attrs":{"character":{"fontName":"Arial"},"column":{"customFormat":true}},"parse":null,"sheet":0},
{"name":"fillCellRange","start":[2,75],"attrs":{"character":{"fontName":"Arial"}},"sheet":0},
{"name":"fillCellRange","start":[2,75],"end":[2,75],"attrs":{"character":{"fontName":"Arial"},"column":{"customFormat":true}},"parse":null,"sheet":0},
{"name":"fillCellRange","start":[2,76],"attrs":{"character":{"fontName":"Arial"}},"sheet":0},
{"name":"fillCellRange","start":[2,76],"end":[2,76],"attrs":{"character":{"fontName":"Arial"},"column":{"customFormat":true}},"parse":null,"sheet":0},
{"name":"fillCellRange","start":[2,77],"attrs":{"character":{"fontName":"Arial"}},"sheet":0},
{"name":"fillCellRange","start":[2,77],"end":[2,77],"attrs":{"character":{"fontName":"Arial"},"column":{"customFormat":true}},"parse":null,"sheet":0},
{"name":"fillCellRange","start":[2,78],"attrs":{"character":{"fontName":"Arial"}},"sheet":0},
{"name":"fillCellRange","start":[2,78],"end":[2,78],"attrs":{"character":{"fontName":"Arial"},"column":{"customFormat":true}},"parse":null,"sheet":0},
{"name":"fillCellRange","start":[2,79],"attrs":{"character":{"fontName":"Arial"}},"sheet":0},
{"name":"fillCellRange","start":[2,79],"end":[2,79],"attrs":{"character":{"fontName":"Arial"},"column":{"customFormat":true}},"parse":null,"sheet":0},
{"name":"fillCellRange","start":[2,80],"attrs":{"character":{"fontName":"Arial"}},"sheet":0},
{"name":"fillCellRange","start":[2,80],"end":[2,80],"attrs":{"character":{"fontName":"Arial"},"column":{"customFormat":true}},"parse":null,"sheet":0},
{"name":"fillCellRange","start":[2,81],"attrs":{"character":{"fontName":"Arial"}},"sheet":0},
{"name":"fillCellRange","start":[2,81],"end":[2,81],"attrs":{"character":{"fontName":"Arial"},"column":{"customFormat":true}},"parse":null,"sheet":0},
{"name":"fillCellRange","start":[2,82],"attrs":{"character":{"fontName":"Arial"}},"sheet":0},
{"name":"fillCellRange","start":[2,82],"end":[2,82],"attrs":{"character":{"fontName":"Arial"},"column":{"customFormat":true}},"parse":null,"sheet":0},
{"name":"fillCellRange","start":[2,83],"attrs":{"character":{"fontName":"Arial"}},"sheet":0},
{"name":"fillCellRange","start":[2,83],"end":[2,83],"attrs":{"character":{"fontName":"Arial"},"column":{"customFormat":true}},"parse":null,"sheet":0},
{"name":"fillCellRange","start":[2,84],"attrs":{"character":{"fontName":"Arial"}},"sheet":0},
{"name":"fillCellRange","start":[2,84],"end":[2,84],"attrs":{"character":{"fontName":"Arial"},"column":{"customFormat":true}},"parse":null,"sheet":0},
{"name":"fillCellRange","start":[2,85],"attrs":{"character":{"fontName":"Arial"}},"sheet":0},
{"name":"fillCellRange","start":[2,85],"end":[2,85],"attrs":{"character":{"fontName":"Arial"},"column":{"customFormat":true}},"parse":null,"sheet":0},
{"name":"fillCellRange","start":[2,86],"attrs":{"character":{"fontName":"Arial"}},"sheet":0},
{"name":"fillCellRange","start":[2,86],"end":[2,86],"attrs":{"character":{"fontName":"Arial"},"column":{"customFormat":true}},"parse":null,"sheet":0},
{"name":"fillCellRange","start":[2,87],"attrs":{"character":{"fontName":"Arial"}},"sheet":0},
{"name":"fillCellRange","start":[2,87],"end":[2,87],"attrs":{"character":{"fontName":"Arial"},"column":{"customFormat":true}},"parse":null,"sheet":0},
{"name":"fillCellRange","start":[2,88],"attrs":{"character":{"fontName":"Arial"}},"sheet":0},
{"name":"fillCellRange","start":[2,88],"end":[2,88],"attrs":{"character":{"fontName":"Arial"},"column":{"customFormat":true}},"parse":null,"sheet":0},
{"name":"fillCellRange","start":[2,89],"attrs":{"character":{"fontName":"Arial"}},"sheet":0},
{"name":"fillCellRange","start":[2,89],"end":[2,89],"attrs":{"character":{"fontName":"Arial"},"column":{"customFormat":true}},"parse":null,"sheet":0},
{"name":"fillCellRange","start":[2,90],"attrs":{"character":{"fontName":"Arial"}},"sheet":0},
{"name":"fillCellRange","start":[2,90],"end":[2,90],"attrs":{"character":{"fontName":"Arial"},"column":{"customFormat":true}},"parse":null,"sheet":0},
{"name":"fillCellRange","start":[2,91],"attrs":{"character":{"fontName":"Arial"}},"sheet":0},
{"name":"fillCellRange","start":[2,91],"end":[2,91],"attrs":{"character":{"fontName":"Arial"},"column":{"customFormat":true}},"parse":null,"sheet":0},
{"name":"fillCellRange","start":[2,92],"attrs":{"character":{"fontName":"Arial"}},"sheet":0},
{"name":"fillCellRange","start":[2,92],"end":[2,92],"attrs":{"character":{"fontName":"Arial"},"column":{"customFormat":true}},"parse":null,"sheet":0},
{"name":"fillCellRange","start":[2,93],"attrs":{"character":{"fontName":"Arial"}},"sheet":0},
{"name":"fillCellRange","start":[2,93],"end":[2,93],"attrs":{"character":{"fontName":"Arial"},"column":{"customFormat":true}},"parse":null,"sheet":0},
{"name":"fillCellRange","start":[2,94],"attrs":{"character":{"fontName":"Arial"}},"sheet":0},
{"name":"fillCellRange","start":[2,94],"end":[2,94],"attrs":{"character":{"fontName":"Arial"},"column":{"customFormat":true}},"parse":null,"sheet":0},
{"name":"fillCellRange","start":[2,95],"attrs":{"character":{"fontName":"Arial"}},"sheet":0},
{"name":"fillCellRange","start":[2,95],"end":[2,95],"attrs":{"character":{"fontName":"Arial"},"column":{"customFormat":true}},"parse":null,"sheet":0},
{"name":"fillCellRange","start":[2,96],"attrs":{"character":{"fontName":"Arial"}},"sheet":0},
{"name":"fillCellRange","start":[2,96],"end":[2,96],"attrs":{"character":{"fontName":"Arial"},"column":{"customFormat":true}},"parse":null,"sheet":0},
{"name":"fillCellRange","start":[2,97],"attrs":{"character":{"fontName":"Arial"}},"sheet":0},
{"name":"fillCellRange","start":[2,97],"end":[2,97],"attrs":{"character":{"fontName":"Arial"},"column":{"customFormat":true}},"parse":null,"sheet":0},
{"name":"fillCellRange","start":[2,98],"attrs":{"character":{"fontName":"Arial"}},"sheet":0},
{"name":"fillCellRange","start":[2,98],"end":[2,98],"attrs":{"character":{"fontName":"Arial"},"column":{"customFormat":true}},"parse":null,"sheet":0},
{"name":"fillCellRange","start":[2,99],"attrs":{"character":{"fontName":"Arial"}},"sheet":0},
{"name":"fillCellRange","start":[2,99],"end":[2,99],"attrs":{"character":{"fontName":"Arial"},"column":{"customFormat":true}},"parse":null,"sheet":0},
{"name":"fillCellRange","start":[2,100],"attrs":{"character":{"fontName":"Arial"}},"sheet":0},
{"name":"fillCellRange","start":[2,100],"end":[2,100],"attrs":{"character":{"fontName":"Arial"},"column":{"customFormat":true}},"parse":null,"sheet":0},
{"name":"fillCellRange","start":[2,101],"attrs":{"character":{"fontName":"Arial"}},"sheet":0},
{"name":"fillCellRange","start":[2,101],"end":[2,101],"attrs":{"character":{"fontName":"Arial"},"column":{"customFormat":true}},"parse":null,"sheet":0},
{"name":"fillCellRange","start":[2,102],"attrs":{"character":{"fontName":"Arial"}},"sheet":0},
{"name":"fillCellRange","start":[2,102],"end":[2,102],"attrs":{"character":{"fontName":"Arial"},"column":{"customFormat":true}},"parse":null,"sheet":0},
{"name":"fillCellRange","start":[2,103],"attrs":{"character":{"fontName":"Arial"}},"sheet":0},
{"name":"fillCellRange","start":[2,103],"end":[2,103],"attrs":{"character":{"fontName":"Arial"},"column":{"customFormat":true}},"parse":null,"sheet":0},
{"name":"fillCellRange","start":[2,104],"attrs":{"character":{"fontName":"Arial"}},"sheet":0},
{"name":"fillCellRange","start":[2,104],"end":[2,104],"attrs":{"character":{"fontName":"Arial"},"column":{"customFormat":true}},"parse":null,"sheet":0},
{"name":"fillCellRange","start":[2,105],"attrs":{"character":{"fontName":"Arial"}},"sheet":0},
{"name":"fillCellRange","start":[2,105],"end":[2,105],"attrs":{"character":{"fontName":"Arial"},"column":{"customFormat":true}},"parse":null,"sheet":0},
{"name":"fillCellRange","start":[2,106],"attrs":{"character":{"fontName":"Arial"}},"sheet":0},
{"name":"fillCellRange","start":[2,106],"end":[2,106],"attrs":{"character":{"fontName":"Arial"},"column":{"customFormat":true}},"parse":null,"sheet":0},
{"name":"fillCellRange","start":[2,107],"attrs":{"character":{"fontName":"Arial"}},"sheet":0},
{"name":"fillCellRange","start":[2,107],"end":[2,107],"attrs":{"character":{"fontName":"Arial"},"column":{"customFormat":true}},"parse":null,"sheet":0},
{"name":"fillCellRange","start":[2,108],"attrs":{"character":{"fontName":"Arial"}},"sheet":0},
{"name":"fillCellRange","start":[2,108],"end":[2,108],"attrs":{"character":{"fontName":"Arial"},"column":{"customFormat":true}},"parse":null,"sheet":0},
{"name":"fillCellRange","start":[2,109],"attrs":{"character":{"fontName":"Arial"}},"sheet":0},
{"name":"fillCellRange","start":[2,109],"end":[2,109],"attrs":{"character":{"fontName":"Arial"},"column":{"customFormat":true}},"parse":null,"sheet":0},
{"name":"fillCellRange","start":[2,110],"attrs":{"character":{"fontName":"Arial"}},"sheet":0},
{"name":"fillCellRange","start":[2,110],"end":[2,110],"attrs":{"character":{"fontName":"Arial"},"column":{"customFormat":true}},"parse":null,"sheet":0},
{"name":"fillCellRange","start":[2,111],"attrs":{"character":{"fontName":"Arial"}},"sheet":0},
{"name":"fillCellRange","start":[2,111],"end":[2,111],"attrs":{"character":{"fontName":"Arial"},"column":{"customFormat":true}},"parse":null,"sheet":0},
{"name":"fillCellRange","start":[2,112],"attrs":{"character":{"fontName":"Arial"}},"sheet":0},
{"name":"fillCellRange","start":[2,112],"end":[2,112],"attrs":{"character":{"fontName":"Arial"},"column":{"customFormat":true}},"parse":null,"sheet":0},
{"name":"fillCellRange","start":[2,113],"attrs":{"character":{"fontName":"Arial"}},"sheet":0},
{"name":"fillCellRange","start":[2,113],"end":[2,113],"attrs":{"character":{"fontName":"Arial"},"column":{"customFormat":true}},"parse":null,"sheet":0},
{"name":"fillCellRange","start":[2,114],"attrs":{"character":{"fontName":"Arial"}},"sheet":0},
{"name":"fillCellRange","start":[2,114],"end":[2,114],"attrs":{"character":{"fontName":"Arial"},"column":{"customFormat":true}},"parse":null,"sheet":0},
{"name":"setCellContents","start":[2,2],"contents":[[{"value":"IS"}],[{"result":2.5,"value":"=YEARFRAC("2007-01-01";"2009-07-01";0)"}],[{"result":39797,"value":"=EDATE("2008-10-15";2)"}],[{"result":"Err:504","value":"=ISOWEEKNUM("2010-01-07";1)"}],[{"result":39507,"value":"=EOMONTH("2008-02-14"; 0)"}],[{"result":228,"value":"=AMORDEGRC(1000;"2006-02-01";"2006-12-31";10;0;0.1;1)"}],[{"result":100,"value":"=AMORLINC(1000;"2004-02-01";"2004-12-31";10;8;0.1;1)"}],[{"result":16.94444444444445,"value":"=ACCRINT("2001-2-28";"2001-8-31";"2001-5-1";0.1;1000;2;0)"}],[{"result":20.54794520547945,"value":"=ACCRINTM("2001-4-1";"2001-6-15";0.1;1000;3)"}],[{"result":10300.55030337237,"value":"=RECEIVED("2009-06-01";"2009-12-31";10000;0.05;1)"}],[{"result":0.07169642857142791,"value":"=DISC("2007-12-21";"2008-02-15";98.9;100;1)"}],[{"result":"#NULL!","value":"='DURATION'("2008-01-02";"2008-02-15";0.05;0.06;2;0)"}],[{"result":0.1194444444444445,"value":"=DURATION_ADD("2008-01-02";"2008-02-15";0.05;0.06;2;0)"}],[{"result":0.06136355062499965,"value":"=EFFECT(0.06;4)"}],[{"result":"#NAME?","value":"=effektiv_add(0.06;4)"}],[{"result":-603.629870147452,"value":"=CUMPRINC(0.055/12;12*2;5000;4;6;0)"}],[{"result":"#NAME?","value":"=kumkapital_add(0.055/12;12*2;5000;4;6;0)"}],[{"result":-57.80497222459045,"value":"=CUMIPMT(0.055/12;12*2;5000;4;6;0)"}],[{"result":95.0639490099716,"value":"=PRICE("2008-02-15";"2010-11-15";0.05;0.07;100;2;0)"}],[{"result":97.6311475409836,"value":"=PRICEDISC("2008-02-15";"2008-11-30";0.03;100;1)"}],[{"result":99.85496198975376,"value":"=PRICEMAT("2007-02-15";"2007-04-06";"2007-01-06";0.05;0.06;0)"}],[{"result":0.0586953846746372,"value":"=NOMINAL(0.06;4)"}],[{"result":2.260520316428106,"value":"=MDURATION("2008-2-28";"2010-8-31";0.05;0.06;2;0)"}],[{"result":2.03,"value":"=DOLLARFR(2.1875;16)"}],[{"result":2.187499999999999,"value":"=DOLLARDE(2.03;16)"}],[{"result":0.07026781114146106,"value":"=YIELD("2008-02-15";"2010-11-15";0.05;95;100;2;0)"}],[{"result":0.03074314541838806,"value":"=YIELDDISC("2008-02-15";"2008-11-30";97.63;100;1)"}],[{"result":0.1211434762268236,"value":"=YIELDMAT("2007-02-15";"2007-04-06";"2007-01-06";0.05;99;0)"}],[{"result":0.04075480125055828,"value":"=TBILLEQ("2008-01-01";"2008-02-14";0.04)"}],[{"result":99.65555555555555,"value":"=TBILLPRICE("2008-01-01";"2008-02-01";0.04)"}],[{"result":0.4838709677419364,"value":"=TBILLYIELD("2008-01-01";"2008-02-01";96)"}],[{"result":"#REF!","value":"=ODDFPRICE("1990-06-01";"1995-12-31";"1990-01-01";"1990-12-31";0.06;0.05;1000;1;1)"}],[{"result":"#REF!","value":"=ODDFYIELD("1990-06-01";"1995-12-31";"1990-01-01";"1990-12-31";0.06;790;100;1;1)"}],[{"result":102.5120875338206,"value":"=ODDLPRICE("1990-06-01";"1995-12-31";"1990-01-01";0.02;0.015;100;4;1)"}],[{"result":0.01408788601447293,"value":"=ODDLYIELD("1990-06-01";"1995-12-31";"1990-01-01";0.02;103;100;4;1)"}],[{"result":0.1236310959043367,"value":"=XIRR([.K38:.M38];[.N38:.P38])"}],[{"result":-12.65325356915656,"value":"=XNPV(0.05;[.K39:.M39];[.N39:.P39])"}],[{"result":0.008133295679186678,"value":"=INTRATE("2000-02-02";"2009-12-03";1000;1080;0)"}],[{"result":39217,"value":"=COUPNCD("2007-01-25";"2009-11-15";2;3)"}],[{"result":180,"value":"=COUPDAYS("2007-01-25";"2009-11-15";2;4)"}],[{"result":110,"value":"=COUPDAYSNC("2007-01-25";"2009-11-15";2;4)"}],[{"result":71,"value":"=COUPDAYBS("2007-01-25";"2009-11-15";2;1)"}],[{"result":39036,"value":"=COUPPCD("2007-01-25";"2009-11-15";2;1)"}],[{"result":6,"value":"=COUPNUM("2007-01-25";"2009-11-15";2;1)"}],[{"result":1190.91,"value":"=FVSCHEDULE(1000;{0.05;0.06;0.07})"}],[{"result":0,"value":"=ISEVEN(-1)"}],[{"result":0,"value":"=ISODD(2.5)"}],[{"result":8,"value":"=GCD(16;32;24)"}],[{"result":"#NULL!","value":"='GCD_ADD'(16;32;24)"}],[{"result":12,"value":"=LCM(4;6)"}],[{"result":"#NULL!","value":"='LCM_ADD'(4;6)"}],[{"result":3,"value":"=MULTINOMIAL(1;2)"}],[{"result":2.708333333333333,"value":"=SERIESSUM(1;0;1;[.K55:.O55])"}],[{"result":3,"value":"=QUOTIENT(11;3)"}],[{"result":15,"value":"=MROUND(15.5;3)"}],[{"result":2.506628274631,"value":"=SQRTPI(2)"}],[{"result":29,"value":"=RANDBETWEEN(20;30)"}],[{"result":0.565159103992485,"value":"=BESSELI(1;1)"}],[{"result":0.5767248077568735,"value":"=BESSELJ(2;1)"}],[{"result":0.13986588,"value":"=BESSELK(2;1)"}],[{"result":0.3979257105571,"value":"=BESSELY(4;1)"}],[{"result":6,"value":"=BIN2DEC("110")"}],[{"result":"1D","value":"=BIN2HEX(11101)"}],[{"result":"14","value":"=BIN2OCT("1100")"}],[{"result":0,"value":"=DELTA(4;5)"}],[{"result":"1001","value":"=DEC2BIN(9)"}],[{"result":"1E","value":"=DEC2HEX(30)"}],[{"result":"23","value":"=DEC2OCT(19)"}],[{"result":0.5204998778130466,"value":"=ERF(0.5)"}],[{"result":0.4795001221869534,"value":"=ERFC(0.5)"}],[{"result":0,"value":"=GESTEP(4;5)"}],[{"result":"11101","value":"=HEX2BIN("1D")"}],[{"result":30,"value":"=HEX2DEC("1E")"}],[{"result":"35","value":"=HEX2OCT("1D")"}],[{"result":5,"value":"=IMABS("4+3i")"}],[{"result":3,"value":"=IMAGINARY("4+3i")"}],[{"result":"-3+4i","value":"=IMPOWER("1+2i";2)"}],[{"result":0.7853981633974483,"value":"=IMARGUMENT("3+3i")"}],[{"result":"-4.18962569096881-9.10922789375534i","value":"=IMCOS("2+3i")"}],[{"result":"5-2i","value":"=IMDIV("9+8i";"1+2i")"}],[{"result":"-1.13120438375681+2.47172667200482i","value":"=IMEXP("1+2i")"}],[{"result":"2-3i","value":"=IMCONJUGATE("2+3i")"}],[{"result":"1.6094379124341+0.643501108793284i","value":"=IMLN("4+3i")"}],[{"result":"0.698970004336019+0.402719196273373i","value":"=IMLOG10("3+4i")"}],[{"result":"1.16096404744368+1.59727796468811i","value":"=IMLOG2("1+2i")"}],[{"result":"14-8i","value":"=IMPRODUCT("2-3i";"4+2i")"}],[{"result":4,"value":"=IMREAL("4+3i")"}],[{"result":"3.85373803791938-27.0168132580039i","value":"=IMSIN("3+4i")"}],[{"result":"4+3i","value":"=IMSUB("7+5i";"3+2i")"}],[{"result":"4+6i","value":"=IMSUM("1+2i";"3+4i")"}],[{"result":"5+3i","value":"=IMSQRT("16+30i")"}],[{"result":"0.00490825806749606+1.00070953606723i","value":"=IMTAN("4+3i")"}],[{"result":"-0.0652940278579471-0.0752249603027732i","value":"=IMSEC("4+3i")"}],[{"result":"-6.58066304055116+7.58155274274654i","value":"=IMCOS("4+3i")"}],[{"result":"0.00490118239430447-0.999266927805902i","value":"=IMCOT("4+3i")"}],[{"result":"-27.0168132580039+3.85373803791938i","value":"=IMSINH("4+3i")"}],[{"result":"-27.0349456030742+3.85115333481178i","value":"=IMCOSH("4+3i")"}],[{"result":"-0.0362534969158689-0.00516434460775318i","value":"=IMSECH("4+3i")"}],[{"result":"-0.036275889628626-0.0051744731840194i","value":"=IMCSCH("4+3i")"}],[{"result":"3+4i","value":"=COMPLEX(3;4;"i")"}],[{"result":"1100","value":"=OCT2BIN("14")"}],[{"result":25,"value":"=OCT2DEC("31")"}],[{"result":"1D","value":"=OCT2HEX("35")"}],[{"result":10,"value":"=CONVERT_ADD(120;"in";"ft")"}],[{"result":15,"value":"=FACTDOUBLE(5)"}],[{"result":2,"value":"=ORG.OPENOFFICE.WEEKS("2010-05-03";"2010-05-17";0)"}],[{"result":14,"value":"=ORG.OPENOFFICE.MONTHS("2010-04-03";"2011-06-17";0)"}],[{"result":2,"value":"=ORG.OPENOFFICE.YEARS("2009-04-03";"2011-11-17";0)"}],[{"result":1,"value":"=ORG.OPENOFFICE.ISLEAPYEAR("2012-05-24")"}],[{"result":29,"value":"=ORG.OPENOFFICE.DAYSINMONTH("2012-02-14")"}],[{"result":52,"value":"=ORG.OPENOFFICE.WEEKSINYEAR("2010-02-14")"}],[{"result":366,"value":"=ORG.OPENOFFICE.DAYSINYEAR("2012-02-14")"}],[{"result":52,"value":"=ORG.OPENOFFICE.WEEKSINYEAR("2010-02-14")"}]],"parse":null,"sheet":0},
{"name":"fillCellRange","start":[2,13],"end":[2,13],"sheet":0,"value":"='DURATION'("2008-01-02";"2008-02-15";0.05;0.06;2;0)"},
{"name":"fillCellRange","start":[2,37],"end":[2,37],"sheet":0,"value":"=XIRR([.K38:.M38];[.N38:.P38])"},
{"name":"fillCellRange","start":[2,38],"end":[2,38],"sheet":0,"value":"=XNPV(0.05;[.K39:.M39];[.N39:.P39])"},
{"name":"fillCellRange","start":[2,50],"end":[2,50],"sheet":0,"value":"='GCD_ADD'(16;32;24)"},
{"name":"fillCellRange","start":[2,52],"end":[2,52],"sheet":0,"value":"='LCM_ADD'(4;6)"},
{"name":"fillCellRange","start":[2,54],"end":[2,54],"sheet":0,"value":"=SERIESSUM(1;0;1;[.K55:.O55])"},
{"name":"fillCellRange","start":[3,80],"end":[3,80],"sheet":0,"value":"="-4"&[.B2]&"18962569096881-9"&[.B2]&"10922789375534i""},
{"name":"fillCellRange","start":[3,82],"end":[3,82],"sheet":0,"value":"="-1"&[.B2]&"13120438375681+2"&[.B2]&"47172667200482i""},
{"name":"fillCellRange","start":[3,84],"end":[3,84],"sheet":0,"value":"="1"&[.B2]&"6094379124341+0"&[.B2]&"643501108793284i""},
{"name":"fillCellRange","start":[3,85],"end":[3,85],"sheet":0,"value":"="0"&[.B2]&"698970004336019+0"&[.B2]&"402719196273373i""},
{"name":"fillCellRange","start":[3,86],"end":[3,86],"sheet":0,"value":"="1"&[.B2]&"16096404744368+1"&[.B2]&"59727796468811i""},
{"name":"fillCellRange","start":[3,89],"end":[3,89],"sheet":0,"value":"="3"&[.B2]&"85373803791938-27"&[.B2]&"0168132580039i""},
{"name":"fillCellRange","start":[3,93],"end":[3,93],"sheet":0,"value":"="0"&[.B2]&"00490825806749606+1"&[.B2]&"00070953606723i""},
{"name":"fillCellRange","start":[3,94],"end":[3,94],"sheet":0,"value":"="-0"&[.B2]&"0652940278579471-0"&[.B2]&"0752249603027732i""},
{"name":"fillCellRange","start":[3,95],"end":[3,95],"sheet":0,"value":"="-0"&[.B2]&"0754898329158637+0"&[.B2]&"0648774713706355i""},
{"name":"fillCellRange","start":[3,96],"end":[3,96],"sheet":0,"value":"="0"&[.B2]&"00490118239430447-0"&[.B2]&"999266927805902i""},
{"name":"fillCellRange","start":[3,97],"end":[3,97],"sheet":0,"value":"="-27"&[.B2]&"0168132580039+3"&[.B2]&"85373803791938i""},
{"name":"fillCellRange","start":[3,98],"end":[3,98],"sheet":0,"value":"="-27"&[.B2]&"0349456030742+3"&[.B2]&"85115333481178i""},
{"name":"fillCellRange","start":[3,99],"end":[3,99],"sheet":0,"value":"="-0"&[.B2]&"0362534969158689-0"&[.B2]&"00516434460775318i""},
{"name":"fillCellRange","start":[3,100],"end":[3,100],"sheet":0,"value":"="-0"&[.B2]&"036275889628626-0"&[.B2]&"0051744731840194i""},
{"name":"fillCellRange","start":[3,116],"end":[3,116],"sheet":0,"value":"=IF(error.type([.C108]);"LO Formel";"JUT")"},
{"name":"fillCellRange","start":[3,118],"end":[3,118],"sheet":0,"value":"=IF(ISERROR('WEEKSINYEAR'("2010-02-14"));IF(error.type('WEEKSINYEAR'("2010-02-14"))=6;"OKl";"LO Formel");'WEEKSINYEAR'("2010-02-14"))"},
{"name":"fillCellRange","start":[4,3],"end":[4,3],"sheet":0,"value":"=IF([.C4]=[.D4];"OK";"Fehler")"},
{"name":"fillCellRange","start":[4,4],"end":[4,4],"sheet":0,"value":"=IF([.C5]=[.D5];"OK";"Fehler")"},
{"name":"fillCellRange","start":[4,5],"end":[4,5],"sheet":0,"value":"=IF([.C6]=[.D6];"OK";"Fehler")"},
{"name":"fillCellRange","start":[4,6],"end":[4,6],"sheet":0,"value":"=IF([.C7]=[.D7];"OK";"Fehler")"},
{"name":"fillCellRange","start":[4,7],"end":[4,7],"sheet":0,"value":"=IF([.C8]=[.D8];"OK";"Fehler")"},
{"name":"fillCellRange","start":[4,8],"end":[4,8],"sheet":0,"value":"=IF([.C9]=[.D9];"OK";"Fehler")"},
{"name":"fillCellRange","start":[4,9],"end":[4,9],"sheet":0,"value":"=IF(ABS(([.C10]-[.D10])/[.C10])<[.B1];"OK";"Fehler")"},
{"name":"fillCellRange","start":[4,10],"end":[4,10],"sheet":0,"value":"=IF((ABS([.C11]-[.D11])/[.C11])<[.B1];"OK";"Fehler")"},
{"name":"fillCellRange","start":[4,11],"end":[4,11],"sheet":0,"value":"=IF(ABS(([.C12]-[.D12])/[.C12])<[.B1];"OK";"Fehler")"},
{"name":"fillCellRange","start":[4,12],"end":[4,12],"sheet":0,"value":"=IF(ABS(([.C13]-[.D13])/[.C13])<[.B1];"OK";"Fehler")"},
{"name":"fillCellRange","start":[4,13],"end":[4,13],"sheet":0,"value":"=IF(ABS(([.C14]-[.D14])/[.C14])<[.B1];"OK";"Fehler")"},
{"name":"fillCellRange","start":[4,14],"end":[4,14],"sheet":0,"value":"=IF(ISERROR(DURATION_ADD("2008-01-02";"2008-02-15";0.05;0.06;2;0));IF(error.type(DURATION_ADD("2008-01-02";"2008-02-15";0.05;0.06;2;0))=6;DURATION_ADD("2008-01-02";"2008-02-15";0.05;0.06;2;0);"LO Formel");IF([.C15]=[.D15];"OK";"Fehler"))"},
{"name":"fillCellRange","start":[4,15],"end":[4,15],"sheet":0,"value":"=IF(ABS([.C16]-[.D16])<[.B1];"OK";"Fehler")"},
{"name":"fillCellRange","start":[4,16],"end":[4,16],"sheet":0,"value":"=IF(ISERROR(effektiv_add(0.06;4));IF(error.type(effektiv_add(0.06;4))=6;effektiv_add(0.06;4);"LO Formel");IF([.C17]=[.D17];"OK";"Fehler"))"},
{"name":"fillCellRange","start":[4,17],"end":[4,17],"sheet":0,"value":"=IF(ABS([.C18]-[.D18])<[.B1];"OK";"Fehler")"},
{"name":"fillCellRange","start":[4,18],"end":[4,18],"sheet":0,"value":"=IF(ISERROR(kumkapital_add(0.055/12;12*2;5000;4;6;0));IF(error.type(kumkapital_add(0.055/12;12*2;5000;4;6;0))=6;kumkapital_add(0.055/12;12*2;5000;4;6;0);"LO Formel");IF([.C19]=[.D19];"OK";"Fehler"))"},
{"name":"fillCellRange","start":[4,19],"end":[4,19],"sheet":0,"value":"=IF(ABS(([.C20]-[.D20])/[.C20])<[.B1];"OK";"Fehler")"},
{"name":"fillCellRange","start":[4,20],"end":[4,20],"sheet":0,"value":"=IF(ABS(([.C21]-[.D21])/[.C21])<[.B1];"OK";"Fehler")"},
{"name":"fillCellRange","start":[4,21],"end":[4,21],"sheet":0,"value":"=IF(ABS(([.C22]-[.D22])/[.C22])<[.B1];"OK";"Fehler")"},
{"name":"fillCellRange","start":[4,22],"end":[4,22],"sheet":0,"value":"=IF(ABS(([.C23]-[.D23])/[.C23])<[.B1];"OK";"Fehler")"},
{"name":"fillCellRange","start":[4,23],"end":[4,23],"sheet":0,"value":"=IF(ABS(([.C24]-[.D24])/[.C24]<[.B1]);"OK";"Fehler")"},
{"name":"fillCellRange","start":[4,24],"end":[4,24],"sheet":0,"value":"=IF(ABS(([.C25]-[.D25])/[.C25])<[.B1];"OK";"Fehler")"},
{"name":"fillCellRange","start":[4,25],"end":[4,25],"sheet":0,"value":"=IF(ABS(([.C26]-[.D26])/[.C26])<[.B1];"OK";"Fehler")"},
{"name":"fillCellRange","start":[4,26],"end":[4,26],"sheet":0,"value":"=IF(ABS(([.C27]-[.D27])/[.C27])<[.B1];"OK";"Fehler")"},
{"name":"fillCellRange","start":[4,27],"end":[4,27],"sheet":0,"value":"=IF(ABS(([.C28]-[.D28])/[.C28])<[.B1];"OK";"Fehler")"},
{"name":"fillCellRange","start":[4,28],"end":[4,28],"sheet":0,"value":"=IF(ABS(([.C29]-[.D29])/[.C29])<[.B1];"OK";"Fehler")"},
{"name":"fillCellRange","start":[4,29],"end":[4,29],"sheet":0,"value":"=IF(ABS(([.C30]-[.D30])/[.C30])<[.B1];"OK";"Fehler")"},
{"name":"fillCellRange","start":[4,30],"end":[4,30],"sheet":0,"value":"=IF(ABS(([.C31]-[.D31])/[.C31])<[.B1];"OK";"Fehler")"},
{"name":"fillCellRange","start":[4,31],"end":[4,31],"sheet":0,"value":"=IF(ABS(([.C32]-[.D32])/[.C32])<[.B1];"OK";"Fehler")"},
{"name":"fillCellRange","start":[4,32],"end":[4,32],"sheet":0,"value":"=IF(ABS(([.C33]-[.D33])/[.C33])<[.B1];"OK";"Fehler")"},
{"name":"fillCellRange","start":[4,33],"end":[4,33],"sheet":0,"value":"=IF(ABS([.C34]-[.D34])<1;"OK";"Fehler")"},
{"name":"fillCellRange","start":[4,34],"end":[4,34],"sheet":0,"value":"=IF(ABS([.C35]-[.D35])<0.000001;"OK";"Fehler")"},
{"name":"fillCellRange","start":[4,35],"end":[4,35],"sheet":0,"value":"=IF(ABS(([.C36]-[.D36])/[.C36])<[.B1];"OK";"Fehler")"},
{"name":"fillCellRange","start":[4,36],"end":[4,36],"sheet":0,"value":"=IF(ABS(([.C37]-[.D37])/[.C37])<[.B1];"OK";"Fehler")"},
{"name":"fillCellRange","start":[4,37],"end":[4,37],"sheet":0,"value":"=IF(ABS(([.C38]-[.D38])/[.C38])<[.B1];"OK";"Fehler")"},
{"name":"fillCellRange","start":[4,38],"end":[4,38],"sheet":0,"value":"=IF(ABS(([.C39]-[.D39])/[.C39])<[.B1];"OK";"Fehler")"},
{"name":"fillCellRange","start":[4,39],"end":[4,39],"sheet":0,"value":"=IF(ABS(([.C40]-[.D40])/[.C40])<[.B1];"OK";"Fehler")"},
{"name":"fillCellRange","start":[4,40],"end":[4,40],"sheet":0,"value":"=IF([.C41]=[.D41];"OK";"Fehler")"},
{"name":"fillCellRange","start":[4,41],"end":[4,41],"sheet":0,"value":"=IF([.C42]=[.D42];"OK";"Fehler")"},
{"name":"fillCellRange","start":[4,42],"end":[4,42],"sheet":0,"value":"=IF([.C43]=[.D43];"OK";"Fehler")"},
{"name":"fillCellRange","start":[4,43],"end":[4,43],"sheet":0,"value":"=IF([.C44]=[.D44];"OK";"Fehler")"},
{"name":"fillCellRange","start":[4,44],"end":[4,44],"sheet":0,"value":"=IF([.C45]=[.D45];"OK";"Fehler")"},
{"name":"fillCellRange","start":[4,45],"end":[4,45],"sheet":0,"value":"=IF([.C46]=[.D46];"OK";"Fehler")"},
{"name":"fillCellRange","start":[4,46],"end":[4,46],"sheet":0,"value":"=IF(ABS(([.C47]-[.D47])/[.C47])<[.B1];"OK";"Fehler")"},
{"name":"fillCellRange","start":[4,47],"end":[4,47],"sheet":0,"value":"=IF([.C48]=[.D48];"OK";"Fehler")"},
{"name":"fillCellRange","start":[4,48],"end":[4,48],"sheet":0,"value":"=IF([.C49]=[.D49];"OK";"Fehler")"},
{"name":"fillCellRange","start":[4,49],"end":[4,49],"sheet":0,"value":"=IF([.C50]=[.D50];"OK";"Fehler")"},
{"name":"fillCellRange","start":[4,50],"end":[4,50],"sheet":0,"value":"=IF(ISERROR('GCD_ADD'(16;32;24));IF(error.type('GCD_ADD'(16;32;24))=6;'GCD_ADD'(16;32;24);"LO Formel");IF([.C51]=[.D51];"OK";"Fehler"))"},
{"name":"fillCellRange","start":[4,51],"end":[4,51],"sheet":0,"value":"=IF([.C52]=[.D52];"OK";"Fehler")"},
{"name":"fillCellRange","start":[4,52],"end":[4,52],"sheet":0,"value":"=IF(ISERROR(kgv_add(4;6));IF(error.type(kgv_add(4;6))=6;kgv_add(4;6);"LO Formel");IF([.C53]=[.D53];"OK";"Fehler"))"},
{"name":"fillCellRange","start":[4,53],"end":[4,53],"sheet":0,"value":"=IF([.C54]=[.D54];"OK";"Fehler")"},
{"name":"fillCellRange","start":[4,54],"end":[4,54],"sheet":0,"value":"=IF(ABS(([.C55]-[.D55])/[.C55])<[.B1];"OK";"Fehler")"},
{"name":"fillCellRange","start":[4,55],"end":[4,55],"sheet":0,"value":"=IF([.C56]=[.D56];"OK";"Fehler")"},
{"name":"fillCellRange","start":[4,56],"end":[4,56],"sheet":0,"value":"=IF([.C57]=[.D57];"OK";"Fehler")"},
{"name":"fillCellRange","start":[4,57],"end":[4,57],"sheet":0,"value":"=IF(ABS(([.C58]-[.D58])/[.C58])<[.B1];"OK";"Fehler")"},
{"name":"fillCellRange","start":[4,59],"end":[4,59],"sheet":0,"value":"=IF(ABS(([.C60]-[.D60])/[.C60])<[.B1];"OK";"Fehler")"},
{"name":"fillCellRange","start":[4,60],"end":[4,60],"sheet":0,"value":"=IF(ABS(([.C61]-[.D61])/[.C61])<[.B1];"OK";"Fehler")"},
{"name":"fillCellRange","start":[4,61],"end":[4,61],"sheet":0,"value":"=IF(ABS(([.C62]-[.D62])/[.C62])<[.B1];"OK";"Fehler")"},
{"name":"fillCellRange","start":[4,62],"end":[4,62],"sheet":0,"value":"=IF(ABS(([.C63]-[.D63])/[.C63])<[.B1];"OK";"Fehler")"},
{"name":"fillCellRange","start":[4,63],"end":[4,63],"sheet":0,"value":"=IF([.C64]=[.D64];"OK";"Fehler")"},
{"name":"fillCellRange","start":[4,64],"end":[4,64],"sheet":0,"value":"=IF([.C65]=[.D65];"OK";"Fehler")"},
{"name":"fillCellRange","start":[4,65],"end":[4,65],"sheet":0,"value":"=IF([.C66]=[.D66];"OK";"Fehler")"},
{"name":"fillCellRange","start":[4,66],"end":[4,66],"sheet":0,"value":"=IF([.C67]=[.D67];"OK";"Fehler")"},
{"name":"fillCellRange","start":[4,67],"end":[4,67],"sheet":0,"value":"=IF([.C68]=[.D68];"OK";"Fehler")"},
{"name":"fillCellRange","start":[4,68],"end":[4,68],"sheet":0,"value":"=IF([.C69]=[.D69];"OK";"Fehler")"},
{"name":"fillCellRange","start":[4,69],"end":[4,69],"sheet":0,"value":"=IF([.C70]=[.D70];"OK";"Fehler")"},
{"name":"fillCellRange","start":[4,70],"end":[4,70],"sheet":0,"value":"=IF(ABS(([.C71]-[.D71])/[.C71])<[.B1];"OK";"Fehler")"},
{"name":"fillCellRange","start":[4,71],"end":[4,71],"sheet":0,"value":"=IF(ABS(([.C72]-[.D72])/[.C72])<[.B1];"OK";"Fehler")"},
{"name":"fillCellRange","start":[4,72],"end":[4,72],"sheet":0,"value":"=IF([.C73]=[.D73];"OK";"Fehler")"},
{"name":"fillCellRange","start":[4,73],"end":[4,73],"sheet":0,"value":"=IF([.C74]=[.D74];"OK";"Fehler")"},
{"name":"fillCellRange","start":[4,74],"end":[4,74],"sheet":0,"value":"=IF([.C75]=[.D75];"OK";"Fehler")"},
{"name":"fillCellRange","start":[4,75],"end":[4,75],"sheet":0,"value":"=IF([.C76]=[.D76];"OK";"Fehler")"},
{"name":"fillCellRange","start":[4,76],"end":[4,76],"sheet":0,"value":"=IF([.C77]=[.D77];"OK";"Fehler")"},
{"name":"fillCellRange","start":[4,77],"end":[4,77],"sheet":0,"value":"=IF([.C78]=[.D78];"OK";"Fehler")"},
{"name":"fillCellRange","start":[4,78],"end":[4,78],"sheet":0,"value":"=IF([.C79]=[.D79];"OK";"Fehler")"},
{"name":"fillCellRange","start":[4,79],"end":[4,79],"sheet":0,"value":"=IF(ABS(([.C80]-[.D80])/[.C80])<[.B1];"OK";"Fehler")"},
{"name":"fillCellRange","start":[4,80],"end":[4,80],"sheet":0,"value":"=IF(([.C81]=[.D81]);"OK";"Fehler")"},
{"name":"fillCellRange","start":[4,81],"end":[4,81],"sheet":0,"value":"=IF([.C82]=[.D82];"OK";"Fehler")"},
{"name":"fillCellRange","start":[4,82],"end":[4,82],"sheet":0,"value":"=IF([.C83]=[.D83];"OK";"Fehler")"},
{"name":"fillCellRange","start":[4,83],"end":[4,83],"sheet":0,"value":"=IF([.C84]=[.D84];"OK";"Fehler")"},
{"name":"fillCellRange","start":[4,84],"end":[4,84],"sheet":0,"value":"=IF([.C85]=[.D85];"OK";"Fehler")"},
{"name":"fillCellRange","start":[4,85],"end":[4,85],"sheet":0,"value":"=IF([.C86]=[.D86];"OK";"Fehler")"},
{"name":"fillCellRange","start":[4,86],"end":[4,86],"sheet":0,"value":"=IF([.C87]=[.D87];"OK";"Fehler")"},
{"name":"fillCellRange","start":[4,87],"end":[4,87],"sheet":0,"value":"=IF([.C88]=[.D88];"OK";"Fehler")"},
{"name":"fillCellRange","start":[4,88],"end":[4,88],"sheet":0,"value":"=IF([.C89]=[.D89];"OK";"Fehler")"},
{"name":"fillCellRange","start":[4,89],"end":[4,89],"sheet":0,"value":"=IF([.C90]=[.D90];"OK";"Fehler")"},
{"name":"fillCellRange","start":[4,90],"end":[4,90],"sheet":0,"value":"=IF([.C91]=[.D91];"OK";"Fehler")"},
{"name":"fillCellRange","start":[4,91],"end":[4,91],"sheet":0,"value":"=IF([.C92]=[.D92];"OK";"Fehler")"},
{"name":"fillCellRange","start":[4,92],"end":[4,92],"sheet":0,"value":"=IF([.C93]=[.D93];"OK";"Fehler")"},
{"name":"fillCellRange","start":[4,93],"end":[4,93],"sheet":0,"value":"=IF([.C94]=[.D94];"OK";"Fehler")"},
{"name":"fillCellRange","start":[4,94],"end":[4,94],"sheet":0,"value":"=IF([.C95]=[.D95];"OK";"Fehler")"},
{"name":"fillCellRange","start":[4,95],"end":[4,95],"sheet":0,"value":"=IF([.C96]=[.D96];"OK";"Fehler")"},
{"name":"fillCellRange","start":[4,96],"end":[4,96],"sheet":0,"value":"=IF([.C97]=[.D97];"OK";"Fehler")"},
{"name":"fillCellRange","start":[4,97],"end":[4,97],"sheet":0,"value":"=IF([.C98]=[.D98];"OK";"Fehler")"},
{"name":"fillCellRange","start":[4,98],"end":[4,98],"sheet":0,"value":"=IF([.C99]=[.D99];"OK";"Fehler")"},
{"name":"fillCellRange","start":[4,99],"end":[4,99],"sheet":0,"value":"=IF([.C100]=[.D100];"OK";"Fehler")"},
{"name":"fillCellRange","start":[4,100],"end":[4,100],"sheet":0,"value":"=IF([.C101]=[.D101];"OK";"Fehler")"},
{"name":"fillCellRange","start":[4,101],"end":[4,101],"sheet":0,"value":"=IF([.C102]=[.D102];"OK";"Fehler")"},
{"name":"fillCellRange","start":[4,102],"end":[4,102],"sheet":0,"value":"=IF([.C103]=[.D103];"OK";"Fehler")"},
{"name":"fillCellRange","start":[4,103],"end":[4,103],"sheet":0,"value":"=IF([.C104]=[.D104];"OK";"Fehler")"},
{"name":"fillCellRange","start":[4,104],"end":[4,104],"sheet":0,"value":"=IF([.C105]=[.D105];"OK";"Fehler")"},
{"name":"fillCellRange","start":[4,105],"end":[4,105],"sheet":0,"value":"=IF([.C106]=[.D106];"OK";"Fehler")"},
{"name":"fillCellRange","start":[4,106],"end":[4,106],"sheet":0,"value":"=IF([.C107]=[.D107];"OK";"Fehler")"},
{"name":"fillCellRange","start":[4,107],"end":[4,107],"sheet":0,"value":"=IF(ISERROR('WEEKS'("2010-05-03";"2010-05-17";0));IF(error.type('WEEKS'("2010-05-03";"2010-05-17";0))=6;'WEEKS'("2010-05-03";"2010-05-17";0);"LO Formel");IF([.C108]=[.D108];"OK";"Fehler"))"},
{"name":"fillCellRange","start":[4,108],"end":[4,108],"sheet":0,"value":"=IF(ISERROR('MONTHS'("2010-04-03";"2011-06-17";0));IF(error.type('MONTHS'("2010-04-03";"2011-06-17";0))=6;'MONTHS'("2010-04-03";"2011-06-17";0);"LO Formel");IF([.C109]=[.D109];"OK";"Fehler"))"},
{"name":"fillCellRange","start":[4,109],"end":[4,109],"sheet":0,"value":"=IF(ISERROR('YEARS'("2009-04-03";"2011-11-17";0));IF(error.type('YEARS'("2009-04-03";"2011-11-17";0))=6;'YEARS'("2009-04-03";"2011-11-17";0);"LO Formel");IF([.C110]=[.D110];"OK";"Fehler"))"},
{"name":"fillCellRange","start":[4,110],"end":[4,110],"sheet":0,"value":"=IF(ISERROR('ISLEAPYEAR'("2012-05-24"));IF(error.type('ISLEAPYEAR'("2012-05-24"))=6;'ISLEAPYEAR'("2012-05-24");"LO Formel");IF([.C111]=[.D111];"OK";"Fehler"))"},
{"name":"fillCellRange","start":[4,111],"end":[4,111],"sheet":0,"value":"=IF(ISERROR('DAYSINMONTH'("2012-02-14"));IF(error.type('DAYSINMONTH'("2012-02-14"))=6;'DAYSINMONTH'("2012-02-14");"LO Formel");IF([.C112]=[.D112];"OK";"Fehler"))"},
{"name":"fillCellRange","start":[4,112],"end":[4,112],"sheet":0,"value":"=IF(ISERROR('WEEKSINYEAR'("2012-02-14"));IF(error.type('WEEKSINYEAR'("2012-02-14"))=6;'WEEKSINYEAR'("2012-02-14");"LO Formel");IF([.C112]=[.D112];"OK";"Fehler"))"},
{"name":"fillCellRange","start":[4,113],"end":[4,113],"sheet":0,"value":"=IF(ISERROR('DAYSINYEAR'("2012-02-14"));IF(error.type('DAYSINYEAR'("2012-02-14"))=6;'DAYSINYEAR'("2012-02-14");"LO Formel");IF([.C114]=[.D114];"OK";"Fehler"))"},
{"name":"fillCellRange","start":[4,114],"end":[4,114],"sheet":0,"value":"=IF(ISERROR('WEEKSINYEAR'("2010-02-14"));IF(error.type('WEEKSINYEAR'("2010-02-14"))=6;'WEEKSINYEAR'("2010-02-14");"LO Formel");IF([.C115]=[.D115];"OK";"Fehler"))"},
{"name":"fillCellRange","start":[10,49],"end":[10,49],"sheet":0,"value":"='GCD_ADD'([.O50:.Q50])"},
{"name":"fillCellRange","start":[10,50],"end":[10,50],"sheet":0,"value":"='GCD_ADD'([.O51:.Q51])"},
{"name":"fillCellRange","start":[10,51],"end":[10,51],"sheet":0,"value":"='LCM_ADD'([.L52:.M52])"},
{"name":"fillCellRange","start":[10,52],"end":[10,52],"sheet":0,"value":"='LCM_ADD'([.L53:.M53])"},
{"name":"fillCellRange","start":[10,53],"end":[10,53],"sheet":0,"value":"=MULTINOMIAL([.M54:.O54])"},
{"name":"fillCellRange","start":[10,66],"end":[10,66],"sheet":0,"value":"=DELTA(4;[.O67])"},
{"name":"fillCellRange","start":[10,72],"end":[10,72],"sheet":0,"value":"=GESTEP(4;[.O73])"},
{"name":"fillCellRange","start":[10,87],"end":[10,87],"sheet":0,"value":"=IMPRODUCT([.M88:.N88])"},
{"name":"fillCellRange","start":[10,91],"end":[10,91],"sheet":0,"value":"=IMSUM([.M92:.N92])"},
{"name":"fillCellRange","start":[10,107],"end":[10,107],"sheet":0,"value":"='WEEKS'("2010-05-04";"2010-05-27";0)"},
{"name":"fillCellRange","start":[10,108],"end":[10,108],"sheet":0,"value":"='MONTHS'("2010-03-31";"2010-04-30";0)"},
{"name":"fillCellRange","start":[10,109],"end":[10,109],"sheet":0,"value":"='YEARS'("2011-02-28";"2012-02-28";0)"},
{"name":"fillCellRange","start":[12,74],"end":[12,74],"sheet":0,"value":"=HEX2DEC([.$Q$75])"},
{"name":"fillCellRange","start":[12,108],"end":[12,108],"sheet":0,"value":"='MONTHS'("2010-03-31";"2010-06-30";0)"},
{"name":"fillCellRange","start":[12,109],"end":[12,109],"sheet":0,"value":"='YEARS'("2012-02-29";"2013-02-28";0)"},
{"name":"fillCellRange","start":[13,107],"end":[13,107],"sheet":0,"value":"='WEEKS'("2010-05-06";"2010-05-17";1)"},
{"name":"fillCellRange","start":[14,108],"end":[14,108],"sheet":0,"value":"='MONTHS'("2010-04-03";"2011-06-17";1)"},
{"name":"fillCellRange","start":[14,109],"end":[14,109],"sheet":0,"value":"='YEARS'("2009-04-03";"2011-11-17";1)"},
{"name":"fillCellRange","start":[16,107],"end":[16,107],"sheet":0,"value":"='WEEKS'("2010-05-09";"2010-05-10";1)"},
{"name":"fillCellRange","start":[16,108],"end":[16,108],"sheet":0,"value":"='MONTHS'("2010-03-31";"2010-04-01";1)"},
{"name":"fillCellRange","start":[16,109],"end":[16,109],"sheet":0,"value":"='YEARS'("2009-12-31";"2010-01-01";1)"},
{"name":"fillCellRange","start":[3,80],"result":"-4.18962569096881-9.10922789375534i","sheet":0,"value":"="-4"&[.B2]&"18962569096881-9"&[.B2]&"10922789375534i""},
{"name":"fillCellRange","start":[3,82],"result":"-1.13120438375681+2.47172667200482i","sheet":0,"value":"="-1"&[.B2]&"13120438375681+2"&[.B2]&"47172667200482i""},
{"name":"fillCellRange","start":[3,84],"result":"1.6094379124341+0.643501108793284i","sheet":0,"value":"="1"&[.B2]&"6094379124341+0"&[.B2]&"643501108793284i""},
{"name":"fillCellRange","start":[3,85],"result":"0.698970004336019+0.402719196273373i","sheet":0,"value":"="0"&[.B2]&"698970004336019+0"&[.B2]&"402719196273373i""},
{"name":"fillCellRange","start":[3,86],"result":"1.16096404744368+1.59727796468811i","sheet":0,"value":"="1"&[.B2]&"16096404744368+1"&[.B2]&"59727796468811i""},
{"name":"fillCellRange","start":[3,89],"result":"3.85373803791938-27.0168132580039i","sheet":0,"value":"="3"&[.B2]&"85373803791938-27"&[.B2]&"0168132580039i""},
{"name":"fillCellRange","start":[3,93],"result":"0.00490825806749606+1.00070953606723i","sheet":0,"value":"="0"&[.B2]&"00490825806749606+1"&[.B2]&"00070953606723i""},
{"name":"fillCellRange","start":[3,94],"result":"-0.0652940278579471-0.0752249603027732i","sheet":0,"value":"="-0"&[.B2]&"0652940278579471-0"&[.B2]&"0752249603027732i""},
{"name":"fillCellRange","start":[3,95],"result":"-0.0754898329158637+0.0648774713706355i","sheet":0,"value":"="-0"&[.B2]&"0754898329158637+0"&[.B2]&"0648774713706355i""},
{"name":"fillCellRange","start":[3,96],"result":"0.00490118239430447-0.999266927805902i","sheet":0,"value":"="0"&[.B2]&"00490118239430447-0"&[.B2]&"999266927805902i""},
{"name":"fillCellRange","start":[3,97],"result":"-27.0168132580039+3.85373803791938i","sheet":0,"value":"="-27"&[.B2]&"0168132580039+3"&[.B2]&"85373803791938i""},
{"name":"fillCellRange","start":[3,98],"result":"-27.0349456030742+3.85115333481178i","sheet":0,"value":"="-27"&[.B2]&"0349456030742+3"&[.B2]&"85115333481178i""},
{"name":"fillCellRange","start":[3,99],"result":"-0.0362534969158689-0.00516434460775318i","sheet":0,"value":"="-0"&[.B2]&"0362534969158689-0"&[.B2]&"00516434460775318i""},
{"name":"fillCellRange","start":[3,100],"result":"-0.036275889628626-0.0051744731840194i","sheet":0,"value":"="-0"&[.B2]&"036275889628626-0"&[.B2]&"0051744731840194i""},
{"name":"fillCellRange","start":[3,116],"result":"#NAME?","sheet":0,"value":"=IF(error.type([.C108]);"LO Formel";"JUT")"},
{"name":"fillCellRange","start":[3,118],"result":"#NULL!","sheet":0,"value":"=IF(ISERROR('WEEKSINYEAR'("2010-02-14"));IF(error.type('WEEKSINYEAR'("2010-02-14"))=6;"OKl";"LO Formel");'WEEKSINYEAR'("2010-02-14"))"},
{"name":"fillCellRange","start":[4,3],"result":"OK","sheet":0,"value":"=IF([.C4]=[.D4];"OK";"Fehler")"},
{"name":"fillCellRange","start":[4,4],"result":"OK","sheet":0,"value":"=IF([.C5]=[.D5];"OK";"Fehler")"},
{"name":"fillCellRange","start":[4,5],"result":"Err:504","sheet":0,"value":"=IF([.C6]=[.D6];"OK";"Fehler")"},
{"name":"fillCellRange","start":[4,6],"result":"OK","sheet":0,"value":"=IF([.C7]=[.D7];"OK";"Fehler")"},
{"name":"fillCellRange","start":[4,7],"result":"OK","sheet":0,"value":"=IF([.C8]=[.D8];"OK";"Fehler")"},
{"name":"fillCellRange","start":[4,8],"result":"OK","sheet":0,"value":"=IF([.C9]=[.D9];"OK";"Fehler")"},
{"name":"fillCellRange","start":[4,9],"result":"OK","sheet":0,"value":"=IF(ABS(([.C10]-[.D10])/[.C10])<[.B1];"OK";"Fehler")"},
{"name":"fillCellRange","start":[4,10],"result":"OK","sheet":0,"value":"=IF((ABS([.C11]-[.D11])/[.C11])<[.B1];"OK";"Fehler")"},
{"name":"fillCellRange","start":[4,11],"result":"OK","sheet":0,"value":"=IF(ABS(([.C12]-[.D12])/[.C12])<[.B1];"OK";"Fehler")"},
{"name":"fillCellRange","start":[4,12],"result":"OK","sheet":0,"value":"=IF(ABS(([.C13]-[.D13])/[.C13])<[.B1];"OK";"Fehler")"},
{"name":"fillCellRange","start":[4,13],"result":"#NULL!","sheet":0,"value":"=IF(ABS(([.C14]-[.D14])/[.C14])<[.B1];"OK";"Fehler")"},
{"name":"fillCellRange","start":[4,14],"result":"Fehler","sheet":0,"value":"=IF(ISERROR(DURATION_ADD("2008-01-02";"2008-02-15";0.05;0.06;2;0));IF(error.type(DURATION_ADD("2008-01-02";"2008-02-15";0.05;0.06;2;0))=6;DURATION_ADD("2008-01-02";"2008-02-15";0.05;0.06;2;0);"LO Formel");IF([.C15]=[.D15];"OK";"Fehler"))"},
{"name":"fillCellRange","start":[4,15],"result":"OK","sheet":0,"value":"=IF(ABS([.C16]-[.D16])<[.B1];"OK";"Fehler")"},
{"name":"fillCellRange","start":[4,16],"result":"#NAME?","sheet":0,"value":"=IF(ISERROR(effektiv_add(0.06;4));IF(error.type(effektiv_add(0.06;4))=6;effektiv_add(0.06;4);"LO Formel");IF([.C17]=[.D17];"OK";"Fehler"))"},
{"name":"fillCellRange","start":[4,17],"result":"OK","sheet":0,"value":"=IF(ABS([.C18]-[.D18])<[.B1];"OK";"Fehler")"},
{"name":"fillCellRange","start":[4,18],"result":"#NAME?","sheet":0,"value":"=IF(ISERROR(kumkapital_add(0.055/12;12*2;5000;4;6;0));IF(error.type(kumkapital_add(0.055/12;12*2;5000;4;6;0))=6;kumkapital_add(0.055/12;12*2;5000;4;6;0);"LO Formel");IF([.C19]=[.D19];"OK";"Fehler"))"},
{"name":"fillCellRange","start":[4,19],"result":"OK","sheet":0,"value":"=IF(ABS(([.C20]-[.D20])/[.C20])<[.B1];"OK";"Fehler")"},
{"name":"fillCellRange","start":[4,20],"result":"OK","sheet":0,"value":"=IF(ABS(([.C21]-[.D21])/[.C21])<[.B1];"OK";"Fehler")"},
{"name":"fillCellRange","start":[4,21],"result":"OK","sheet":0,"value":"=IF(ABS(([.C22]-[.D22])/[.C22])<[.B1];"OK";"Fehler")"},
{"name":"fillCellRange","start":[4,22],"result":"OK","sheet":0,"value":"=IF(ABS(([.C23]-[.D23])/[.C23])<[.B1];"OK";"Fehler")"},
{"name":"fillCellRange","start":[4,23],"result":"OK","sheet":0,"value":"=IF(ABS(([.C24]-[.D24])/[.C24]<[.B1]);"OK";"Fehler")"},
{"name":"fillCellRange","start":[4,24],"result":"OK","sheet":0,"value":"=IF(ABS(([.C25]-[.D25])/[.C25])<[.B1];"OK";"Fehler")"},
{"name":"fillCellRange","start":[4,25],"result":"OK","sheet":0,"value":"=IF(ABS(([.C26]-[.D26])/[.C26])<[.B1];"OK";"Fehler")"},
{"name":"fillCellRange","start":[4,26],"result":"OK","sheet":0,"value":"=IF(ABS(([.C27]-[.D27])/[.C27])<[.B1];"OK";"Fehler")"},
{"name":"fillCellRange","start":[4,27],"result":"OK","sheet":0,"value":"=IF(ABS(([.C28]-[.D28])/[.C28])<[.B1];"OK";"Fehler")"},
{"name":"fillCellRange","start":[4,28],"result":"OK","sheet":0,"value":"=IF(ABS(([.C29]-[.D29])/[.C29])<[.B1];"OK";"Fehler")"},
{"name":"fillCellRange","start":[4,29],"result":"OK","sheet":0,"value":"=IF(ABS(([.C30]-[.D30])/[.C30])<[.B1];"OK";"Fehler")"},
{"name":"fillCellRange","start":[4,30],"result":"OK","sheet":0,"value":"=IF(ABS(([.C31]-[.D31])/[.C31])<[.B1];"OK";"Fehler")"},
{"name":"fillCellRange","start":[4,31],"result":"OK","sheet":0,"value":"=IF(ABS(([.C32]-[.D32])/[.C32])<[.B1];"OK";"Fehler")"},
{"name":"fillCellRange","start":[4,32],"result":"OK","sheet":0,"value":"=IF(ABS(([.C33]-[.D33])/[.C33])<[.B1];"OK";"Fehler")"},
{"name":"fillCellRange","start":[4,33],"result":"#REF!","sheet":0,"value":"=IF(ABS([.C34]-[.D34])<1;"OK";"Fehler")"},
{"name":"fillCellRange","start":[4,34],"result":"#REF!","sheet":0,"value":"=IF(ABS([.C35]-[.D35])<0.000001;"OK";"Fehler")"},
{"name":"fillCellRange","start":[4,35],"result":"Fehler","sheet":0,"value":"=IF(ABS(([.C36]-[.D36])/[.C36])<[.B1];"OK";"Fehler")"},
{"name":"fillCellRange","start":[4,36],"result":"Fehler","sheet":0,"value":"=IF(ABS(([.C37]-[.D37])/[.C37])<[.B1];"OK";"Fehler")"},
{"name":"fillCellRange","start":[4,37],"result":"OK","sheet":0,"value":"=IF(ABS(([.C38]-[.D38])/[.C38])<[.B1];"OK";"Fehler")"},
{"name":"fillCellRange","start":[4,38],"result":"OK","sheet":0,"value":"=IF(ABS(([.C39]-[.D39])/[.C39])<[.B1];"OK";"Fehler")"},
{"name":"fillCellRange","start":[4,39],"result":"OK","sheet":0,"value":"=IF(ABS(([.C40]-[.D40])/[.C40])<[.B1];"OK";"Fehler")"},
{"name":"fillCellRange","start":[4,40],"result":"OK","sheet":0,"value":"=IF([.C41]=[.D41];"OK";"Fehler")"},
{"name":"fillCellRange","start":[4,41],"result":"OK","sheet":0,"value":"=IF([.C42]=[.D42];"OK";"Fehler")"},
{"name":"fillCellRange","start":[4,42],"result":"OK","sheet":0,"value":"=IF([.C43]=[.D43];"OK";"Fehler")"},
{"name":"fillCellRange","start":[4,43],"result":"OK","sheet":0,"value":"=IF([.C44]=[.D44];"OK";"Fehler")"},
{"name":"fillCellRange","start":[4,44],"result":"OK","sheet":0,"value":"=IF([.C45]=[.D45];"OK";"Fehler")"},
{"name":"fillCellRange","start":[4,45],"result":"OK","sheet":0,"value":"=IF([.C46]=[.D46];"OK";"Fehler")"},
{"name":"fillCellRange","start":[4,46],"result":"OK","sheet":0,"value":"=IF(ABS(([.C47]-[.D47])/[.C47])<[.B1];"OK";"Fehler")"},
{"name":"fillCellRange","start":[4,47],"result":"OK","sheet":0,"value":"=IF([.C48]=[.D48];"OK";"Fehler")"},
{"name":"fillCellRange","start":[4,48],"result":"OK","sheet":0,"value":"=IF([.C49]=[.D49];"OK";"Fehler")"},
{"name":"fillCellRange","start":[4,49],"result":"OK","sheet":0,"value":"=IF([.C50]=[.D50];"OK";"Fehler")"},
{"name":"fillCellRange","start":[4,50],"result":"#NULL!","sheet":0,"value":"=IF(ISERROR('GCD_ADD'(16;32;24));IF(error.type('GCD_ADD'(16;32;24))=6;'GCD_ADD'(16;32;24);"LO Formel");IF([.C51]=[.D51];"OK";"Fehler"))"},
{"name":"fillCellRange","start":[4,51],"result":"OK","sheet":0,"value":"=IF([.C52]=[.D52];"OK";"Fehler")"},
{"name":"fillCellRange","start":[4,52],"result":"#NAME?","sheet":0,"value":"=IF(ISERROR(kgv_add(4;6));IF(error.type(kgv_add(4;6))=6;kgv_add(4;6);"LO Formel");IF([.C53]=[.D53];"OK";"Fehler"))"},
{"name":"fillCellRange","start":[4,53],"result":"OK","sheet":0,"value":"=IF([.C54]=[.D54];"OK";"Fehler")"},
{"name":"fillCellRange","start":[4,54],"result":"OK","sheet":0,"value":"=IF(ABS(([.C55]-[.D55])/[.C55])<[.B1];"OK";"Fehler")"},
{"name":"fillCellRange","start":[4,55],"result":"OK","sheet":0,"value":"=IF([.C56]=[.D56];"OK";"Fehler")"},
{"name":"fillCellRange","start":[4,56],"result":"OK","sheet":0,"value":"=IF([.C57]=[.D57];"OK";"Fehler")"},
{"name":"fillCellRange","start":[4,57],"result":"OK","sheet":0,"value":"=IF(ABS(([.C58]-[.D58])/[.C58])<[.B1];"OK";"Fehler")"},
{"name":"fillCellRange","start":[4,59],"result":"OK","sheet":0,"value":"=IF(ABS(([.C60]-[.D60])/[.C60])<[.B1];"OK";"Fehler")"},
{"name":"fillCellRange","start":[4,60],"result":"OK","sheet":0,"value":"=IF(ABS(([.C61]-[.D61])/[.C61])<[.B1];"OK";"Fehler")"},
{"name":"fillCellRange","start":[4,61],"result":"OK","sheet":0,"value":"=IF(ABS(([.C62]-[.D62])/[.C62])<[.B1];"OK";"Fehler")"},
{"name":"fillCellRange","start":[4,62],"result":"OK","sheet":0,"value":"=IF(ABS(([.C63]-[.D63])/[.C63])<[.B1];"OK";"Fehler")"},
{"name":"fillCellRange","start":[4,63],"result":"OK","sheet":0,"value":"=IF([.C64]=[.D64];"OK";"Fehler")"},
{"name":"fillCellRange","start":[4,64],"result":"OK","sheet":0,"value":"=IF([.C65]=[.D65];"OK";"Fehler")"},
{"name":"fillCellRange","start":[4,65],"result":"OK","sheet":0,"value":"=IF([.C66]=[.D66];"OK";"Fehler")"},
{"name":"fillCellRange","start":[4,66],"result":"OK","sheet":0,"value":"=IF([.C67]=[.D67];"OK";"Fehler")"},
{"name":"fillCellRange","start":[4,67],"result":"OK","sheet":0,"value":"=IF([.C68]=[.D68];"OK";"Fehler")"},
{"name":"fillCellRange","start":[4,68],"result":"OK","sheet":0,"value":"=IF([.C69]=[.D69];"OK";"Fehler")"},
{"name":"fillCellRange","start":[4,69],"result":"OK","sheet":0,"value":"=IF([.C70]=[.D70];"OK";"Fehler")"},
{"name":"fillCellRange","start":[4,70],"result":"OK","sheet":0,"value":"=IF(ABS(([.C71]-[.D71])/[.C71])<[.B1];"OK";"Fehler")"},
{"name":"fillCellRange","start":[4,71],"result":"OK","sheet":0,"value":"=IF(ABS(([.C72]-[.D72])/[.C72])<[.B1];"OK";"Fehler")"},
{"name":"fillCellRange","start":[4,72],"result":"OK","sheet":0,"value":"=IF([.C73]=[.D73];"OK";"Fehler")"},
{"name":"fillCellRange","start":[4,73],"result":"OK","sheet":0,"value":"=IF([.C74]=[.D74];"OK";"Fehler")"},
{"name":"fillCellRange","start":[4,74],"result":"OK","sheet":0,"value":"=IF([.C75]=[.D75];"OK";"Fehler")"},
{"name":"fillCellRange","start":[4,75],"result":"OK","sheet":0,"value":"=IF([.C76]=[.D76];"OK";"Fehler")"},
{"name":"fillCellRange","start":[4,76],"result":"OK","sheet":0,"value":"=IF([.C77]=[.D77];"OK";"Fehler")"},
{"name":"fillCellRange","start":[4,77],"result":"OK","sheet":0,"value":"=IF([.C78]=[.D78];"OK";"Fehler")"},
{"name":"fillCellRange","start":[4,78],"result":"OK","sheet":0,"value":"=IF([.C79]=[.D79];"OK";"Fehler")"},
{"name":"fillCellRange","start":[4,79],"result":"OK","sheet":0,"value":"=IF(ABS(([.C80]-[.D80])/[.C80])<[.B1];"OK";"Fehler")"},
{"name":"fillCellRange","start":[4,80],"result":"OK","sheet":0,"value":"=IF(([.C81]=[.D81]);"OK";"Fehler")"},
{"name":"fillCellRange","start":[4,81],"result":"OK","sheet":0,"value":"=IF([.C82]=[.D82];"OK";"Fehler")"},
{"name":"fillCellRange","start":[4,82],"result":"OK","sheet":0,"value":"=IF([.C83]=[.D83];"OK";"Fehler")"},
{"name":"fillCellRange","start":[4,83],"result":"OK","sheet":0,"value":"=IF([.C84]=[.D84];"OK";"Fehler")"},
{"name":"fillCellRange","start":[4,84],"result":"OK","sheet":0,"value":"=IF([.C85]=[.D85];"OK";"Fehler")"},
{"name":"fillCellRange","start":[4,85],"result":"OK","sheet":0,"value":"=IF([.C86]=[.D86];"OK";"Fehler")"},
{"name":"fillCellRange","start":[4,86],"result":"OK","sheet":0,"value":"=IF([.C87]=[.D87];"OK";"Fehler")"},
{"name":"fillCellRange","start":[4,87],"result":"OK","sheet":0,"value":"=IF([.C88]=[.D88];"OK";"Fehler")"},
{"name":"fillCellRange","start":[4,88],"result":"OK","sheet":0,"value":"=IF([.C89]=[.D89];"OK";"Fehler")"},
{"name":"fillCellRange","start":[4,89],"result":"OK","sheet":0,"value":"=IF([.C90]=[.D90];"OK";"Fehler")"},
{"name":"fillCellRange","start":[4,90],"result":"OK","sheet":0,"value":"=IF([.C91]=[.D91];"OK";"Fehler")"},
{"name":"fillCellRange","start":[4,91],"result":"OK","sheet":0,"value":"=IF([.C92]=[.D92];"OK";"Fehler")"},
{"name":"fillCellRange","start":[4,92],"result":"OK","sheet":0,"value":"=IF([.C93]=[.D93];"OK";"Fehler")"},
{"name":"fillCellRange","start":[4,93],"result":"OK","sheet":0,"value":"=IF([.C94]=[.D94];"OK";"Fehler")"},
{"name":"fillCellRange","start":[4,94],"result":"OK","sheet":0,"value":"=IF([.C95]=[.D95];"OK";"Fehler")"},
{"name":"fillCellRange","start":[4,95],"result":"Fehler","sheet":0,"value":"=IF([.C96]=[.D96];"OK";"Fehler")"},
{"name":"fillCellRange","start":[4,96],"result":"OK","sheet":0,"value":"=IF([.C97]=[.D97];"OK";"Fehler")"},
{"name":"fillCellRange","start":[4,97],"result":"OK","sheet":0,"value":"=IF([.C98]=[.D98];"OK";"Fehler")"},
{"name":"fillCellRange","start":[4,98],"result":"OK","sheet":0,"value":"=IF([.C99]=[.D99];"OK";"Fehler")"},
{"name":"fillCellRange","start":[4,99],"result":"OK","sheet":0,"value":"=IF([.C100]=[.D100];"OK";"Fehler")"},
{"name":"fillCellRange","start":[4,100],"result":"OK","sheet":0,"value":"=IF([.C101]=[.D101];"OK";"Fehler")"},
{"name":"fillCellRange","start":[4,101],"result":"OK","sheet":0,"value":"=IF([.C102]=[.D102];"OK";"Fehler")"},
{"name":"fillCellRange","start":[4,102],"result":"OK","sheet":0,"value":"=IF([.C103]=[.D103];"OK";"Fehler")"},
{"name":"fillCellRange","start":[4,103],"result":"OK","sheet":0,"value":"=IF([.C104]=[.D104];"OK";"Fehler")"},
{"name":"fillCellRange","start":[4,104],"result":"OK","sheet":0,"value":"=IF([.C105]=[.D105];"OK";"Fehler")"},
{"name":"fillCellRange","start":[4,105],"result":"OK","sheet":0,"value":"=IF([.C106]=[.D106];"OK";"Fehler")"},
{"name":"fillCellRange","start":[4,106],"result":"OK","sheet":0,"value":"=IF([.C107]=[.D107];"OK";"Fehler")"},
{"name":"fillCellRange","start":[4,107],"result":"#NULL!","sheet":0,"value":"=IF(ISERROR('WEEKS'("2010-05-03";"2010-05-17";0));IF(error.type('WEEKS'("2010-05-03";"2010-05-17";0))=6;'WEEKS'("2010-05-03";"2010-05-17";0);"LO Formel");IF([.C108]=[.D108];"OK";"Fehler"))"},
{"name":"fillCellRange","start":[4,108],"result":"#NULL!","sheet":0,"value":"=IF(ISERROR('MONTHS'("2010-04-03";"2011-06-17";0));IF(error.type('MONTHS'("2010-04-03";"2011-06-17";0))=6;'MONTHS'("2010-04-03";"2011-06-17";0);"LO Formel");IF([.C109]=[.D109];"OK";"Fehler"))"},
{"name":"fillCellRange","start":[4,109],"result":"#NULL!","sheet":0,"value":"=IF(ISERROR('YEARS'("2009-04-03";"2011-11-17";0));IF(error.type('YEARS'("2009-04-03";"2011-11-17";0))=6;'YEARS'("2009-04-03";"2011-11-17";0);"LO Formel");IF([.C110]=[.D110];"OK";"Fehler"))"},
{"name":"fillCellRange","start":[4,110],"result":"#NULL!","sheet":0,"value":"=IF(ISERROR('ISLEAPYEAR'("2012-05-24"));IF(error.type('ISLEAPYEAR'("2012-05-24"))=6;'ISLEAPYEAR'("2012-05-24");"LO Formel");IF([.C111]=[.D111];"OK";"Fehler"))"},
{"name":"fillCellRange","start":[4,111],"result":"#NULL!","sheet":0,"value":"=IF(ISERROR('DAYSINMONTH'("2012-02-14"));IF(error.type('DAYSINMONTH'("2012-02-14"))=6;'DAYSINMONTH'("2012-02-14");"LO Formel");IF([.C112]=[.D112];"OK";"Fehler"))"},
{"name":"fillCellRange","start":[4,112],"result":"#NULL!","sheet":0,"value":"=IF(ISERROR('WEEKSINYEAR'("2012-02-14"));IF(error.type('WEEKSINYEAR'("2012-02-14"))=6;'WEEKSINYEAR'("2012-02-14");"LO Formel");IF([.C112]=[.D112];"OK";"Fehler"))"},
{"name":"fillCellRange","start":[4,113],"result":"#NULL!","sheet":0,"value":"=IF(ISERROR('DAYSINYEAR'("2012-02-14"));IF(error.type('DAYSINYEAR'("2012-02-14"))=6;'DAYSINYEAR'("2012-02-14");"LO Formel");IF([.C114]=[.D114];"OK";"Fehler"))"},
{"name":"fillCellRange","start":[4,114],"result":"#NULL!","sheet":0,"value":"=IF(ISERROR('WEEKSINYEAR'("2010-02-14"));IF(error.type('WEEKSINYEAR'("2010-02-14"))=6;'WEEKSINYEAR'("2010-02-14");"LO Formel");IF([.C115]=[.D115];"OK";"Fehler"))"},
{"name":"fillCellRange","start":[10,49],"result":"#NULL!","sheet":0,"value":"='GCD_ADD'([.O50:.Q50])"},
{"name":"fillCellRange","start":[10,50],"result":"#REF!","sheet":0,"value":"='GCD_ADD'([.O51:.Q51])"},
{"name":"fillCellRange","start":[10,51],"result":"#NULL!","sheet":0,"value":"='LCM_ADD'([.L52:.M52])"},
{"name":"fillCellRange","start":[10,52],"result":"#REF!","sheet":0,"value":"='LCM_ADD'([.L53:.M53])"},
{"name":"fillCellRange","start":[10,53],"result":1260,"sheet":0,"value":"=MULTINOMIAL([.M54:.O54])"},
{"name":"fillCellRange","start":[10,66],"result":1,"sheet":0,"value":"=DELTA(4;[.O67])"},
{"name":"fillCellRange","start":[10,72],"result":1,"sheet":0,"value":"=GESTEP(4;[.O73])"},
{"name":"fillCellRange","start":[10,87],"result":"14-8i","sheet":0,"value":"=IMPRODUCT([.M88:.N88])"},
{"name":"fillCellRange","start":[10,91],"result":"4+6i","sheet":0,"value":"=IMSUM([.M92:.N92])"},
{"name":"fillCellRange","start":[10,107],"result":"#REF!","sheet":0,"value":"='WEEKS'("2010-05-04";"2010-05-27";0)"},
{"name":"fillCellRange","start":[10,108],"result":"#REF!","sheet":0,"value":"='MONTHS'("2010-03-31";"2010-04-30";0)"},
{"name":"fillCellRange","start":[10,109],"result":"#REF!","sheet":0,"value":"='YEARS'("2011-02-28";"2012-02-28";0)"},
{"name":"fillCellRange","start":[12,74],"result":409,"sheet":0,"value":"=HEX2DEC([.$Q$75])"},
{"name":"fillCellRange","start":[12,108],"result":"#REF!","sheet":0,"value":"='MONTHS'("2010-03-31";"2010-06-30";0)"},
{"name":"fillCellRange","start":[12,109],"result":"#REF!","sheet":0,"value":"='YEARS'("2012-02-29";"2013-02-28";0)"},
{"name":"fillCellRange","start":[13,107],"result":"#REF!","sheet":0,"value":"='WEEKS'("2010-05-06";"2010-05-17";1)"},
{"name":"fillCellRange","start":[14,108],"result":"#REF!","sheet":0,"value":"='MONTHS'("2010-04-03";"2011-06-17";1)"},
{"name":"fillCellRange","start":[14,109],"result":"#REF!","sheet":0,"value":"='YEARS'("2009-04-03";"2011-11-17";1)"},
{"name":"fillCellRange","start":[16,107],"result":"#REF!","sheet":0,"value":"='WEEKS'("2010-05-09";"2010-05-10";1)"},
{"name":"fillCellRange","start":[16,108],"result":"#REF!","sheet":0,"value":"='MONTHS'("2010-03-31";"2010-04-01";1)"},
{"name":"fillCellRange","start":[16,109],"result":"#REF!","sheet":0,"value":"='YEARS'("2009-12-31";"2010-01-01";1)"},
{"name":"copySheet","opl":1,"osn":171,"parse":"en_US","sheet":0,"sheetName":"Sheet2","to":1},
{"name":"setDocumentAttributes","attrs":{"document":{"activeSheet":1}},"opl":1,"osn":172,"parse":"en_US"},
{"name":"setSheetAttributes","attrs":{"sheet":{"activeCell":[2,0],"selectedRanges":[{"start":[2,0],"end":[2,1048575]}]}},"opl":1,"osn":173,"sheet":0},
{"name":"setSheetAttributes","attrs":{"sheet":{"activeCell":[2,0],"selectedRanges":[{"start":[2,0],"end":[2,1048575]}]}},"opl":1,"osn":174,"sheet":1}]
</file>

<file path=debug/operationUpdates_4.txt>[{"name":"setCellContents","start":[2,13],"contents":[[{"result":"Err:504","value":"=PDURATION("2008-01-02";"2008-02-15";0.05;0.06;2;0)"}]],"opl":1,"osn":296,"parse":"en_US","sheet":0},
{"name":"fillCellRange","start":[4,13],"result":"Err:504","sheet":0},
{"name":"setCellContents","start":[2,13],"contents":[[{"attrs":{"styleId":"Default","character":{"fontName":"Arial"}},"result":"#NULL!","value":"='DURATION'("2008-01-02";"2008-02-15";0.05;0.06;2;0)"}]],"parse":null,"sheet":0},
{"name":"fillCellRange","start":[4,13],"result":"#NULL!","sheet":0},
{"name":"fillCellRange","start":[2,117],"end":[2,117],"attrs":{"styleId":null,"cell":{"alignHor":null,"alignVert":null,"borderBottom":null,"borderLeft":null,"borderRight":null,"borderTop":null,"fillColor":null,"hidden":null,"numberFormat":null,"unlocked":null,"vertAlign":null,"wrapText":null},"character":{"bold":null,"color":null,"fontName":null,"fontSize":null,"italic":null,"language":null,"strike":null,"underline":null,"url":null}},"parse":null,"sheet":0,"value":null},
{"name":"setCellContents","start":[2,117],"end":null,"contents":[[{"attrs":{"styleId":"Default","character":{"fontName":"Arial"}},"ref":[2,54],"result":0,"shared":1,"value":"=SERIESSUM(1;0;1;[.K118:.O118])"}]],"parse":null,"sheet":0},
{"name":"setSheetAttributes","attrs":{"sheet":{"activeCell":[2,117],"scrollTop":72,"selectedRanges":[{"start":[2,117],"end":[2,117]}]}},"opl":1,"osn":299,"parse":"en_US","sheet":0}]
</file>

<file path=debug/operationUpdates_5.txt>[{"name":"fillCellRange","start":[2,120],"end":[2,120],"attrs":{"styleId":null,"cell":{"alignHor":null,"alignVert":null,"borderBottom":null,"borderLeft":null,"borderRight":null,"borderTop":null,"fillColor":null,"hidden":null,"numberFormat":null,"unlocked":null,"vertAlign":null,"wrapText":null},"character":{"bold":null,"color":null,"fontName":null,"fontSize":null,"italic":null,"language":null,"strike":null,"underline":null,"url":null}},"parse":null,"sheet":0,"value":null},
{"name":"setCellContents","start":[2,120],"end":null,"contents":[[{"attrs":{"styleId":"Default","character":{"fontName":"Arial"}},"ref":[2,46],"result":1190.91,"shared":1,"value":"=FVSCHEDULE(1000;{0.05;0.06;0.07})"}]],"parse":null,"sheet":0}]
</file>

<file path=debug/revision.txt>5
</file>

<file path=debug/statusid.txt>297
</file>